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ndalus" svg:font-family="Andalus, serif"/>
    <style:font-face style:name="Calibri" svg:font-family="Calibri, 'Segoe UI', Meiryo, 'Microsoft YaHei UI', 'Microsoft JhengHei UI', 'Malgun Gothic', sans-serif"/>
    <style:font-face style:name="Helvetica Neue" svg:font-family="'Helvetica Neue', 'Segoe UI', Helvetica, Arial, 'Lucida Grande', sans-serif"/>
    <style:font-face style:name="HelveticaNeue" svg:font-family="HelveticaNeue, 'Helvetica Neue', Helvetica, Arial, 'Lucida Grande',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3625in" fo:margin-left="0.2813in" table:align="left"/>
    </style:style>
    <style:style style:name="Table1.A" style:family="table-column">
      <style:table-column-properties style:column-width="6.3625in"/>
    </style:style>
    <style:style style:name="Table2" style:family="table">
      <style:table-properties style:width="5.3743in" fo:margin-left="0.2813in" table:align="left"/>
    </style:style>
    <style:style style:name="Table2.A" style:family="table-column">
      <style:table-column-properties style:column-width="5.3743in"/>
    </style:style>
    <style:style style:name="Table3" style:family="table">
      <style:table-properties style:width="2.5722in" fo:margin-left="0.2813in" table:align="left"/>
    </style:style>
    <style:style style:name="Table3.A" style:family="table-column">
      <style:table-column-properties style:column-width="2.5722in"/>
    </style:style>
    <style:style style:name="P1" style:family="paragraph" style:parent-style-name="Text_20_body">
      <style:paragraph-properties fo:margin-left="0.2811in" fo:margin-right="0.2811in" fo:margin-top="0in" fo:margin-bottom="0in"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2" style:family="paragraph" style:parent-style-name="Text_20_body">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3" style:family="paragraph" style:parent-style-name="Text_20_body" style:list-style-name="L3">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4" style:family="paragraph" style:parent-style-name="Text_20_body" style:list-style-name="L6">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5" style:family="paragraph" style:parent-style-name="Text_20_body" style:list-style-name="L9">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6" style:family="paragraph" style:parent-style-name="Text_20_body" style:list-style-name="L11">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7" style:family="paragraph" style:parent-style-name="Text_20_body" style:list-style-name="L14">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8" style:family="paragraph" style:parent-style-name="Text_20_body" style:list-style-name="L18">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9" style:family="paragraph" style:parent-style-name="Text_20_body" style:list-style-name="L21">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10" style:family="paragraph" style:parent-style-name="Text_20_body" style:list-style-name="L24">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11" style:family="paragraph" style:parent-style-name="Text_20_body">
      <style:paragraph-properties fo:margin-left="0.2811in" fo:margin-right="0.2811in" fo:margin-top="0in" fo:margin-bottom="0in" fo:widows="1" fo:text-indent="0in" style:auto-text-indent="false" fo:padding="0in" fo:border="none" style:writing-mode="lr-tb"/>
      <style:text-properties fo:font-variant="normal" fo:text-transform="none" fo:color="#000000" style:font-name="Times New Roman" fo:font-size="12pt" fo:letter-spacing="normal" fo:font-style="normal" fo:font-weight="normal" style:font-size-asian="12pt" style:font-size-complex="12pt"/>
    </style:style>
    <style:style style:name="P12" style:family="paragraph" style:parent-style-name="Text_20_body">
      <style:paragraph-properties fo:margin-left="0.2811in" fo:margin-right="0.2811in" fo:margin-top="0in" fo:margin-bottom="0in" fo:widows="1" fo:text-indent="0in" style:auto-text-indent="false" fo:padding="0in" fo:border="none" style:writing-mode="lr-tb"/>
      <style:text-properties style:font-name="Times New Roman" fo:font-size="12pt" style:font-size-asian="12pt" style:font-size-complex="12pt"/>
    </style:style>
    <style:style style:name="P13" style:family="paragraph" style:parent-style-name="Text_20_body">
      <style:paragraph-properties fo:margin-top="0in" fo:margin-bottom="0in" fo:widows="1" fo:padding="0in" fo:border="none" style:writing-mode="lr-tb"/>
      <style:text-properties style:font-name="Times New Roman" fo:font-size="12pt" style:font-size-asian="12pt" style:font-size-complex="12pt"/>
    </style:style>
    <style:style style:name="P14" style:family="paragraph" style:parent-style-name="Text_20_body">
      <style:paragraph-properties fo:margin-left="0in" fo:margin-right="0in" fo:margin-top="0in" fo:margin-bottom="0in" fo:text-indent="0in" style:auto-text-indent="false" fo:padding="0in" fo:border="none"/>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2291in" fo:margin-right="0.2811in" fo:margin-top="0in" fo:margin-bottom="0in" style:line-height-at-least="0.1354in"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17" style:family="paragraph" style:parent-style-name="Text_20_body">
      <style:paragraph-properties fo:margin-left="0.2291in" fo:margin-right="0.2811in" fo:margin-top="0in" fo:margin-bottom="0in" style:line-height-at-least="0.1354in" fo:widows="1" fo:text-indent="0in" style:auto-text-indent="false" fo:padding="0in" fo:border="none" style:writing-mode="lr-tb"/>
      <style:text-properties fo:font-variant="normal" fo:text-transform="none" fo:color="#000000" style:font-name="Times New Roman" fo:font-size="12pt" fo:letter-spacing="normal" style:font-size-asian="12pt" style:font-size-complex="12pt"/>
    </style:style>
    <style:style style:name="P18" style:family="paragraph" style:parent-style-name="Text_20_body" style:list-style-name="L16">
      <style:paragraph-properties fo:margin-left="0.2811in" fo:margin-right="0.3854in" fo:margin-top="0in" fo:margin-bottom="0in" style:line-height-at-least="0.1457in" fo:widows="1" fo:text-indent="0in" style:auto-text-indent="false" fo:padding="0in" fo:border="none"/>
      <style:text-properties fo:color="#000000" style:font-name="Times New Roman" fo:font-size="12pt" style:font-size-asian="12pt" style:font-size-complex="12pt"/>
    </style:style>
    <style:style style:name="P19" style:family="paragraph" style:parent-style-name="Text_20_body" style:list-style-name="L16">
      <style:paragraph-properties fo:margin-left="0.2811in" fo:margin-right="0.3854in" fo:margin-top="0in" fo:margin-bottom="0in" style:line-height-at-least="0.1457in" fo:widows="1" fo:text-indent="0in" style:auto-text-indent="false" fo:padding="0in" fo:border="none"/>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fo:margin-left="0in" fo:margin-right="0in" fo:margin-top="0.0626in" fo:margin-bottom="0.0626in" fo:widows="1" fo:text-indent="0in" style:auto-text-indent="false" fo:padding-left="0.1043in" fo:padding-right="0.1043in" fo:padding-top="0.0626in" fo:padding-bottom="0.0626in" fo:border="0.0138in solid #4d4d99"/>
      <style:text-properties style:font-name="Times New Roman" fo:font-size="12pt" style:font-size-asian="12pt" style:font-size-complex="12pt"/>
    </style:style>
    <style:style style:name="P22" style:family="paragraph" style:parent-style-name="Standard">
      <style:paragraph-properties fo:margin-left="0in" fo:margin-right="0in" fo:margin-top="0.0626in" fo:margin-bottom="0.0626in" fo:widows="1" fo:text-indent="0in" style:auto-text-indent="false" fo:padding-left="0.1043in" fo:padding-right="0.1043in" fo:padding-top="0.0626in" fo:padding-bottom="0.0626in" fo:border="0.0138in solid #ffffff"/>
    </style:style>
    <style:style style:name="P23" style:family="paragraph" style:parent-style-name="Standard">
      <style:paragraph-properties fo:margin-left="0in" fo:margin-right="0in" fo:margin-top="0.0626in" fo:margin-bottom="0.0626in" fo:widows="1" fo:text-indent="0in" style:auto-text-indent="false" fo:padding-left="0.1043in" fo:padding-right="0.1043in" fo:padding-top="0.0626in" fo:padding-bottom="0.0626in" fo:border="0.0138in solid #ffffff"/>
      <style:text-properties style:font-name="Times New Roman" fo:font-size="12pt" style:font-size-asian="12pt" style:font-size-complex="12pt"/>
    </style:style>
    <style:style style:name="P24" style:family="paragraph" style:parent-style-name="Standard">
      <style:paragraph-properties fo:margin-left="0in" fo:margin-right="0in" fo:margin-top="0in" fo:margin-bottom="0.0835in" fo:widows="1" fo:text-indent="0in" style:auto-text-indent="false" fo:padding-left="0.1043in" fo:padding-right="0.1043in" fo:padding-top="0.0626in" fo:padding-bottom="0.0626in" fo:border="0.0138in solid #ffffff"/>
    </style:style>
    <style:style style:name="P25" style:family="paragraph" style:parent-style-name="Standard">
      <style:paragraph-properties fo:margin-left="0in" fo:margin-right="0in" fo:margin-top="0in" fo:margin-bottom="0.0835in" fo:widows="1" fo:text-indent="0in" style:auto-text-indent="false" fo:padding-left="0.1043in" fo:padding-right="0.1043in" fo:padding-top="0.0626in" fo:padding-bottom="0.0626in" fo:border="0.0138in solid #ffffff"/>
      <style:text-properties style:font-name="Times New Roman" fo:font-size="12pt" style:font-size-asian="12pt" style:font-size-complex="12pt"/>
    </style:style>
    <style:style style:name="P26" style:family="paragraph" style:parent-style-name="Standard">
      <style:paragraph-properties fo:margin-left="0.2811in" fo:margin-right="0.2811in" fo:margin-top="0.0626in" fo:margin-bottom="0.0626in" fo:widows="1" fo:text-indent="0in" style:auto-text-indent="false" fo:padding-left="0.1043in" fo:padding-right="0.1043in" fo:padding-top="0.0626in" fo:padding-bottom="0.0626in" fo:border="0.0138in solid #ffffff"/>
      <style:text-properties fo:font-variant="normal" fo:text-transform="none" fo:color="#777777" style:font-name="Times New Roman" fo:font-size="12pt" fo:letter-spacing="normal" style:font-size-asian="12pt" style:font-size-complex="12pt"/>
    </style:style>
    <style:style style:name="P27" style:family="paragraph" style:parent-style-name="Standard">
      <style:paragraph-properties fo:margin-left="0.2811in" fo:margin-right="0.2811in" fo:margin-top="0.0626in" fo:margin-bottom="0.0626in" fo:widows="1" fo:text-indent="0in" style:auto-text-indent="false" fo:padding-left="0.1043in" fo:padding-right="0.1043in" fo:padding-top="0.0626in" fo:padding-bottom="0.0626in" fo:border="0.0138in solid #ffffff"/>
      <style:text-properties fo:font-variant="normal" fo:text-transform="none" fo:color="#777777" style:font-name="Times New Roman" fo:font-size="12pt" fo:letter-spacing="normal" fo:font-style="normal" fo:font-weight="normal" style:font-size-asian="12pt" style:font-size-complex="12pt"/>
    </style:style>
    <style:style style:name="P28" style:family="paragraph" style:parent-style-name="Standard">
      <style:paragraph-properties fo:margin-left="0.2811in" fo:margin-right="0.2811in" fo:margin-top="0.0626in" fo:margin-bottom="0.0626in" fo:widows="1" fo:text-indent="0in" style:auto-text-indent="false" fo:padding-left="0.1043in" fo:padding-right="0.1043in" fo:padding-top="0.0626in" fo:padding-bottom="0.0626in" fo:border="0.0138in solid #ffffff"/>
      <style:text-properties style:font-name="Times New Roman" fo:font-size="12pt" style:font-size-asian="12pt" style:font-size-complex="12pt"/>
    </style:style>
    <style:style style:name="P29" style:family="paragraph" style:parent-style-name="Standard">
      <style:paragraph-properties fo:margin-left="0.2811in" fo:margin-right="0.2811in" fo:margin-top="0.0626in" fo:margin-bottom="0.0626in" style:line-height-at-least="0.2189in" fo:widows="1" fo:text-indent="0in" style:auto-text-indent="false" fo:padding="0in" fo:border="none"/>
      <style:text-properties fo:font-size="9.75pt" fo:font-weight="bold"/>
    </style:style>
    <style:style style:name="P30" style:family="paragraph" style:parent-style-name="Standard">
      <style:paragraph-properties fo:margin-left="0.2811in" fo:margin-right="0.2811in" fo:margin-top="0.0626in" fo:margin-bottom="0.0626in" style:line-height-at-least="0.2189in" fo:widows="1" fo:text-indent="0in" style:auto-text-indent="false" fo:padding="0in" fo:border="none"/>
      <style:text-properties fo:font-variant="normal" fo:text-transform="none" fo:color="#000000" style:font-name="Times New Roman" fo:font-size="12pt" fo:letter-spacing="normal" fo:font-style="normal" fo:font-weight="bold" style:font-size-asian="12pt" style:font-size-complex="12pt"/>
    </style:style>
    <style:style style:name="P31" style:family="paragraph" style:parent-style-name="Standard">
      <style:paragraph-properties fo:margin-left="0.2811in" fo:margin-right="0.2811in" fo:margin-top="0.0626in" fo:margin-bottom="0.0626in" style:line-height-at-least="0.2189in" fo:widows="1" fo:text-indent="0in" style:auto-text-indent="false" fo:padding="0in" fo:border="none"/>
      <style:text-properties style:font-name="Times New Roman" fo:font-size="12pt" fo:font-weight="bold" style:font-size-asian="12pt" style:font-size-complex="12pt"/>
    </style:style>
    <style:style style:name="P32" style:family="paragraph" style:parent-style-name="Standard">
      <style:paragraph-properties fo:margin-left="0.2811in" fo:margin-right="0.2811in" fo:margin-top="0in" fo:margin-bottom="0in" fo:widows="1" fo:text-indent="0in" style:auto-text-indent="false" fo:padding-left="0.1043in" fo:padding-right="0.1043in" fo:padding-top="0.0626in" fo:padding-bottom="0.0626in" fo:border="0.0138in solid #4d4d99"/>
    </style:style>
    <style:style style:name="P33" style:family="paragraph" style:parent-style-name="Standard">
      <style:paragraph-properties fo:margin-left="0.2811in" fo:margin-right="0.2811in" fo:margin-top="0in" fo:margin-bottom="0in" fo:widows="1" fo:text-indent="0in" style:auto-text-indent="false" fo:padding-left="0.1043in" fo:padding-right="0.1043in" fo:padding-top="0.0626in" fo:padding-bottom="0.0626in" fo:border="0.0138in solid #4d4d99"/>
      <style:text-properties fo:font-variant="normal" fo:text-transform="none" fo:color="#000000" style:font-name="Times New Roman" fo:font-size="12pt" fo:letter-spacing="normal"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34" style:family="paragraph" style:parent-style-name="Standard">
      <style:paragraph-properties fo:margin-left="0.2811in" fo:margin-right="0.2811in" fo:margin-top="0in" fo:margin-bottom="0in" fo:widows="1" fo:text-indent="0in" style:auto-text-indent="false" fo:padding="0in" fo:border="none"/>
    </style:style>
    <style:style style:name="P35" style:family="paragraph" style:parent-style-name="Standard">
      <style:paragraph-properties fo:margin-left="0.2811in" fo:margin-right="0.2811in" fo:margin-top="0in" fo:margin-bottom="0in" fo:widows="1" fo:text-indent="0in" style:auto-text-indent="false" fo:padding="0in" fo:border="none"/>
      <style:text-properties fo:font-variant="normal" fo:text-transform="none" fo:color="#000000" style:font-name="Times New Roman" fo:font-size="12pt" fo:letter-spacing="normal"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36" style:family="paragraph" style:parent-style-name="Standard">
      <style:paragraph-properties fo:margin-left="0.2811in" fo:margin-right="0.2811in" fo:margin-top="0in" fo:margin-bottom="0in" fo:widows="1" fo:text-indent="0in" style:auto-text-indent="false" fo:padding="0in" fo:border="none"/>
      <style:text-properties style:font-name="Times New Roman" fo:font-size="12pt" style:font-size-asian="12pt" style:font-size-complex="12pt"/>
    </style:style>
    <style:style style:name="P37" style:family="paragraph" style:parent-style-name="Standard">
      <style:paragraph-properties fo:margin-left="0.2811in" fo:margin-right="0.2811in" fo:margin-top="0in" fo:margin-bottom="0in" fo:widows="1" fo:text-indent="0in" style:auto-text-indent="false" fo:padding="0in" fo:border="none" style:writing-mode="lr-tb"/>
    </style:style>
    <style:style style:name="P38" style:family="paragraph" style:parent-style-name="Standard">
      <style:paragraph-properties fo:margin-left="0.2811in" fo:margin-right="0.2811in" fo:margin-top="0in" fo:margin-bottom="0in" fo:widows="1" fo:text-indent="0in" style:auto-text-indent="false" fo:padding-left="0.1043in" fo:padding-right="0.1043in" fo:padding-top="0.0626in" fo:padding-bottom="0.0626in" fo:border="0.0138in solid #ffffff"/>
      <style:text-properties fo:font-variant="normal" fo:text-transform="none" fo:color="#000000" style:font-name="Helvetica Neue" fo:font-size="9.75pt" fo:letter-spacing="normal" fo:font-style="normal" fo:font-weight="normal" style:font-name-asian="Helvetica Neue" style:font-size-asian="9.75pt" style:font-style-asian="normal" style:font-weight-asian="normal" style:font-name-complex="Helvetica Neue" style:font-size-complex="9.75pt" style:font-style-complex="normal" style:font-weight-complex="normal"/>
    </style:style>
    <style:style style:name="P39" style:family="paragraph" style:parent-style-name="Standard">
      <style:paragraph-properties fo:margin-left="0.2811in" fo:margin-right="0.2811in" fo:margin-top="0in" fo:margin-bottom="0in" fo:widows="1" fo:text-indent="0in" style:auto-text-indent="false" fo:padding-left="0.1043in" fo:padding-right="0.1043in" fo:padding-top="0.0626in" fo:padding-bottom="0.0626in" fo:border="0.0138in solid #ffffff"/>
      <style:text-properties fo:font-variant="normal" fo:text-transform="none" fo:color="#000000" style:font-name="Times New Roman" fo:font-size="12pt" fo:letter-spacing="normal"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40" style:family="paragraph" style:parent-style-name="Standard">
      <style:paragraph-properties fo:margin-left="0.2811in" fo:margin-right="0.2811in" fo:margin-top="0in" fo:margin-bottom="0in" fo:widows="1" fo:text-indent="0in" style:auto-text-indent="false" fo:padding-left="0.1043in" fo:padding-right="0.1043in" fo:padding-top="0.0626in" fo:padding-bottom="0.0626in" fo:border="0.0138in solid #ffffff"/>
      <style:text-properties style:font-name="Times New Roman" fo:font-size="12pt" style:font-size-asian="12pt" style:font-size-complex="12pt"/>
    </style:style>
    <style:style style:name="P41" style:family="paragraph" style:parent-style-name="Standard">
      <style:paragraph-properties fo:margin-top="0.0626in" fo:margin-bottom="0.0626in" fo:widows="1" fo:padding-left="0.1043in" fo:padding-right="0.1043in" fo:padding-top="0.0626in" fo:padding-bottom="0.0626in" fo:border="0.0138in solid #ffffff"/>
    </style:style>
    <style:style style:name="P42" style:family="paragraph" style:parent-style-name="Standard">
      <style:paragraph-properties fo:margin-top="0.0626in" fo:margin-bottom="0.0626in" fo:widows="1" fo:padding-left="0.1043in" fo:padding-right="0.1043in" fo:padding-top="0.0626in" fo:padding-bottom="0.0626in" fo:border="0.0138in solid #ffffff"/>
      <style:text-properties fo:font-variant="normal" fo:text-transform="none" fo:color="#777777" style:font-name="Helvetica Neue" fo:font-size="9.75pt" fo:letter-spacing="normal" fo:font-style="normal" fo:font-weight="normal" style:font-name-asian="Helvetica Neue" style:font-size-asian="9.75pt" style:font-style-asian="normal" style:font-weight-asian="normal" style:font-name-complex="Helvetica Neue" style:font-size-complex="9.75pt" style:font-style-complex="normal" style:font-weight-complex="normal"/>
    </style:style>
    <style:style style:name="P43" style:family="paragraph" style:parent-style-name="Standard">
      <style:paragraph-properties fo:margin-top="0.0626in" fo:margin-bottom="0.0626in" fo:widows="1" fo:padding-left="0.1043in" fo:padding-right="0.1043in" fo:padding-top="0.0626in" fo:padding-bottom="0.0626in" fo:border="0.0138in solid #ffffff"/>
      <style:text-properties fo:font-variant="normal" fo:text-transform="none" fo:color="#777777" style:font-name="Times New Roman" fo:font-size="12pt" fo:letter-spacing="normal"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44" style:family="paragraph" style:parent-style-name="Standard">
      <style:paragraph-properties fo:margin-top="0.0626in" fo:margin-bottom="0.0626in" fo:widows="1" fo:padding-left="0.1043in" fo:padding-right="0.1043in" fo:padding-top="0.0626in" fo:padding-bottom="0.0626in" fo:border="0.0138in solid #ffffff"/>
      <style:text-properties style:font-name="Times New Roman" fo:font-size="12pt" style:font-size-asian="12pt" style:font-size-complex="12pt"/>
    </style:style>
    <style:style style:name="P45" style:family="paragraph" style:parent-style-name="Standard">
      <style:paragraph-properties fo:margin-top="0.0626in" fo:margin-bottom="0.0626in" style:line-height-at-least="0.2189in" fo:text-align="start" style:justify-single-word="false" fo:widows="1" fo:padding="0in" fo:border="none"/>
      <style:text-properties fo:color="#777777" style:font-name="Times New Roman" fo:font-size="12pt" style:font-size-asian="12pt" style:font-size-complex="12pt"/>
    </style:style>
    <style:style style:name="P46" style:family="paragraph" style:parent-style-name="Standard">
      <style:paragraph-properties fo:margin-top="0.0626in" fo:margin-bottom="0.0626in" fo:widows="1" fo:padding-left="0.1043in" fo:padding-right="0.1043in" fo:padding-top="0.0626in" fo:padding-bottom="0.0626in" fo:border="0.0138in solid #4d4d99"/>
      <style:text-properties fo:font-variant="normal" fo:text-transform="none" fo:color="#777777" style:font-name="Times New Roman" fo:font-size="12pt" fo:letter-spacing="normal"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47" style:family="paragraph" style:parent-style-name="Standard">
      <style:paragraph-properties fo:margin-top="0.0626in" fo:margin-bottom="0.0626in" fo:widows="1" fo:padding-left="0.1043in" fo:padding-right="0.1043in" fo:padding-top="0.0626in" fo:padding-bottom="0.0626in" fo:border="0.0138in solid #4d4d99"/>
      <style:text-properties style:font-name="Times New Roman" fo:font-size="12pt" style:font-size-asian="12pt" style:font-size-complex="12pt"/>
    </style:style>
    <style:style style:name="P48" style:family="paragraph" style:parent-style-name="Standard">
      <style:paragraph-properties fo:margin-top="0in" fo:margin-bottom="0in" fo:widows="1" fo:padding="0in" fo:border="none"/>
    </style:style>
    <style:style style:name="P49" style:family="paragraph" style:parent-style-name="Standard">
      <style:paragraph-properties fo:margin-top="0in" fo:margin-bottom="0in" fo:widows="1" fo:padding="0in" fo:border="none"/>
      <style:text-properties style:font-name="Andalus"/>
    </style:style>
    <style:style style:name="P50" style:family="paragraph" style:parent-style-name="Standard">
      <style:paragraph-properties fo:margin-top="0in" fo:margin-bottom="0in" fo:widows="1" fo:padding="0in" fo:border="none"/>
      <style:text-properties fo:font-variant="normal" fo:text-transform="none" fo:color="#000000" style:font-name="HelveticaNeue" fo:font-size="9.75pt" fo:letter-spacing="normal" fo:font-style="normal" fo:font-weight="normal"/>
    </style:style>
    <style:style style:name="P51" style:family="paragraph" style:parent-style-name="Standard">
      <style:paragraph-properties fo:margin-top="0in" fo:margin-bottom="0in" fo:widows="1" fo:padding="0in" fo:border="none"/>
      <style:text-properties fo:font-variant="normal" fo:text-transform="none" fo:color="#000000" style:font-name="Times New Roman" fo:font-size="12pt" fo:letter-spacing="normal" fo:background-color="#ffffff" style:font-size-asian="12pt" style:font-size-complex="12pt"/>
    </style:style>
    <style:style style:name="P52" style:family="paragraph" style:parent-style-name="Standard">
      <style:paragraph-properties fo:margin-top="0in" fo:margin-bottom="0in" fo:widows="1" fo:padding="0in" fo:border="none"/>
      <style:text-properties fo:font-variant="normal" fo:text-transform="none" fo:color="#000000" style:font-name="Times New Roman" fo:font-size="12pt" fo:letter-spacing="normal" fo:font-style="normal" fo:font-weight="bold" fo:background-color="#ffffff" style:font-size-asian="12pt" style:font-size-complex="12pt"/>
    </style:style>
    <style:style style:name="P53" style:family="paragraph" style:parent-style-name="Standard">
      <style:paragraph-properties fo:margin-top="0in" fo:margin-bottom="0in" fo:widows="1" fo:padding="0in" fo:border="none"/>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54" style:family="paragraph" style:parent-style-name="Standard">
      <style:paragraph-properties fo:margin-top="0in" fo:margin-bottom="0in" fo:widows="1"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55" style:family="paragraph" style:parent-style-name="Standard">
      <style:paragraph-properties fo:margin-top="0in" fo:margin-bottom="0in" fo:widows="1" fo:padding="0in" fo:border="none"/>
      <style:text-properties fo:color="#000000" style:font-name="Times New Roman" fo:font-size="12pt" fo:background-color="#ffffff" style:font-size-asian="12pt" style:font-size-complex="12pt"/>
    </style:style>
    <style:style style:name="P56" style:family="paragraph" style:parent-style-name="Standard">
      <style:paragraph-properties fo:margin-top="0in" fo:margin-bottom="0in" fo:widows="1" fo:padding="0in" fo:border="none"/>
      <style:text-properties fo:color="#000000" style:font-name="Times New Roman" fo:font-size="12pt" style:font-size-asian="12pt" style:font-size-complex="12pt"/>
    </style:style>
    <style:style style:name="P57" style:family="paragraph" style:parent-style-name="Standard">
      <style:paragraph-properties fo:margin-top="0in" fo:margin-bottom="0in" fo:widows="1" fo:padding="0in" fo:border="none"/>
      <style:text-properties style:font-name="Times New Roman" fo:font-size="12pt" style:font-size-asian="12pt" style:font-size-complex="12pt"/>
    </style:style>
    <style:style style:name="P58" style:family="paragraph" style:parent-style-name="Standard">
      <style:paragraph-properties fo:margin-top="0in" fo:margin-bottom="0in" fo:orphans="1" fo:widows="1" fo:padding="0in" fo:border="none"/>
      <style:text-properties style:font-name="Times New Roman" fo:font-size="12pt" style:font-size-asian="12pt" style:font-size-complex="12pt"/>
    </style:style>
    <style:style style:name="P59" style:family="paragraph" style:parent-style-name="Standard">
      <style:paragraph-properties fo:margin-top="0in" fo:margin-bottom="0in" fo:widows="1" fo:padding="0in" fo:border="none"/>
      <style:text-properties style:font-name="Times New Roman" fo:font-size="12pt" fo:font-weight="bold" style:font-size-asian="12pt" style:font-size-complex="12pt"/>
    </style:style>
    <style:style style:name="P60" style:family="paragraph" style:parent-style-name="Standard">
      <style:paragraph-properties fo:margin-top="0in" fo:margin-bottom="0in" fo:widows="1" fo:padding="0in" fo:border="none"/>
      <style:text-properties style:font-name="Times New Roman" fo:font-size="12pt" fo:font-style="italic" style:font-size-asian="12pt" style:font-size-complex="12pt"/>
    </style:style>
    <style:style style:name="P61" style:family="paragraph" style:parent-style-name="Standard">
      <style:paragraph-properties fo:margin-top="0in" fo:margin-bottom="0in" fo:widows="1" fo:padding="0in" fo:border="none" style:writing-mode="lr-tb"/>
      <style:text-properties fo:font-variant="normal" fo:text-transform="none" fo:color="#000000" style:font-name="Times New Roman" fo:font-size="12pt" fo:letter-spacing="normal" fo:background-color="#ffffff" style:font-size-asian="12pt" style:font-size-complex="12pt"/>
    </style:style>
    <style:style style:name="P62" style:family="paragraph" style:parent-style-name="Standard">
      <style:paragraph-properties fo:margin-top="0in" fo:margin-bottom="0in" fo:widows="1" fo:padding="0in" fo:border="none" style:writing-mode="lr-tb"/>
      <style:text-properties fo:font-variant="normal" fo:text-transform="none" fo:color="#000000" style:font-name="Times New Roman" fo:font-size="12pt" fo:letter-spacing="normal" fo:font-style="normal" fo:font-weight="normal" style:font-size-asian="12pt" style:font-size-complex="12pt"/>
    </style:style>
    <style:style style:name="P63" style:family="paragraph" style:parent-style-name="Standard">
      <style:paragraph-properties fo:margin-top="0in" fo:margin-bottom="0in" fo:widows="1" fo:padding="0in" fo:border="none" style:writing-mode="lr-tb"/>
      <style:text-properties fo:font-variant="normal" fo:text-transform="none" fo:color="#000000" style:font-name="Times New Roman" fo:font-size="12pt" fo:letter-spacing="normal" fo:font-style="normal" fo:font-weight="normal" fo:background-color="#ffffff" style:font-size-asian="12pt" style:font-size-complex="12pt"/>
    </style:style>
    <style:style style:name="P64" style:family="paragraph" style:parent-style-name="Standard">
      <style:paragraph-properties fo:margin-top="0in" fo:margin-bottom="0in" fo:widows="1" fo:padding="0in" fo:border="none" style:writing-mode="lr-tb"/>
      <style:text-properties fo:font-variant="normal" fo:text-transform="none" fo:color="#000000" style:font-name="Times New Roman" fo:font-size="12pt" fo:letter-spacing="normal" style:font-size-asian="12pt" style:font-size-complex="12pt"/>
    </style:style>
    <style:style style:name="P65" style:family="paragraph" style:parent-style-name="Standard">
      <style:paragraph-properties fo:margin-top="0in" fo:margin-bottom="0in" fo:widows="1" fo:padding="0in" fo:border="none" style:writing-mode="lr-tb"/>
    </style:style>
    <style:style style:name="P66" style:family="paragraph" style:parent-style-name="Standard">
      <style:paragraph-properties fo:margin-top="0in" fo:margin-bottom="0in" fo:widows="1" fo:padding="0in" fo:border="none" style:writing-mode="lr-tb"/>
      <style:text-properties style:font-name="Times New Roman" fo:font-size="12pt" style:font-size-asian="12pt" style:font-size-complex="12pt"/>
    </style:style>
    <style:style style:name="P67" style:family="paragraph" style:parent-style-name="Standard">
      <style:paragraph-properties fo:margin-left="0.2811in" fo:margin-right="1.9898in" fo:margin-top="0in" fo:margin-bottom="0.0835in" fo:widows="1" fo:text-indent="0in" style:auto-text-indent="false" fo:padding-left="0.1043in" fo:padding-right="0.1043in" fo:padding-top="0.0626in" fo:padding-bottom="0.0626in" fo:border="0.0138in solid #ffffff"/>
      <style:text-properties fo:font-variant="normal" fo:text-transform="none" fo:color="#777777" fo:letter-spacing="normal"/>
    </style:style>
    <style:style style:name="P68" style:family="paragraph" style:parent-style-name="Standard">
      <style:paragraph-properties fo:margin-left="0.2811in" fo:margin-right="1.9898in" fo:margin-top="0in" fo:margin-bottom="0.0835in" fo:widows="1" fo:text-indent="0in" style:auto-text-indent="false" fo:padding-left="0.1043in" fo:padding-right="0.1043in" fo:padding-top="0.0626in" fo:padding-bottom="0.0626in" fo:border="0.0138in solid #ffffff"/>
      <style:text-properties fo:font-variant="normal" fo:text-transform="none" fo:color="#777777" style:font-name="Helvetica Neue" fo:font-size="9.75pt" fo:letter-spacing="normal" fo:font-style="normal" fo:font-weight="normal"/>
    </style:style>
    <style:style style:name="P69" style:family="paragraph" style:parent-style-name="Standard">
      <style:paragraph-properties fo:margin-left="0.2811in" fo:margin-right="1.9898in" fo:margin-top="0in" fo:margin-bottom="0.0835in" fo:widows="1" fo:text-indent="0in" style:auto-text-indent="false" fo:padding="0in" fo:border="none"/>
    </style:style>
    <style:style style:name="P70" style:family="paragraph" style:parent-style-name="Standard">
      <style:paragraph-properties fo:margin-left="0.2811in" fo:margin-right="1.9898in" fo:margin-top="0in" fo:margin-bottom="0.0835in" style:line-height-at-least="0.2189in" fo:widows="1" fo:text-indent="0in" style:auto-text-indent="false" fo:padding="0in" fo:border="none"/>
      <style:text-properties fo:font-variant="normal" fo:text-transform="none" fo:color="#000000" style:font-name="Helvetica Neue" fo:font-size="9.75pt" fo:letter-spacing="normal" fo:font-style="normal" fo:font-weight="normal"/>
    </style:style>
    <style:style style:name="P71" style:family="paragraph" style:parent-style-name="Standard">
      <style:paragraph-properties fo:margin-left="0.2811in" fo:margin-right="1.9898in" fo:margin-top="0in" fo:margin-bottom="0.0835in" style:line-height-at-least="0.2189in" fo:widows="1" fo:text-indent="0in" style:auto-text-indent="false" fo:padding="0in" fo:border="none"/>
      <style:text-properties fo:font-size="9.75pt"/>
    </style:style>
    <style:style style:name="P72" style:family="paragraph" style:parent-style-name="Standard">
      <style:paragraph-properties fo:margin-left="0.2811in" fo:margin-right="1.9898in" fo:margin-top="0in" fo:margin-bottom="0.0835in" style:line-height-at-least="0.2189in" fo:widows="1" fo:text-indent="0in" style:auto-text-indent="false" fo:padding="0in" fo:border="none"/>
      <style:text-properties style:font-name="Times New Roman" fo:font-size="12pt" style:font-size-asian="12pt" style:font-size-complex="12pt"/>
    </style:style>
    <style:style style:name="P73" style:family="paragraph" style:parent-style-name="Standard">
      <style:paragraph-properties fo:margin-left="0.3646in" fo:margin-right="1.9898in" fo:margin-top="0in" fo:margin-bottom="0.0835in" style:line-height-at-least="0.2189in" fo:widows="1" fo:text-indent="0in" style:auto-text-indent="false" fo:padding="0in" fo:border="none"/>
      <style:text-properties fo:font-size="9.75pt"/>
    </style:style>
    <style:style style:name="P74" style:family="paragraph" style:parent-style-name="Standard">
      <style:paragraph-properties fo:margin-top="0in" fo:margin-bottom="0.0835in" fo:widows="1" fo:padding-left="0.1043in" fo:padding-right="0.1043in" fo:padding-top="0.0626in" fo:padding-bottom="0.0626in" fo:border="0.0138in solid #ffffff"/>
    </style:style>
    <style:style style:name="P75" style:family="paragraph" style:parent-style-name="Standard">
      <style:paragraph-properties fo:margin-top="0in" fo:margin-bottom="0.0835in" fo:widows="1" fo:padding-left="0.1043in" fo:padding-right="0.1043in" fo:padding-top="0.0626in" fo:padding-bottom="0.0626in" fo:border="0.0138in solid #ffffff"/>
      <style:text-properties fo:font-variant="normal" fo:text-transform="none" fo:color="#777777" style:font-name="Helvetica Neue" fo:font-size="9.75pt" fo:letter-spacing="normal" fo:font-style="normal" fo:font-weight="normal" style:font-name-asian="Helvetica Neue" style:font-size-asian="9.75pt" style:font-style-asian="normal" style:font-weight-asian="normal" style:font-name-complex="Helvetica Neue" style:font-size-complex="9.75pt" style:font-style-complex="normal" style:font-weight-complex="normal"/>
    </style:style>
    <style:style style:name="P76" style:family="paragraph" style:parent-style-name="Standard">
      <style:paragraph-properties fo:margin-top="0in" fo:margin-bottom="0.0835in" fo:widows="1" fo:padding-left="0.1043in" fo:padding-right="0.1043in" fo:padding-top="0.0626in" fo:padding-bottom="0.0626in" fo:border="0.0138in solid #ffffff"/>
      <style:text-properties fo:font-variant="normal" fo:text-transform="none" fo:color="#777777" style:font-name="Times New Roman" fo:font-size="12pt" fo:letter-spacing="normal"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77" style:family="paragraph" style:parent-style-name="Standard">
      <style:paragraph-properties fo:margin-top="0in" fo:margin-bottom="0.0835in" fo:widows="1" fo:padding-left="0.1043in" fo:padding-right="0.1043in" fo:padding-top="0.0626in" fo:padding-bottom="0.0626in" fo:border="0.0138in solid #ffffff"/>
      <style:text-properties fo:color="#777777"/>
    </style:style>
    <style:style style:name="P78" style:family="paragraph" style:parent-style-name="Standard">
      <style:paragraph-properties fo:margin-top="0in" fo:margin-bottom="0.0835in" fo:widows="1" fo:padding-left="0.1043in" fo:padding-right="0.1043in" fo:padding-top="0.0626in" fo:padding-bottom="0.0626in" fo:border="0.0138in solid #ffffff"/>
      <style:text-properties style:font-name="Times New Roman" fo:font-size="12pt" style:font-size-asian="12pt" style:font-size-complex="12pt"/>
    </style:style>
    <style:style style:name="P79" style:family="paragraph" style:parent-style-name="Standard">
      <style:paragraph-properties fo:margin-top="0in" fo:margin-bottom="0.0835in" fo:widows="1" fo:padding="0in" fo:border="none"/>
    </style:style>
    <style:style style:name="P80" style:family="paragraph" style:parent-style-name="Standard">
      <style:paragraph-properties fo:margin-left="0.2811in" fo:margin-right="1.0102in" fo:margin-top="0.0626in" fo:margin-bottom="0.0626in" style:line-height-at-least="0.2189in" fo:text-align="start" style:justify-single-word="false" fo:widows="1" fo:text-indent="0in" style:auto-text-indent="false" fo:padding="0in" fo:border="none"/>
      <style:text-properties fo:font-variant="normal" fo:text-transform="none" fo:color="#777777" style:font-name="Helvetica Neue" fo:font-size="9.75pt" fo:letter-spacing="normal" fo:font-style="normal" fo:font-weight="normal"/>
    </style:style>
    <style:style style:name="P81" style:family="paragraph" style:parent-style-name="Standard">
      <style:paragraph-properties fo:margin-left="0.2811in" fo:margin-right="1.0102in" fo:margin-top="0.0626in" fo:margin-bottom="0.0626in" style:line-height-at-least="0.2189in" fo:text-align="start" style:justify-single-word="false" fo:widows="1" fo:text-indent="0in" style:auto-text-indent="false" fo:padding="0in" fo:border="none"/>
      <style:text-properties fo:font-variant="normal" fo:text-transform="none" fo:color="#777777" style:font-name="Times New Roman" fo:font-size="12pt" fo:letter-spacing="normal" fo:font-style="normal" fo:font-weight="normal" style:font-size-asian="12pt" style:font-size-complex="12pt"/>
    </style:style>
    <style:style style:name="P82" style:family="paragraph" style:parent-style-name="Standard">
      <style:paragraph-properties fo:margin-left="0.2811in" fo:margin-right="1.0102in" fo:margin-top="0.0626in" fo:margin-bottom="0.0626in" fo:widows="1" fo:text-indent="0in" style:auto-text-indent="false" fo:padding="0in" fo:border="none"/>
      <style:text-properties style:font-name="Times New Roman" fo:font-size="12pt" style:font-size-asian="12pt" style:font-size-complex="12pt"/>
    </style:style>
    <style:style style:name="P83" style:family="paragraph" style:parent-style-name="Standard">
      <style:paragraph-properties fo:margin-left="0.2398in" fo:margin-right="1.0102in" fo:margin-top="0.0626in" fo:margin-bottom="0.0626in" style:line-height-at-least="0.2189in" fo:widows="1" fo:text-indent="0in" style:auto-text-indent="false" fo:padding="0in" fo:border="none"/>
      <style:text-properties fo:font-variant="normal" fo:text-transform="none" fo:color="#000000" style:font-name="Helvetica Neue" fo:font-size="9.75pt" fo:letter-spacing="normal" fo:font-style="normal" fo:font-weight="normal"/>
    </style:style>
    <style:style style:name="P84" style:family="paragraph" style:parent-style-name="Standard">
      <style:paragraph-properties fo:margin-left="0.2398in" fo:margin-right="1.0102in" fo:margin-top="0.0626in" fo:margin-bottom="0.0626in" style:line-height-at-least="0.2189in" fo:widows="1" fo:text-indent="0in" style:auto-text-indent="false" fo:padding="0in" fo:border="none"/>
      <style:text-properties fo:font-variant="normal" fo:text-transform="none" fo:color="#000000" style:font-name="Times New Roman" fo:font-size="12pt" fo:letter-spacing="normal" fo:font-style="normal" fo:font-weight="normal" style:font-size-asian="12pt" style:font-size-complex="12pt"/>
    </style:style>
    <style:style style:name="P85" style:family="paragraph" style:parent-style-name="Standard">
      <style:paragraph-properties fo:margin-left="0.2398in" fo:margin-right="1.0102in" fo:margin-top="0.0626in" fo:margin-bottom="0.0626in" style:line-height-at-least="0.2189in" fo:widows="1" fo:text-indent="0in" style:auto-text-indent="false" fo:padding="0in" fo:border="none"/>
      <style:text-properties style:font-name="Times New Roman" fo:font-size="12pt" style:font-size-asian="12pt" style:font-size-complex="12pt"/>
    </style:style>
    <style:style style:name="P86" style:family="paragraph" style:parent-style-name="Standard">
      <style:paragraph-properties fo:margin-left="0.2291in" fo:margin-right="0.2811in" fo:margin-top="0in" fo:margin-bottom="0in" style:line-height-at-least="0.1354in" fo:widows="1" fo:text-indent="0in" style:auto-text-indent="false" fo:padding="0in" fo:border="none"/>
      <style:text-properties fo:font-variant="normal" fo:text-transform="none" fo:color="#000000" style:font-name="Times New Roman" fo:font-size="12pt" fo:letter-spacing="normal" fo:background-color="#ffffff" style:font-size-asian="12pt" style:font-size-complex="12pt"/>
    </style:style>
    <style:style style:name="P87" style:family="paragraph" style:parent-style-name="Standard">
      <style:paragraph-properties fo:margin-left="0.2291in" fo:margin-right="0.2811in" fo:margin-top="0in" fo:margin-bottom="0in" style:line-height-at-least="0.1354in"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88" style:family="paragraph" style:parent-style-name="Standard">
      <style:paragraph-properties fo:margin-left="0.2291in" fo:margin-right="0.2811in" fo:margin-top="0in" fo:margin-bottom="0in" style:line-height-at-least="0.1354in" fo:widows="1" fo:text-indent="0in" style:auto-text-indent="false" fo:padding="0in" fo:border="none"/>
      <style:text-properties fo:font-variant="normal" fo:text-transform="none" fo:color="#000000" style:font-name="Times New Roman" fo:font-size="12pt" fo:letter-spacing="normal" fo:font-style="normal" fo:font-weight="normal" fo:background-color="#ffffff" style:font-name-asian="HelveticaNeue" style:font-size-asian="12pt" style:font-style-asian="normal" style:font-weight-asian="normal" style:font-name-complex="HelveticaNeue" style:font-size-complex="12pt" style:font-style-complex="normal" style:font-weight-complex="normal"/>
    </style:style>
    <style:style style:name="P89" style:family="paragraph" style:parent-style-name="Standard">
      <style:paragraph-properties fo:margin-left="0.2291in" fo:margin-right="0.2811in" fo:margin-top="0in" fo:margin-bottom="0in" style:line-height-at-least="0.1354in" fo:widows="1" fo:text-indent="0in" style:auto-text-indent="false" fo:padding="0in" fo:border="none"/>
      <style:text-properties style:font-name="Times New Roman" fo:font-size="12pt" style:font-size-asian="12pt" style:font-size-complex="12pt"/>
    </style:style>
    <style:style style:name="P90" style:family="paragraph" style:parent-style-name="Standard">
      <style:paragraph-properties fo:margin-left="0.2291in" fo:margin-right="0.2811in" fo:margin-top="0in" fo:margin-bottom="0in" style:line-height-at-least="0.1354in" fo:widows="1" fo:text-indent="0in" style:auto-text-indent="false" fo:padding="0in" fo:border="none" style:writing-mode="lr-tb"/>
      <style:text-properties fo:font-variant="normal" fo:text-transform="none" fo:color="#000000" style:font-name="Times New Roman" fo:font-size="12pt" fo:letter-spacing="normal" style:font-size-asian="12pt" style:font-size-complex="12pt"/>
    </style:style>
    <style:style style:name="P91" style:family="paragraph" style:parent-style-name="Standard">
      <style:paragraph-properties fo:margin-top="0.1043in" fo:margin-bottom="0.0835in" fo:widows="1" fo:padding-left="0.1043in" fo:padding-right="0.1043in" fo:padding-top="0.0626in" fo:padding-bottom="0.0626in" fo:border="0.0138in solid #ffffff"/>
      <style:text-properties fo:font-variant="normal" fo:text-transform="none" fo:color="#000000" style:font-name="Times New Roman" fo:font-size="12pt" fo:letter-spacing="normal" fo:font-style="normal" fo:font-weight="normal" style:font-name-asian="Helvetica Neue" style:font-size-asian="12pt" style:font-style-asian="normal" style:font-weight-asian="normal" style:font-name-complex="Helvetica Neue" style:font-size-complex="12pt" style:font-style-complex="normal" style:font-weight-complex="normal"/>
    </style:style>
    <style:style style:name="P92" style:family="paragraph" style:parent-style-name="Standard">
      <style:paragraph-properties fo:margin-top="0.1043in" fo:margin-bottom="0.0835in" fo:widows="1" fo:padding="0in" fo:border="none"/>
      <style:text-properties style:font-name="Times New Roman" fo:font-size="12pt" style:font-size-asian="12pt" style:font-size-complex="12pt"/>
    </style:style>
    <style:style style:name="P93" style:family="paragraph" style:parent-style-name="Table_20_Contents">
      <style:text-properties style:font-name="Times New Roman" fo:font-size="12pt" style:font-size-asian="12pt" style:font-size-complex="12pt"/>
    </style:style>
    <style:style style:name="P94" style:family="paragraph" style:parent-style-name="Table_20_Contents">
      <style:paragraph-properties fo:margin-top="0in" fo:margin-bottom="0.1965in"/>
      <style:text-properties style:font-name="Times New Roman" fo:font-size="12pt" style:font-size-asian="12pt" style:font-size-complex="12pt"/>
    </style:style>
    <style:style style:name="T1" style:family="text">
      <style:text-properties fo:font-variant="normal" fo:text-transform="none" fo:color="#000000" style:font-name="Helvetica Neue" fo:font-size="9.75pt" fo:letter-spacing="normal" fo:font-style="normal" fo:font-weight="normal"/>
    </style:style>
    <style:style style:name="T2" style:family="text">
      <style:text-properties fo:font-variant="normal" fo:text-transform="none" fo:color="#000000" style:font-name="Helvetica Neue" fo:font-size="9.75pt" fo:letter-spacing="normal" fo:font-style="normal" fo:font-weight="bold"/>
    </style:style>
    <style:style style:name="T3" style:family="text">
      <style:text-properties fo:font-variant="normal" fo:text-transform="none" fo:color="#000000" style:font-name="Helvetica Neue" fo:font-size="9.75pt" fo:letter-spacing="normal" fo:font-style="normal" fo:font-weight="bold" style:font-name-asian="Helvetica Neue" style:font-size-asian="9.75pt" style:font-style-asian="normal" style:font-weight-asian="normal" style:font-name-complex="Helvetica Neue" style:font-size-complex="9.75pt" style:font-style-complex="normal" style:font-weight-complex="normal"/>
    </style:style>
    <style:style style:name="T4" style:family="text">
      <style:text-properties fo:font-variant="normal" fo:text-transform="none" fo:color="#000000" style:font-name="Helvetica Neue" fo:font-size="9.75pt" fo:letter-spacing="normal" fo:font-style="italic" fo:font-weight="normal"/>
    </style:style>
    <style:style style:name="T5" style:family="text">
      <style:text-properties fo:font-variant="normal" fo:text-transform="none" fo:color="#000000" fo:font-size="9.75pt" fo:letter-spacing="normal" fo:font-style="normal" fo:font-weight="bold"/>
    </style:style>
    <style:style style:name="T6" style:family="text">
      <style:text-properties fo:font-variant="normal" fo:text-transform="none" fo:color="#000000" fo:font-size="9.75pt" fo:letter-spacing="normal" fo:font-style="normal" fo:font-weight="bold" style:font-name-asian="Helvetica Neue" style:font-size-asian="9.75pt" style:font-style-asian="normal" style:font-weight-asian="normal" style:font-name-complex="Helvetica Neue" style:font-size-complex="9.75pt" style:font-style-complex="normal" style:font-weight-complex="normal"/>
    </style:style>
    <style:style style:name="T7" style:family="text">
      <style:text-properties fo:font-variant="normal" fo:text-transform="none" fo:color="#000000" fo:font-size="9.75pt" fo:letter-spacing="normal" fo:font-style="normal" fo:font-weight="normal"/>
    </style:style>
    <style:style style:name="T8" style:family="text">
      <style:text-properties fo:font-variant="normal" fo:text-transform="none" fo:color="#000000" fo:font-size="9.75pt" fo:letter-spacing="normal" fo:font-style="italic" fo:font-weight="normal"/>
    </style:style>
    <style:style style:name="T9" style:family="text">
      <style:text-properties fo:font-variant="normal" fo:text-transform="none" fo:color="#000000" style:font-name="Times New Roman" fo:font-size="9.75pt" fo:letter-spacing="normal" fo:font-style="normal" fo:font-weight="bold"/>
    </style:style>
    <style:style style:name="T10" style:family="text">
      <style:text-properties fo:font-variant="normal" fo:text-transform="none" fo:color="#000000" style:font-name="Times New Roman" fo:font-size="9.75pt" fo:letter-spacing="normal" fo:font-style="normal" fo:font-weight="bold" style:font-name-asian="Helvetica Neue" style:font-size-asian="9.75pt" style:font-style-asian="normal" style:font-weight-asian="normal" style:font-name-complex="Helvetica Neue" style:font-size-complex="9.75pt" style:font-style-complex="normal" style:font-weight-complex="normal"/>
    </style:style>
    <style:style style:name="T11" style:family="text">
      <style:text-properties fo:font-variant="normal" fo:text-transform="none" fo:color="#000000" style:font-name="Times New Roman" fo:font-size="9.75pt" fo:letter-spacing="normal" fo:font-style="normal" fo:font-weight="normal"/>
    </style:style>
    <style:style style:name="T12" style:family="text">
      <style:text-properties fo:font-variant="normal" fo:text-transform="none" fo:color="#000000" style:font-name="Times New Roman" fo:font-size="9.75pt" fo:letter-spacing="normal" fo:font-style="italic" fo:font-weight="normal"/>
    </style:style>
    <style:style style:name="T13" style:family="text">
      <style:text-properties fo:font-variant="normal" fo:text-transform="none" fo:color="#000000" style:font-name="Times New Roman" fo:letter-spacing="normal" fo:font-style="normal" fo:font-weight="bold"/>
    </style:style>
    <style:style style:name="T14" style:family="text">
      <style:text-properties fo:font-variant="normal" fo:text-transform="none" fo:color="#000000" style:font-name="Times New Roman" fo:letter-spacing="normal" fo:font-style="normal" fo:font-weight="bold" style:font-name-asian="Helvetica Neue" style:font-style-asian="normal" style:font-weight-asian="normal" style:font-name-complex="Helvetica Neue" style:font-style-complex="normal" style:font-weight-complex="normal"/>
    </style:style>
    <style:style style:name="T15" style:family="text">
      <style:text-properties fo:font-variant="normal" fo:text-transform="none" fo:color="#000000" style:font-name="Times New Roman" fo:letter-spacing="normal" fo:font-style="normal" fo:font-weight="normal"/>
    </style:style>
    <style:style style:name="T16" style:family="text">
      <style:text-properties fo:font-variant="normal" fo:text-transform="none" fo:color="#000000" style:font-name="Times New Roman" fo:letter-spacing="normal" fo:font-style="italic" fo:font-weight="normal"/>
    </style:style>
    <style:style style:name="T17" style:family="text">
      <style:text-properties fo:font-variant="normal" fo:text-transform="none" fo:color="#000000" style:font-name="Times New Roman" fo:font-size="12pt" fo:letter-spacing="normal" fo:font-style="normal" fo:font-weight="bold" style:font-name-asian="Helvetica Neue" style:font-size-asian="12pt" style:font-style-asian="normal" style:font-weight-asian="normal" style:font-name-complex="Helvetica Neue" style:font-size-complex="12pt" style:font-style-complex="normal" style:font-weight-complex="normal"/>
    </style:style>
    <style:style style:name="T18" style:family="text">
      <style:text-properties fo:font-variant="normal" fo:text-transform="none" fo:color="#000000" style:font-name="Times New Roman" fo:font-size="12pt" fo:letter-spacing="normal" fo:font-style="normal" fo:font-weight="bold" style:font-size-asian="12pt" style:font-size-complex="12pt"/>
    </style:style>
    <style:style style:name="T19" style:family="text">
      <style:text-properties fo:font-variant="normal" fo:text-transform="none" fo:color="#000000" style:font-name="Times New Roman" fo:font-size="12pt" fo:letter-spacing="normal" fo:font-style="normal" fo:font-weight="normal" style:font-size-asian="12pt" style:font-size-complex="12pt"/>
    </style:style>
    <style:style style:name="T20" style:family="text">
      <style:text-properties fo:font-variant="normal" fo:text-transform="none" fo:color="#000000" style:font-name="Times New Roman" fo:font-size="12pt" fo:letter-spacing="normal" fo:font-style="italic" fo:font-weight="normal" style:font-size-asian="12pt" style:font-size-complex="12pt"/>
    </style:style>
    <style:style style:name="T21" style:family="text">
      <style:text-properties fo:font-variant="normal" fo:text-transform="none" fo:color="#000000" fo:font-size="12pt" fo:letter-spacing="normal" fo:font-style="normal" fo:font-weight="bold" style:font-name-asian="Helvetica Neue" style:font-size-asian="12pt" style:font-style-asian="normal" style:font-weight-asian="normal" style:font-name-complex="Helvetica Neue" style:font-size-complex="12pt" style:font-style-complex="normal" style:font-weight-complex="normal"/>
    </style:style>
    <style:style style:name="T22" style:family="text">
      <style:text-properties fo:font-variant="normal" fo:text-transform="none" fo:color="#000000" fo:font-size="12pt" fo:letter-spacing="normal" fo:font-style="normal" fo:font-weight="bold" style:font-size-asian="12pt" style:font-size-complex="12pt"/>
    </style:style>
    <style:style style:name="T23" style:family="text">
      <style:text-properties fo:font-variant="normal" fo:text-transform="none" fo:color="#000000" fo:font-size="12pt" fo:letter-spacing="normal" fo:font-style="normal" fo:font-weight="normal" style:font-size-asian="12pt" style:font-size-complex="12pt"/>
    </style:style>
    <style:style style:name="T24" style:family="text">
      <style:text-properties fo:font-variant="normal" fo:text-transform="none" fo:color="#000000" fo:font-size="12pt" fo:letter-spacing="normal" fo:font-style="italic" fo:font-weight="normal" style:font-size-asian="12pt" style:font-size-complex="12pt"/>
    </style:style>
    <style:style style:name="T25" style:family="text">
      <style:text-properties fo:font-variant="normal" fo:text-transform="none" fo:color="#4d4d99" style:text-line-through-style="none" style:font-name="Helvetica Neue" fo:font-size="9.75pt" fo:letter-spacing="normal" fo:font-style="normal" style:text-underline-style="none" fo:font-weight="bold" style:text-blinking="false" fo:background-color="transparent" style:font-name-asian="Helvetica Neue" style:font-size-asian="9.75pt" style:font-style-asian="normal" style:font-weight-asian="normal" style:font-name-complex="Helvetica Neue" style:font-size-complex="9.75pt" style:font-style-complex="normal" style:font-weight-complex="normal"/>
    </style:style>
    <style:style style:name="T26" style:family="text">
      <style:text-properties fo:font-variant="normal" fo:text-transform="none" fo:color="#4d4d99" style:text-line-through-style="none" fo:font-size="9.75pt" fo:letter-spacing="normal" fo:font-style="normal" style:text-underline-style="none" fo:font-weight="bold" style:text-blinking="false" fo:background-color="transparent" style:font-name-asian="Helvetica Neue" style:font-size-asian="9.75pt" style:font-style-asian="normal" style:font-weight-asian="normal" style:font-name-complex="Helvetica Neue" style:font-size-complex="9.75pt" style:font-style-complex="normal" style:font-weight-complex="normal"/>
    </style:style>
    <style:style style:name="T27" style:family="text">
      <style:text-properties fo:font-variant="normal" fo:text-transform="none" fo:color="#4d4d99" style:text-line-through-style="none" style:font-name="Times New Roman" fo:font-size="9.75pt" fo:letter-spacing="normal" fo:font-style="normal" style:text-underline-style="none" fo:font-weight="bold" style:text-blinking="false" fo:background-color="transparent" style:font-name-asian="Helvetica Neue" style:font-size-asian="9.75pt" style:font-style-asian="normal" style:font-weight-asian="normal" style:font-name-complex="Helvetica Neue" style:font-size-complex="9.75pt" style:font-style-complex="normal" style:font-weight-complex="normal"/>
    </style:style>
    <style:style style:name="T28" style:family="text">
      <style:text-properties fo:font-variant="normal" fo:text-transform="none" fo:color="#4d4d99" style:text-line-through-style="none" style:font-name="Times New Roman" fo:letter-spacing="normal" fo:font-style="normal" style:text-underline-style="none" fo:font-weight="bold" style:text-blinking="false" fo:background-color="transparent" style:font-name-asian="Helvetica Neue" style:font-style-asian="normal" style:font-weight-asian="normal" style:font-name-complex="Helvetica Neue" style:font-style-complex="normal" style:font-weight-complex="normal"/>
    </style:style>
    <style:style style:name="T29" style:family="text">
      <style:text-properties fo:font-variant="normal" fo:text-transform="none" fo:color="#4d4d99" style:text-line-through-style="none" style:font-name="Times New Roman" fo:font-size="12pt" fo:letter-spacing="normal" fo:font-style="normal" style:text-underline-style="none" fo:font-weight="bold" style:text-blinking="false" fo:background-color="transparent" style:font-name-asian="Helvetica Neue" style:font-size-asian="12pt" style:font-style-asian="normal" style:font-weight-asian="normal" style:font-name-complex="Helvetica Neue" style:font-size-complex="12pt" style:font-style-complex="normal" style:font-weight-complex="normal"/>
    </style:style>
    <style:style style:name="T30" style:family="text">
      <style:text-properties fo:font-variant="normal" fo:text-transform="none" fo:color="#4d4d99" style:text-line-through-style="none" fo:font-size="12pt" fo:letter-spacing="normal" fo:font-style="normal" style:text-underline-style="none" fo:font-weight="bold" style:text-blinking="false" fo:background-color="transparent" style:font-name-asian="Helvetica Neue" style:font-size-asian="12pt" style:font-style-asian="normal" style:font-weight-asian="normal" style:font-name-complex="Helvetica Neue" style:font-size-complex="12pt" style:font-style-complex="normal" style:font-weight-complex="normal"/>
    </style:style>
    <style:style style:name="T31" style:family="text">
      <style:text-properties fo:font-variant="normal" fo:text-transform="none" fo:color="#196ad4" style:font-name="Helvetica Neue" fo:font-size="9.75pt" fo:letter-spacing="normal" fo:font-style="normal" style:text-underline-style="solid" style:text-underline-width="auto" style:text-underline-color="font-color" fo:font-weight="normal" fo:background-color="transparent"/>
    </style:style>
    <style:style style:name="T32" style:family="text">
      <style:text-properties fo:font-variant="normal" fo:text-transform="none" fo:color="#196ad4" style:text-line-through-style="none" style:font-name="Helvetica Neue" fo:font-size="9.75pt" fo:letter-spacing="normal" fo:font-style="normal" style:text-underline-style="none" fo:font-weight="normal" style:text-blinking="false" fo:background-color="transparent"/>
    </style:style>
    <style:style style:name="T33" style:family="text">
      <style:text-properties fo:font-variant="normal" fo:text-transform="none" fo:color="#196ad4" style:text-line-through-style="none" fo:font-size="9.75pt" fo:letter-spacing="normal" fo:font-style="normal" style:text-underline-style="none" fo:font-weight="normal" style:text-blinking="false" fo:background-color="transparent"/>
    </style:style>
    <style:style style:name="T34" style:family="text">
      <style:text-properties fo:font-variant="normal" fo:text-transform="none" fo:color="#196ad4" style:text-line-through-style="none" style:font-name="Times New Roman" fo:font-size="9.75pt" fo:letter-spacing="normal" fo:font-style="normal" style:text-underline-style="none" fo:font-weight="normal" style:text-blinking="false" fo:background-color="transparent"/>
    </style:style>
    <style:style style:name="T35" style:family="text">
      <style:text-properties fo:font-variant="normal" fo:text-transform="none" fo:color="#196ad4" style:text-line-through-style="none" style:font-name="Times New Roman" fo:letter-spacing="normal" fo:font-style="normal" style:text-underline-style="none" fo:font-weight="normal" style:text-blinking="false" fo:background-color="transparent"/>
    </style:style>
    <style:style style:name="T36" style:family="text">
      <style:text-properties fo:font-variant="normal" fo:text-transform="none" fo:color="#196ad4"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37" style:family="text">
      <style:text-properties fo:font-variant="normal" fo:text-transform="none" fo:color="#196ad4" style:text-line-through-style="none" fo:font-size="12pt" fo:letter-spacing="normal" fo:font-style="normal" style:text-underline-style="none" fo:font-weight="normal" style:text-blinking="false" fo:background-color="transparent" style:font-size-asian="12pt" style:font-size-complex="12pt"/>
    </style:style>
    <style:style style:name="T38" style:family="text">
      <style:text-properties fo:font-variant="normal" fo:text-transform="none" fo:color="#196ad4" fo:font-size="9.75pt" fo:letter-spacing="normal" fo:font-style="normal" style:text-underline-style="solid" style:text-underline-width="auto" style:text-underline-color="font-color" fo:font-weight="normal" fo:background-color="transparent"/>
    </style:style>
    <style:style style:name="T39" style:family="text">
      <style:text-properties fo:font-variant="normal" fo:text-transform="none" fo:color="#196ad4" style:font-name="Times New Roman" fo:font-size="9.75pt" fo:letter-spacing="normal" fo:font-style="normal" style:text-underline-style="solid" style:text-underline-width="auto" style:text-underline-color="font-color" fo:font-weight="normal" fo:background-color="transparent"/>
    </style:style>
    <style:style style:name="T40" style:family="text">
      <style:text-properties fo:font-variant="normal" fo:text-transform="none" fo:color="#196ad4" style:font-name="Times New Roman" fo:letter-spacing="normal" fo:font-style="normal" style:text-underline-style="solid" style:text-underline-width="auto" style:text-underline-color="font-color" fo:font-weight="normal" fo:background-color="transparent"/>
    </style:style>
    <style:style style:name="T41" style:family="text">
      <style:text-properties fo:font-variant="normal" fo:text-transform="none" fo:color="#196ad4" style:font-name="Times New Roman" fo:font-size="12pt" fo:letter-spacing="normal" fo:font-style="normal" style:text-underline-style="solid" style:text-underline-width="auto" style:text-underline-color="font-color" fo:font-weight="normal" fo:background-color="transparent" style:font-size-asian="12pt" style:font-size-complex="12pt"/>
    </style:style>
    <style:style style:name="T42" style:family="text">
      <style:text-properties fo:font-variant="normal" fo:text-transform="none" fo:color="#196ad4" fo:font-size="12pt" fo:letter-spacing="normal" fo:font-style="normal" style:text-underline-style="solid" style:text-underline-width="auto" style:text-underline-color="font-color" fo:font-weight="normal" fo:background-color="transparent" style:font-size-asian="12pt" style:font-size-complex="12pt"/>
    </style:style>
    <style:style style:name="T43" style:family="text">
      <style:text-properties fo:color="#000000" style:font-name="HelveticaNeue" fo:font-size="9.75pt" style:font-name-asian="HelveticaNeue" style:font-size-asian="9.75pt" style:font-name-complex="HelveticaNeue" style:font-size-complex="9.75pt"/>
    </style:style>
    <style:style style:name="T44" style:family="text">
      <style:text-properties style:font-name="Helvetica Neue" fo:font-size="9.75pt" fo:font-style="normal" fo:font-weight="normal"/>
    </style:style>
    <style:style style:name="T45" style:family="text">
      <style:text-properties style:font-name="Andalus"/>
    </style:style>
    <style:style style:name="T46" style:family="text">
      <style:text-properties fo:font-size="9.75pt" style:font-size-asian="9.75pt" style:font-size-complex="9.75pt"/>
    </style:style>
    <style:style style:name="T47" style:family="text">
      <style:text-properties fo:font-size="9.75pt" fo:font-style="normal" fo:font-weight="normal"/>
    </style:style>
    <style:style style:name="T48" style:family="text">
      <style:text-properties fo:font-style="normal" fo:font-weight="normal"/>
    </style:style>
    <style:style style:name="T49" style:family="text">
      <style:text-properties fo:font-weight="normal"/>
    </style:style>
    <style:style style:name="T50" style:family="text">
      <style:text-properties fo:font-weight="bold"/>
    </style:style>
    <style:style style:name="T51" style:family="text">
      <style:text-properties style:font-name="HelveticaNeue" fo:font-size="9.75pt" fo:font-style="normal" fo:font-weight="normal"/>
    </style:style>
    <style:style style:name="T52" style:family="text">
      <style:text-properties fo:color="#999999"/>
    </style:style>
    <style:style style:name="T53" style:family="text">
      <style:text-properties fo:color="#999999" style:font-name="Helvetica Neue"/>
    </style:style>
    <style:style style:name="T54" style:family="text">
      <style:text-properties fo:color="#999999" style:font-name="Helvetica Neue" fo:font-size="9.75pt"/>
    </style:style>
    <style:style style:name="T55" style:family="text">
      <style:text-properties fo:color="#999999" style:font-name="Helvetica Neue" fo:font-size="9.75pt" fo:font-style="normal" fo:font-weight="normal"/>
    </style:style>
    <style:style style:name="T56" style:family="text">
      <style:text-properties fo:color="#999999" fo:font-size="9.75pt"/>
    </style:style>
    <style:style style:name="T57" style:family="text">
      <style:text-properties fo:color="#999999" fo:font-size="9.75pt" fo:font-style="normal" fo:font-weight="normal"/>
    </style:style>
    <style:style style:name="T58" style:family="text">
      <style:text-properties fo:color="#999999" fo:font-style="normal" fo:font-weight="normal"/>
    </style:style>
    <style:style style:name="T59" style:family="text">
      <style:text-properties fo:color="#196ad4" style:text-line-through-style="none" style:text-underline-style="none" style:text-blinking="false" fo:background-color="transparent"/>
    </style:style>
    <style:style style:name="T60" style:family="text">
      <style:text-properties fo:color="#196ad4" style:text-underline-style="solid" style:text-underline-width="auto" style:text-underline-color="font-color" fo:background-color="transparent"/>
    </style:style>
    <style:style style:name="T61" style:family="text">
      <style:text-properties fo:color="#196ad4" style:font-name="Times New Roman" style:text-underline-style="solid" style:text-underline-width="auto" style:text-underline-color="font-color" fo:background-color="transparent"/>
    </style:style>
    <style:style style:name="T62" style:family="text">
      <style:text-properties fo:color="#196ad4" style:font-name="Times New Roman" fo:font-size="12pt" style:text-underline-style="solid" style:text-underline-width="auto" style:text-underline-color="font-color" fo:background-color="transparent" style:font-size-asian="12pt" style:font-size-complex="12pt"/>
    </style:style>
    <style:style style:name="T63" style:family="text">
      <style:text-properties fo:color="#196ad4" fo:font-size="12pt" style:text-underline-style="solid" style:text-underline-width="auto" style:text-underline-color="font-color" fo:background-color="transparent" style:font-size-asian="12pt" style:font-size-complex="12pt"/>
    </style:style>
    <style:style style:name="T64" style:family="text">
      <style:text-properties fo:font-style="italic"/>
    </style:style>
    <style:style style:name="T65" style:family="text">
      <style:text-properties fo:font-size="12pt" style:font-size-asian="12pt" style:font-size-complex="12pt"/>
    </style:style>
    <style:style style:name="T66" style:family="text">
      <style:text-properties fo:font-size="12pt" fo:font-weight="bold" style:font-size-asian="12pt" style:font-size-complex="12pt"/>
    </style:style>
    <style:style style:name="T67" style:family="text">
      <style:text-properties fo:font-size="10pt"/>
    </style:style>
    <style:style style:name="T68" style:family="text">
      <style:text-properties style:font-name="Times New Roman"/>
    </style:style>
    <style:style style:name="T69" style:family="text">
      <style:text-properties style:font-name="Times New Roman" fo:font-weight="bold"/>
    </style:style>
    <style:style style:name="T70" style:family="text">
      <style:text-properties style:font-name="Times New Roman" fo:font-size="12pt" fo:font-weight="bold" style:font-size-asian="12pt" style:font-size-complex="12pt"/>
    </style:style>
    <style:style style:name="T71" style:family="text">
      <style:text-properties style:font-name="Times New Roman" fo:font-size="12pt" style:font-size-asian="12pt" style:font-size-complex="12pt"/>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content" fo:padding="0in" fo:border="none"/>
    </style:style>
    <style:style style:name="fr3"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content" fo:padding="0in" fo:border="none"/>
    </style:style>
    <style:style style:name="fr4" style:family="graphic" style:parent-style-name="Frame">
      <style:graphic-properties fo:margin-left="0in" fo:margin-right="0.1043in" fo:margin-top="0in" fo:margin-bottom="0.1043in" style:wrap="right" style:number-wrapped-paragraphs="no-limit" style:vertical-pos="top" style:vertical-rel="paragraph-content" style:horizontal-pos="left" style:horizontal-rel="paragraph-content" fo:padding="0in" fo:border="none"/>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ffffff" fo:margin-left="0in" fo:margin-right="0in" style:editable="false">
        <style:columns fo:column-count="1" fo:column-gap="0in"/>
        <style:background-image/>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section text:style-name="Sect1" text:name="yui_3_16_0_1_1441546565886_10132">
        <text:section text:style-name="Sect2" text:name="yui_3_16_0_1_1441546565886_10135">
          <text:section text:style-name="Sect1" text:name="yui_3_16_0_1_1441546565886_10146">
            <text:section text:style-name="Sect1" text:name="yui_3_16_0_1_1441546565886_10145">
              <text:section text:style-name="Sect1" text:name="yiv7676874927">
                <text:section text:style-name="Sect1" text:name="yui_3_16_0_1_1441546565886_10144">
                  <text:section text:style-name="Sect2" text:name="yui_3_16_0_1_1441546565886_10143">
                    <text:section text:style-name="Sect1" text:name="yiv7676874927yui_3_16_0_1_1436207676778_3168">
                      <text:p text:style-name="P57">Enclosed is an AutoRealm map of the campaign!</text:p>
                    </text:section>
                    <text:section text:style-name="Sect1" text:name="Section1">
                      <text:p text:style-name="P57"><text:bookmark text:name="yiv7676874927yui_3_16_0_1_1436207676778_3168"/>Here is teh first part of the mission:</text:p>
                    </text:section>
                    <text:section text:style-name="Sect1" text:name="Section2">
                      <text:p text:style-name="P57"><text:bookmark text:name="yiv7676874927yui_3_16_0_1_1436207676778_31681"/><text:line-break/></text:p>
                    </text:section>
                    <text:section text:style-name="Sect1" text:name="yiv7676874927yui_3_16_0_1_1436207676778_3319">
                      <text:p text:style-name="P57"><text:bookmark text:name="yui_3_16_0_1_1441546565886_10170"/>Mission 22</text:p>
                    </text:section>
                    <text:section text:style-name="Sect1" text:name="yiv7676874927yui_3_16_0_1_1436207676778_3320">
                      <text:p text:style-name="P57"><text:bookmark text:name="yui_3_16_0_1_1441546565886_10171"/>Faith Collapsing, Chapter 5</text:p>
                    </text:section>
                    <text:section text:style-name="Sect1" text:name="yiv7676874927yui_3_16_0_1_1436207676778_3321">
                      <text:p text:style-name="P57"><text:line-break/></text:p>
                    </text:section>
                    <text:section text:style-name="Sect1" text:name="yiv7676874927yui_3_16_0_1_1436207676778_3323">
                      <text:p text:style-name="P57"><text:bookmark text:name="yiv7676874927yui_3_16_0_1_1436207676778_3322"/>You have retrieved the Book of Silmar from the desert temple, negotiating with the guardian sphinx to acquire it. Now you trek back across the desert, the brown mountains looming along your path. You reach the Sword of Stah, the fortress blocking the Fengal Pass. The Sword stabs into the sky, it's towering heights rivaling the peaks of the mountains. The golden-cloaked guards offer their hospitality and give you food and drink and bed for the night. The next day you leave at sunrise, setting out through the massive gatehouse to cross the Fengal Valley, leading to the vast plains of Tirion. The sunlight shines into your eyes once you reach the opening of the Pass, the weathered mountains now behind you.</text:p>
                    </text:section>
                    <text:section text:style-name="Sect1" text:name="yiv7676874927yui_3_16_0_1_1436207676778_3312">
                      <text:p text:style-name="P57"><text:bookmark text:name="yiv7676874927yui_3_16_0_1_1436207676778_3311"/>You take the southern road, crossing over the Peliad River and stopping for the night in a small holdfast, Heristad. You've been to Heristad before, for just a few miles to the south is the thorp you grew up in, Lerewin. You stop at the small inn and tie up Donkey in the stables, paying the stableboy a copper to tend to him. The inn is quaint, with a small hearth and few customers. You pay 8 copper for your room and another 1 silver for your meal. You dine on hard bread and sweet pig roast, and sip honeyed mead. Ciel plops into a chair, exhausted. He lays down his pack and orders a full meal and two ales. After you eat, you head to your room and sleep for the night. You wake early, before sunrise. You rouse Ciel, and begin to pack your things to begin the rest of your journey-- you still have two days until you reach Era. The sky is a beautiful and hazy orange and purple as the sun rises over the grassy fields, but you see storm clouds at your back. You ready your donkey, and head out along the road. At nightfall, you make camp on the banks of a small creek near the road, refilling your waterskins and eating rations-- dried bread and cheese. Ciel sets up his tent and gazes up at the lighting storm beginning above you. Ciel takes the first watch. The storm passes through without rains, and you watch the sun rise as your watch comes to an end.</text:p>
                    </text:section>
                    <text:section text:style-name="Sect1" text:name="yiv7676874927yui_3_16_0_1_1436207676778_3314">
                      <text:p text:style-name="P57"><text:bookmark text:name="yiv7676874927yui_3_16_0_1_1436207676778_3313"/>You begin again on the road, skirting through small towns and passing by the castles of lords unknown to you. As the day nears it's close, you see the outline of Era's walls on the horizon. North of the city you see the torch and lamplights of the refugee camp come from Farad. You reach the torch-lit gate by sundown, the green-cloaked city guard welcoming you in before ending their shifts. You walk along the near-empty streets to the Temple of Pelor to return the Book to Amadeo. Your heavy boots echo on the clean marble floor as you enter, and you are approached by the priest, who directs you to the side room. Amadeo is clad in white robes trimmed in gold, and his red hair is tied up in a pony-tail. He sets down the book he was reading, and walks to meet you.</text:p>
                    </text:section>
                    <text:section text:style-name="Sect1" text:name="yiv7676874927yui_3_16_0_1_1436207676778_3339">
                      <text:p text:style-name="P57">“I see you have returned with the Book. I hope you met no trouble to tough to handle in the desert?”</text:p>
                    </text:section>
                    <text:section text:style-name="Sect1" text:name="yiv7676874927yui_3_16_0_1_1436207676778_3329">
                      <text:p text:style-name="P57">“Eh, a few oversized bugs fit for a spear in the brain,” quipped Ciel.</text:p>
                    </text:section>
                    <text:section text:style-name="Sect1" text:name="Section4">
                      <text:p text:style-name="P57"><text:bookmark text:name="yiv7676874927yui_3_16_0_1_1436207676778_31683"/></text:p>
                    </text:section>
                    <text:section text:style-name="Sect3" text:name="yiv7676874927yui_3_16_0_1_1436207676778_3330">
                      <text:p text:style-name="P57">Do you ask Amadeo anything, or say anything?</text:p>
                    </text:section>
                    <text:section text:style-name="Sect3" text:name="Section5">
                      <text:p text:style-name="P57"><text:bookmark text:name="yiv7676874927yui_3_16_0_1_1436207676778_3330"/><text:line-break/></text:p>
                    </text:section>
                    <text:section text:style-name="Sect3" text:name="Section6">
                      <text:p text:style-name="P57"><text:bookmark text:name="yiv7676874927yui_3_16_0_1_1436207676778_33301"/><text:line-break/></text:p>
                    </text:section>
                    <text:section text:style-name="Sect3" text:name="Section7">
                      <text:p text:style-name="P57"><text:bookmark text:name="yiv7676874927yui_3_16_0_1_1436207676778_33302"/><text:bookmark text:name="yiv7676874927yui_3_16_0_1_1436207676778_3367"/>I will make an effort to respond every day!</text:p>
                    </text:section>
                  </text:section>
                </text:section>
              </text:section>
            </text:section>
          </text:section>
        </text:section>
        <text:section text:style-name="Sect1" text:name="yui_3_16_0_1_1441546565886_10152">
          <text:p text:style-name="P34"><text:bookmark text:name="yui_3_16_0_1_1441546565886_10173"/><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bookmark text:name="yui_3_16_0_1_1441546565886_10172"/><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ection text:style-name="Sect1" text:name="yui_3_16_0_1_1441546565886_10237">
        <text:p text:style-name="P23"><text:soft-page-break/></text:p>
        <text:section text:style-name="Sect1" text:name="yui_3_16_0_1_1441546565886_10250">
          <text:p text:style-name="P44"/>
          <text:section text:style-name="Sect1" text:name="yui_3_16_0_1_1441546565886_10249">
            <text:p text:style-name="P31"><draw:frame draw:style-name="fr1" draw:name="Frame2" text:anchor-type="char" svg:x="0.1772in" svg:width="0.1665in" draw:z-index="0"><draw:text-box fo:min-height="0.1665in"><text:p text:style-name="Text_20_body"/></draw:text-box></draw:frame><draw:frame draw:style-name="fr1" draw:name="Frame1" text:anchor-type="char" svg:x="0.1772in" svg:width="0.1665in" draw:z-index="1"><draw:text-box fo:min-height="0.1665in"><text:p text:style-name="Text_20_body"/></draw:text-box></draw:frame>Jordan Roth</text:p>
            <text:section text:style-name="Sect1" text:name="yui_3_16_0_1_1441546565886_10253">
              <text:p text:style-name="P82"/>
              <text:section text:style-name="Sect1" text:name="yui_3_16_0_1_1441546565886_10252">
                <text:p text:style-name="P45">To</text:p>
                <text:section text:style-name="Sect1" text:name="yui_3_16_0_1_1441546565886_10251">
                  <text:p text:style-name="P85">Nolan Roth</text:p>
                </text:section>
              </text:section>
            </text:section>
          </text:section>
          <text:p text:style-name="P43">Jul 6</text:p>
        </text:section>
        <text:section text:style-name="Sect2" text:name="yui_3_16_0_1_1441546565886_10240">
          <text:p text:style-name="P39"/>
          <text:section text:style-name="Sect1" text:name="yui_3_16_0_1_1441546565886_10247">
            <text:p text:style-name="P57"/>
            <text:section text:style-name="Sect1" text:name="yui_3_16_0_1_1441546565886_10246">
              <text:p text:style-name="P57"/>
              <text:section text:style-name="Sect1" text:name="yiv0608151026">
                <text:p text:style-name="P57"/>
                <text:section text:style-name="Sect1" text:name="yui_3_16_0_1_1441546565886_10245">
                  <text:p text:style-name="P57"/>
                  <text:section text:style-name="Sect3" text:name="yui_3_16_0_1_1441546565886_10244">
                    <text:p text:style-name="P57"/>
                    <text:section text:style-name="Sect1" text:name="yui_3_16_0_1_1441546565886_10248">
                      <text:p text:style-name="P57">I hand Amadeo the Book. "Nothing too bad. Can you make sense of these symbols? There were a relatively large number of other, similar-looking books and scrolls strewn throughout the temple, but the guardian was only willing to part with one."</text:p>
                    </text:section>
                    <text:section text:style-name="Sect1" text:name="yui_3_16_0_1_1441546565886_13544">
                      <text:p text:style-name="P57"><text:line-break/></text:p>
                    </text:section>
                    <text:section text:style-name="Sect1" text:name="yui_3_16_0_1_1441546565886_13729">
                      <text:p text:style-name="P57">If Amadeo can read the book, I will ask him to summarize a passage or two for me.</text:p>
                    </text:section>
                    <text:section text:style-name="Sect1" text:name="yui_3_16_0_1_1441546565886_13733">
                      <text:p text:style-name="P57"><text:line-break/></text:p>
                    </text:section>
                    <text:section text:style-name="Sect1" text:name="yui_3_16_0_1_1441546565886_10267">
                      <text:p text:style-name="P57">Also, after I'm all rested up, I need a new heavy steel shield.</text:p>
                    </text:section>
                    <text:section text:style-name="Sect1" text:name="yui_3_16_0_1_1441546565886_13543">
                      <text:p text:style-name="P57"><text:line-break/></text:p>
                    </text:section>
                    <text:section text:style-name="Sect1" text:name="yui_3_16_0_1_1441546565886_10243">
                      <text:p text:style-name="P57">Also, I don't think that the map made it.</text:p>
                    </text:section>
                    <text:section text:style-name="Sect1" text:name="yui_3_16_0_1_1441546565886_10268">
                      <text:p text:style-name="P89"> <text:span text:style-name="T52">Show original message</text:span></text:p>
                    </text:section>
                  </text:section>
                </text:section>
              </text:section>
            </text:section>
          </text:section>
        </text:section>
        <text:section text:style-name="Sect1" text:name="yui_3_16_0_1_1441546565886_10269">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ection text:style-name="Sect1" text:name="yui_3_16_0_1_1441546565886_13589">
        <text:p text:style-name="P30"><draw:frame draw:style-name="fr1" draw:name="Frame4" text:anchor-type="char" svg:x="0.1772in" svg:width="0.1665in" draw:z-index="2"><draw:text-box fo:min-height="0.1665in"><text:p text:style-name="Text_20_body"/></draw:text-box></draw:frame><draw:frame draw:style-name="fr1" draw:name="Frame3" text:anchor-type="char" svg:x="0.1772in" svg:width="0.1665in" draw:z-index="3"><draw:text-box fo:min-height="0.1665in"><text:p text:style-name="Text_20_body"/></draw:text-box></draw:frame>Nolan Roth</text:p>
        <text:p text:style-name="P81">To</text:p>
        <text:p text:style-name="P84">Jordan Roth</text:p>
        <text:p text:style-name="P26"> <text:span text:style-name="T48">Jul 7</text:span></text:p>
        <text:section text:style-name="Sect2" text:name="yui_3_16_0_1_1441546565886_13592">
          <text:p text:style-name="P36"/>
          <text:section text:style-name="Sect1" text:name="yiv4866127913">
            <text:p text:style-name="P57"/>
            <text:section text:style-name="Sect1" text:name="yiv4866127913yui_3_16_0_1_1436288963235_2854">
              <text:p text:style-name="P57"><text:bookmark text:name="yiv4866127913yui_3_16_0_1_1436288963235_3177"/>The map is not quite complete, however this gives an idea.</text:p>
            </text:section>
            <text:p text:style-name="P57"/>
            <text:p text:style-name="P57"><text:soft-page-break/></text:p>
            <text:p text:style-name="P86"> <text:span text:style-name="T58">Show original message</text:span></text:p>
          </text:section>
          <text:section text:style-name="Sect1" text:name="yui_3_16_0_1_1441546565886_13703">
            <text:p text:style-name="P91"/>
            <text:section text:style-name="Sect1" text:name="yui_3_16_0_1_1441546565886_13602">
              <text:p text:style-name="P92"/>
              <text:section text:style-name="Sect1" text:name="yui_3_16_0_1_1441546565886_13604">
                <text:p text:style-name="P92"/>
                <text:section text:style-name="Sect2" text:name="yui_3_16_0_1_1441546565886_13613">
                  <text:p text:style-name="P2"/>
                  <text:section text:style-name="Sect1" text:name="yui_3_16_0_1_1441546565886_13667">
                    <text:p text:style-name="P2"/>
                  </text:section>
                  <text:section text:style-name="Sect1" text:name="yui_3_16_0_1_1441546565886_13773">
                    <text:list xml:id="list2235685337977768152" text:style-name="L3">
                      <text:list-item>
                        <text:p text:style-name="P3"><draw:frame draw:style-name="fr2" draw:name="Frame5" text:anchor-type="paragraph" svg:width="1.6665in" draw:z-index="4"><draw:text-box fo:min-height="0.0161in"><text:p text:style-name="P14">Ilia</text:p><text:p text:style-name="P14">.AuRX</text:p></draw:text-box></draw:frame><draw:frame draw:style-name="fr3" draw:name="Frame6" text:anchor-type="paragraph" svg:width="2.2917in" draw:z-index="5"><draw:text-box fo:min-height="0.0161in"><text:p text:style-name="P14"><text:a xlink:type="simple" xlink:href="https://us-mg6.mail.yahoo.com/neo/launch#" text:style-name="Internet_20_link" text:visited-style-name="Visited_20_Internet_20_Link"><text:span text:style-name="T59">Download</text:span></text:a></text:p></draw:text-box></draw:frame><text:bookmark text:name="yui_3_16_0_1_1441546565886_13772"/><text:bookmark text:name="yui_3_16_0_1_1441546565886_13664"/></text:p>
                      </text:list-item>
                    </text:list>
                  </text:section>
                </text:section>
              </text:section>
            </text:section>
          </text:section>
        </text:section>
        <text:section text:style-name="Sect1" text:name="yui_3_16_0_1_1441546565886_13758">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ection text:style-name="Sect1" text:name="yui_3_16_0_1_1441546565886_13807">
        <text:p text:style-name="P30"><draw:frame draw:style-name="fr1" draw:name="Frame8" text:anchor-type="char" svg:x="0.1772in" svg:width="0.1665in" draw:z-index="6"><draw:text-box fo:min-height="0.1665in"><text:p text:style-name="Text_20_body"/></draw:text-box></draw:frame><draw:frame draw:style-name="fr1" draw:name="Frame7" text:anchor-type="char" svg:x="0.1772in" svg:width="0.1665in" draw:z-index="7"><draw:text-box fo:min-height="0.1665in"><text:p text:style-name="Text_20_body"/></draw:text-box></draw:frame>Nolan Roth</text:p>
        <text:p text:style-name="P81">To</text:p>
        <text:p text:style-name="P84">Jordan Roth</text:p>
        <text:p text:style-name="P27">Jul 7</text:p>
        <text:section text:style-name="Sect2" text:name="yui_3_16_0_1_1441546565886_13808">
          <text:p text:style-name="P36"/>
          <text:section text:style-name="Sect1" text:name="yiv4121165947">
            <text:p text:style-name="P55">Amadeo takes the Book and sits back in his chair, flipping through the pages.</text:p>
            <text:p text:style-name="P51">“<text:span text:style-name="T48">This is... interesting. The script is in a different tongue than any of the other tomes dealing with Silmar. I will have to bring it to my Order for study. Stringent, was the bird? Ha. I would expect no less from a sphinx, I suppose.”</text:span></text:p>
            <text:p text:style-name="P51">“ <text:span text:style-name="T48">Until the book has been deciphered, I'm afraid all we can do is wait, and deal with whatever Silmar throws our way when he throws it.”</text:span></text:p>
            <text:p text:style-name="P51">“<text:span text:style-name="T48">In addition, I feel that you both deserve more than thanks for the deeds you have done to help my Order. I offer to anoint you as a Vanguard in the Order of Illumination, if it pleases you. You would continue to help the Order, ranging on the front lines. The Order has many other benefits, including that we will help pay for the acquisition of Holy weapons for our members. I will let you think on the proposition, and will await your answer at our next meeting, after the Book has lent us it's secrets.”</text:span></text:p>
            <text:p text:style-name="P57"/>
            <text:section text:style-name="Sect1" text:name="yiv4121165947yui_3_16_0_1_1436298095338_2945">
              <text:p text:style-name="P57">You and Ciel leave the temple and walk through the streets back to the guildhouse. Torches light the building, and you can see inside the windows as you tie up your donkey. You go inside, the warm air washes over your face and you smell the sweet juices dripping from a pig being roasted on the fire. You see a young bard telling stories around the fire as Raan Sandharrow laughs loudly above the din of the place. Glowing symbols circle Eomar Elstan as she studies an old magic tome, papers covering the table in front of her. Lady Mirajane serves Ciel a drink as she dodges a crossbow bolt mistakenly shot by a drunken Phala. The Guildmaster sits up on the railing of the balcony crosslegged, talking quietly to a man in crisp, dark robes, with a black hat sitting on his head and brass goggles covering his eyes. The Master's full white mustache drips with ale as he takes another sip from his pint-sized flaggon.</text:p>
            </text:section>
            <text:section text:style-name="Sect1" text:name="yiv4121165947yui_3_16_0_1_1436298095338_2944">
              <text:p text:style-name="P57">As it is late, you order a meal from Mirajane and head to your cot to get a night's rest. Kazand transforms from book to rabbit and hops out of his satchel to follow you up the stairs.</text:p>
            </text:section>
            <text:section text:style-name="Sect1" text:name="Section8">
              <text:p text:style-name="P57"><text:bookmark text:name="yiv4121165947yui_3_16_0_1_1436298095338_2944"/><text:line-break/></text:p>
            </text:section>
            <text:section text:style-name="Sect1" text:name="yiv4121165947yui_3_16_0_1_1436298095338_2943">
              <text:p text:style-name="P57">You awaken early in the morning and head to the city's market in search of a blacksmith. Kazand follows as a large black dog, his shimmering red eyes like rubies set into his fur. You walk along the <text:soft-page-break/>bustling morning streets to the market district, and come to the best blacksmith in the city, Haarold Julmonder. His is a huge burly gentleman, nearly seven feet tall and built as tough as an ox. His mangy red beard outlines his cheery red face, spattered by small burns where sparks had singed him. He commands a forge with many apprentices, and a tall, thin man with wild grey hair names Ordolph. Ordolph, you recognize, is the wizard who works with Haarold, adding enchantments to his works. Haarold pauses his work on a greathelm, it's metal elk antlers clattering on the anvil.</text:p>
            </text:section>
            <text:section text:style-name="Sect1" text:name="yiv4121165947yui_3_16_0_1_1436298095338_2946">
              <text:p text:style-name="P57">Haarold speaks loudly to you over the deafening clang of hammers on steel.</text:p>
            </text:section>
            <text:p text:style-name="P61">“<text:span text:style-name="T48">Welcome, welcome my sir! What may I find for you today? A heavy battleaxe maybe? Or an decorated breastplate?</text:span></text:p>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3976">
        <text:p text:style-name="P30"><draw:frame draw:style-name="fr1" draw:name="Frame10" text:anchor-type="char" svg:x="0.1772in" svg:width="0.1665in" draw:z-index="8"><draw:text-box fo:min-height="0.1665in"><text:p text:style-name="Text_20_body"/></draw:text-box></draw:frame><draw:frame draw:style-name="fr1" draw:name="Frame9" text:anchor-type="char" svg:x="0.1772in" svg:width="0.1665in" draw:z-index="9"><draw:text-box fo:min-height="0.1665in"><text:p text:style-name="Text_20_body"/></draw:text-box></draw:frame>Jordan Roth</text:p>
        <text:p text:style-name="P81">To</text:p>
        <text:p text:style-name="P84">Nolan Roth</text:p>
        <text:p text:style-name="P27">Jul 8</text:p>
        <text:section text:style-name="Sect2" text:name="yui_3_16_0_1_1441546565886_13979">
          <text:p text:style-name="P36"/>
          <text:section text:style-name="Sect1" text:name="yiv5177635881">
            <text:p text:style-name="P65"><text:span text:style-name="Strong_20_Emphasis"><text:span text:style-name="T70">Amadeo Scene</text:span></text:span></text:p>
            <text:p text:style-name="P66"/>
            <text:p text:style-name="P62">Before leaving, I ask "What is the Order of Illumination? We've done some mercenary work for you, but I haven't yet gotten a sense of who you are . . . what was the Order founded for, and do you continue to carry out that mission today, or have the Order's goals changed over time? Additionally, aside from adventures such as the one we just went on, what responsibilities would membership entail?"</text:p>
            <text:p text:style-name="P66"/>
            <text:p text:style-name="P65"><text:span text:style-name="Strong_20_Emphasis"><text:span text:style-name="T18">Bar Scene</text:span></text:span></text:p>
            <text:p text:style-name="P66"/>
            <text:p text:style-name="P62">(Meta-question: who is Phala? Was he one of the bandits who got turned into a demon-monk in the Farad abbey?)</text:p>
            <text:p text:style-name="P66"/>
            <text:p text:style-name="P65"><text:span text:style-name="T19">After I get my food, I go sit down accross from Eomar and ask how in world she manages to read or even </text:span><text:span text:style-name="Emphasis"><text:span text:style-name="T20">think</text:span></text:span><text:span text:style-name="T19"> in this din.</text:span></text:p>
            <text:p text:style-name="P62">(Meta-guess: either a localized "silence" spell or a super-high concentration score. Georg doesn't know anything about magic, though.)</text:p>
            <text:p text:style-name="P66"/>
            <text:p text:style-name="P65"><text:span text:style-name="Strong_20_Emphasis"><text:span text:style-name="T18">Blacksmith Scene</text:span></text:span></text:p>
            <text:p text:style-name="P66"/>
            <text:p text:style-name="P62">I smile in return and say, "No, no, I am in need of a shield -- something nice and heavy. Nothing fancy. However . . ." I gesture over to Ordolph. "How much would it cost to make the front face glow brightly on command? I'd be willing to pay a few extra gold pieces, but not more."</text:p>
            <text:p text:style-name="P66"/>
            <text:p text:style-name="P62">I also take a look around to admire the pieces that Haarold has on display.</text:p>
            <text:p text:style-name="P90"> <text:span text:style-name="T58">Show original message</text:span></text:p>
          </text:section>
        </text:section>
        <text:section text:style-name="Sect1" text:name="yui_3_16_0_1_1441546565886_14568">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ection text:style-name="Sect1" text:name="yui_3_16_0_1_1441546565886_14440">
        <text:p text:style-name="P30"><draw:frame draw:style-name="fr1" draw:name="Frame12" text:anchor-type="char" svg:x="0.1772in" svg:width="0.1665in" draw:z-index="10"><draw:text-box fo:min-height="0.1665in"><text:p text:style-name="Text_20_body"/></draw:text-box></draw:frame><draw:frame draw:style-name="fr1" draw:name="Frame11" text:anchor-type="char" svg:x="0.1772in" svg:width="0.1665in" draw:z-index="11"><draw:text-box fo:min-height="0.1665in"><text:p text:style-name="Text_20_body"/></draw:text-box></draw:frame><text:soft-page-break/>Nolan Roth</text:p>
        <text:p text:style-name="P81">To</text:p>
        <text:p text:style-name="P84">Jordan Roth</text:p>
        <text:p text:style-name="P26"> <text:span text:style-name="T48">Jul 8</text:span></text:p>
        <text:section text:style-name="Sect2" text:name="yui_3_16_0_1_1441546565886_14443">
          <text:p text:style-name="P36"/>
          <text:section text:style-name="Sect1" text:name="yiv0874370864">
            <text:p text:style-name="P57"/>
            <text:section text:style-name="Sect1" text:name="yiv0874370864yui_3_16_0_1_1436371667427_4618">
              <text:p text:style-name="P57"> Added lore that I am going to include to add a bit of depth. I am reading the Game of Thrones series, and getting lots of idears from it. There will probably be more additions later.--- Most warriors or fighters or adventurerers tend to name their primary weapons if they are finely made (masterwork or better), ie: Wurmstooth, Lionsbane, Longclaw... Amadeo's sword is named Valiant.</text:p>
            </text:section>
            <text:section text:style-name="Sect1" text:name="yiv0874370864yui_3_16_0_1_1436371667427_4549">
              <text:p text:style-name="P57"><text:line-break/></text:p>
            </text:section>
            <text:section text:style-name="Sect1" text:name="yiv0874370864yui_3_16_0_1_1436371667427_4547">
              <text:p text:style-name="P57">Another meta-note. Although it probably won't come up, when dealing with magical weapons and armor, the +1 - +5 bonus that is normally considered “magical enhancement” is now going to be “non-magical crafting skill.” Basically, a non-magical weapon can have a +1 - +5 bonus. This means that weapons with only these bonuses do not overcome magical damage reduction. In short, a super finely made weapon could have a bonus.</text:p>
            </text:section>
            <text:section text:style-name="Sect1" text:name="Section9">
              <text:p text:style-name="P57"><text:bookmark text:name="yiv0874370864yui_3_16_0_1_1436371667427_4547"/><text:line-break/></text:p>
            </text:section>
            <text:section text:style-name="Sect3" text:name="Section10">
              <text:p text:style-name="P57"><text:bookmark text:name="yiv0874370864yui_3_16_0_1_1436371667427_45471"/>Throughout the game I will continue attaching the map file as I update it with new places and such. This version is updated with The Pyre and the Riverrun.</text:p>
            </text:section>
            <text:section text:style-name="Sect1" text:name="yiv0874370864yui_3_16_0_1_1436371667427_4623">
              <text:p text:style-name="P57"><text:line-break/></text:p>
            </text:section>
            <text:p text:style-name="P52">Amadeo Scene</text:p>
            <text:p text:style-name="P57"/>
            <text:p text:style-name="P51">“<text:span text:style-name="T48">Fire and Light. We of the Order hold these words close to heart, like the words of a noble house (Most noble houses have maxims, or a few words like this). We seek out evil wherever it may hide, and destroy it. The Order has two main branches-- the first works to ferret out evil, to locate it so it may be purged. This is the job of the Shadowbane Stalkers, and their like. The second branch confronts those evils directly, and it is the job of the Vanguard Knights, Shadowbane Inquisitors, and others to take up sword and shield to take the fight to the evil creatures,” said Amadeo, leaning foreword and clasping his hands beneath his chin.</text:span></text:p>
            <text:p text:style-name="P51">“<text:span text:style-name="T48">When the Order was founded, it was held by strict policy and the honor of it's members, however it has lessened in stringency. Now many of our members work in guilds and with other adventurers, like yourself, to take the fight to evil as it comes. The Order still holds to it's goal of rooting out evil, yes. Most of our higher ranked comrades are knights of noble houses, and it is rare for someone not of noble birth to become a knight... However, I would take you both as Knights of my house. In being a knight, you would be held to act with honor, however,” he says while smiling, “honor can be a flexible thing.”</text:span></text:p>
            <text:p text:style-name="P51">“<text:span text:style-name="T48">As my knights, you would be honor-bound to follow my commands as your lord, and would, on occasion, accompany me to court. You will be recognized and anointed knights as well as Vanguards of the Order. However, for the most part, I will send you on missions only on occasion, as our Stalkers bring information to us. You can still continue as part of the guild. You would be allowed permanent stay at The Pyre, my castle at the mouth of the Riverrun to the north and west. Also, you would learn how to ride a horse, as a horseless knight would be the jest of court,” laughed Amadeo.</text:span></text:p>
            <text:p text:style-name="P57"/>
            <text:p text:style-name="P52"><text:soft-page-break/>Bar Scene</text:p>
            <text:p text:style-name="P57"/>
            <text:p text:style-name="P53">(Meta-answer: Phala is indeed one of the three bandits you saved, who was indeed put under some sort of ritual by the demon-monks;however it seems to have had no lasting effect on him or the other two.)</text:p>
            <text:p text:style-name="P57"/>
            <text:p text:style-name="P53">As you sit down across from Eomar, the world goes quiet. Eomar looks up, surprised, and seems to say something. She then remembers that she cast a silencing spell, and then quickly restores the sound in the area. She pushes her glasses up the bridge of her nose and quickly says, “Sorry about that, I can't get in even the slightest bit of studying with all this noise. I find that magic lets me concentrate.”</text:p>
            <text:section text:style-name="Sect1" text:name="yiv0874370864yui_3_16_0_1_1436371667427_5435">
              <text:p text:style-name="P57">You continue to chat as you eat your meal, slightly mesmerized by the glowing symbols floating in circles through the air. (Meta-answer: correct.)</text:p>
            </text:section>
            <text:p text:style-name="P57"/>
            <text:p text:style-name="P52">Blacksmith Scene</text:p>
            <text:section text:style-name="Sect1" text:name="yiv0874370864yui_3_16_0_1_1436371667427_5453">
              <text:p text:style-name="P57"><text:line-break/></text:p>
            </text:section>
            <text:section text:style-name="Sect1" text:name="yiv0874370864yui_3_16_0_1_1436371667427_4540">
              <text:p text:style-name="P57">Ordolph leads you to a chair to discuss the shield. “Shine on command, eh... well, there are a few options for that. One enchantment allows it to glow as a torch on command, and shine as brightly as the midday sun for a short time at will once per day (MN (Meta-note) – This is the 'Radiant' ability in Ultimate Equipment book (pathfinder)) That one will cost you a little more than a pretty penny... We usually charge an additional 7,500 gold pieces for such an armament. I have an enchantment that will let the shield shine so brightly a few times per day that your foes will be blinded, as helpless as a bat. That one is cheaper, only an additional 100 platinum pieces.”</text:p>
            </text:section>
            <text:section text:style-name="Sect3" text:name="yiv0874370864yui_3_16_0_1_1436371667427_4541">
              <text:p text:style-name="P57">“And if ya' want your shield to be made especially fine with that, it'll cost another 100 platinum, or 400 platinum if you want some of my finest personal work. (MN: This is talking about +1 and +2 bonuses, applied to the AC bonus of the shield),” rumbled Haarold. “If you have anything to sell, we might cut you a deal on this shield, depending on what merchandise you have for us. We here are eager to take in exotic wares.”</text:p>
            </text:section>
            <text:p text:style-name="P57"/>
            <text:p text:style-name="P57"/>
            <text:p text:style-name="P86"> <text:span text:style-name="T58">Show original message</text:span></text:p>
          </text:section>
          <text:section text:style-name="Sect1" text:name="yui_3_16_0_1_1441546565886_14554">
            <text:p text:style-name="P91"/>
            <text:section text:style-name="Sect1" text:name="yui_3_16_0_1_1441546565886_14455">
              <text:p text:style-name="P92"/>
              <text:section text:style-name="Sect1" text:name="yui_3_16_0_1_1441546565886_14457">
                <text:p text:style-name="P92"/>
                <text:section text:style-name="Sect2" text:name="yui_3_16_0_1_1441546565886_14466">
                  <text:p text:style-name="P2"/>
                  <text:section text:style-name="Sect1" text:name="yui_3_16_0_1_1441546565886_14520">
                    <text:p text:style-name="P2"/>
                  </text:section>
                  <text:list xml:id="list3396783384972497733" text:style-name="L6">
                    <text:list-item>
                      <text:p text:style-name="P4"><draw:frame draw:style-name="fr2" draw:name="Frame13" text:anchor-type="paragraph" svg:width="1.6665in" draw:z-index="12"><draw:text-box fo:min-height="0.0161in"><text:p text:style-name="P14">Ilia</text:p><text:p text:style-name="P14">.AuRX</text:p></draw:text-box></draw:frame><draw:frame draw:style-name="fr3" draw:name="Frame14" text:anchor-type="paragraph" svg:width="2.2917in" draw:z-index="13"><draw:text-box fo:min-height="0.0161in"><text:p text:style-name="P14"><text:a xlink:type="simple" xlink:href="https://us-mg6.mail.yahoo.com/neo/launch#" text:style-name="Internet_20_link" text:visited-style-name="Visited_20_Internet_20_Link"><text:span text:style-name="T59">Download</text:span></text:a></text:p></draw:text-box></draw:frame><text:bookmark text:name="yui_3_16_0_1_1441546565886_14517"/></text:p>
                    </text:list-item>
                  </text:list>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636">
        <text:p text:style-name="P30"><draw:frame draw:style-name="fr1" draw:name="Frame16" text:anchor-type="char" svg:x="0.1772in" svg:width="0.1665in" draw:z-index="14"><draw:text-box fo:min-height="0.1665in"><text:p text:style-name="Text_20_body"/></draw:text-box></draw:frame><draw:frame draw:style-name="fr1" draw:name="Frame15" text:anchor-type="char" svg:x="0.1772in" svg:width="0.1665in" draw:z-index="15"><draw:text-box fo:min-height="0.1665in"><text:p text:style-name="Text_20_body"/></draw:text-box></draw:frame>Jordan Roth</text:p>
        <text:p text:style-name="P81">To</text:p>
        <text:p text:style-name="P84">Nolan Roth</text:p>
        <text:p text:style-name="P27">Jul 8</text:p>
        <text:section text:style-name="Sect2" text:name="yui_3_16_0_1_1441546565886_14637">
          <text:p text:style-name="P36"><text:soft-page-break/></text:p>
          <text:section text:style-name="Sect1" text:name="yiv8172810211">
            <text:p text:style-name="P65"><text:span text:style-name="Strong_20_Emphasis"><text:span text:style-name="T70">Amadeo Scene</text:span></text:span></text:p>
            <text:p text:style-name="P66"/>
            <text:p text:style-name="P62">"A horse you say! That could be an adventure in itself. In any case, I will think well on it. Until next time." I bid farewell to Amadeo and exit the temple.</text:p>
            <text:p text:style-name="P90"> <text:span text:style-name="T58">Show original message</text:span></text:p>
            <text:p text:style-name="P66"/>
            <text:p text:style-name="P62">My eyes widen and I begin to shake my head and wave my hands in front of my face. "My goodness, thank you, but that is significantly more than I was intent on spending; I'll just stick to good serviceable torches. How much for a shield alone, then? Solid steel, ideally --- and nothing special, just whatever's in stock."</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358">
        <text:p text:style-name="P30"><draw:frame draw:style-name="fr1" draw:name="Frame18" text:anchor-type="char" svg:x="0.1772in" svg:width="0.1665in" draw:z-index="16"><draw:text-box fo:min-height="0.1665in"><text:p text:style-name="Text_20_body"/></draw:text-box></draw:frame><draw:frame draw:style-name="fr1" draw:name="Frame17" text:anchor-type="char" svg:x="0.1772in" svg:width="0.1665in" draw:z-index="17"><draw:text-box fo:min-height="0.1665in"><text:p text:style-name="Text_20_body"/></draw:text-box></draw:frame>Nolan Roth</text:p>
        <text:p text:style-name="P81">To</text:p>
        <text:p text:style-name="P84">Jordan Roth</text:p>
        <text:p text:style-name="P27">Jul 8</text:p>
        <text:section text:style-name="Sect2" text:name="yui_3_16_0_1_1441546565886_14361">
          <text:p text:style-name="P36"/>
          <text:section text:style-name="Sect1" text:name="yiv0507768763">
            <text:p text:style-name="P57"/>
            <text:section text:style-name="Sect1" text:name="yiv0507768763yui_3_16_0_1_1436391613008_8090">
              <text:p text:style-name="P57"><text:bookmark text:name="yiv0507768763yui_3_16_0_1_1436391613008_12499"/>Haarold gives a hearty chuckle, "You're purse not singing the sound of the happyman? I always felt that nice, broad steel was as tough as any magework. My head apprentice makes a nice kite for 20 gold, or I can have him make a custom one to fit you for 200."</text:p>
            </text:section>
            <text:section text:style-name="Sect1" text:name="Section11">
              <text:p text:style-name="P57"><text:bookmark text:name="yiv0507768763yui_3_16_0_1_1436391613008_8090"/><text:line-break/></text:p>
            </text:section>
            <text:section text:style-name="Sect1" text:name="Section12">
              <text:p text:style-name="P57"><text:bookmark text:name="yiv0507768763yui_3_16_0_1_1436391613008_80901"/><text:line-break/></text:p>
            </text:section>
            <text:section text:style-name="Sect1" text:name="Section13">
              <text:p text:style-name="P59"><text:bookmark text:name="yiv0507768763yui_3_16_0_1_1436391613008_80902"/><text:bookmark text:name="yiv0507768763yui_3_16_0_1_1436391613008_21980"/>Amadeo Scene</text:p>
            </text:section>
            <text:section text:style-name="Sect1" text:name="Section14">
              <text:p text:style-name="P59"><text:bookmark text:name="yiv0507768763yui_3_16_0_1_1436391613008_80903"/><text:line-break/></text:p>
            </text:section>
            <text:section text:style-name="Sect1" text:name="Section15">
              <text:p text:style-name="P57"><text:bookmark text:name="yiv0507768763yui_3_16_0_1_1436391613008_80904"/>(MN: I forgot to add this)  Amadeo also explains that he is Lord at The Pyre, and his full title is Lord Amadeo Rells of The Pyre, Warden of the Range, Protector of the Riverrun. He became Lord after his father's death, and acts as one of the four Wardens of the Range that hold fortresses against enemies marching on Pike. The others are Lord Redblade to the north, Lord Werreth at Veragost, and Lord Adabard north of Eastmount. You have heard of the Rells house, and know it to be a prestigious noble house in Tirion, along with the Adabard house. Both have served as bannermen to the Lerevion family, the current royal family, for hundreds of years. You have even heard of The Pyre, the main fortress of the Riverrun that is said to be impregnable. Amadeo has two sons to heir, and no daughters.</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405">
        <text:p text:style-name="P30"><draw:frame draw:style-name="fr1" draw:name="Frame20" text:anchor-type="char" svg:x="0.1772in" svg:width="0.1665in" draw:z-index="18"><draw:text-box fo:min-height="0.1665in"><text:p text:style-name="Text_20_body"/></draw:text-box></draw:frame><draw:frame draw:style-name="fr1" draw:name="Frame19" text:anchor-type="char" svg:x="0.1772in" svg:width="0.1665in" draw:z-index="19"><draw:text-box fo:min-height="0.1665in"><text:p text:style-name="Text_20_body"/></draw:text-box></draw:frame>Jordan Roth</text:p>
        <text:p text:style-name="P81">To</text:p>
        <text:p text:style-name="P84">Nolan Roth</text:p>
        <text:p text:style-name="P27"><text:soft-page-break/>Jul 9</text:p>
        <text:section text:style-name="Sect2" text:name="yui_3_16_0_1_1441546565886_14408">
          <text:p text:style-name="P36"/>
          <text:section text:style-name="Sect1" text:name="yiv9457643310">
            <text:p text:style-name="P66">"A kite it is then!" I say, and I follow Haarold as he leads me over to his apprentice.</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310">
        <text:p text:style-name="P30"><draw:frame draw:style-name="fr1" draw:name="Frame22" text:anchor-type="char" svg:x="0.1772in" svg:width="0.1665in" draw:z-index="20"><draw:text-box fo:min-height="0.1665in"><text:p text:style-name="Text_20_body"/></draw:text-box></draw:frame><draw:frame draw:style-name="fr1" draw:name="Frame21" text:anchor-type="char" svg:x="0.1772in" svg:width="0.1665in" draw:z-index="21"><draw:text-box fo:min-height="0.1665in"><text:p text:style-name="Text_20_body"/></draw:text-box></draw:frame>Nolan Roth</text:p>
        <text:p text:style-name="P81">To</text:p>
        <text:p text:style-name="P84">Jordan Roth</text:p>
        <text:p text:style-name="P27">Jul 9</text:p>
        <text:section text:style-name="Sect2" text:name="yui_3_16_0_1_1441546565886_14313">
          <text:p text:style-name="P36"/>
          <text:section text:style-name="Sect1" text:name="yiv8004486815">
            <text:p text:style-name="P57"/>
            <text:section text:style-name="Sect1" text:name="yiv8004486815yui_3_16_0_1_1436452443061_4207">
              <text:p text:style-name="P57">You follow the burly man to the multiple forges, one being manned by a tall young man with a mop of black hair on his head and a square jaw. The young man is hammering the red-hot steel of a new sword.</text:p>
            </text:section>
            <text:section text:style-name="Sect1" text:name="Section16">
              <text:p text:style-name="P57"><text:bookmark text:name="yiv8004486815yui_3_16_0_1_1436452443061_4207"/>"This is Brundin. He can get you fitted for a size, then get you a new kite forged in around a fortnight," said Haarold.</text:p>
            </text:section>
            <text:section text:style-name="Sect1" text:name="Section17">
              <text:p text:style-name="P57"><text:bookmark text:name="yiv8004486815yui_3_16_0_1_1436452443061_42071"/>"Pleasure to be meetin' you Ser," murmured the boy. You can tell he is uncomfortable with conversation, but he pauses his work and walks around the anvil.</text:p>
            </text:section>
            <text:section text:style-name="Sect1" text:name="Section18">
              <text:p text:style-name="P57"><text:bookmark text:name="yiv8004486815yui_3_16_0_1_1436452443061_42072"/>"Would his good Ser lift his arm please? And what be your height? Thank ye' kind."  Brundin turns and marks down some measurements, then thanks you again and resumes work.</text:p>
            </text:section>
            <text:section text:style-name="Sect1" text:name="Section19">
              <text:p text:style-name="P57"><text:bookmark text:name="yiv8004486815yui_3_16_0_1_1436452443061_42073"/><text:line-break/></text:p>
            </text:section>
            <text:section text:style-name="Sect3" text:name="Section20">
              <text:p text:style-name="P57"><text:bookmark text:name="yiv8004486815yui_3_16_0_1_1436452443061_42074"/>Haarold leads you away, "He's always been a bit of a gruff fellow, never been much for talking-- but his steel's as hard as any of my works!"</text:p>
            </text:section>
            <text:section text:style-name="Sect3" text:name="Section21">
              <text:p text:style-name="P57"><text:bookmark text:name="yiv8004486815yui_3_16_0_1_1436452443061_42075"/><text:line-break/></text:p>
            </text:section>
            <text:section text:style-name="Sect3" text:name="Section22">
              <text:p text:style-name="P57"><text:bookmark text:name="yiv8004486815yui_3_16_0_1_1436452443061_42076"/>You are led out of the shop into the shining daylight of Era.</text:p>
            </text:section>
            <text:section text:style-name="Sect3" text:name="Section23">
              <text:p text:style-name="P57"><text:bookmark text:name="yiv8004486815yui_3_16_0_1_1436452443061_42077"/><text:line-break/></text:p>
            </text:section>
            <text:section text:style-name="Sect3" text:name="Section24">
              <text:p text:style-name="P57"><text:bookmark text:name="yiv8004486815yui_3_16_0_1_1436452443061_42078"/><text:line-break/></text:p>
            </text:section>
            <text:section text:style-name="Sect3" text:name="Section25">
              <text:p text:style-name="P57"><text:bookmark text:name="yiv8004486815yui_3_16_0_1_1436452443061_42079"/>Do you do much else during the fortnight, or should I skip until then?</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271">
        <text:p text:style-name="P30"><draw:frame draw:style-name="fr1" draw:name="Frame24" text:anchor-type="char" svg:x="0.1772in" svg:width="0.1665in" draw:z-index="22"><draw:text-box fo:min-height="0.1665in"><text:p text:style-name="Text_20_body"/></draw:text-box></draw:frame><draw:frame draw:style-name="fr1" draw:name="Frame23" text:anchor-type="char" svg:x="0.1772in" svg:width="0.1665in" draw:z-index="23"><draw:text-box fo:min-height="0.1665in"><text:p text:style-name="Text_20_body"/></draw:text-box></draw:frame>Jordan Roth</text:p>
        <text:p text:style-name="P81">To</text:p>
        <text:p text:style-name="P84">Nolan Roth</text:p>
        <text:p text:style-name="P27">Jul 9</text:p>
        <text:section text:style-name="Sect2" text:name="yui_3_16_0_1_1441546565886_14274">
          <text:p text:style-name="P36"/>
          <text:section text:style-name="Sect1" text:name="yiv8276658320">
            <text:p text:style-name="P66"><text:soft-page-break/>I would like to make a visit to the Pyre, and if Amadeo is still hanging around the temple or the  guild I would like to inform him about that first.</text:p>
            <text:p text:style-name="P66"/>
            <text:p text:style-name="P62">Also, I just looked at the updated map, and I can't find the Pyre. However, I did figure out that I can navigate around it without having it update all the time if I</text:p>
            <text:p text:style-name="P62">(1) zoom one or two times into the upper left corner (View -&gt; Zoom + View -&gt; Zoom, no panning).</text:p>
            <text:p text:style-name="P62">(2) File -&gt; Save As . . . "Ilia.bmp", using the "Current Zoom" settings with a custom window size of, on two zooms, about 5000×6000.</text:p>
            <text:p text:style-name="P62">The *.bmp takes up like 100 MB, but I can just delete it after I'm done, and it's way less annoying to navigate than the editable map.</text:p>
            <text:p text:style-name="P62">Saving it as a *.jpg might take up less space; I haven't checked the quality of the picture, though.</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677">
        <text:p text:style-name="P30"><draw:frame draw:style-name="fr1" draw:name="Frame26" text:anchor-type="char" svg:x="0.1772in" svg:width="0.1665in" draw:z-index="24"><draw:text-box fo:min-height="0.1665in"><text:p text:style-name="Text_20_body"/></draw:text-box></draw:frame><draw:frame draw:style-name="fr1" draw:name="Frame25" text:anchor-type="char" svg:x="0.1772in" svg:width="0.1665in" draw:z-index="25"><draw:text-box fo:min-height="0.1665in"><text:p text:style-name="Text_20_body"/></draw:text-box></draw:frame>Nolan Roth</text:p>
        <text:p text:style-name="P81">To</text:p>
        <text:p text:style-name="P84">Jordan Roth</text:p>
        <text:p text:style-name="P26"> <text:span text:style-name="T48">Jul 9</text:span></text:p>
        <text:section text:style-name="Sect2" text:name="yui_3_16_0_1_1441546565886_14680">
          <text:p text:style-name="P36"/>
          <text:section text:style-name="Sect1" text:name="yiv8374662164">
            <text:p text:style-name="P57"/>
            <text:section text:style-name="Sect1" text:name="yiv8374662164yui_3_16_0_1_1436467510656_3644">
              <text:p text:style-name="P57"><text:bookmark text:name="yiv8374662164yui_3_16_0_1_1436467510656_3643"/>Do that to this file. It is one I just made that only includes Tirion. I will be using this mainly.</text:p>
            </text:section>
            <text:p text:style-name="P57"/>
            <text:p text:style-name="P57"/>
            <text:p text:style-name="P86"> <text:span text:style-name="T58">Show original message</text:span></text:p>
          </text:section>
          <text:section text:style-name="Sect1" text:name="yui_3_16_0_1_1441546565886_14791">
            <text:p text:style-name="P91"/>
            <text:section text:style-name="Sect1" text:name="yui_3_16_0_1_1441546565886_14692">
              <text:p text:style-name="P92"/>
              <text:section text:style-name="Sect1" text:name="yui_3_16_0_1_1441546565886_14694">
                <text:p text:style-name="P92"/>
                <text:section text:style-name="Sect2" text:name="yui_3_16_0_1_1441546565886_14703">
                  <text:p text:style-name="P2"/>
                  <text:section text:style-name="Sect1" text:name="yui_3_16_0_1_1441546565886_14757">
                    <text:p text:style-name="P2"/>
                  </text:section>
                  <text:list xml:id="list6645652551991510412" text:style-name="L9">
                    <text:list-item>
                      <text:p text:style-name="P5"><draw:frame draw:style-name="fr2" draw:name="Frame27" text:anchor-type="paragraph" svg:width="1.6665in" draw:z-index="26"><draw:text-box fo:min-height="0.0161in"><text:p text:style-name="P14">Tirion</text:p><text:p text:style-name="P14">.AuRX</text:p></draw:text-box></draw:frame><draw:frame draw:style-name="fr3" draw:name="Frame28" text:anchor-type="paragraph" svg:width="2.2917in" draw:z-index="27"><draw:text-box fo:min-height="0.0161in"><text:p text:style-name="P14"><text:a xlink:type="simple" xlink:href="https://us-mg6.mail.yahoo.com/neo/launch#" text:style-name="Internet_20_link" text:visited-style-name="Visited_20_Internet_20_Link"><text:span text:style-name="T59">Download</text:span></text:a></text:p></draw:text-box></draw:frame><text:bookmark text:name="yui_3_16_0_1_1441546565886_14754"/></text:p>
                    </text:list-item>
                  </text:list>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234">
        <text:p text:style-name="P30"><draw:frame draw:style-name="fr1" draw:name="Frame30" text:anchor-type="char" svg:x="0.1772in" svg:width="0.1665in" draw:z-index="28"><draw:text-box fo:min-height="0.1665in"><text:p text:style-name="Text_20_body"/></draw:text-box></draw:frame><draw:frame draw:style-name="fr1" draw:name="Frame29" text:anchor-type="char" svg:x="0.1772in" svg:width="0.1665in" draw:z-index="29"><draw:text-box fo:min-height="0.1665in"><text:p text:style-name="Text_20_body"/></draw:text-box></draw:frame>Nolan Roth</text:p>
        <text:p text:style-name="P81">To</text:p>
        <text:p text:style-name="P84">Jordan Roth</text:p>
        <text:p text:style-name="P27">Jul 9</text:p>
        <text:section text:style-name="Sect2" text:name="yui_3_16_0_1_1441546565886_14237">
          <text:p text:style-name="P36"/>
          <text:section text:style-name="Sect1" text:name="yiv0153748024">
            <text:p text:style-name="P57"/>
            <text:section text:style-name="Sect3" text:name="yiv0153748024yui_3_16_0_1_1436467510656_9187">
              <text:p text:style-name="P57">You go back to the Temple of Pelor first to check for Amadeo. The Priest informs you that he had left <text:soft-page-break/>that morning for Pike.</text:p>
            </text:section>
            <text:section text:style-name="Sect3" text:name="Section26">
              <text:p text:style-name="P57"><text:bookmark text:name="yiv0153748024yui_3_16_0_1_1436467510656_9187"/><text:line-break/></text:p>
            </text:section>
            <text:section text:style-name="Sect3" text:name="Section27">
              <text:p text:style-name="P57"><text:bookmark text:name="yiv0153748024yui_3_16_0_1_1436467510656_91871"/>You can send a letter to Pike for him with a courier or a raven, however it will take time for him to get it.</text:p>
            </text:section>
            <text:section text:style-name="Sect3" text:name="Section28">
              <text:p text:style-name="P57"><text:bookmark text:name="yiv0153748024yui_3_16_0_1_1436467510656_91872"/>You could also go to The Pyre anyway, maybe send a raven to Pike before you leave.</text:p>
            </text:section>
            <text:section text:style-name="Sect3" text:name="Section29">
              <text:p text:style-name="P57"><text:bookmark text:name="yiv0153748024yui_3_16_0_1_1436467510656_91873"/><text:line-break/></text:p>
            </text:section>
            <text:section text:style-name="Sect3" text:name="Section30">
              <text:p text:style-name="P57"><text:bookmark text:name="yiv0153748024yui_3_16_0_1_1436467510656_91874"/>Later, I wil lbe sending a bit on what Ciel has been doing this day.</text:p>
            </text:section>
            <text:section text:style-name="Sect3" text:name="Section31">
              <text:p text:style-name="P57"><text:bookmark text:name="yiv0153748024yui_3_16_0_1_1436467510656_91875"/><text:line-break/></text:p>
            </text:section>
            <text:section text:style-name="Sect3" text:name="Section32">
              <text:p text:style-name="P57"><text:bookmark text:name="yiv0153748024yui_3_16_0_1_1436467510656_91876"/><text:line-break/></text:p>
            </text:section>
            <text:section text:style-name="Sect3" text:name="Section33">
              <text:p text:style-name="P57"><text:bookmark text:name="yiv0153748024yui_3_16_0_1_1436467510656_91877"/>Also, Madre emailed stuff aboot banking info, and wanted to be sure you got it.</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017">
        <text:p text:style-name="P30"><draw:frame draw:style-name="fr1" draw:name="Frame32" text:anchor-type="char" svg:x="0.1772in" svg:width="0.1665in" draw:z-index="30"><draw:text-box fo:min-height="0.1665in"><text:p text:style-name="Text_20_body"/></draw:text-box></draw:frame><draw:frame draw:style-name="fr1" draw:name="Frame31" text:anchor-type="char" svg:x="0.1772in" svg:width="0.1665in" draw:z-index="31"><draw:text-box fo:min-height="0.1665in"><text:p text:style-name="Text_20_body"/></draw:text-box></draw:frame>Nolan Roth</text:p>
        <text:p text:style-name="P81">To</text:p>
        <text:p text:style-name="P84">nolanroth2016 jordanroth2013</text:p>
        <text:p text:style-name="P27">Jul 9</text:p>
        <text:section text:style-name="Sect2" text:name="yui_3_16_0_1_1441546565886_14020">
          <text:p text:style-name="P28"/>
          <text:section text:style-name="Sect1" text:name="yiv5343318830">
            <table:table table:name="Table1" table:style-name="Table1">
              <table:table-column table:style-name="Table1.A"/>
              <table:table-row>
                <table:table-cell office:value-type="string">
                  <text:p text:style-name="P93">On the new map, I found that zooming twice then saving it as a bmp with show full map setting on and a custom res of 2500x2000 gives a similar result in a much smaller file</text:p>
                </table:table-cell>
              </table:table-row>
            </table:table>
            <text:p text:style-name="P1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4969">
        <text:p text:style-name="P30"><draw:frame draw:style-name="fr1" draw:name="Frame34" text:anchor-type="char" svg:x="0.1772in" svg:width="0.1665in" draw:z-index="32"><draw:text-box fo:min-height="0.1665in"><text:p text:style-name="Text_20_body"/></draw:text-box></draw:frame><draw:frame draw:style-name="fr1" draw:name="Frame33" text:anchor-type="char" svg:x="0.1772in" svg:width="0.1665in" draw:z-index="33"><draw:text-box fo:min-height="0.1665in"><text:p text:style-name="Text_20_body"/></draw:text-box></draw:frame>Jordan Roth</text:p>
        <text:p text:style-name="P81">To</text:p>
        <text:p text:style-name="P84">Nolan Roth</text:p>
        <text:p text:style-name="P27">Jul 9</text:p>
        <text:section text:style-name="Sect2" text:name="yui_3_16_0_1_1441546565886_14972">
          <text:p text:style-name="P36"/>
          <text:section text:style-name="Sect1" text:name="yiv1238585527">
            <text:p text:style-name="P66">I will forgoe any sort of communication and simply head out to the north along the road to Farad, which I assume branches west at some point and leads to the Pyre.</text:p>
            <text:p text:style-name="P66"/>
            <text:p text:style-name="P62">I'll check my travel inventory in a bit to make sure that I have sufficient rations and such.</text:p>
            <text:p text:style-name="P66"/>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169">
        <text:p text:style-name="P30"><draw:frame draw:style-name="fr1" draw:name="Frame36" text:anchor-type="char" svg:x="0.1772in" svg:width="0.1665in" draw:z-index="34"><draw:text-box fo:min-height="0.1665in"><text:p text:style-name="Text_20_body"/></draw:text-box></draw:frame><draw:frame draw:style-name="fr1" draw:name="Frame35" text:anchor-type="char" svg:x="0.1772in" svg:width="0.1665in" draw:z-index="35"><draw:text-box fo:min-height="0.1665in"><text:p text:style-name="Text_20_body"/></draw:text-box></draw:frame>Nolan Roth</text:p>
        <text:p text:style-name="P81"><text:soft-page-break/>To</text:p>
        <text:p text:style-name="P84">Jordan Roth</text:p>
        <text:p text:style-name="P27">Jul 10</text:p>
        <text:section text:style-name="Sect2" text:name="yui_3_16_0_1_1441546565886_15172">
          <text:p text:style-name="P40"/>
          <text:section text:style-name="Sect1" text:name="yui_3_16_0_1_1441546565886_15180">
            <text:p text:style-name="P57"/>
            <text:section text:style-name="Sect1" text:name="yui_3_16_0_1_1441546565886_15179">
              <text:p text:style-name="P57"/>
              <text:section text:style-name="Sect1" text:name="yiv1683125209">
                <text:p text:style-name="P57"/>
                <text:section text:style-name="Sect1" text:name="yui_3_16_0_1_1441546565886_15178">
                  <text:p text:style-name="P57"/>
                  <text:section text:style-name="Sect2" text:name="yui_3_16_0_1_1441546565886_15177">
                    <text:p text:style-name="P56">I will add in major roads today</text:p>
                    <text:p text:style-name="P57"/>
                    <text:p text:style-name="P57"/>
                    <text:section text:style-name="Sect1" text:name="yui_3_16_0_1_1441546565886_15176">
                      <text:p text:style-name="P89"> <text:span text:style-name="T52">Show original message</text:span></text:p>
                    </text:section>
                  </text:section>
                </text:section>
              </text:section>
            </text:section>
          </text:section>
        </text:section>
        <text:section text:style-name="Sect1" text:name="yui_3_16_0_1_1441546565886_15175">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ection text:style-name="Sect1" text:name="yui_3_16_0_1_1441546565886_10180">
        <text:p text:style-name="P25"/>
        <text:section text:style-name="Sect1" text:name="yui_3_16_0_1_1441546565886_10179">
          <text:p text:style-name="P78"/>
          <text:section text:style-name="Sect1" text:name="yui_3_16_0_1_1441546565886_10178">
            <text:p text:style-name="P72"><draw:frame draw:style-name="fr1" draw:name="Frame38" text:anchor-type="char" svg:x="0.1772in" svg:width="0.1665in" draw:z-index="36"><draw:text-box fo:min-height="0.1665in"><text:p text:style-name="Text_20_body"/></draw:text-box></draw:frame><draw:frame draw:style-name="fr1" draw:name="Frame37" text:anchor-type="char" svg:x="0.1772in" svg:width="0.1665in" draw:z-index="37"><draw:text-box fo:min-height="0.1665in"><text:p text:style-name="Text_20_body"/></draw:text-box></draw:frame><text:span text:style-name="T50">Nolan Roth</text:span> <text:bookmark text:name="yui_3_16_0_1_1441546565886_10181"/><text:span text:style-name="T49">In checking your inventory, do you think you need anything for the trip?</text:span></text:p>
          </text:section>
          <text:p text:style-name="P76">Jul 10</text:p>
        </text:section>
      </text:section>
      <text:section text:style-name="Sect1" text:name="yui_3_16_0_1_1441546565886_10185">
        <text:p text:style-name="P25"/>
        <text:section text:style-name="Sect1" text:name="yui_3_16_0_1_1441546565886_10184">
          <text:p text:style-name="P78"/>
          <text:section text:style-name="Sect1" text:name="yui_3_16_0_1_1441546565886_10183">
            <text:p text:style-name="P72"><draw:frame draw:style-name="fr1" draw:name="Frame40" text:anchor-type="char" svg:x="0.1772in" svg:width="0.1665in" draw:z-index="38"><draw:text-box fo:min-height="0.1665in"><text:p text:style-name="Text_20_body"/></draw:text-box></draw:frame><draw:frame draw:style-name="fr1" draw:name="Frame39" text:anchor-type="char" svg:x="0.1772in" svg:width="0.1665in" draw:z-index="39"><draw:text-box fo:min-height="0.1665in"><text:p text:style-name="Text_20_body"/></draw:text-box></draw:frame><text:span text:style-name="T50">Nolan Roth</text:span> <text:bookmark text:name="yui_3_16_0_1_1441546565886_10182"/><text:span text:style-name="T49">If so, you can buy go into Era and buy it. Most everything is available at 20% more than it's price in either Ultimate Equipment (Pathfinder) or any of the Players Handbooks or Core Rulebooks</text:span></text:p>
          </text:section>
          <text:p text:style-name="P76">Jul 10</text:p>
        </text:section>
      </text:section>
      <text:section text:style-name="Sect1" text:name="yui_3_16_0_1_1441546565886_10186">
        <text:p text:style-name="P25"/>
        <text:section text:style-name="Sect1" text:name="yui_3_16_0_1_1441546565886_10189">
          <text:p text:style-name="P78"/>
          <text:section text:style-name="Sect1" text:name="yui_3_16_0_1_1441546565886_10188">
            <text:p text:style-name="P72"><draw:frame draw:style-name="fr1" draw:name="Frame42" text:anchor-type="char" svg:x="0.1772in" svg:width="0.1665in" draw:z-index="40"><draw:text-box fo:min-height="0.1665in"><text:p text:style-name="Text_20_body"/></draw:text-box></draw:frame><draw:frame draw:style-name="fr1" draw:name="Frame41" text:anchor-type="char" svg:x="0.1772in" svg:width="0.1665in" draw:z-index="41"><draw:text-box fo:min-height="0.1665in"><text:p text:style-name="Text_20_body"/></draw:text-box></draw:frame><text:span text:style-name="T50">Jordan Roth</text:span> <text:bookmark text:name="yui_3_16_0_1_1441546565886_10187"/><text:span text:style-name="T49">I think that I'm set, but I grab 100 gold from my home-chest to take with me. 2015-07-10 18:36 GMT+01:00 Nolan Roth &lt;nolanroth2016@yahoo.com&gt;:</text:span></text:p>
          </text:section>
          <text:p text:style-name="P76"><text:soft-page-break/>Jul 10</text:p>
        </text:section>
      </text:section>
      <text:section text:style-name="Sect1" text:name="yui_3_16_0_1_1441546565886_10177">
        <text:p text:style-name="P25"/>
        <text:section text:style-name="Sect1" text:name="yui_3_16_0_1_1441546565886_10176">
          <text:p text:style-name="P78"/>
          <text:section text:style-name="Sect1" text:name="yui_3_16_0_1_1441546565886_10175">
            <text:p text:style-name="P72"><draw:frame draw:style-name="fr1" draw:name="Frame44" text:anchor-type="char" svg:x="0.1772in" svg:width="0.1665in" draw:z-index="42"><draw:text-box fo:min-height="0.1665in"><text:p text:style-name="Text_20_body"/></draw:text-box></draw:frame><draw:frame draw:style-name="fr1" draw:name="Frame43" text:anchor-type="char" svg:x="0.1772in" svg:width="0.1665in" draw:z-index="43"><draw:text-box fo:min-height="0.1665in"><text:p text:style-name="Text_20_body"/></draw:text-box></draw:frame><text:span text:style-name="T50">Nolan Roth</text:span> <text:bookmark text:name="yui_3_16_0_1_1441546565886_10174"/><text:span text:style-name="T49">Okay, you meet back up with Ciel at the guild, and he wishes to accompany you to The Pyre, 'whether you wish it, or no.' He grabs his things and heads out after buying some rations from Mirajane. As y</text:span></text:p>
          </text:section>
          <text:p text:style-name="P76">Jul 10</text:p>
        </text:section>
      </text:section>
      <text:section text:style-name="Sect1" text:name="yui_3_16_0_1_1441546565886_15134">
        <text:p text:style-name="P30"><draw:frame draw:style-name="fr1" draw:name="Frame46" text:anchor-type="char" svg:x="0.1772in" svg:width="0.1665in" draw:z-index="44"><draw:text-box fo:min-height="0.1665in"><text:p text:style-name="Text_20_body"/></draw:text-box></draw:frame><draw:frame draw:style-name="fr1" draw:name="Frame45" text:anchor-type="char" svg:x="0.1772in" svg:width="0.1665in" draw:z-index="45"><draw:text-box fo:min-height="0.1665in"><text:p text:style-name="Text_20_body"/></draw:text-box></draw:frame>Jordan Roth</text:p>
        <text:p text:style-name="P81">To</text:p>
        <text:p text:style-name="P84">Nolan Roth</text:p>
        <text:p text:style-name="P27">Jul 11</text:p>
        <text:section text:style-name="Sect2" text:name="yui_3_16_0_1_1441546565886_15137">
          <text:p text:style-name="P36"/>
          <text:section text:style-name="Sect1" text:name="yiv0642982909">
            <text:p text:style-name="P66">"It is true that we'd be less free, should we join the Order. The day-to-day work that we'd be doing would be largely the same as what we're doing now, however, and I'm sure that we'd have some say in what needs to be done. We'd also be working for a larger cause; we can certainly do good hiring ourselves out to the many, solving their many local problems, but in the Order we would be used as pieces to accomplish higher-order goals which would be impossible for two or three mercenaries alone. Plus, you're right -- especially in the face of the walk we have ahead of us, owning a horse sounds extremely appealing."</text:p>
            <text:p text:style-name="P66"/>
            <text:p text:style-name="P66"/>
            <text:p text:style-name="P66"/>
            <text:p text:style-name="P62">&lt;Meta&gt;</text:p>
            <text:p text:style-name="P66"/>
            <text:p text:style-name="P62">Describe combat scene, e.g. enemies and environment, in great detail.</text:p>
            <text:p text:style-name="P66"/>
            <text:p text:style-name="P62">Wait for response . . . my plan of action, e.g. fight or flight, e.g. which enemy to first engage, e.g. rules for determining which enemy to engage after done with that one, e.g. special actions to take near certain environmental structures.</text:p>
            <text:p text:style-name="P66"/>
            <text:p text:style-name="P62">Resolve combat scene until a significant stimulus is encountered, e.g. my health dropping dangerously low, e.g. new combatants entering the scene.</text:p>
            <text:p text:style-name="P66"/>
            <text:p text:style-name="P62">If a significant stimulus is encountered, wait for my response, then continue to resolve the combat scene.</text:p>
            <text:p text:style-name="P66"/>
            <text:p text:style-name="P62"><text:soft-page-break/>Resolving a combat scene would consist of having the participants attack each other. Normally, regular attacks would be used, unless either there seems to be a good reason to do otherwise or some other sort of attack has been specified.</text:p>
            <text:p text:style-name="P66"/>
            <text:p text:style-name="P66"/>
            <text:p text:style-name="P62">For a slower, higher-feedback combat, you could consider more things as significant stimuli: e.g., defeating any opponent, being attacked by a new opponent, being struck for more than one or two damage.</text:p>
            <text:p text:style-name="P66"/>
            <text:p text:style-name="P62">Mostly, the idea is just "I announce my intent to attack and give a rough outline of how to go about doing so; you make the concrete micro-descisions and carry out the simulations (i.e. you roll the die and do the math)."</text:p>
            <text:p text:style-name="P66"/>
            <text:p text:style-name="P62">&lt;/Meta&gt;</text:p>
            <text:p text:style-name="P66"/>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103">
        <text:p text:style-name="P30"><draw:frame draw:style-name="fr1" draw:name="Frame48" text:anchor-type="char" svg:x="0.1772in" svg:width="0.1665in" draw:z-index="46"><draw:text-box fo:min-height="0.1665in"><text:p text:style-name="Text_20_body"/></draw:text-box></draw:frame><draw:frame draw:style-name="fr1" draw:name="Frame47" text:anchor-type="char" svg:x="0.1772in" svg:width="0.1665in" draw:z-index="47"><draw:text-box fo:min-height="0.1665in"><text:p text:style-name="Text_20_body"/></draw:text-box></draw:frame>Nolan Roth</text:p>
        <text:p text:style-name="P81">To</text:p>
        <text:p text:style-name="P84">Jordan Roth</text:p>
        <text:p text:style-name="P27">Jul 11</text:p>
        <text:section text:style-name="Sect2" text:name="yui_3_16_0_1_1441546565886_15106">
          <text:p text:style-name="P36"/>
          <text:section text:style-name="Sect1" text:name="yiv4387803582">
            <text:p text:style-name="P57"/>
            <text:section text:style-name="Sect1" text:name="yiv4387803582yui_3_16_0_1_1436655962952_3958">
              <text:p text:style-name="P57">&lt;Meta&gt;</text:p>
            </text:section>
            <text:section text:style-name="Sect1" text:name="Section34">
              <text:p text:style-name="P57"><text:bookmark text:name="yiv4387803582yui_3_16_0_1_1436655962952_3958"/><text:line-break/></text:p>
            </text:section>
            <text:section text:style-name="Sect1" text:name="Section35">
              <text:p text:style-name="P57"><text:bookmark text:name="yiv4387803582yui_3_16_0_1_1436655962952_39581"/>That sounds good</text:p>
            </text:section>
            <text:section text:style-name="Sect1" text:name="Section36">
              <text:p text:style-name="P57"><text:bookmark text:name="yiv4387803582yui_3_16_0_1_1436655962952_39582"/><text:line-break/></text:p>
            </text:section>
            <text:section text:style-name="Sect1" text:name="Section37">
              <text:p text:style-name="P57"><text:bookmark text:name="yiv4387803582yui_3_16_0_1_1436655962952_39583"/>&lt;/Meta&gt;</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068">
        <text:p text:style-name="P30"><draw:frame draw:style-name="fr1" draw:name="Frame50" text:anchor-type="char" svg:x="0.1772in" svg:width="0.1665in" draw:z-index="48"><draw:text-box fo:min-height="0.1665in"><text:p text:style-name="Text_20_body"/></draw:text-box></draw:frame><draw:frame draw:style-name="fr1" draw:name="Frame49" text:anchor-type="char" svg:x="0.1772in" svg:width="0.1665in" draw:z-index="49"><draw:text-box fo:min-height="0.1665in"><text:p text:style-name="Text_20_body"/></draw:text-box></draw:frame>Nolan Roth</text:p>
        <text:p text:style-name="P81">To</text:p>
        <text:p text:style-name="P84">Jordan Roth</text:p>
        <text:p text:style-name="P27">Jul 12</text:p>
        <text:section text:style-name="Sect2" text:name="yui_3_16_0_1_1441546565886_15071">
          <text:p text:style-name="P36"/>
          <text:section text:style-name="Sect1" text:name="yiv2629751672">
            <text:p text:style-name="P57"/>
            <text:section text:style-name="Sect1" text:name="yiv2629751672yui_3_16_0_1_1436707757467_3685">
              <text:p text:style-name="P57">17/5/412</text:p>
            </text:section>
            <text:section text:style-name="Sect1" text:name="yiv2629751672yui_3_16_0_1_1436707757467_3687">
              <text:p text:style-name="P57"><text:bookmark text:name="yiv2629751672yui_3_16_0_1_1436707757467_3689"/><text:line-break/><text:soft-page-break/></text:p>
            </text:section>
            <text:section text:style-name="Sect1" text:name="yiv2629751672yui_3_16_0_1_1436707757467_3691">
              <text:p text:style-name="P57"><text:bookmark text:name="yiv2629751672yui_3_16_0_1_1436707757467_3693"/><text:line-break/></text:p>
            </text:section>
            <text:section text:style-name="Sect1" text:name="yiv2629751672yui_3_16_0_1_1436707757467_3695">
              <text:p text:style-name="P57">You set out from Era at noontide, the sun high in the sky. The Book of Sult in it's black satchel, slung across your shoulder, your donkey, and Ciel for company. You converse about the goings on along your travels, and stop to make camp as the sun retreats behind the jagged mountain peaks. You set up your tents along side a small brook, refilling your water skins as your donkey drank it's fill of the fresh, clear water. Ciel lay out, gazing at the stars with his hands folded behind his back, the grass licking his arms. “We're not far from Farad now, only ten miles north of here are the ruins of the monastery. Funny how Farad was destroyed just over a moon ago. Seems like longer...”</text:p>
            </text:section>
            <text:section text:style-name="Sect1" text:name="yiv2629751672yui_3_16_0_1_1436707757467_3697">
              <text:p text:style-name="P57">Kazand, ever the unsleeping demon, took the whole night's watch as you and Ciel drifted off to sleep.</text:p>
            </text:section>
            <text:section text:style-name="Sect1" text:name="yiv2629751672yui_3_16_0_1_1436707757467_3699">
              <text:p text:style-name="P57"><text:bookmark text:name="yiv2629751672yui_3_16_0_1_1436707757467_3701"/><text:line-break/></text:p>
            </text:section>
            <text:section text:style-name="Sect1" text:name="yiv2629751672yui_3_16_0_1_1436707757467_3703">
              <text:p text:style-name="P57">18/5/412</text:p>
            </text:section>
            <text:section text:style-name="Sect1" text:name="yiv2629751672yui_3_16_0_1_1436707757467_3705">
              <text:p text:style-name="P57"><text:bookmark text:name="yiv2629751672yui_3_16_0_1_1436707757467_3707"/><text:line-break/></text:p>
            </text:section>
            <text:section text:style-name="Sect1" text:name="yiv2629751672yui_3_16_0_1_1436707757467_3709">
              <text:p text:style-name="P57"><text:bookmark text:name="yiv2629751672yui_3_16_0_1_1436707757467_3711"/><text:line-break/></text:p>
            </text:section>
            <text:section text:style-name="Sect1" text:name="yiv2629751672yui_3_16_0_1_1436707757467_3713">
              <text:p text:style-name="P57">You wake early in the morning to find Kazand just as vigilant as when his post began. The sun not yet entirely risen, the sky was only just beginning to lighten, the fiery orange and pink washing away the night's purple. You pack your things onto the donkey and continue along the Southroad towards The Pyre. Ciel talks with a passing wizard, an old man searching for some lost pages of his spellbook in Era. You pass a merchant caravan from Oronand, strange dwarven goods bedecking the wagons and carts, the guards brandishing strange dwarven pikes beset with vacuoles of liquid mercury. Brass pots decorated with beautiful carvings and tough cloth aprons embroidered with fantastic images of dwarven myths were amazing sights, but the necklaces and bracelets and circlets set with spectacular shining gemstones carved from under the mountains stood as the most wonderful.</text:p>
            </text:section>
            <text:section text:style-name="Sect1" text:name="yiv2629751672yui_3_16_0_1_1436707757467_3715">
              <text:p text:style-name="P57">Do you look at more of their wares?</text:p>
            </text:section>
            <text:section text:style-name="Sect1" text:name="yiv2629751672yui_3_16_0_1_1436707757467_3717">
              <text:p text:style-name="P57">As the evening comes upon you and Ciel, You plunge into the darkening woods that border the western side of the Pelori range. These woods are known to be rife with bandits. Knowing this, you keep your weapons at the ready. You set up camp early, choosing to not light a fire as to hide your presence. The woods seem thick and dark in the shade of the mountains, a light fog setting in. You set Kazand as watchman. Ciel watches the woods anxiously. “I don't like the feel of these woods. Too dark.”</text:p>
            </text:section>
            <text:section text:style-name="Sect1" text:name="yiv2629751672yui_3_16_0_1_1436707757467_3719">
              <text:p text:style-name="P57">Within minutes, however, the need for a watchman has proved for naught. In the dark between the trees to your right you see four pairs of burning red eyes, and fiery lines beneath cracked stony skin. The corrupt demons step into your small clearing in a line, about 30 feet away from you. Any clothing on them had long since burned off, leaving only the charred flesh once belonging to living people. The one on the far right end brandished a blackened heavy mace infront of it, and the one second from the left clung to a mangled ranseur, still deadly sharp. Kazand turned into his human form, drawing a composite longbow from his back. Ciel stood up and drew his hand-and-a-half bastard sword from his back, “Hope these guys don't start a forest fire; that would be the last thing we need.”</text:p>
            </text:section>
            <text:section text:style-name="Sect1" text:name="yiv2629751672yui_3_16_0_1_1436707757467_3721">
              <text:p text:style-name="P57"><text:bookmark text:name="yiv2629751672yui_3_16_0_1_1436707757467_3723"/><text:line-break/></text:p>
            </text:section>
            <text:section text:style-name="Sect3" text:name="yiv2629751672yui_3_16_0_1_1436707757467_3725">
              <text:p text:style-name="P57">You stand in a rough circular clearing about 40 feet in diameter, your tents set up at one end, behind you. The demons stand opposite of you, at the edge of the circle. You set up camp south of the road; the demons stand north of you as you are at the south end of the clearing. They stand close together, though the ones at the edges seem to be starting to drift around the edges of the clearing. You are closer to the west end of the clearing, nearest to the demon with the ranseur. Ciel stands about five feet southwest of you, with Kazand ten feet east of Ciel. Your donkey is directly behind you. You are not wearing armor, <text:soft-page-break/>and neither is Ciel, though Ciel can cast mage armor on you, and you know he will cast it on himself.</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033">
        <text:p text:style-name="P30"><draw:frame draw:style-name="fr1" draw:name="Frame52" text:anchor-type="char" svg:x="0.1772in" svg:width="0.1665in" draw:z-index="50"><draw:text-box fo:min-height="0.1665in"><text:p text:style-name="Text_20_body"/></draw:text-box></draw:frame><draw:frame draw:style-name="fr1" draw:name="Frame51" text:anchor-type="char" svg:x="0.1772in" svg:width="0.1665in" draw:z-index="51"><draw:text-box fo:min-height="0.1665in"><text:p text:style-name="Text_20_body"/></draw:text-box></draw:frame>nolanroth2016@yahoo.com</text:p>
        <text:p text:style-name="P81">To</text:p>
        <text:p text:style-name="P84">Jordan Roth</text:p>
        <text:p text:style-name="P27">Jul 12</text:p>
        <text:section text:style-name="Sect2" text:name="yui_3_16_0_1_1441546565886_15036">
          <text:p text:style-name="P36"/>
          <text:section text:style-name="Sect1" text:name="yiv5377406162">
            <text:p text:style-name="P12">17/5/412</text:p>
            <text:p text:style-name="P12"/>
            <text:p text:style-name="P12"/>
            <text:p text:style-name="P11">You set out from Era at noontide, the sun high in the sky. The Book of Sult in it's black satchel, slung across your shoulder, your donkey, and Ciel for company. You converse about the goings on along your travels, and stop to make camp as the sun retreats behind the jagged mountain peaks. You set up your tents along side a small brook, refilling your water skins as your donkey drank it's fill of the fresh, clear water. Ciel lay out, gazing at the stars with his hands folded behind his back, the grass licking his arms. “We're not far from Farad now, only ten miles north of here are the ruins of the monastery. Funny how Farad was destroyed just over a moon ago. Seems like longer...”</text:p>
            <text:p text:style-name="P11">Kazand, ever the unsleeping demon, took the whole night's watch as you and Ciel drifted off to sleep.</text:p>
            <text:p text:style-name="P12"/>
            <text:p text:style-name="P11">18/5/412</text:p>
            <text:p text:style-name="P12"/>
            <text:p text:style-name="P12"/>
            <text:p text:style-name="P11">You wake early in the morning to find Kazand just as vigilant as when his post began. The sun not yet entirely risen, the sky was only just beginning to lighten, the fiery orange and pink washing away the night's purple. You pack your things onto the donkey and continue along the Southroad towards The Pyre. Ciel talks with a passing wizard, an old man searching for some lost pages of his spellbook in Era. You pass a merchant caravan from Oronand, strange dwarven goods bedecking the wagons and carts, the guards brandishing strange dwarven pikes beset with vacuoles of liquid mercury. Brass pots decorated with beautiful carvings and tough cloth aprons embroidered with fantastic images of dwarven myths were amazing sights, but the necklaces and bracelets and circlets set with spectacular shining gemstones carved from under the mountains stood as the most wonderful.</text:p>
            <text:p text:style-name="P11">Do you look at more of their wares?</text:p>
            <text:p text:style-name="P11">As the evening comes upon you and Ciel, You plunge into the darkening woods that border the western side of the Pelori range. These woods are known to be rife with bandits. Knowing this, you keep your weapons at the ready. You set up camp early, choosing to not light a fire as to hide your presence. The woods seem thick and dark in the shade of the mountains, a light fog setting in. You set Kazand as watchman. Ciel watches the woods anxiously. “I don't like the feel of these woods. Too dark.”</text:p>
            <text:p text:style-name="P11">Within minutes, however, the need for a watchman has proved for naught. In the dark between <text:soft-page-break/>the trees to your right you see four pairs of burning red eyes, and fiery lines beneath cracked stony skin. The corrupt demons step into your small clearing in a line, about 30 feet away from you. Any clothing on them had long since burned off, leaving only the charred flesh once belonging to living people. The one on the far right end brandished a blackened heavy mace infront of it, and the one second from the left clung to a mangled ranseur, still deadly sharp. Kazand turned into his human form, drawing a composite longbow from his back. Ciel stood up and drew his hand-and-a-half bastard sword from his back, “Hope these guys don't start a forest fire; that would be the last thing we need.”</text:p>
            <text:p text:style-name="P12"/>
            <text:p text:style-name="P11">You stand in a rough circular clearing about 40 feet in diameter, your tents set up at one end, behind you. The demons stand opposite of you, at the edge of the circle. You set up camp south of the road; the demons stand north of you as you are at the south end of the clearing. They stand close together, though the ones at the edges seem to be starting to drift around the edges of the clearing. You are closer to the west end of the clearing, nearest to the demon with the ranseur. Ciel stands about five feet southwest of you, with Kazand ten feet east of Ciel. Your donkey is directly behind you. You are not wearing armor, and neither is Ciel, though Ciel can cast mage armor on you, and you know he will cast it on himself.</text:p>
            <text:p text:style-name="P12"/>
            <text:p text:style-name="P13"/>
            <text:p text:style-name="P17">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000">
        <text:p text:style-name="P30"><draw:frame draw:style-name="fr1" draw:name="Frame54" text:anchor-type="char" svg:x="0.1772in" svg:width="0.1665in" draw:z-index="52"><draw:text-box fo:min-height="0.1665in"><text:p text:style-name="Text_20_body"/></draw:text-box></draw:frame><draw:frame draw:style-name="fr1" draw:name="Frame53" text:anchor-type="char" svg:x="0.1772in" svg:width="0.1665in" draw:z-index="53"><draw:text-box fo:min-height="0.1665in"><text:p text:style-name="Text_20_body"/></draw:text-box></draw:frame>Jordan Roth</text:p>
        <text:p text:style-name="P81">To</text:p>
        <text:p text:style-name="P84">Nolan Roth</text:p>
        <text:p text:style-name="P27">Jul 13</text:p>
        <text:section text:style-name="Sect2" text:name="yui_3_16_0_1_1441546565886_15003">
          <text:p text:style-name="P36"/>
          <text:section text:style-name="Sect1" text:name="yiv9862845426">
            <text:p text:style-name="P65"><text:span text:style-name="Strong_20_Emphasis"><text:span text:style-name="T70">Dwarven Caravan</text:span></text:span></text:p>
            <text:p text:style-name="P66"/>
            <text:p text:style-name="P62">I do look more at their wares! Especially the tapestries and any trinkets they may have.​</text:p>
            <text:p text:style-name="P66"/>
            <text:p text:style-name="P65"><text:span text:style-name="Strong_20_Emphasis"><text:span text:style-name="T18">Forest Clearing</text:span></text:span></text:p>
            <text:p text:style-name="P66"/>
            <text:p text:style-name="P62">I heft my blessed spear.</text:p>
            <text:p text:style-name="P66"/>
            <text:p text:style-name="P62">Precisely how many demons are there?</text:p>
            <text:p text:style-name="P66"/>
            <text:p text:style-name="P62">If there are four or less, I suggest a direct assault.</text:p>
            <text:p text:style-name="P66"/>
            <text:p text:style-name="P62">If there are five to eight, I suggest a kiting approach -- Ciel and I will go to the wings of the enemy formation and harrass them while Kazand peppers them with longbow fire. Specifically, I'll run to within a short distance of the right flank and ready an action to stab any demon who gets within my range. After attempting to fend off the potential counter-attack, I will withdraw to a safe distance and do it all again. If I can isolate one demon from the rest -- i.e., no others are chasing me -- then I can just deal with it via direct combat, without the withdraw/attack hassle. If more than two demons are catching up with me after each withdraw step, this tactic may require modification.</text:p>
            <text:p text:style-name="P66"><text:soft-page-break/></text:p>
            <text:p text:style-name="P62">If there are more than eight, I suggest fleeing a short distance into the forest. If they do not pursue, we rejoice. If they do, we find two sufficiently close-together trees or thick patches of brush such that Ciel and I could guard it as a choke point. Kazand could climb a tree and snipe the enemy. Donkey could guard our rear.</text:p>
            <text:p text:style-name="P66"/>
            <text:p text:style-name="P62">If for some reason I lose my holy spear, which I should not throw except under exceptional circumstances, I will use my heavy mace with plenty of power attacks. Use -2 unless I prove unable to hit the enemy one out of three times or less, in which case move to -1 and then, if still no luck, -0. If I can hit them two out of three times or more, go to -3 and then -4 and so forth. Unless this tactic proves alarmingly effective, I will make my number-one priority the recovery of my spear (unless someone else is actually in danger of dying).</text:p>
            <text:p text:style-name="P66"/>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240">
        <text:p text:style-name="P30"><draw:frame draw:style-name="fr1" draw:name="Frame56" text:anchor-type="char" svg:x="0.1772in" svg:width="0.1665in" draw:z-index="54"><draw:text-box fo:min-height="0.1665in"><text:p text:style-name="Text_20_body"/></draw:text-box></draw:frame><draw:frame draw:style-name="fr1" draw:name="Frame55" text:anchor-type="char" svg:x="0.1772in" svg:width="0.1665in" draw:z-index="55"><draw:text-box fo:min-height="0.1665in"><text:p text:style-name="Text_20_body"/></draw:text-box></draw:frame>Nolan Roth</text:p>
        <text:p text:style-name="P81">To</text:p>
        <text:p text:style-name="P84">Jordan Roth</text:p>
        <text:p text:style-name="P26"> <text:span text:style-name="T48">Jul 13</text:span></text:p>
        <text:section text:style-name="Sect2" text:name="yui_3_16_0_1_1441546565886_15241">
          <text:p text:style-name="P36"/>
          <text:section text:style-name="Sect1" text:name="yiv8444320515">
            <text:p text:style-name="P57"/>
            <text:section text:style-name="Sect1" text:name="yiv8444320515yui_3_16_0_1_1436805593129_4366">
              <text:p text:style-name="P57">Dwarven Caravan:</text:p>
            </text:section>
            <text:section text:style-name="Sect1" text:name="yiv8444320515yui_3_16_0_1_1436805593129_4368">
              <text:p text:style-name="P57"><text:bookmark text:name="yiv8444320515yui_3_16_0_1_1436805593129_4370"/><text:line-break/></text:p>
            </text:section>
            <text:section text:style-name="Sect1" text:name="yiv8444320515yui_3_16_0_1_1436805593129_4372">
              <text:p text:style-name="P57">The dwarf merchant excitedly shows you their wares, “You will be most pleased, ser! We have many wares from Oronand and Norodag!” Her accent was thick from life under the mountains. Most of the tapestries depict dwarven legends and myths, but one is more simple, being only patterned. One of the tapestries, depicting the legend of the lost dwarf city Krosus, is woven from gemweave, a fabulous dwarven cloth whose fibers are made from actual gemstones. The tapestry has many magnificent colors, sapphire and emerald and ruby, opal and jade and diamond. The simple patterned one is woven from hardy cloth, and is adorned with beautiful patterns and angled swirls. Another tapestry's center depicts the dwarven legend of the Crown of Sorrow, which was said to have protected dwarven kings from the corruption of mind flayers.</text:p>
            </text:section>
            <text:section text:style-name="Sect1" text:name="yiv8444320515yui_3_16_0_1_1436805593129_4374">
              <text:p text:style-name="P57">Many of the trinkets they have are dwarven versions of normal household items. The dwarven metalwork makes these items significantly stronger and cooler looking. This caravan has pots, plates, cutlery, cups, and bowls. They also have many dwarven children toys, and a dwarven puzzle cube. Ciel finds a clockwork cat-- a clockwork mechanism that is the size of, and behaves like a real cat. Except it isn't. It's gears and magic. Ciel likes it. There are a few other clockwork animals-- a rat, a bat, a toad. You find belts with strong magical auras that the caravan traders say increase your strength tenfold, and dwarven cloaks embroidered with gold and silver. The merchant, who names herself Hurdul, shows you a necklace with a brass bauble that she says will grant you good luck, and a bracer that has a mechanical arm that holds onto your weapon making it harder for you to be disarmed. You see dwarven goggles, and blacksmith's facemasks, finely woven bandanas and casks of dwarven drink.</text:p>
            </text:section>
            <text:section text:style-name="Sect1" text:name="yiv8444320515yui_3_16_0_1_1436805593129_4376">
              <text:p text:style-name="P57">In general dwarves prefer bartering, as they have no shortage of precious metals, however they do take gold and silver and copper which they then spend on things in the cities.</text:p>
            </text:section>
            <text:section text:style-name="Sect1" text:name="yiv8444320515yui_3_16_0_1_1436805593129_4378">
              <text:p text:style-name="P57"><text:bookmark text:name="yiv8444320515yui_3_16_0_1_1436805593129_4380"/><text:line-break/><text:soft-page-break/></text:p>
            </text:section>
            <text:section text:style-name="Sect1" text:name="yiv8444320515yui_3_16_0_1_1436805593129_4382">
              <text:p text:style-name="P57"><text:bookmark text:name="yiv8444320515yui_3_16_0_1_1436805593129_4384"/><text:line-break/></text:p>
            </text:section>
            <text:section text:style-name="Sect1" text:name="yiv8444320515yui_3_16_0_1_1436805593129_4386">
              <text:p text:style-name="P57">Dark Forest</text:p>
            </text:section>
            <text:section text:style-name="Sect1" text:name="yiv8444320515yui_3_16_0_1_1436805593129_4388">
              <text:p text:style-name="P57"><text:bookmark text:name="yiv8444320515yui_3_16_0_1_1436805593129_4390"/><text:line-break/></text:p>
            </text:section>
            <text:section text:style-name="Sect1" text:name="yiv8444320515yui_3_16_0_1_1436805593129_4392">
              <text:p text:style-name="P57">There are only four demons, so you direct Ciel and Kazand to a frontal assault. You take out your darkwood spear and skirt towards the fiery demon with the ranseur. The demon lashes out, giving you a cut on your side before opening its mouth and spewing fire. You are able to turn away from the flame, the searing tongues only singeing you. You look down, and find that shimmering armor has appeared around you, the Mage Armor protecting you from the fire. A second demon comes up beside you, its stony hands clawing at your arm, ripping at your flesh and searing your wound. The demon wielding the mace moves for Ciel, quickly swinging the steel before he can dodge it. You turn, sinking your spear into the armed demon, holy light spreading from the wound, turning the fiery light that filled the stony cracks white with holy power. The demon is burned from inside, the stony husk falling the the ground, smoking. Ciel slashes his bastard sword across the stomach of the mace-wielding demon, the demon falling to the ground clutching the wound, fiery matter spilling out of it. The demon screams a loud, hollow scream before being consumed with holy light. The second demon attacking you lurches foreward, but trips on the stony husk of its brother. You jab your spear into its throat with ease, killing it. The last demon staggers toward Kazand, swinging its arms wildly, Kazand dodging each swing, his face completely blank. An arrow sprouts from between the eyes of the demon, and it slumps backwards, falling dead. Cinders fly upwards from singed leaves at your feet, and your arm aches. The fight seemed like an hour, though it only lasted twelve seconds.</text:p>
            </text:section>
            <text:section text:style-name="Sect1" text:name="yiv8444320515yui_3_16_0_1_1436805593129_4394">
              <text:p text:style-name="P57"><text:bookmark text:name="yiv8444320515yui_3_16_0_1_1436805593129_4396"/><text:line-break/></text:p>
            </text:section>
            <text:section text:style-name="Sect1" text:name="yiv8444320515yui_3_16_0_1_1436805593129_4398">
              <text:p text:style-name="P57">“We need to invest in some healing scrolls,” Ciel says, rubbing his side where the demon's mace hit.</text:p>
            </text:section>
            <text:section text:style-name="Sect1" text:name="yiv8444320515yui_3_16_0_1_1436805593129_4400">
              <text:p text:style-name="P57"><text:bookmark text:name="yiv8444320515yui_3_16_0_1_1436805593129_4402"/><text:line-break/></text:p>
            </text:section>
            <text:section text:style-name="Sect1" text:name="yiv8444320515yui_3_16_0_1_1436805593129_4404">
              <text:p text:style-name="P57"><text:bookmark text:name="yiv8444320515yui_3_16_0_1_1436805593129_4406"/><text:line-break/></text:p>
            </text:section>
            <text:section text:style-name="Sect1" text:name="yiv8444320515yui_3_16_0_1_1436805593129_4408">
              <text:p text:style-name="P57"><text:bookmark text:name="yiv8444320515yui_3_16_0_1_1436805593129_4410"/><text:line-break/></text:p>
            </text:section>
            <text:section text:style-name="Sect1" text:name="yiv8444320515yui_3_16_0_1_1436805593129_4412">
              <text:p text:style-name="P57"><text:bookmark text:name="yiv8444320515yui_3_16_0_1_1436805593129_4414"/><text:line-break/></text:p>
            </text:section>
            <text:section text:style-name="Sect1" text:name="yiv8444320515yui_3_16_0_1_1436805593129_4416">
              <text:p text:style-name="P57">&lt;Meta&gt;</text:p>
            </text:section>
            <text:section text:style-name="Sect1" text:name="yiv8444320515yui_3_16_0_1_1436805593129_4420">
              <text:p text:style-name="P57"><text:bookmark text:name="yiv8444320515yui_3_16_0_1_1436805593129_4422"/><text:line-break/></text:p>
            </text:section>
            <text:section text:style-name="Sect1" text:name="yiv8444320515yui_3_16_0_1_1436805593129_4424">
              <text:p text:style-name="P57">Round 1: Georg draws demonbane spear and moves toward ranseur demon, provoking AoO, getting hit for 6.</text:p>
            </text:section>
            <text:section text:style-name="Sect1" text:name="yiv8444320515yui_3_16_0_1_1436805593129_4426">
              <text:p text:style-name="P57">Ciel casts Mage Armor on Georg</text:p>
            </text:section>
            <text:section text:style-name="Sect1" text:name="yiv8444320515yui_3_16_0_1_1436805593129_4428">
              <text:p text:style-name="P57">Demons: Demon 1 opens his mouth and spews fire at Georg, who dodges for half damage of 2</text:p>
            </text:section>
            <text:section text:style-name="Sect1" text:name="yiv8444320515yui_3_16_0_1_1436805593129_4430">
              <text:p text:style-name="P57">Demon 2 attacks Georg with fiery hand for 4 and 1 fire damage</text:p>
            </text:section>
            <text:section text:style-name="Sect1" text:name="yiv8444320515yui_3_16_0_1_1436805593129_4432">
              <text:p text:style-name="P57">Demon 3 moves toward Kazand and attacks, but Kazand dodges</text:p>
            </text:section>
            <text:section text:style-name="Sect1" text:name="yiv8444320515yui_3_16_0_1_1436805593129_4434">
              <text:p text:style-name="P57">Demon 4 moves toward Ciel and attacks with mace for 5 damage</text:p>
            </text:section>
            <text:section text:style-name="Sect1" text:name="yiv8444320515yui_3_16_0_1_1436805593129_4436">
              <text:p text:style-name="P57">Kazand shoots Demon 3 for 7 damage</text:p>
            </text:section>
            <text:section text:style-name="Sect1" text:name="yiv8444320515yui_3_16_0_1_1436805593129_4438">
              <text:p text:style-name="P57"><text:bookmark text:name="yiv8444320515yui_3_16_0_1_1436805593129_4440"/><text:line-break/></text:p>
            </text:section>
            <text:section text:style-name="Sect1" text:name="yiv8444320515yui_3_16_0_1_1436805593129_4442">
              <text:p text:style-name="P57">Round 2: Georg stabs at Demon 1, spear killing Demon 1</text:p>
            </text:section>
            <text:section text:style-name="Sect1" text:name="yiv8444320515yui_3_16_0_1_1436805593129_4444">
              <text:p text:style-name="P57">Ciel attacks Demon 4, killing it</text:p>
            </text:section>
            <text:section text:style-name="Sect1" text:name="yiv8444320515yui_3_16_0_1_1436805593129_4446">
              <text:p text:style-name="P57"><text:soft-page-break/>Demon 2 moves foreward and attacks Georg, however it trips over corpse and provokes AoO from Georg which hits for 14 damage, killing it</text:p>
            </text:section>
            <text:section text:style-name="Sect1" text:name="yiv8444320515yui_3_16_0_1_1436805593129_4448">
              <text:p text:style-name="P57">Demon 3 attacks Kazand, but misses.</text:p>
            </text:section>
            <text:section text:style-name="Sect1" text:name="yiv8444320515yui_3_16_0_1_1436805593129_4355">
              <text:p text:style-name="P57"/>
            </text:section>
            <text:section text:style-name="Sect3" text:name="yiv8444320515yui_3_16_0_1_1436805593129_4450">
              <text:p text:style-name="P57">Kazand fires arrow at Demon 3 for 4 damage, for total of 12 to Demon 3, killing it.</text:p>
            </text:section>
            <text:section text:style-name="Sect3" text:name="Section38">
              <text:p text:style-name="P57"><text:bookmark text:name="yiv8444320515yui_3_16_0_1_1436805593129_4450"/><text:line-break/></text:p>
            </text:section>
            <text:section text:style-name="Sect3" text:name="Section39">
              <text:p text:style-name="P57"><text:bookmark text:name="yiv8444320515yui_3_16_0_1_1436805593129_44501"/>You are down 13 HP and Ciel is down 5. Kazand took no damage.</text:p>
            </text:section>
            <text:section text:style-name="Sect3" text:name="Section40">
              <text:p text:style-name="P57"><text:bookmark text:name="yiv8444320515yui_3_16_0_1_1436805593129_44502"/><text:line-break/></text:p>
            </text:section>
            <text:section text:style-name="Sect3" text:name="Section41">
              <text:p text:style-name="P57"><text:bookmark text:name="yiv8444320515yui_3_16_0_1_1436805593129_44503"/><text:line-break/></text:p>
            </text:section>
            <text:section text:style-name="Sect3" text:name="Section42">
              <text:p text:style-name="P57"><text:bookmark text:name="yiv8444320515yui_3_16_0_1_1436805593129_44504"/>I used Autorealm to visualize the combat; I attached a bitmap of what it looked like to the email.</text:p>
            </text:section>
            <text:section text:style-name="Sect3" text:name="Section43">
              <text:p text:style-name="P57"><text:bookmark text:name="yiv8444320515yui_3_16_0_1_1436805593129_44505"/>&lt;/Meta&gt;</text:p>
            </text:section>
            <text:p text:style-name="P57"/>
            <text:p text:style-name="P57"/>
            <text:p text:style-name="P86"> <text:span text:style-name="T58">Show original message</text:span></text:p>
          </text:section>
          <text:section text:style-name="Sect1" text:name="yui_3_16_0_1_1441546565886_15352">
            <text:p text:style-name="P91"/>
            <text:section text:style-name="Sect1" text:name="yui_3_16_0_1_1441546565886_15253">
              <text:p text:style-name="P92"/>
              <text:section text:style-name="Sect1" text:name="yui_3_16_0_1_1441546565886_15255">
                <text:p text:style-name="P92"/>
                <text:section text:style-name="Sect2" text:name="yui_3_16_0_1_1441546565886_15264">
                  <text:p text:style-name="P2"/>
                  <text:section text:style-name="Sect1" text:name="yui_3_16_0_1_1441546565886_15318">
                    <text:list xml:id="list1982051310745370751" text:style-name="L11">
                      <text:list-item>
                        <text:p text:style-name="P6"><draw:frame draw:style-name="fr4" draw:name="yui_3_16_0_1_1441546565886_15315" text:anchor-type="paragraph" svg:width="1.5626in" draw:z-index="56"><draw:text-box fo:min-height="1.1665in"><text:p text:style-name="P15"><draw:frame draw:style-name="fr1" draw:name="Frame57" text:anchor-type="char" svg:x="0in" svg:width="1.5626in" draw:z-index="57"><draw:text-box fo:min-height="0.0161in"><text:p text:style-name="P15"/></draw:text-box></draw:frame></text:p></draw:text-box></draw:frame></text:p>
                      </text:list-item>
                    </text:list>
                  </text:section>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610">
        <text:p text:style-name="P30"><draw:frame draw:style-name="fr1" draw:name="Frame59" text:anchor-type="char" svg:x="0.1772in" svg:width="0.1665in" draw:z-index="58"><draw:text-box fo:min-height="0.1665in"><text:p text:style-name="Text_20_body"/></draw:text-box></draw:frame><draw:frame draw:style-name="fr1" draw:name="Frame58" text:anchor-type="char" svg:x="0.1772in" svg:width="0.1665in" draw:z-index="59"><draw:text-box fo:min-height="0.1665in"><text:p text:style-name="Text_20_body"/></draw:text-box></draw:frame>Jordan Roth</text:p>
        <text:p text:style-name="P81">To</text:p>
        <text:p text:style-name="P84">Nolan Roth</text:p>
        <text:p text:style-name="P27">Jul 13</text:p>
        <text:section text:style-name="Sect2" text:name="yui_3_16_0_1_1441546565886_15613">
          <text:p text:style-name="P36"/>
          <text:section text:style-name="Sect1" text:name="yiv7393734720">
            <text:p text:style-name="P65"><text:span text:style-name="Strong_20_Emphasis"><text:span text:style-name="T70">Dwarven Caravan</text:span></text:span></text:p>
            <text:p text:style-name="P66"/>
            <text:p text:style-name="P62">I spend a good half an hour or more soaking up the stories on the tapestries, and another ten-plus minutes gazing at the wind-up animals wander to and fro. In the end, however, I just pick out two large spoons, a knife, and a cup. I start them off with an offer of three gold and five silver, plus four of my greenfire stones.</text:p>
            <text:p text:style-name="P90"> <text:span text:style-name="T58">Show original message</text:span></text:p>
            <text:p text:style-name="P66"/>
            <text:p text:style-name="P62">I take my dagger and sharpen both ends of eight long, reasonably straight sticks lying around in the forest. In the mean time, I get Ciel or Kazand to decapitate the demon corpses. After all this is done, I stick the heads on four of the sticks and start walking back to the road -- once I get there, I will stick the heads on both sides of the road, so as to warn passing travellers of the potential dangers in these woods. Then I will return to our clearing and prepare for dinner and sleep. In the mean time, Ciel and Kazand <text:soft-page-break/>should use the other sticks to prop the headless demon corpses up around our clearing, so as to keep off any bandits. It would also be kind of them to prepare dinner. I am sure to take my holy spear with me on my walk.</text:p>
            <text:p text:style-name="P66"/>
            <text:p text:style-name="P62">&lt;Meta&gt; My donkey has undergone a startling transformation. &lt;/Meta&gt;</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419">
        <text:p text:style-name="P30"><draw:frame draw:style-name="fr1" draw:name="Frame61" text:anchor-type="char" svg:x="0.1772in" svg:width="0.1665in" draw:z-index="60"><draw:text-box fo:min-height="0.1665in"><text:p text:style-name="Text_20_body"/></draw:text-box></draw:frame><draw:frame draw:style-name="fr1" draw:name="Frame60" text:anchor-type="char" svg:x="0.1772in" svg:width="0.1665in" draw:z-index="61"><draw:text-box fo:min-height="0.1665in"><text:p text:style-name="Text_20_body"/></draw:text-box></draw:frame>Nolan Roth</text:p>
        <text:p text:style-name="P81">To</text:p>
        <text:p text:style-name="P84">Jordan Roth</text:p>
        <text:p text:style-name="P27">Jul 13</text:p>
        <text:section text:style-name="Sect2" text:name="yui_3_16_0_1_1441546565886_15420">
          <text:p text:style-name="P36"/>
          <text:section text:style-name="Sect1" text:name="yiv5288425218">
            <text:p text:style-name="P57"/>
            <text:section text:style-name="Sect1" text:name="yiv5288425218yui_3_16_0_1_1436827754258_5165">
              <text:p text:style-name="P57">Hurdul accepts that deal quickly, eager to get her hands on the greenfire stones.</text:p>
            </text:section>
            <text:section text:style-name="Sect1" text:name="yiv5288425218yui_3_16_0_1_1436827754258_5167">
              <text:p text:style-name="P57"><text:bookmark text:name="yiv5288425218yui_3_16_0_1_1436827754258_5169"/><text:line-break/></text:p>
            </text:section>
            <text:section text:style-name="Sect1" text:name="yiv5288425218yui_3_16_0_1_1436827754258_5171">
              <text:p text:style-name="P57"><text:bookmark text:name="yiv5288425218yui_3_16_0_1_1436827754258_5173"/><text:line-break/></text:p>
            </text:section>
            <text:section text:style-name="Sect1" text:name="yiv5288425218yui_3_16_0_1_1436827754258_5175">
              <text:p text:style-name="P57"><text:bookmark text:name="yiv5288425218yui_3_16_0_1_1436827754258_5177"/><text:line-break/></text:p>
            </text:section>
            <text:section text:style-name="Sect1" text:name="yiv5288425218yui_3_16_0_1_1436827754258_5179">
              <text:p text:style-name="P57">“This is the best idea you've ever had,” Ciel chimes happily, as he slices off the heads of the deceased demons. You go and stick the heads near the road and return to find three of the bodies propped against trees, still oozing liquid, and one hanging ominously from ropes tied to some thick branches overhead. Ciel is heating up some rations with broth on a fire he's made.</text:p>
            </text:section>
            <text:section text:style-name="Sect1" text:name="yiv5288425218yui_3_16_0_1_1436827754258_5181">
              <text:p text:style-name="P57">“I figured the bandits won't be bothering us anymore, so a fire didn't seem like such a bad idea.”</text:p>
            </text:section>
            <text:section text:style-name="Sect1" text:name="yiv5288425218yui_3_16_0_1_1436827754258_5183">
              <text:p text:style-name="P57"><text:bookmark text:name="yiv5288425218yui_3_16_0_1_1436827754258_5185"/><text:line-break/></text:p>
            </text:section>
            <text:section text:style-name="Sect1" text:name="yiv5288425218yui_3_16_0_1_1436827754258_5187">
              <text:p text:style-name="P57">Within a few minutes, the stew is heated up and ready to eat, and eat you do. It serves as a nice change from the dry rations of the past few days. Kazand stands watch again that night, his eyes glowing in the dark, piercing the shadows.</text:p>
            </text:section>
            <text:section text:style-name="Sect1" text:name="yiv5288425218yui_3_16_0_1_1436827754258_5189">
              <text:p text:style-name="P57"><text:bookmark text:name="yiv5288425218yui_3_16_0_1_1436827754258_5191"/><text:line-break/></text:p>
            </text:section>
            <text:section text:style-name="Sect1" text:name="yiv5288425218yui_3_16_0_1_1436827754258_5193">
              <text:p text:style-name="P57">You wake the next morn and eat a bit more of the strew before packing up camp. You walk the rest of the day, stopping a few times to break, eat, or relieve yourselves. The warm sun overhead blocked most of the day by the tall, lichen-covered trees reaching their long arms over the road. The light fog blows away a breeze, and the forest seems livelier than the previous night. Deer prance through the undergrowth, and birds sing overhead. The day seems long, but as it ends you find a place off the road to make camp, setting up your tents and tying up your donkey. You take inventory, and note that you have enough for the remaining two days of your journey.</text:p>
            </text:section>
            <text:section text:style-name="Sect1" text:name="yiv5288425218yui_3_16_0_1_1436827754258_5195">
              <text:p text:style-name="P57">“Because we don't have the protection of the demon corpses, we best not make fire tonight,” sighs Ciel. You can see the dark ridges of the mountains from the mouth of your small tent as you drift off into a deep sleep.</text:p>
            </text:section>
            <text:section text:style-name="Sect1" text:name="yiv5288425218yui_3_16_0_1_1436827754258_5197">
              <text:p text:style-name="P57"><text:bookmark text:name="yiv5288425218yui_3_16_0_1_1436827754258_5199"/><text:line-break/></text:p>
            </text:section>
            <text:section text:style-name="Sect1" text:name="yiv5288425218yui_3_16_0_1_1436827754258_5201">
              <text:p text:style-name="P57">The next day is very similar. The terrain gets more hilly, and the trees begin to thin. You come across no bandits or demons. By the end of the day, the forest has given way to the opening of the huge valley <text:soft-page-break/>of the Riverrun. The mountains on either side tower over like gods, the lush forested valley their realm. You bed under the vast night sky, in a small bluff beside the road, Kazand at the watch.</text:p>
            </text:section>
            <text:section text:style-name="Sect1" text:name="yiv5288425218yui_3_16_0_1_1436827754258_5203">
              <text:p text:style-name="P57">The sky is clear the next day, the blue outlining the stone of the mountains. By noon you can see The Pyre, the magnificent fortress of the Riverrun, held by the Rells house for generations. The castle sits high on the side of the mountain, the only way up by a small road protected by towered waypoints. The white bleached stone and red towerheads glinting in the sunlight.</text:p>
            </text:section>
            <text:section text:style-name="Sect1" text:name="yiv5288425218yui_3_16_0_1_1436827754258_5205">
              <text:p text:style-name="P57"><text:bookmark text:name="yiv5288425218yui_3_16_0_1_1436827754258_5207"/><text:line-break/></text:p>
            </text:section>
            <text:section text:style-name="Sect1" text:name="yiv5288425218yui_3_16_0_1_1436827754258_5209">
              <text:p text:style-name="P57"><text:bookmark text:name="yiv5288425218yui_3_16_0_1_1436827754258_5211"/><text:line-break/></text:p>
            </text:section>
            <text:section text:style-name="Sect1" text:name="yiv5288425218yui_3_16_0_1_1436827754258_5213">
              <text:p text:style-name="P57">Will send more tomorrow, must leave wifi place. Starting to rain.</text:p>
            </text:section>
            <text:section text:style-name="Sect1" text:name="yiv5288425218yui_3_16_0_1_1436827754258_5215">
              <text:p text:style-name="P57"><text:bookmark text:name="yiv5288425218yui_3_16_0_1_1436827754258_5217"/><text:line-break/></text:p>
            </text:section>
            <text:section text:style-name="Sect1" text:name="yiv5288425218yui_3_16_0_1_1436827754258_5219">
              <text:p text:style-name="P57"><text:bookmark text:name="yiv5288425218yui_3_16_0_1_1436827754258_5221"/><text:line-break/></text:p>
            </text:section>
            <text:section text:style-name="Sect1" text:name="yiv5288425218yui_3_16_0_1_1436827754258_5223">
              <text:p text:style-name="P57"><text:bookmark text:name="yiv5288425218yui_3_16_0_1_1436827754258_5225"/><text:line-break/></text:p>
            </text:section>
            <text:section text:style-name="Sect1" text:name="yiv5288425218yui_3_16_0_1_1436827754258_5227">
              <text:p text:style-name="P57"><text:bookmark text:name="yiv5288425218yui_3_16_0_1_1436827754258_5229"/><text:line-break/></text:p>
            </text:section>
            <text:section text:style-name="Sect1" text:name="yiv5288425218yui_3_16_0_1_1436827754258_5231">
              <text:p text:style-name="P57"><text:bookmark text:name="yiv5288425218yui_3_16_0_1_1436827754258_5233"/><text:line-break/></text:p>
            </text:section>
            <text:section text:style-name="Sect1" text:name="yiv5288425218yui_3_16_0_1_1436827754258_5235">
              <text:p text:style-name="P57">&lt;Meta&gt;</text:p>
            </text:section>
            <text:section text:style-name="Sect1" text:name="yiv5288425218yui_3_16_0_1_1436827754258_5237">
              <text:p text:style-name="P57">Your previous XP was 14,420, next level at 15,000.</text:p>
            </text:section>
            <text:section text:style-name="Sect1" text:name="yiv5288425218yui_3_16_0_1_1436827754258_5239">
              <text:p text:style-name="P57">You got 800 XP from the demon fight.</text:p>
            </text:section>
            <text:section text:style-name="Sect1" text:name="yiv5288425218yui_3_16_0_1_1436827754258_5241">
              <text:p text:style-name="P57"><text:bookmark text:name="yiv5288425218yui_3_16_0_1_1436827754258_5243"/><text:line-break/></text:p>
            </text:section>
            <text:section text:style-name="Sect1" text:name="yiv5288425218yui_3_16_0_1_1436827754258_5245">
              <text:p text:style-name="P57">LEVEL UP!</text:p>
            </text:section>
            <text:section text:style-name="Sect1" text:name="yiv5288425218yui_3_16_0_1_1436827754258_5247">
              <text:p text:style-name="P57"><text:bookmark text:name="yiv5288425218yui_3_16_0_1_1436827754258_5249"/><text:line-break/></text:p>
            </text:section>
            <text:section text:style-name="Sect1" text:name="yiv5288425218yui_3_16_0_1_1436827754258_5251">
              <text:p text:style-name="P57">Also, I am changing this game over to Pathfinder mechanics, so update Georg to be a Pathfinder Fighter. I believe the only things he is lacking is the Bravery ability and the Weapons and Armor Trainings stuff. It's in the Pathfinder Core Rulebook. Everything else is the same.</text:p>
            </text:section>
            <text:section text:style-name="Sect1" text:name="yiv5288425218yui_3_16_0_1_1436827754258_5253">
              <text:p text:style-name="P57"><text:bookmark text:name="yiv5288425218yui_3_16_0_1_1436827754258_5255"/><text:line-break/></text:p>
            </text:section>
            <text:section text:style-name="Sect1" text:name="yiv5288425218yui_3_16_0_1_1436827754258_5257">
              <text:p text:style-name="P57">Ciel is updated now, too. His Pathfinder sorcerer bloodline is 'Stormborn' so he has special Storm abilities that he's actually had this WHOLE time, you just never noticed.</text:p>
            </text:section>
            <text:section text:style-name="Sect1" text:name="yiv5288425218yui_3_16_0_1_1436827754258_5259">
              <text:p text:style-name="P57"><text:bookmark text:name="yiv5288425218yui_3_16_0_1_1436827754258_5261"/><text:line-break/></text:p>
            </text:section>
            <text:section text:style-name="Sect1" text:name="yiv5288425218yui_3_16_0_1_1436827754258_5263">
              <text:p text:style-name="P57">NEW LORE: True Dragons (Chromatic and Metallic and such) have not been seen on the main continent in about 500 years. It is common among humans to think them extinct, or gone to a very distant land. Drakes, however, are not overly rare.</text:p>
            </text:section>
            <text:section text:style-name="Sect1" text:name="yiv5288425218yui_3_16_0_1_1436827754258_5265">
              <text:p text:style-name="P57"><text:bookmark text:name="yiv5288425218yui_3_16_0_1_1436827754258_5267"/><text:line-break/></text:p>
            </text:section>
            <text:section text:style-name="Sect1" text:name="yiv5288425218yui_3_16_0_1_1436827754258_5269">
              <text:p text:style-name="P57"><text:bookmark text:name="yiv5288425218yui_3_16_0_1_1436827754258_5271"/><text:line-break/></text:p>
            </text:section>
            <text:section text:style-name="Sect1" text:name="yiv5288425218yui_3_16_0_1_1436827754258_4155">
              <text:p text:style-name="P57"/>
            </text:section>
            <text:section text:style-name="Sect3" text:name="yiv5288425218yui_3_16_0_1_1436827754258_5273">
              <text:p text:style-name="P57">&lt;/Meta&gt;</text:p>
            </text:section>
            <text:p text:style-name="P57"/>
            <text:p text:style-name="P57"/>
            <text:p text:style-name="P86"><text:soft-page-break/>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562">
        <text:p text:style-name="P30"><draw:frame draw:style-name="fr1" draw:name="Frame63" text:anchor-type="char" svg:x="0.1772in" svg:width="0.1665in" draw:z-index="62"><draw:text-box fo:min-height="0.1665in"><text:p text:style-name="Text_20_body"/></draw:text-box></draw:frame><draw:frame draw:style-name="fr1" draw:name="Frame62" text:anchor-type="char" svg:x="0.1772in" svg:width="0.1665in" draw:z-index="63"><draw:text-box fo:min-height="0.1665in"><text:p text:style-name="Text_20_body"/></draw:text-box></draw:frame>Nolan Roth</text:p>
        <text:p text:style-name="P81">To</text:p>
        <text:p text:style-name="P84">Jordan Roth</text:p>
        <text:p text:style-name="P27">Jul 14</text:p>
        <text:section text:style-name="Sect2" text:name="yui_3_16_0_1_1441546565886_15565">
          <text:p text:style-name="P40"/>
          <text:section text:style-name="Sect1" text:name="yui_3_16_0_1_1441546565886_15574">
            <text:p text:style-name="P57"/>
            <text:section text:style-name="Sect1" text:name="yui_3_16_0_1_1441546565886_15573">
              <text:p text:style-name="P57"/>
              <text:section text:style-name="Sect1" text:name="yiv8892800370">
                <text:p text:style-name="P57"/>
                <text:section text:style-name="Sect1" text:name="yui_3_16_0_1_1441546565886_15572">
                  <text:p text:style-name="P57"/>
                  <text:section text:style-name="Sect2" text:name="yui_3_16_0_1_1441546565886_15571">
                    <text:p text:style-name="P57"/>
                    <text:section text:style-name="Sect1" text:name="yiv8892800370yui_3_16_0_1_1436896693235_3537">
                      <text:p text:style-name="P57">You reach the White Gate, the first gatehouse leading up to The Pyre as the sun begins to set. The Pyre is far above you, the three rings of the castle glowing in white light, along with each of the waypoint gates. The white light shines from hundreds of braziers and fires of white-gold light, never seen to you before. The highest tower of the castle boasts a huge fire, it's arms of white flame reaching fifty feet in the air.</text:p>
                    </text:section>
                    <text:section text:style-name="Sect1" text:name="yiv8892800370yui_3_16_0_1_1436896693235_3539">
                      <text:p text:style-name="P57">“Hold there, and state your intentions here at this late hour,” called a knight from high atop the gate.</text:p>
                    </text:section>
                    <text:section text:style-name="Sect3" text:name="yiv8892800370yui_3_16_0_1_1436896693235_3541">
                      <text:p text:style-name="P57"><text:bookmark text:name="yiv8892800370yui_3_16_0_1_1436896693235_3543"/><text:line-break/></text:p>
                    </text:section>
                    <text:p text:style-name="P57"/>
                    <text:p text:style-name="P57"/>
                    <text:section text:style-name="Sect1" text:name="yui_3_16_0_1_1441546565886_15570">
                      <text:p text:style-name="P89"> <text:span text:style-name="T52">Show original message</text:span></text:p>
                    </text:section>
                  </text:section>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840">
        <text:p text:style-name="P30"><draw:frame draw:style-name="fr1" draw:name="Frame65" text:anchor-type="char" svg:x="0.1772in" svg:width="0.1665in" draw:z-index="64"><draw:text-box fo:min-height="0.1665in"><text:p text:style-name="Text_20_body"/></draw:text-box></draw:frame><draw:frame draw:style-name="fr1" draw:name="Frame64" text:anchor-type="char" svg:x="0.1772in" svg:width="0.1665in" draw:z-index="65"><draw:text-box fo:min-height="0.1665in"><text:p text:style-name="Text_20_body"/></draw:text-box></draw:frame>Jordan Roth</text:p>
        <text:p text:style-name="P81">To</text:p>
        <text:p text:style-name="P84">Nolan Roth</text:p>
        <text:p text:style-name="P27">Jul 15</text:p>
        <text:section text:style-name="Sect2" text:name="yui_3_16_0_1_1441546565886_15843">
          <text:p text:style-name="P40"/>
          <text:section text:style-name="Sect1" text:name="yui_3_16_0_1_1441546565886_15848">
            <text:p text:style-name="P57"/>
            <text:section text:style-name="Sect1" text:name="yiv2860754137">
              <text:p text:style-name="P66">"We are here simply as travelers, from Era," I shout back. "Our only purpose is the pay a visit to your citadel -- at the moment, however, we could also do with a nice meal and some beds, if you could point us to a comfortable inn."</text:p>
              <text:p text:style-name="P62">Depending on whether or not my claw-wound is looking infected or unholy, I may also seek out an apothecary or priest (respectively) the next morning. Otherwise, if I'm feeling all-right, I plan on just traipsing around town the first day. In particular, I would like to visit temples and bakeries. In the former, I will grow spiritually; in the latter, I will buy and eat pastries.</text:p>
              <text:p text:style-name="P90"> <text:span text:style-name="T58">Show original message</text:span></text:p>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802">
        <text:p text:style-name="P23"><text:soft-page-break/></text:p>
        <text:section text:style-name="Sect1" text:name="yui_3_16_0_1_1441546565886_15970">
          <text:p text:style-name="P44"/>
          <text:section text:style-name="Sect1" text:name="yui_3_16_0_1_1441546565886_15969">
            <text:p text:style-name="P31"><draw:frame draw:style-name="fr1" draw:name="Frame67" text:anchor-type="char" svg:x="0.1772in" svg:width="0.1665in" draw:z-index="66"><draw:text-box fo:min-height="0.1665in"><text:p text:style-name="Text_20_body"/></draw:text-box></draw:frame><draw:frame draw:style-name="fr1" draw:name="Frame66" text:anchor-type="char" svg:x="0.1772in" svg:width="0.1665in" draw:z-index="67"><draw:text-box fo:min-height="0.1665in"><text:p text:style-name="Text_20_body"/></draw:text-box></draw:frame>Nolan Roth</text:p>
            <text:section text:style-name="Sect1" text:name="yui_3_16_0_1_1441546565886_15968">
              <text:p text:style-name="P82"/>
              <text:section text:style-name="Sect1" text:name="yui_3_16_0_1_1441546565886_15967">
                <text:p text:style-name="P45">To</text:p>
                <text:section text:style-name="Sect1" text:name="yui_3_16_0_1_1441546565886_15966">
                  <text:p text:style-name="P85">Jordan Roth</text:p>
                </text:section>
              </text:section>
            </text:section>
          </text:section>
          <text:p text:style-name="P43">Jul 16</text:p>
        </text:section>
        <text:section text:style-name="Sect2" text:name="yui_3_16_0_1_1441546565886_15805">
          <text:p text:style-name="P35"/>
          <text:section text:style-name="Sect1" text:name="yiv6898432604">
            <text:p text:style-name="P57"/>
            <text:section text:style-name="Sect1" text:name="yiv6898432604yui_3_16_0_1_1437090540477_3525">
              <text:p text:style-name="P58">“Simple travelers, eh? Look more like sellswords to me, but no matter,” the knight replied, smiling, “Open the gate!”</text:p>
            </text:section>
            <text:section text:style-name="Sect1" text:name="yiv6898432604yui_3_16_0_1_1437090540477_3527">
              <text:p text:style-name="P58">The black iron portcullis rose up as unseen guards turned heavy winches, and the huge wooden doors opened, leading through a long stone corridor ridden with traps. You walk through and the knight meets you on the other side. He is an older knight, specks of grey throughout his short pepper hair. He has broad shoulders, though he himself is lean and muscled, his face dominated by sharp features and bright yellow eyes with flecks of sapphire. His hauberk bears the white lightning bolt of the Adabards on a blue field. A greatsword is sheathed across his back. “As for the beds, I find that The White Hart is nice, if a bit pricy, but if you're looking to bed with a maid, my men would tell you to seek out Tailda's Bunkhouse. And be careful on the way up-- it can get a bit treacherous.”</text:p>
            </text:section>
            <text:section text:style-name="Sect1" text:name="yiv6898432604yui_3_16_0_1_1437090540477_3529">
              <text:p text:style-name="P58"><text:bookmark text:name="yiv6898432604yui_3_16_0_1_1437090540477_3531"/><text:line-break/></text:p>
            </text:section>
            <text:section text:style-name="Sect1" text:name="yiv6898432604yui_3_16_0_1_1437090540477_3533">
              <text:p text:style-name="P58">The way up was indeed treacherous. You pass through the remaining two waypoints, the road getting gradually steeper and narrower after each. You can see that they get most of their goods to the fortress by a rope lift.</text:p>
            </text:section>
            <text:section text:style-name="Sect1" text:name="yiv6898432604yui_3_16_0_1_1437090540477_3535">
              <text:p text:style-name="P58">It takes over an hour to reach the citadel's gatehouse.</text:p>
            </text:section>
            <text:section text:style-name="Sect1" text:name="yiv6898432604yui_3_16_0_1_1437090540477_3537">
              <text:p text:style-name="P58">“ I can see why this place is impregnable,” gasped Ciel, breathing heavily, “walking up that in armor would be hell.”</text:p>
            </text:section>
            <text:section text:style-name="Sect1" text:name="yiv6898432604yui_3_16_0_1_1437090540477_3539">
              <text:p text:style-name="P58">The gate is huge, made of dark wood and carved with intricate pictures. They swing open at your approach and welcome you to the first level of The Pyre. The fortress's first ring is large, the majority dedicated toward defense, with scores of towers and siege weapons. The citadel's bottom layer extends at its back deep into the mountain, into a cavern large enough to fit a small town in. And that's exactly what was in it. The majority of civilian buildings were in the cavern, roads carved into the dark stone,</text:p>
            </text:section>
            <text:section text:style-name="Sect1" text:name="yiv6898432604yui_3_16_0_1_1437090540477_3541">
              <text:p text:style-name="P58">magical lanterns lighting the rows of shops and houses.</text:p>
            </text:section>
            <text:section text:style-name="Sect1" text:name="yiv6898432604yui_3_16_0_1_1437090540477_3543">
              <text:p text:style-name="P58">Your wound still bleeds slightly through the makeshift bandages, and you think it would be a good idea to see an apothecary before it festers.</text:p>
            </text:section>
            <text:section text:style-name="Sect1" text:name="yiv6898432604yui_3_16_0_1_1437090540477_3545">
              <text:p text:style-name="P58"><text:bookmark text:name="yiv6898432604yui_3_16_0_1_1437090540477_3547"/><text:line-break/></text:p>
            </text:section>
            <text:section text:style-name="Sect1" text:name="yiv6898432604yui_3_16_0_1_1437090540477_3523">
              <text:p text:style-name="P57"/>
            </text:section>
            <text:section text:style-name="Sect3" text:name="yiv6898432604yui_3_16_0_1_1437090540477_3549">
              <text:p text:style-name="P58">What will be the order of your forthcoming actions?</text:p>
            </text:section>
            <text:p text:style-name="P57"/>
            <text:p text:style-name="P57"><text:soft-page-break/></text:p>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702">
        <text:p text:style-name="P30"><draw:frame draw:style-name="fr1" draw:name="Frame69" text:anchor-type="char" svg:x="0.1772in" svg:width="0.1665in" draw:z-index="68"><draw:text-box fo:min-height="0.1665in"><text:p text:style-name="Text_20_body"/></draw:text-box></draw:frame><draw:frame draw:style-name="fr1" draw:name="Frame68" text:anchor-type="char" svg:x="0.1772in" svg:width="0.1665in" draw:z-index="69"><draw:text-box fo:min-height="0.1665in"><text:p text:style-name="Text_20_body"/></draw:text-box></draw:frame>Jordan Roth</text:p>
        <text:p text:style-name="P81">To</text:p>
        <text:p text:style-name="P84">Nolan Roth</text:p>
        <text:p text:style-name="P27">Jul 17</text:p>
        <text:section text:style-name="Sect2" text:name="yui_3_16_0_1_1441546565886_15703">
          <text:p text:style-name="P40"/>
          <text:section text:style-name="Sect1" text:name="yui_3_16_0_1_1441546565886_15722">
            <text:p text:style-name="P57"/>
            <text:section text:style-name="Sect1" text:name="yiv6975034531">
              <text:p text:style-name="P66"/>
              <text:p text:style-name="P62">Find The White Hart. Eat, ask the innkeeper where to find an apothecary. Sleep. On awakening, get breakfast and head to the apothecary. Assuming the apothecary has no instructions for me, use the rest of the day and the following day to wander around the city. Find and eat at bakeries. If these cave-dwellers eat some sort of exotic foodstuff that isn't often found elsewhere then, assuming it's sold in the markets, I would like to try that. Otherwise, pay special attention to large buildings -- especially large temples of Pelor. If the town is too small to explore for one-point-five days, then I would like to start exploring the martial outer sector.</text:p>
              <text:p text:style-name="P90"> <text:span text:style-name="T58">Show original message</text:span></text:p>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5763">
        <text:p text:style-name="P30"><draw:frame draw:style-name="fr1" draw:name="Frame71" text:anchor-type="char" svg:x="0.1772in" svg:width="0.1665in" draw:z-index="70"><draw:text-box fo:min-height="0.1665in"><text:p text:style-name="Text_20_body"/></draw:text-box></draw:frame><draw:frame draw:style-name="fr1" draw:name="Frame70" text:anchor-type="char" svg:x="0.1772in" svg:width="0.1665in" draw:z-index="71"><draw:text-box fo:min-height="0.1665in"><text:p text:style-name="Text_20_body"/></draw:text-box></draw:frame>Nolan Roth</text:p>
        <text:p text:style-name="P81">To</text:p>
        <text:p text:style-name="P84">Jordan Roth</text:p>
        <text:p text:style-name="P27">Jul 18</text:p>
        <text:section text:style-name="Sect2" text:name="yui_3_16_0_1_1441546565886_15766">
          <text:p text:style-name="P36"/>
          <text:section text:style-name="Sect1" text:name="yiv0472235535">
            <text:p text:style-name="P57"/>
            <text:section text:style-name="Sect1" text:name="yiv0472235535yui_3_16_0_1_1437236103372_5044">
              <text:p text:style-name="P58">NEW LORE: Many humans tend to worship each of the seven major gods, and pray to each when each applies, ie, women may pray to Ehlonna when wanting child, knights may pray to Heironeous before going into battle, merchants may pray to Fharlanghn before going on the road, exc. There are also all the minor gods from the players handbook, but these are the major ones. Each still have their own priests and whatnot, and many have their own temples, however combined temples are common too.</text:p>
            </text:section>
            <text:section text:style-name="Sect1" text:name="yiv0472235535yui_3_16_0_1_1437236103372_5046">
              <text:p text:style-name="P58"><text:bookmark text:name="yiv0472235535yui_3_16_0_1_1437236103372_5048"/><text:line-break/></text:p>
            </text:section>
            <text:section text:style-name="Sect1" text:name="yiv0472235535yui_3_16_0_1_1437236103372_5050">
              <text:p text:style-name="P58">You find the White Hart before long, the innkeeper an aging half elf with only wisps of grey hair left on his head. He is portly, his soft face accented by a well kept mustachio. The White Hart itself is quite a large inn, three stories, the upper two no more than wide balconies overlooking the lower floors. Many people fill the inn, mercenaries, a band of warlocks, a rich and fat merchant from the Grey City, covered in silks and jewels and surrounded in servants. A tough looking man dressed all in black with a raven perched on his shoulder sits in the corner, sipping at a drink while a woman gowned in a crimson tunic emblazoned with the golden phoenix of the Delmys at Veragost (Lord Werreth Delmy reigning) talks with an older man in a mail hauberk under a simple brown surcoat. You ask the innkeeper where <text:soft-page-break/>to find an apothecary, and he tells you the directions. Ciel gets a drink, and you both pay for your room. It costs 1 silver for the basic room. After any interactions with the patrons, you go up to sleep. You awake early, around daybreak. You head down to eat your breakfast, leaving Ciel asleep. Kazand turns into a ferret and squiggles up your arm to perch upon your shoulder as you eat your potato and cabbage stew. The breakfast cost 3 coppers. After eating you head to the apothecary. It is a small ways away, and you get to see a bit of the town along your way. The streets are narrow, with the buildings compacted together in the cavern. Many buildings seem to be multiple stories, some rising four or five stories. The structures are primarily made of stone, but wood is used quite often as well in the higher stories. Roofs of many buildings reach over the thin roads, some meeting with roofs from the other side to close off the opening entirely. You find the apothecary the innkeeper directed you to, the Blue Salve, and go in. The healer is an old wizened man, white hair patchy on his head, a long beard falling down his thin, bony face. He is thin, any muscle once had long gone. He shuffles over to you, gummy lips flapping as he talks. “I see your arm is in need of a salve.... Nasty business there.... shouldn't be too long to be healed...”</text:p>
            </text:section>
            <text:section text:style-name="Sect1" text:name="yiv0472235535yui_3_16_0_1_1437236103372_5052">
              <text:p text:style-name="P58">He applies a blue salve to your arm, the substance burns as it cleans the wound. The maester sprinkles on a few herbs, and lays across the gash a few dried leaves. He wraps your arm in a bandage, and tells you to come back and change out the remedy in six days. He charges 5 silver for his work. Your arms is sore, and still stings from the salve as you wander town. You hear clanging of hammers from blacksmiths forges, and you smell bakeries as they forge their own delicious devices. Buildings seem to climb the walls of the cavern, either carved into the side or build on the walls, supported by stone and wood. Some parts of the town are completely double layered, the roofs that meet together over the streets laid over with another street above, shops running on the second level with their own respects. You think this place almost a city, rather than a town. Canals cut through some parts, offering water to the people, and air ducts are carved into the ceiling. Sunlight shines from the openings on either side of the outside fortress, the huge multilateral structure covering the majority of the chamber entrance. The citizens walking around are of many races, though human and dwarf the most common. You wander through the baker's alleys, mouth watering at the tarts and pastries and cakes on display. Do you buy any?</text:p>
            </text:section>
            <text:section text:style-name="Sect1" text:name="yiv0472235535yui_3_16_0_1_1437236103372_5054">
              <text:p text:style-name="P58">The markets do indeed sell food that you've never seen before, much of the exotics dwarven in nature. Fried bulette, succulent braised cloaker, purple worm roast, charred centipede legs. Which do you try?</text:p>
            </text:section>
            <text:section text:style-name="Sect1" text:name="yiv0472235535yui_3_16_0_1_1437236103372_5056">
              <text:p text:style-name="P58">There is one main temple in the cavern, though it is huge in itself. It is made entirely of stone and marble, columns rising high, topped with a dome. Wooden buildings seem to be built off of it, using it as support for the multiple levels of the city. You go inside, and find that it has alters to each of the major human deities (Boccob, Ehlonna, Fharlanghn, Heironeous, Pelor, St. Cuthburt, and Obad-Hai), Moradin, the chief god of the dwarves, and Corellon Lorethion, chief deity of the elves. Which, if any, do you pay homage to?</text:p>
            </text:section>
            <text:section text:style-name="Sect1" text:name="yiv0472235535yui_3_16_0_1_1437236103372_5058">
              <text:p text:style-name="P57"/>
            </text:section>
            <text:section text:style-name="Sect3" text:name="yiv0472235535yui_3_16_0_1_1437236103372_5060">
              <text:p text:style-name="P58">What do you do next?</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6931">
        <text:p text:style-name="P30"><draw:frame draw:style-name="fr1" draw:name="Frame73" text:anchor-type="char" svg:x="0.1772in" svg:width="0.1665in" draw:z-index="72"><draw:text-box fo:min-height="0.1665in"><text:p text:style-name="Text_20_body"/></draw:text-box></draw:frame><draw:frame draw:style-name="fr1" draw:name="Frame72" text:anchor-type="char" svg:x="0.1772in" svg:width="0.1665in" draw:z-index="73"><draw:text-box fo:min-height="0.1665in"><text:p text:style-name="Text_20_body"/></draw:text-box></draw:frame>Jordan Roth</text:p>
        <text:p text:style-name="P81">To</text:p>
        <text:p text:style-name="P84">Nolan Roth</text:p>
        <text:p text:style-name="P27"><text:soft-page-break/>Jul 18</text:p>
        <text:section text:style-name="Sect2" text:name="yui_3_16_0_1_1441546565886_16934">
          <text:p text:style-name="P36"/>
          <text:section text:style-name="Sect1" text:name="yiv9451999553">
            <text:p text:style-name="P66">I feel uncomfortable around the innkeeper; I am instinctively repulsed by his elven nature, but his age, girth, and mustacio-possession are all endearing. These conflicting impressions make me nervous, and I keep my conversation with him as short as possible.</text:p>
            <text:p text:style-name="P66"/>
            <text:p text:style-name="P62">I tell the apothecary that I will likely not be here for more than four days; would it be okay for me to come back and change my bandages sooner?</text:p>
            <text:p text:style-name="P66"/>
            <text:p text:style-name="P62">In the markets, I excercise almost no self-restraint and buy each and every snack-sized baked/dwarven good that I see, in the order that I see them, until I am quite full. I'm guessing that many of the tarts, assorted pastries, maybe the fried bulette, and the centipede legs fall into this category.</text:p>
            <text:p text:style-name="P66"/>
            <text:p text:style-name="P62">At the temple, I offer small prayers to each of the human dieties, and I leave a small offering of gold at Pelor's altar (or whatever is typical for honoring a god hereabouts). I resist the urge to spit on the altar to Corellon Lorethion.</text:p>
            <text:p text:style-name="P66"/>
            <text:p text:style-name="P62">I continue to peruse the market until about six o'clock in the evening, at which point I buy a purple worm roast (or some other suitably large food item) for dinner. After I consume it, along with whatever beverage the vendor (or a nearby vendor) has to offer, I head back to The White Hart. I flip the innkeeper a silver piece and head upstairs without making eye contact. I sleep until later in the day, maybe half-past eight o'clock, and head over to the martial sector of the city. Once there, I explore around and get to know the important buildings -- both defensive and command structures, as well as the barracks, if one exists -- and who the important people are; e.g., the captain of the guard. I try to find someone to spar with; in particular, I would like to practice with my left hand, since up to this point I've been imagining that my right arm is the one that's been injured.</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6080">
        <text:p text:style-name="P30"><draw:frame draw:style-name="fr1" draw:name="Frame75" text:anchor-type="char" svg:x="0.1772in" svg:width="0.1665in" draw:z-index="74"><draw:text-box fo:min-height="0.1665in"><text:p text:style-name="Text_20_body"/></draw:text-box></draw:frame><draw:frame draw:style-name="fr1" draw:name="Frame74" text:anchor-type="char" svg:x="0.1772in" svg:width="0.1665in" draw:z-index="75"><draw:text-box fo:min-height="0.1665in"><text:p text:style-name="Text_20_body"/></draw:text-box></draw:frame>Nolan Roth</text:p>
        <text:p text:style-name="P81">To</text:p>
        <text:p text:style-name="P84">Jordan Roth</text:p>
        <text:p text:style-name="P26"> <text:span text:style-name="T48">Jul 21</text:span></text:p>
        <text:section text:style-name="Sect2" text:name="yui_3_16_0_1_1441546565886_16083">
          <text:p text:style-name="P36"/>
          <text:section text:style-name="Sect1" text:name="yiv1133593700">
            <text:p text:style-name="P57"/>
            <text:section text:style-name="Sect1" text:name="yiv1133593700yui_3_16_0_1_1437487803316_3736">
              <text:p text:style-name="P57">Your market spree was delicious, and you believe it was quite worth the 16 gold that you spent. You especially liked the fried bulette.</text:p>
            </text:section>
            <text:section text:style-name="Sect1" text:name="yiv1133593700yui_3_16_0_1_1437487803316_3738">
              <text:p text:style-name="P57"><text:bookmark text:name="yiv1133593700yui_3_16_0_1_1437487803316_3740"/><text:line-break/></text:p>
            </text:section>
            <text:section text:style-name="Sect1" text:name="yiv1133593700yui_3_16_0_1_1437487803316_3742">
              <text:p text:style-name="P57">The old apothecary says that will be alright!</text:p>
            </text:section>
            <text:section text:style-name="Sect1" text:name="yiv1133593700yui_3_16_0_1_1437487803316_3744">
              <text:p text:style-name="P57"><text:bookmark text:name="yiv1133593700yui_3_16_0_1_1437487803316_3746"/><text:line-break/></text:p>
            </text:section>
            <text:section text:style-name="Sect1" text:name="yiv1133593700yui_3_16_0_1_1437487803316_3748">
              <text:p text:style-name="P57">In the evening:</text:p>
            </text:section>
            <text:section text:style-name="Sect1" text:name="yiv1133593700yui_3_16_0_1_1437487803316_3750">
              <text:p text:style-name="P57"><text:bookmark text:name="yiv1133593700yui_3_16_0_1_1437487803316_3752"/><text:line-break/></text:p>
            </text:section>
            <text:section text:style-name="Sect1" text:name="yiv1133593700yui_3_16_0_1_1437487803316_3754">
              <text:p text:style-name="P57"><text:soft-page-break/>The martial section is aglow with white fires burning in braziers along the walls, the shadows dancing off the cobbled streets. The sun is setting, but not quite down. You enter the main fortress near the barracks and training yard. Some soldiers are still training, with the captain of the guard Sam Tallreach, a slender, tall man with sinewy muscles and a slight hook nose beneath his orange eyes and short brown hair. Do you talk to him?</text:p>
            </text:section>
            <text:section text:style-name="Sect1" text:name="yiv1133593700yui_3_16_0_1_1437487803316_3756">
              <text:p text:style-name="P57">The walls are dotted in towers, each topped with an arbolest or trebuchet. The towers don't rise too far off the wall, maybe around 30 feet. You explore the rest of the defensive area, noting the buildings. By the blacksmith's shop in the main area past the Right Wall (The one nearest the barracks) you see Amadeo's steward talking to the smith. The steward, Jort Rethion, is a middle aged man with a round face and flat black hair. The blacksmith, Worzen Belefort, a dwarf, has a long braided beard and long braided hair, his wide nose dominating his face. You go to the stables, and meet Hirdred Gregons, the stablemaster, and Ness Rivers, a young girl working as stablehand.</text:p>
            </text:section>
            <text:section text:style-name="Sect1" text:name="yiv1133593700yui_3_16_0_1_1437487803316_3758">
              <text:p text:style-name="P57"><text:bookmark text:name="yiv1133593700yui_3_16_0_1_1437487803316_3760"/><text:line-break/></text:p>
            </text:section>
            <text:section text:style-name="Sect1" text:name="yiv1133593700yui_3_16_0_1_1437487803316_3762">
              <text:p text:style-name="P57">When you return to the training yard, you see the castellan Ser Tem Loren, and older knight who commands the fortress while the lord is away. He is muscular for his age, with receding grey hair and a small beard around his small lips. His grey eyes watch the training closely. Next to him is his squire, a young man named Ferriel Remin. He has bright blue eyes under an untidy shock of blond hair.</text:p>
            </text:section>
            <text:section text:style-name="Sect1" text:name="yiv1133593700yui_3_16_0_1_1437487803316_3764">
              <text:p text:style-name="P57">You practice with one of the guards, who everyone calls Hot Pie because he is a baker's son. He is young and slightly round, but he is good with a spear. You are not very good with your left hand, but practice for about an hour. By the end, you manage to resist being unarmed by Hot Pie.</text:p>
            </text:section>
            <text:section text:style-name="Sect1" text:name="yiv1133593700yui_3_16_0_1_1437487803316_3766">
              <text:p text:style-name="P57"><text:bookmark text:name="yiv1133593700yui_3_16_0_1_1437487803316_3768"/><text:line-break/></text:p>
            </text:section>
            <text:section text:style-name="Sect3" text:name="yiv1133593700yui_3_16_0_1_1437487803316_3770">
              <text:p text:style-name="P57">You go back to the White Hart for the night. Ciel is having a meal at the bar, and talking with a travelling bard. If you don't talk to anyone, you go up to shlleeeep.</text:p>
            </text:section>
            <text:p text:style-name="P57"/>
            <text:p text:style-name="P57"/>
            <text:p text:style-name="P86"> <text:span text:style-name="T58">Show original message</text:span></text:p>
          </text:section>
          <text:section text:style-name="Sect1" text:name="yui_3_16_0_1_1441546565886_16194">
            <text:p text:style-name="P91"/>
            <text:section text:style-name="Sect1" text:name="yui_3_16_0_1_1441546565886_16095">
              <text:p text:style-name="P92"/>
              <text:section text:style-name="Sect1" text:name="yui_3_16_0_1_1441546565886_16097">
                <text:p text:style-name="P92"/>
                <text:section text:style-name="Sect2" text:name="yui_3_16_0_1_1441546565886_16106">
                  <text:p text:style-name="P2"/>
                  <text:section text:style-name="Sect1" text:name="yui_3_16_0_1_1441546565886_16160">
                    <text:list xml:id="list8246582049345033336" text:style-name="L14">
                      <text:list-item>
                        <text:p text:style-name="P7"><draw:frame draw:style-name="fr4" draw:name="yui_3_16_0_1_1441546565886_16157" text:anchor-type="paragraph" svg:width="1.5626in" draw:z-index="76"><draw:text-box fo:min-height="1.1665in"><text:p text:style-name="P15"><draw:frame draw:style-name="fr1" draw:name="Frame76" text:anchor-type="char" svg:x="0in" svg:width="1.5626in" draw:z-index="77"><draw:text-box fo:min-height="0.0161in"><text:p text:style-name="P15"/></draw:text-box></draw:frame></text:p></draw:text-box></draw:frame><text:bookmark text:name="yui_3_16_0_1_1441546565886_16236"/></text:p>
                      </text:list-item>
                    </text:list>
                  </text:section>
                </text:section>
              </text:section>
            </text:section>
          </text:section>
        </text:section>
        <text:section text:style-name="Sect1" text:name="yui_3_16_0_1_1441546565886_16212">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ection text:style-name="Sect1" text:name="yui_3_16_0_1_1441546565886_16964">
        <text:p text:style-name="P30"><draw:frame draw:style-name="fr1" draw:name="Frame78" text:anchor-type="char" svg:x="0.1772in" svg:width="0.1665in" draw:z-index="78"><draw:text-box fo:min-height="0.1665in"><text:p text:style-name="Text_20_body"/></draw:text-box></draw:frame><draw:frame draw:style-name="fr1" draw:name="Frame77" text:anchor-type="char" svg:x="0.1772in" svg:width="0.1665in" draw:z-index="79"><draw:text-box fo:min-height="0.1665in"><text:p text:style-name="Text_20_body"/></draw:text-box></draw:frame>Jordan Roth</text:p>
        <text:p text:style-name="P81">To</text:p>
        <text:p text:style-name="P84">Nolan Roth</text:p>
        <text:p text:style-name="P27">Jul 21</text:p>
        <text:section text:style-name="Sect2" text:name="yui_3_16_0_1_1441546565886_16967">
          <text:p text:style-name="P36"/>
          <text:section text:style-name="Sect1" text:name="yiv4140421952">
            <text:p text:style-name="P66">Ah, no! I had gone to bed and woken up at 8:30 AM the next morning, then explored the martial sector throughout the day.</text:p>
            <text:p text:style-name="P66"><text:soft-page-break/></text:p>
            <text:p text:style-name="P62">Also, how is my arm feeling?</text:p>
            <text:p text:style-name="P66"/>
            <text:p text:style-name="P62">Anyhow, today I wake up at closer to 7:30, eat breakfast, and head over to the training grounds again to spar until half-past noon or so. After that I will spend the rest of the day, until 9:00 at night, hanging out in a corner of whichever tavern is most frequented by the soldiers.</text:p>
            <text:p text:style-name="P66"/>
            <text:p text:style-name="P62">If Hirdred Gregons comes in, I would like to talk to him about my current aspirations to learn to ride a horse. In particular, I would like to know whether or not it's something that I could pick up in a basic way after a few hours (i.e. a day or so) of training, what sort of care a horse would require to live happily -- especially the differences from maintaining a donkey -- and how much baggage a warhorse or some similar specimen could safely carry, if any. If he's reasonably personable, then I ask him to take me on a tour of the stables. I do not wish to actually try to ride a horse.</text:p>
            <text:p text:style-name="P66"/>
            <text:p text:style-name="P62">If Sam Tallreacher comes in, I would like to watch him nondescriptly and see who he interacts with and in what manner.</text:p>
            <text:p text:style-name="P62">Same with Ferriel Remin.</text:p>
            <text:p text:style-name="P62">Same with Jort Rethion.</text:p>
            <text:p text:style-name="P62">Same with Ser Tem Loren, but I'll also briefly wave to him if he sees me.</text:p>
            <text:p text:style-name="P66"/>
            <text:p text:style-name="P62">Until these people enter, or if none of these people enter, I'll just watch the rest of the soldiers and travelers and suchlike.</text:p>
            <text:p text:style-name="P66"/>
            <text:p text:style-name="P62">At the end of the day, I'll return to The White Hart and throw the barkeep another silver.</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6026">
        <text:p text:style-name="P23"/>
        <text:section text:style-name="Sect1" text:name="yui_3_16_0_1_1441546565886_16036">
          <text:p text:style-name="P44"/>
          <text:section text:style-name="Sect1" text:name="yui_3_16_0_1_1441546565886_16035">
            <text:p text:style-name="P31"><draw:frame draw:style-name="fr1" draw:name="Frame80" text:anchor-type="char" svg:x="0.1772in" svg:width="0.1665in" draw:z-index="80"><draw:text-box fo:min-height="0.1665in"><text:p text:style-name="Text_20_body"/></draw:text-box></draw:frame><draw:frame draw:style-name="fr1" draw:name="Frame79" text:anchor-type="char" svg:x="0.1772in" svg:width="0.1665in" draw:z-index="81"><draw:text-box fo:min-height="0.1665in"><text:p text:style-name="Text_20_body"/></draw:text-box></draw:frame>Nolan Roth</text:p>
            <text:p text:style-name="P81">To</text:p>
            <text:p text:style-name="P84">Jordan Roth</text:p>
          </text:section>
          <text:p text:style-name="P43">Jul 23</text:p>
        </text:section>
        <text:section text:style-name="Sect2" text:name="yui_3_16_0_1_1441546565886_16027">
          <text:p text:style-name="P39"/>
          <text:section text:style-name="Sect1" text:name="yui_3_16_0_1_1441546565886_16044">
            <text:p text:style-name="P57"/>
            <text:section text:style-name="Sect1" text:name="yui_3_16_0_1_1441546565886_16043">
              <text:p text:style-name="P57"/>
              <text:section text:style-name="Sect1" text:name="yiv5237789734">
                <text:p text:style-name="P57"/>
                <text:section text:style-name="Sect1" text:name="yui_3_16_0_1_1441546565886_16042">
                  <text:p text:style-name="P57"/>
                  <text:section text:style-name="Sect2" text:name="yui_3_16_0_1_1441546565886_16041">
                    <text:p text:style-name="P57"/>
                    <text:section text:style-name="Sect1" text:name="yiv5237789734yui_3_16_0_1_1437688371933_8701">
                      <text:p text:style-name="P57">Ah, no! Ah, well.</text:p>
                    </text:section>
                    <text:section text:style-name="Sect1" text:name="yiv5237789734yui_3_16_0_1_1437688371933_8703">
                      <text:p text:style-name="P57"><text:bookmark text:name="yiv5237789734yui_3_16_0_1_1437688371933_8705"/><text:line-break/><text:soft-page-break/></text:p>
                    </text:section>
                    <text:section text:style-name="Sect1" text:name="yiv5237789734yui_3_16_0_1_1437688371933_8707">
                      <text:p text:style-name="P57"><text:bookmark text:name="yiv5237789734yui_3_16_0_1_1437688371933_8709"/><text:line-break/></text:p>
                    </text:section>
                    <text:section text:style-name="Sect1" text:name="yiv5237789734yui_3_16_0_1_1437688371933_8711">
                      <text:p text:style-name="P57">When you wake up, you try to stretch your arm a bit, but it feels stiff and sore. The stinging has subsided though. You go downstairs to eat, and then head off to the training grounds. Ser Loren is presiding over the training, and after a small and chat with him you go to train with a guard named Hyree. You train with your left, but you feel that your right arm will soon have enough strength to be useful again. You spar against a few other guards as well before you are done. At a quarter to one, you head tired to the Red Hammer Inn, that most of the guards said was their favorite. It is in the martial sector, across from the stables and the stablemaster's house. When you first go in there are only a few men there, however it quickly fills up as more and more get off guard duty or end their training. You are served by a young serving girl, who quickly rushes off to attend other patrons. You chat with some of the soldiers. “I'da heard that m'lord is callin' 'is banners (minor lords sworn to service, who provide their armies to their leige lord) because the King is preparin' for war against Erressea!”</text:p>
                    </text:section>
                    <text:section text:style-name="Sect1" text:name="yiv5237789734yui_3_16_0_1_1437688371933_8713">
                      <text:p text:style-name="P57">“I worked for a guild for a while too, the Greenpaw Guild. Ever heard of it?”</text:p>
                    </text:section>
                    <text:section text:style-name="Sect1" text:name="yiv5237789734yui_3_16_0_1_1437688371933_8715">
                      <text:p text:style-name="P57">“That war talk is garbage. I'd heard nothin' about m'lord calling his banners.”</text:p>
                    </text:section>
                    <text:section text:style-name="Sect1" text:name="yiv5237789734yui_3_16_0_1_1437688371933_8717">
                      <text:p text:style-name="P57">“What kind of stuff does a guild fighter like you do, anyway?”</text:p>
                    </text:section>
                    <text:section text:style-name="Sect1" text:name="yiv5237789734yui_3_16_0_1_1437688371933_8719">
                      <text:p text:style-name="P57">(You don't have to respond to all those)</text:p>
                    </text:section>
                    <text:section text:style-name="Sect1" text:name="yiv5237789734yui_3_16_0_1_1437688371933_8721">
                      <text:p text:style-name="P57">At around six-o-clock you see Ferriel Remin come in. He leans against the bar and orders food, then starts talking to a guard at the bar. Hirdred enters at about the same time, and you wave him over to ask about horse training.</text:p>
                    </text:section>
                    <text:section text:style-name="Sect1" text:name="yiv5237789734yui_3_16_0_1_1437688371933_8723">
                      <text:p text:style-name="P57">“Well, it takes a few days, maybe five to get used to riding a warhorse, and another half-week to get used to ridin' in armor.”</text:p>
                    </text:section>
                    <text:section text:style-name="Sect1" text:name="yiv5237789734yui_3_16_0_1_1437688371933_8725">
                      <text:p text:style-name="P57">He explains horse-care necessities, and goes into confusingly technical differences between the care for donkeys and horses. You loose most of the technical information, but you get the gist of it.</text:p>
                    </text:section>
                    <text:section text:style-name="Sect1" text:name="yiv5237789734yui_3_16_0_1_1437688371933_8727">
                      <text:p text:style-name="P57"><text:bookmark text:name="yiv5237789734yui_3_16_0_1_1437688371933_8729"/><text:line-break/></text:p>
                    </text:section>
                    <text:section text:style-name="Sect1" text:name="yiv5237789734yui_3_16_0_1_1437688371933_8731">
                      <text:p text:style-name="P57">You don't see Ser Loren or Jort Rethion.</text:p>
                    </text:section>
                    <text:section text:style-name="Sect1" text:name="yiv5237789734yui_3_16_0_1_1437688371933_8733">
                      <text:p text:style-name="P57"><text:bookmark text:name="yiv5237789734yui_3_16_0_1_1437688371933_8735"/><text:line-break/></text:p>
                    </text:section>
                    <text:section text:style-name="Sect1" text:name="yiv5237789734yui_3_16_0_1_1437688371933_8737">
                      <text:p text:style-name="P57">There were no strange travelers today, only soldiers and the servers.</text:p>
                    </text:section>
                    <text:section text:style-name="Sect1" text:name="yiv5237789734yui_3_16_0_1_1437688371933_8739">
                      <text:p text:style-name="P57"><text:bookmark text:name="yiv5237789734yui_3_16_0_1_1437688371933_8741"/><text:line-break/></text:p>
                    </text:section>
                    <text:section text:style-name="Sect1" text:name="yiv5237789734yui_3_16_0_1_1437688371933_8743">
                      <text:p text:style-name="P57"><text:bookmark text:name="yiv5237789734yui_3_16_0_1_1437688371933_8745"/><text:line-break/></text:p>
                    </text:section>
                    <text:section text:style-name="Sect1" text:name="yiv5237789734yui_3_16_0_1_1437688371933_8747">
                      <text:p text:style-name="P57"><text:bookmark text:name="yiv5237789734yui_3_16_0_1_1437688371933_8749"/><text:line-break/></text:p>
                    </text:section>
                    <text:section text:style-name="Sect1" text:name="yiv5237789734yui_3_16_0_1_1437688371933_8751">
                      <text:p text:style-name="P57">You are becoming practiced at flipping silvers, and this one lands in the fat innkeeper's mug.</text:p>
                    </text:section>
                    <text:section text:style-name="Sect1" text:name="yiv5237789734yui_3_16_0_1_1437688371933_8753">
                      <text:p text:style-name="P57"><text:bookmark text:name="yiv5237789734yui_3_16_0_1_1437688371933_8755"/><text:line-break/></text:p>
                    </text:section>
                    <text:section text:style-name="Sect1" text:name="yiv5237789734yui_3_16_0_1_1437688371933_8757">
                      <text:p text:style-name="P57"><text:bookmark text:name="yiv5237789734yui_3_16_0_1_1437688371933_8759"/><text:line-break/></text:p>
                    </text:section>
                    <text:section text:style-name="Sect1" text:name="yiv5237789734yui_3_16_0_1_1437688371933_8761">
                      <text:p text:style-name="P57"><text:bookmark text:name="yiv5237789734yui_3_16_0_1_1437688371933_8763"/><text:line-break/></text:p>
                    </text:section>
                    <text:section text:style-name="Sect1" text:name="yiv5237789734yui_3_16_0_1_1437688371933_8765">
                      <text:p text:style-name="P57"><text:bookmark text:name="yiv5237789734yui_3_16_0_1_1437688371933_8767"/><text:line-break/></text:p>
                    </text:section>
                    <text:section text:style-name="Sect1" text:name="yiv5237789734yui_3_16_0_1_1437688371933_8769">
                      <text:p text:style-name="P57"><text:bookmark text:name="yiv5237789734yui_3_16_0_1_1437688371933_8771"/><text:line-break/></text:p>
                    </text:section>
                    <text:section text:style-name="Sect1" text:name="yiv5237789734yui_3_16_0_1_1437688371933_8773">
                      <text:p text:style-name="P57">College visits are very busy-making.</text:p>
                    </text:section>
                    <text:section text:style-name="Sect1" text:name="yiv5237789734yui_3_16_0_1_1437688371933_8683">
                      <text:p text:style-name="P57"><text:soft-page-break/></text:p>
                    </text:section>
                    <text:section text:style-name="Sect3" text:name="yiv5237789734yui_3_16_0_1_1437688371933_8775">
                      <text:p text:style-name="P57"><text:bookmark text:name="yiv5237789734yui_3_16_0_1_1437688371933_8777"/><text:line-break/></text:p>
                    </text:section>
                    <text:p text:style-name="P57"/>
                    <text:p text:style-name="P57"/>
                    <text:p text:style-name="P87"> <text:span text:style-name="T58">Show original message</text:span></text:p>
                  </text:section>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020">
        <text:p text:style-name="P30"><draw:frame draw:style-name="fr1" draw:name="Frame82" text:anchor-type="char" svg:x="0.1772in" svg:width="0.1665in" draw:z-index="82"><draw:text-box fo:min-height="0.1665in"><text:p text:style-name="Text_20_body"/></draw:text-box></draw:frame><draw:frame draw:style-name="fr1" draw:name="Frame81" text:anchor-type="char" svg:x="0.1772in" svg:width="0.1665in" draw:z-index="83"><draw:text-box fo:min-height="0.1665in"><text:p text:style-name="Text_20_body"/></draw:text-box></draw:frame>Jordan Roth</text:p>
        <text:p text:style-name="P81">To</text:p>
        <text:p text:style-name="P84">Nolan Roth</text:p>
        <text:p text:style-name="P27">Jul 24</text:p>
        <text:section text:style-name="Sect2" text:name="yui_3_16_0_1_1441546565886_17021">
          <text:p text:style-name="P36"/>
          <text:section text:style-name="Sect1" text:name="yiv4751970003">
            <text:p text:style-name="P66"/>
            <text:p text:style-name="P62">"Garbage it may be, but you must admitt that they are long overdue for a beating! Those tree-dwellers have been sticking their noses up at us for far too long; if it weren't for the wasteland that they cower behind, we'd have taught them humility in my grandfather's time. If these rumors of war are true, I'm going to be marching on the front lines against those bastards!"</text:p>
            <text:p text:style-name="P66"/>
            <text:p text:style-name="P62">"I've only been working in the guild for a couple months, and I don't think that I can say that it's been a terribly representative experience. By the large, however, I think that working for a guild involves a lot of travelling. Some of it can be rather exciting, it's true -- you will visit far-away cities and cultures -- but mostly you'll just be working on jobs within a day or two of the guildhouse. Additionally, all that travelling involves a lot of . . .  travelling. A huge amount of your time will be spent walking, riding, and sailing. Additionally, unless you have a wizard with you who can ward your camps every night, you'll be getting much less sleep than you want. Guild fighters should be particularly wary of robbers; our exhorbiant salaries are extremely aluring. Our combat skills make us fearsome to confront directly, but if you're asleep then there's a chance of making off with your gold without having to put up a fight."</text:p>
            <text:p text:style-name="P66"/>
            <text:p text:style-name="P62">&lt;Meta&gt;</text:p>
            <text:p text:style-name="P62">Ah!! I hope the silver didn't get into his mug while he wasn't looking; he could choke on that.</text:p>
            <text:p text:style-name="P62">Anywho, the last thing I want to do at The Pyre is make a little hiking excursion up the mountain -- preferably to the top, if that's within reason. However . . . is the mountain high enough to be cold and snowy near the top, thus necessitating winter clothing? Also, is a trip to the top likely doable in one long day, such that I could leave Donkey in town? Also also, is the mountain at all settled, or do all the fortress's people pretty much just live in the cave?</text:p>
            <text:p text:style-name="P66"/>
            <text:p text:style-name="P62">&lt;/Meta&gt;</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070">
        <text:p text:style-name="P30"><draw:frame draw:style-name="fr1" draw:name="Frame84" text:anchor-type="char" svg:x="0.1772in" svg:width="0.1665in" draw:z-index="84"><draw:text-box fo:min-height="0.1665in"><text:p text:style-name="Text_20_body"/></draw:text-box></draw:frame><draw:frame draw:style-name="fr1" draw:name="Frame83" text:anchor-type="char" svg:x="0.1772in" svg:width="0.1665in" draw:z-index="85"><draw:text-box fo:min-height="0.1665in"><text:p text:style-name="Text_20_body"/></draw:text-box></draw:frame>Nolan Roth</text:p>
        <text:p text:style-name="P81">To</text:p>
        <text:p text:style-name="P84">Jordan Roth</text:p>
        <text:p text:style-name="P27"><text:soft-page-break/>Jul 25</text:p>
        <text:section text:style-name="Sect2" text:name="yui_3_16_0_1_1441546565886_17071">
          <text:p text:style-name="P36"/>
          <text:section text:style-name="Sect1" text:name="yiv9807903512">
            <text:p text:style-name="P57"/>
            <text:section text:style-name="Sect1" text:name="yiv9807903512yui_3_16_0_1_1437864920992_4790">
              <text:p text:style-name="P57"><text:bookmark text:name="yiv9807903512yui_3_16_0_1_1437864920992_4792"/><text:line-break/></text:p>
            </text:section>
            <text:section text:style-name="Sect1" text:name="yiv9807903512yui_3_16_0_1_1437864920992_4794">
              <text:p text:style-name="P57">You ask your server as you eat breakfast about hiking up the mountain.</text:p>
            </text:section>
            <text:section text:style-name="Sect1" text:name="yiv9807903512yui_3_16_0_1_1437864920992_4796">
              <text:p text:style-name="P57">“Well, I've never been up there myself, ya see, but I heard from my cousin that it can get pretty cold up there. She went up there on a day trip too, so it don't take more than that, if you leave early I think. I 'aven't heard of many people living up there but a few goat farmers.”</text:p>
            </text:section>
            <text:section text:style-name="Sect1" text:name="yiv9807903512yui_3_16_0_1_1437864920992_4798">
              <text:p text:style-name="P57"><text:bookmark text:name="yiv9807903512yui_3_16_0_1_1437864920992_4800"/><text:line-break/></text:p>
            </text:section>
            <text:section text:style-name="Sect1" text:name="yiv9807903512yui_3_16_0_1_1437864920992_4802">
              <text:p text:style-name="P57">Taking her advice, you buy a warm coat and some thick breeches, along with a fur cap and gloves and some fur lined boots. You pay the tailor three gold for the clothes.</text:p>
            </text:section>
            <text:section text:style-name="Sect1" text:name="yiv9807903512yui_3_16_0_1_1437864920992_4804">
              <text:p text:style-name="P57"><text:bookmark text:name="yiv9807903512yui_3_16_0_1_1437864920992_4806"/><text:line-break/></text:p>
            </text:section>
            <text:section text:style-name="Sect1" text:name="yiv9807903512yui_3_16_0_1_1437864920992_4808">
              <text:p text:style-name="P57">You believe there is enough daylight left to make the trip, so you set out through the postern gate near the stables. Immediately, you see that the hike will be strenuous. The trail is steep and gravely, but some large rocks offer steady footholds. You climb all day, stopping often to look out at the world below. Nearing sundown, you pass a tiny hamlet near the summit, inhabited entirely by goat herders and their families. The townsfolk call the thorp Hightop. The men all have long beards and a grizzled look about them, and they go about their business. Women and daughters churn cheese and butter while sons fetch water and help the fathers. There is only about seven houses, and a few sheds out workplaces. You reach the summit as the colors of dusk reach across the sky, as the sun sets below the Pelori mountains. Purple clouds dipped in pink, orange and red swords fighting off the army of night. You see the entire Riverrun below you, Veragost a small clump of stones in the valley. The ending of the Riverrun a small window to the sea, an orange ocean of light. You can see the distant mountains of Brund, a dark line above the horizon. A small shrine to the human gods has been set on the summit, merely a few carved rocks in a circle. You sit in the center and eat your meal midst the serenity, cold wind blowing along your neck, giving you goosebumps.</text:p>
            </text:section>
            <text:section text:style-name="Sect1" text:name="yiv9807903512yui_3_16_0_1_1437864920992_4810">
              <text:p text:style-name="P57"><text:bookmark text:name="yiv9807903512yui_3_16_0_1_1437864920992_4812"/><text:line-break/></text:p>
            </text:section>
            <text:section text:style-name="Sect1" text:name="yiv9807903512yui_3_16_0_1_1437864920992_4814">
              <text:p text:style-name="P57">&lt;Meta&gt;</text:p>
            </text:section>
            <text:section text:style-name="Sect1" text:name="yiv9807903512yui_3_16_0_1_1437864920992_4816">
              <text:p text:style-name="P57"><text:bookmark text:name="yiv9807903512yui_3_16_0_1_1437864920992_4818"/><text:line-break/></text:p>
            </text:section>
            <text:section text:style-name="Sect1" text:name="yiv9807903512yui_3_16_0_1_1437864920992_4820">
              <text:p text:style-name="P57">You can head back down the mountain back to the Pyre, but it will take a while and you won't get much sleep. The trip was a bit longer than the server girl suggested. You can stay in the goat town too, one of the townspeople is sure to be able to room you for a night.</text:p>
            </text:section>
            <text:section text:style-name="Sect1" text:name="yiv9807903512yui_3_16_0_1_1437864920992_4822">
              <text:p text:style-name="P57"><text:bookmark text:name="yiv9807903512yui_3_16_0_1_1437864920992_4824"/><text:line-break/></text:p>
            </text:section>
            <text:section text:style-name="Sect1" text:name="yiv9807903512yui_3_16_0_1_1437864920992_4826">
              <text:p text:style-name="P57">&lt;/Meta&gt;</text:p>
            </text:section>
            <text:section text:style-name="Sect1" text:name="yiv9807903512yui_3_16_0_1_1437864920992_4788">
              <text:p text:style-name="P57"/>
            </text:section>
            <text:section text:style-name="Sect3" text:name="yiv9807903512yui_3_16_0_1_1437864920992_4828">
              <text:p text:style-name="P57"><text:bookmark text:name="yiv9807903512yui_3_16_0_1_1437864920992_4830"/><text:line-break/></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120">
        <text:p text:style-name="P30"><draw:frame draw:style-name="fr1" draw:name="Frame86" text:anchor-type="char" svg:x="0.1772in" svg:width="0.1665in" draw:z-index="86"><draw:text-box fo:min-height="0.1665in"><text:p text:style-name="Text_20_body"/></draw:text-box></draw:frame><draw:frame draw:style-name="fr1" draw:name="Frame85" text:anchor-type="char" svg:x="0.1772in" svg:width="0.1665in" draw:z-index="87"><draw:text-box fo:min-height="0.1665in"><text:p text:style-name="Text_20_body"/></draw:text-box></draw:frame><text:soft-page-break/>Jordan Roth</text:p>
        <text:p text:style-name="P81">To</text:p>
        <text:p text:style-name="P84">Nolan Roth</text:p>
        <text:p text:style-name="P27">Jul 26</text:p>
        <text:section text:style-name="Sect2" text:name="yui_3_16_0_1_1441546565886_17121">
          <text:p text:style-name="P40"/>
          <text:section text:style-name="Sect1" text:name="yui_3_16_0_1_1441546565886_17130">
            <text:p text:style-name="P57"/>
            <text:section text:style-name="Sect1" text:name="yui_3_16_0_1_1441546565886_17129">
              <text:p text:style-name="P57"/>
              <text:section text:style-name="Sect1" text:name="yiv4044243111">
                <text:p text:style-name="P57"/>
                <text:section text:style-name="Sect1" text:name="yui_3_16_0_1_1441546565886_17128">
                  <text:p text:style-name="P57"/>
                  <text:section text:style-name="Sect3" text:name="yui_3_16_0_1_1441546565886_17127">
                    <text:p text:style-name="P57"/>
                    <text:section text:style-name="Sect1" text:name="yui_3_16_0_1_1441546565886_17126">
                      <text:p text:style-name="P57"><text:line-break/></text:p>
                    </text:section>
                    <text:p text:style-name="P54">Before leaving, I took the following things from my donkey: my roll of rope and grappling hook, one torch, flint and steel, two sacks, and my normal spear (walking stick and defence). I used my torch later in the day, once it got dark near the top of the mountain.</text:p>
                    <text:p text:style-name="P57"/>
                    <text:p text:style-name="P54">After I finish my meal, I chill out for a while before heading back to the goat town to find a place to sleep for the night. The adjenda for the morrow is this: go back to town, get bandages changed at the apothecary's shop, while away the rest of the day at The White Hart, get to sleep early. The next day I'll wake up early and head back to Era along the path we came from, assuming that Ciel is all ready to go.</text:p>
                    <text:p text:style-name="P87"> <text:span text:style-name="T58">Show original message</text:span></text:p>
                  </text:section>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194">
        <text:p text:style-name="P30"><draw:frame draw:style-name="fr1" draw:name="Frame88" text:anchor-type="char" svg:x="0.1772in" svg:width="0.1665in" draw:z-index="88"><draw:text-box fo:min-height="0.1665in"><text:p text:style-name="Text_20_body"/></draw:text-box></draw:frame><draw:frame draw:style-name="fr1" draw:name="Frame87" text:anchor-type="char" svg:x="0.1772in" svg:width="0.1665in" draw:z-index="89"><draw:text-box fo:min-height="0.1665in"><text:p text:style-name="Text_20_body"/></draw:text-box></draw:frame>Nolan Roth</text:p>
        <text:p text:style-name="P81">To</text:p>
        <text:p text:style-name="P84">Jordan Roth</text:p>
        <text:p text:style-name="P27">Jul 27</text:p>
        <text:section text:style-name="Sect2" text:name="yui_3_16_0_1_1441546565886_17197">
          <text:p text:style-name="P36"/>
          <text:section text:style-name="Sect1" text:name="yiv3593559393">
            <text:p text:style-name="P57"/>
            <text:section text:style-name="Sect1" text:name="yiv3593559393yui_3_16_0_1_1438005919158_5826">
              <text:p text:style-name="P57">You find an old goat herder named Tummel who is willing to give you a bed for the night, as his daughter is traveling and her bed is free.</text:p>
            </text:section>
            <text:section text:style-name="Sect1" text:name="yiv3593559393yui_3_16_0_1_1438005919158_5828">
              <text:p text:style-name="P57"><text:bookmark text:name="yiv3593559393yui_3_16_0_1_1438005919158_5830"/><text:line-break/></text:p>
            </text:section>
            <text:section text:style-name="Sect1" text:name="yiv3593559393yui_3_16_0_1_1438005919158_5832">
              <text:p text:style-name="P57">25/5/412</text:p>
            </text:section>
            <text:section text:style-name="Sect1" text:name="yiv3593559393yui_3_16_0_1_1438005919158_5834">
              <text:p text:style-name="P57"><text:bookmark text:name="yiv3593559393yui_3_16_0_1_1438005919158_5836"/><text:line-break/></text:p>
            </text:section>
            <text:section text:style-name="Sect1" text:name="yiv3593559393yui_3_16_0_1_1438005919158_5838">
              <text:p text:style-name="P57">You wake up the next morn and head back down the path towards The Pyre. You reach the back gate by two hours past midday, and enter the bustle of the city. You make your way to the apothecary, along the way pass Ciel, heading the way you came to the stablemaster. You discuss your plans for the day and agree to leave early the next morning.</text:p>
            </text:section>
            <text:section text:style-name="Sect1" text:name="yiv3593559393yui_3_16_0_1_1438005919158_5840">
              <text:p text:style-name="P57">You find the old apothecary slowly mixing a salve in his shop. You get your bandages changed, and the <text:soft-page-break/>old man gives you supplies for another change, and instructs you to change the bandages again in five day's time.</text:p>
            </text:section>
            <text:section text:style-name="Sect1" text:name="yiv3593559393yui_3_16_0_1_1438005919158_5842">
              <text:p text:style-name="P57">You go back to the White Hart, and see a group of tieflings, red skinned, horned, and white haired, sitting at a table. Their clothes are worn from travel, one, long and gaunt of face, wears a hauberk bearing the fiery rose of house Leir. You flip the innkeep his silver piece for the day, narrowly missing his stew. You take a seat at a corner table and look around.</text:p>
            </text:section>
            <text:section text:style-name="Sect1" text:name="yiv3593559393yui_3_16_0_1_1438005919158_5844">
              <text:p text:style-name="P57">A bard kneeling on a table harps a tune; a group of dwarves sit at the bar, drinking and laughing; men shout at a dice table as coppers exchange hands, a dark haired woman with bright blue eyes leans back in her chair and admires the pile of coppers infront of her as the men grow steadily angrier. A man with skin as white as snow and hair to match scribes magical runes onto a scroll, the letters glowing in the dim inn; a young page gives a letter to a burly man, the man handing him a copper for his work; a young woman with glasses far to big for her and a tangled mess of red hair sits against the far wall, reading a huge tome with a strange symbol on the leather cover. Do you talk with any of them?</text:p>
            </text:section>
            <text:section text:style-name="Sect1" text:name="yiv3593559393yui_3_16_0_1_1438005919158_5846">
              <text:p text:style-name="P57"><text:bookmark text:name="yiv3593559393yui_3_16_0_1_1438005919158_5848"/><text:line-break/></text:p>
            </text:section>
            <text:section text:style-name="Sect1" text:name="yiv3593559393yui_3_16_0_1_1438005919158_5850">
              <text:p text:style-name="P57">You walk up the stairs and fall into your bed, drifting off to sleep.</text:p>
            </text:section>
            <text:section text:style-name="Sect1" text:name="yiv3593559393yui_3_16_0_1_1438005919158_5852">
              <text:p text:style-name="P57"><text:bookmark text:name="yiv3593559393yui_3_16_0_1_1438005919158_5854"/><text:line-break/></text:p>
            </text:section>
            <text:section text:style-name="Sect1" text:name="yiv3593559393yui_3_16_0_1_1438005919158_5856">
              <text:p text:style-name="P57">&lt;Meta&gt;</text:p>
            </text:section>
            <text:section text:style-name="Sect1" text:name="yiv3593559393yui_3_16_0_1_1438005919158_5858">
              <text:p text:style-name="P57"><text:bookmark text:name="yiv3593559393yui_3_16_0_1_1438005919158_5860"/><text:line-break/></text:p>
            </text:section>
            <text:section text:style-name="Sect1" text:name="yiv3593559393yui_3_16_0_1_1438005919158_5862">
              <text:p text:style-name="P57">I will send the next part after you choose to talk, or not talk, to any of the patrons.</text:p>
            </text:section>
            <text:section text:style-name="Sect1" text:name="yiv3593559393yui_3_16_0_1_1438005919158_5864">
              <text:p text:style-name="P57"><text:bookmark text:name="yiv3593559393yui_3_16_0_1_1438005919158_5866"/><text:line-break/></text:p>
            </text:section>
            <text:section text:style-name="Sect1" text:name="Section44">
              <text:p text:style-name="P57"><text:bookmark text:name="yiv3593559393yui_3_16_0_1_1438005919158_5864"/>Madre says 'hi!'</text:p>
            </text:section>
            <text:section text:style-name="Sect1" text:name="Section45">
              <text:p text:style-name="P57"><text:bookmark text:name="yiv3593559393yui_3_16_0_1_1438005919158_58641"/><text:line-break/></text:p>
            </text:section>
            <text:section text:style-name="Sect3" text:name="yiv3593559393yui_3_16_0_1_1438005919158_5868">
              <text:p text:style-name="P57">&lt;/Meta&gt;</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243">
        <text:p text:style-name="P30"><draw:frame draw:style-name="fr1" draw:name="Frame90" text:anchor-type="char" svg:x="0.1772in" svg:width="0.1665in" draw:z-index="90"><draw:text-box fo:min-height="0.1665in"><text:p text:style-name="Text_20_body"/></draw:text-box></draw:frame><draw:frame draw:style-name="fr1" draw:name="Frame89" text:anchor-type="char" svg:x="0.1772in" svg:width="0.1665in" draw:z-index="91"><draw:text-box fo:min-height="0.1665in"><text:p text:style-name="Text_20_body"/></draw:text-box></draw:frame>Jordan Roth</text:p>
        <text:p text:style-name="P81">To</text:p>
        <text:p text:style-name="P84">Nolan Roth</text:p>
        <text:p text:style-name="P27">Jul 27</text:p>
        <text:section text:style-name="Sect2" text:name="yui_3_16_0_1_1441546565886_17244">
          <text:p text:style-name="P36"/>
          <text:section text:style-name="Sect1" text:name="yiv9639540956">
            <text:p text:style-name="P66"/>
            <text:p text:style-name="P62">Depends . . .</text:p>
            <text:p text:style-name="P66"/>
            <text:p text:style-name="P62">Were these sorts of noteworthy folks present any of the other days that I came here?</text:p>
            <text:p text:style-name="P62">Were any of these exact folks here?</text:p>
            <text:p text:style-name="P66"/>
            <text:p text:style-name="P62">What are the highlights of what I know of the house of Leir?</text:p>
            <text:p text:style-name="P66"/>
            <text:p text:style-name="P62"><text:soft-page-break/>Does the albino have any bags or suchlike with him?</text:p>
            <text:p text:style-name="P66"/>
            <text:p text:style-name="P62">Roughly what does the book-symbol look like?</text:p>
            <text:p text:style-name="P62">Do I recognize it, even in a déjà-vu sort of manner?</text:p>
            <text:p text:style-name="P66"/>
            <text:p text:style-name="P62">&lt;Meta&gt; HELLO MADRE!!! &lt;/Meta&gt;</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280">
        <text:p text:style-name="P30"><draw:frame draw:style-name="fr1" draw:name="Frame92" text:anchor-type="char" svg:x="0.1772in" svg:width="0.1665in" draw:z-index="92"><draw:text-box fo:min-height="0.1665in"><text:p text:style-name="Text_20_body"/></draw:text-box></draw:frame><draw:frame draw:style-name="fr1" draw:name="Frame91" text:anchor-type="char" svg:x="0.1772in" svg:width="0.1665in" draw:z-index="93"><draw:text-box fo:min-height="0.1665in"><text:p text:style-name="Text_20_body"/></draw:text-box></draw:frame>Nolan Roth</text:p>
        <text:p text:style-name="P81">To</text:p>
        <text:p text:style-name="P84">Jordan Roth</text:p>
        <text:p text:style-name="P27">Jul 28</text:p>
        <text:section text:style-name="Sect2" text:name="yui_3_16_0_1_1441546565886_17283">
          <text:p text:style-name="P36"/>
          <text:section text:style-name="Sect1" text:name="yiv8043519254">
            <text:p text:style-name="P57"/>
            <text:section text:style-name="Sect1" text:name="yiv8043519254yui_3_16_0_1_1438089276454_14928">
              <text:p text:style-name="P57"><text:bookmark text:name="yiv8043519254yui_3_16_0_1_1438089276454_14927"/>There were some sorts of noteworthy folks on other days, yes, however only the dice-playing woman has been here before.</text:p>
            </text:section>
            <text:section text:style-name="Sect1" text:name="yiv8043519254yui_3_16_0_1_1438089276454_14930">
              <text:p text:style-name="P57"><text:bookmark text:name="yiv8043519254yui_3_16_0_1_1438089276454_14929"/>The albino has a backpack and satchel next to or on his person, and a scroll case.</text:p>
            </text:section>
            <text:p text:style-name="P53">As you study the symbol, you find that it is actually hundreds of fish all swimming in a circle, some branching off to swim in a wave through the middle of the circle. The fish are actually moving. You do not recognize it at all.</text:p>
            <text:section text:style-name="Sect1" text:name="yiv8043519254yui_3_16_0_1_1438089276454_45128">
              <text:p text:style-name="P57">Of House Leir, you know they are the primary house in the plains, and they hold the castle Ultear, which lies north-east of Fengal Pass and the Sword of Stah. Because you grew up in the southern plains area, you have seen many tieflings before, but only one of the Leirs. Many people shun tieflings, but they are more accepted to the plain's other denizens.</text:p>
            </text:section>
            <text:section text:style-name="Sect1" text:name="yiv8043519254yui_3_16_0_1_1438089276454_45130">
              <text:p text:style-name="P57">&lt;Meta&gt;</text:p>
            </text:section>
            <text:section text:style-name="Sect1" text:name="yiv8043519254yui_3_16_0_1_1438089276454_59250">
              <text:p text:style-name="P57">Do you hate tieflings?</text:p>
            </text:section>
            <text:section text:style-name="Sect1" text:name="yiv8043519254yui_3_16_0_1_1438089276454_45131">
              <text:p text:style-name="P57">&lt;/Meta&gt;</text:p>
            </text:section>
            <text:section text:style-name="Sect1" text:name="yiv8043519254yui_3_16_0_1_1438089276454_45132">
              <text:p text:style-name="P57">You recall that House Leir primarily watches over the farming peoples of the area, and acts as the first line of defense to any invasion from Brund. However, many people see them as the 'Boy-who-blows-the-warning-horn-then-gets-killed.' The Leirs are a very old house, some say that they were in Tirion even before humans, in the Old Times.</text:p>
            </text:section>
            <text:section text:style-name="Sect1" text:name="Section46">
              <text:p text:style-name="P57"><text:bookmark text:name="yiv8043519254yui_3_16_0_1_1438089276454_45132"/><text:line-break/></text:p>
            </text:section>
            <text:section text:style-name="Sect3" text:name="Section47">
              <text:p text:style-name="P57"><text:bookmark text:name="yiv8043519254yui_3_16_0_1_1438089276454_451321"/>You remember from your childhood that once, when raiders from the south were harassing your thorp and surrounding towns, a group of warriors from Ultear were sent out. They passed through your thorp, and you remember being awestruck by one wearing steel as blue as hot-fire, gilded in silver. That tiefling had the fiery rose of the Leirs sewn on his chest as well. You only saw him that once, but afterward, the raiding stopped abruptly.</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332">
        <text:p text:style-name="P30"><draw:frame draw:style-name="fr1" draw:name="Frame94" text:anchor-type="char" svg:x="0.1772in" svg:width="0.1665in" draw:z-index="94"><draw:text-box fo:min-height="0.1665in"><text:p text:style-name="Text_20_body"/></draw:text-box></draw:frame><draw:frame draw:style-name="fr1" draw:name="Frame93" text:anchor-type="char" svg:x="0.1772in" svg:width="0.1665in" draw:z-index="95"><draw:text-box fo:min-height="0.1665in"><text:p text:style-name="Text_20_body"/></draw:text-box></draw:frame>Jordan Roth</text:p>
        <text:p text:style-name="P81">To</text:p>
        <text:p text:style-name="P84"><text:soft-page-break/>Nolan Roth</text:p>
        <text:p text:style-name="P27">Jul 28</text:p>
        <text:section text:style-name="Sect2" text:name="yui_3_16_0_1_1441546565886_17333">
          <text:p text:style-name="P36"/>
          <text:section text:style-name="Sect1" text:name="yiv8119477703">
            <text:p text:style-name="P66">I walk over to and sit across from the red-haired woman with the book. "I've never seen anything like that," I half-shout over the roar of the inn. "May I ask how you came by it?" Assuming that I don't find out via her immediate response, I would also like to make an inquiry about the subject matter of the book.</text:p>
            <text:p text:style-name="P66"/>
            <text:p text:style-name="P62">&lt;Meta&gt;</text:p>
            <text:p text:style-name="P66"/>
            <text:p text:style-name="P62">Nah, I'm cool with tieflings. Not as cool as with dwarves, and I'd probably avoid e.g. a tiefling shopkeeper in the middle of a human market, but I'm way cooler with tieflings than I am with elves. The ones that look nearly exactly like humans (i.e. not red) I'm extra-cool with. "Coolness" is the formal measure of non-racist feelings.</text:p>
            <text:p text:style-name="P66"/>
            <text:p text:style-name="P37"><text:span text:style-name="T19">Also, "</text:span><text:a xlink:type="simple" xlink:href="https://www.google.de/url?sa=t&amp;rct=j&amp;q=&amp;esrc=s&amp;source=web&amp;cd=2&amp;ved=0CDMQFjABahUKEwi--p6-qP7GAhWH6xQKHYX_D9k&amp;url=https%3A%2F%2Fusers.dimi.uniud.it%2F~antonio.dangelo%2FRobotica%2F2012%2Fhelper%2FleggedRobot%2Falexander.pdf&amp;ei=Pbe3Vf7nJIfXU4X_v8gN&amp;usg=AFQjCNFM9vG19rrHfrg-5Lrss2KL935_kQ&amp;bvm=bv.98717601,d.d24" office:target-frame-name="_blank" xlink:show="new" text:style-name="Internet_20_link" text:visited-style-name="Visited_20_Internet_20_Link"><text:span text:style-name="T41">pronk</text:span></text:a><text:span text:style-name="T19">" is a real word refering to a certain type of gait, such as what kangaroos do. Also, turtle muscles fire up so slowly that it forces them to wobble more than is optimal when they walk (but it saves energy).</text:span></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381">
        <text:p text:style-name="P30"><draw:frame draw:style-name="fr1" draw:name="Frame96" text:anchor-type="char" svg:x="0.1772in" svg:width="0.1665in" draw:z-index="96"><draw:text-box fo:min-height="0.1665in"><text:p text:style-name="Text_20_body"/></draw:text-box></draw:frame><draw:frame draw:style-name="fr1" draw:name="Frame95" text:anchor-type="char" svg:x="0.1772in" svg:width="0.1665in" draw:z-index="97"><draw:text-box fo:min-height="0.1665in"><text:p text:style-name="Text_20_body"/></draw:text-box></draw:frame>Nolan Roth</text:p>
        <text:p text:style-name="P81">To</text:p>
        <text:p text:style-name="P84">Jordan Roth</text:p>
        <text:p text:style-name="P27">Jul 30</text:p>
        <text:section text:style-name="Sect2" text:name="yui_3_16_0_1_1441546565886_17382">
          <text:p text:style-name="P36"/>
          <text:section text:style-name="Sect1" text:name="yiv0723978417">
            <text:p text:style-name="P57"/>
            <text:section text:style-name="Sect1" text:name="yiv0723978417yui_3_16_0_1_1438298596002_3873">
              <text:p text:style-name="P57">She looks up, her green eyes magnified by her huge glasses. Studying her up close, you realize she is wearing college robes. From the blue-on-maroon color, you can guess that she is from Pike. She has a thin face and a long nose. “What? Oh, well, um... I found it in the tunnels below the library in Veragost. You see, I am researching the riverlands-- I've always been fascinated with them. Quite a curiosity, isn't it? The book's cover, I mean.”</text:p>
            </text:section>
            <text:section text:style-name="Sect1" text:name="yiv0723978417yui_3_16_0_1_1438298596002_3875">
              <text:p text:style-name="P57">You ask her what the book is about.</text:p>
            </text:section>
            <text:section text:style-name="Sect3" text:name="yiv0723978417yui_3_16_0_1_1438298596002_3877">
              <text:p text:style-name="P57">“Well, so far it seems to be a detailing of the Riverrun from the Old Times; all the secrets it once held. It's written in the writing of the Elds though, and it takes some time and energy to keep up the spell to read it.”</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439">
        <text:p text:style-name="P30"><draw:frame draw:style-name="fr1" draw:name="Frame98" text:anchor-type="char" svg:x="0.1772in" svg:width="0.1665in" draw:z-index="98"><draw:text-box fo:min-height="0.1665in"><text:p text:style-name="Text_20_body"/></draw:text-box></draw:frame><draw:frame draw:style-name="fr1" draw:name="Frame97" text:anchor-type="char" svg:x="0.1772in" svg:width="0.1665in" draw:z-index="99"><draw:text-box fo:min-height="0.1665in"><text:p text:style-name="Text_20_body"/></draw:text-box></draw:frame>Jordan Roth</text:p>
        <text:p text:style-name="P81">To</text:p>
        <text:p text:style-name="P84"><text:soft-page-break/>Nolan Roth</text:p>
        <text:p text:style-name="P27">Jul 31</text:p>
        <text:section text:style-name="Sect2" text:name="yui_3_16_0_1_1441546565886_17442">
          <text:p text:style-name="P36"/>
          <text:section text:style-name="Sect1" text:name="yiv6375415693">
            <text:p text:style-name="P66">"It requires a spell just to read the book?" I shout aghast. "Is this due to some protection put on it by the writers, or is the spell just being used to translate the work?"</text:p>
            <text:p text:style-name="P62">Question queue: "I was completely unaware that the Riverrun ever held any secrets; have you yet read of any that you find particularly interesting?" | "You say that you've been to Veragost, you look to be from Pike, and we're speaking now in The Pyre; it seems that you travel quite a bit -- or at least have been recently. Why so?"</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478">
        <text:p text:style-name="P30"><draw:frame draw:style-name="fr1" draw:name="Frame100" text:anchor-type="char" svg:x="0.1772in" svg:width="0.1665in" draw:z-index="100"><draw:text-box fo:min-height="0.1665in"><text:p text:style-name="Text_20_body"/></draw:text-box></draw:frame><draw:frame draw:style-name="fr1" draw:name="Frame99" text:anchor-type="char" svg:x="0.1772in" svg:width="0.1665in" draw:z-index="101"><draw:text-box fo:min-height="0.1665in"><text:p text:style-name="Text_20_body"/></draw:text-box></draw:frame>Nolan Roth</text:p>
        <text:p text:style-name="P81">To</text:p>
        <text:p text:style-name="P84">Jordan Roth</text:p>
        <text:p text:style-name="P27">Aug 1</text:p>
        <text:section text:style-name="Sect2" text:name="yui_3_16_0_1_1441546565886_17481">
          <text:p text:style-name="P36"/>
          <text:section text:style-name="Sect1" text:name="yiv2086695603">
            <text:p text:style-name="P57"/>
            <text:section text:style-name="Sect1" text:name="yiv2086695603yui_3_16_0_1_1438444456736_33909">
              <text:p text:style-name="P57"><text:bookmark text:name="yiv2086695603yui_3_16_0_1_1438444456736_33908"/>"Oh, I just need it to translate the work, I don't think anyone knows the Elden tongue anymore."</text:p>
            </text:section>
            <text:section text:style-name="Sect3" text:name="yiv2086695603yui_3_16_0_1_1438444456736_23135">
              <text:p text:style-name="P57"><text:bookmark text:name="yiv2086695603yui_3_16_0_1_1438444456736_25289"/>"Actually yes. The book actually has a section on the Harrowvale, the lost city of the Elds in the Riverrun. I've always heard it was only a legend, but this tome details quite thoroughly!"</text:p>
            </text:section>
            <text:section text:style-name="Sect3" text:name="Section48">
              <text:p text:style-name="P57"><text:bookmark text:name="yiv2086695603yui_3_16_0_1_1438444456736_23135"/><text:bookmark text:name="yiv2086695603yui_3_16_0_1_1438444456736_58100"/>She straightens up and pushes her glasses up onto her nose bridge. "I've been travelling through the Riverrun to study its history, but this is the first tome that I've found that goes all the way back to the Elds! Did you know that they mastered control of the water itself? It says in here that they used water to carve out their cities! It gives a rough map, so I've decided I'm going to go search for the lost Harrowvale! It will prove all the legends about the Elds in the Old Times!"</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548">
        <text:p text:style-name="P30"><draw:frame draw:style-name="fr1" draw:name="Frame102" text:anchor-type="char" svg:x="0.1772in" svg:width="0.1665in" draw:z-index="102"><draw:text-box fo:min-height="0.1665in"><text:p text:style-name="Text_20_body"/></draw:text-box></draw:frame><draw:frame draw:style-name="fr1" draw:name="Frame101" text:anchor-type="char" svg:x="0.1772in" svg:width="0.1665in" draw:z-index="103"><draw:text-box fo:min-height="0.1665in"><text:p text:style-name="Text_20_body"/></draw:text-box></draw:frame>Jordan Roth</text:p>
        <text:p text:style-name="P81">To</text:p>
        <text:p text:style-name="P84">Nolan Roth</text:p>
        <text:p text:style-name="P27">Aug 1</text:p>
        <text:section text:style-name="Sect2" text:name="yui_3_16_0_1_1441546565886_17551">
          <text:p text:style-name="P36"/>
          <text:section text:style-name="Sect1" text:name="yiv8719754142">
            <text:p text:style-name="P66">"Is the city supposed to be underwater, or was the river redirected away from it or some such thing? That is, how did it come to be lost?" Also, if I don't already have some idea who the Eld(er?)s are, I ask that at some point.</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624">
        <text:p text:style-name="P30"><draw:frame draw:style-name="fr1" draw:name="Frame104" text:anchor-type="char" svg:x="0.1772in" svg:width="0.1665in" draw:z-index="104"><draw:text-box fo:min-height="0.1665in"><text:p text:style-name="Text_20_body"/></draw:text-box></draw:frame><draw:frame draw:style-name="fr1" draw:name="Frame103" text:anchor-type="char" svg:x="0.1772in" svg:width="0.1665in" draw:z-index="105"><draw:text-box fo:min-height="0.1665in"><text:p text:style-name="Text_20_body"/></draw:text-box></draw:frame><text:soft-page-break/>Nolan Roth</text:p>
        <text:p text:style-name="P81">To</text:p>
        <text:p text:style-name="P84">Jordan Roth</text:p>
        <text:p text:style-name="P27">Aug 2</text:p>
        <text:section text:style-name="Sect2" text:name="yui_3_16_0_1_1441546565886_17627">
          <text:p text:style-name="P36"/>
          <text:section text:style-name="Sect1" text:name="yiv5482648014">
            <text:p text:style-name="P57"/>
            <text:section text:style-name="Sect1" text:name="yiv5482648014yui_3_16_0_1_1438546431007_18194">
              <text:p text:style-name="P57"><text:bookmark text:name="yiv5482648014yui_3_16_0_1_1438546431007_18193"/>" Oh, no, the river was redirected away from it. It came to ruin when the First Men came and warred with the Elds. After they were destroyed, the city became lost to history," she says. In response to your general question about the Elds, she replies, "The Elds are thought to be the first people to inhabit this area. They're thought to have been a powerful race, the first to use water magic, taught to by ancient dragons. That's all legend, though this tome seems to be lending some proof to the tales!"</text:p>
            </text:section>
            <text:section text:style-name="Sect1" text:name="yiv5482648014yui_3_16_0_1_1438546431007_55141">
              <text:p text:style-name="P57">She extends a small hand, "By the way, I'm Farris Deene."</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585">
        <text:p text:style-name="P30"><draw:frame draw:style-name="fr1" draw:name="Frame106" text:anchor-type="char" svg:x="0.1772in" svg:width="0.1665in" draw:z-index="106"><draw:text-box fo:min-height="0.1665in"><text:p text:style-name="Text_20_body"/></draw:text-box></draw:frame><draw:frame draw:style-name="fr1" draw:name="Frame105" text:anchor-type="char" svg:x="0.1772in" svg:width="0.1665in" draw:z-index="107"><draw:text-box fo:min-height="0.1665in"><text:p text:style-name="Text_20_body"/></draw:text-box></draw:frame>Jordan Roth</text:p>
        <text:p text:style-name="P81">To</text:p>
        <text:p text:style-name="P84">Nolan Roth</text:p>
        <text:p text:style-name="P27">Aug 3</text:p>
        <text:section text:style-name="Sect2" text:name="yui_3_16_0_1_1441546565886_17588">
          <text:p text:style-name="P36"/>
          <text:section text:style-name="Sect1" text:name="yiv7362273249">
            <text:p text:style-name="P66">I shake said hand and reply with "It's a pleasure to meet you, Ferris. My name is Georg &lt;mumblemumbleidon'tknowmylastnamemumble&gt;. How long do you plan on staying in The Pyre, and how much longer do you have before you reach Harrowvale?" Folling her reply, I ask "Also, have you yet told any of your colleges of this book? If you or it were to be lost or destroyed, it would be a huge loss for your field of study. Getting it fully copied before setting out might take too long, but if you haven't already I would consider leaving the tome itself in safe hands and travelling merely with some notes and a copy of the map you mentioned before".</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678">
        <text:p text:style-name="P30"><draw:frame draw:style-name="fr1" draw:name="Frame108" text:anchor-type="char" svg:x="0.1772in" svg:width="0.1665in" draw:z-index="108"><draw:text-box fo:min-height="0.1665in"><text:p text:style-name="Text_20_body"/></draw:text-box></draw:frame><draw:frame draw:style-name="fr1" draw:name="Frame107" text:anchor-type="char" svg:x="0.1772in" svg:width="0.1665in" draw:z-index="109"><draw:text-box fo:min-height="0.1665in"><text:p text:style-name="Text_20_body"/></draw:text-box></draw:frame>Nolan Roth</text:p>
        <text:p text:style-name="P81">To</text:p>
        <text:p text:style-name="P84">Jordan Roth</text:p>
        <text:p text:style-name="P27">Aug 3</text:p>
        <text:section text:style-name="Sect2" text:name="yui_3_16_0_1_1441546565886_17679">
          <text:p text:style-name="P36"/>
          <text:section text:style-name="Sect1" text:name="yiv0778415720">
            <text:p text:style-name="P57"/>
            <text:section text:style-name="Sect3" text:name="yiv0778415720yui_3_16_0_1_1438631465791_16711">
              <text:p text:style-name="P57"><text:bookmark text:name="yiv0778415720yui_3_16_0_1_1438631465791_19070"/>"It's nice to meet you, Georg. I'm planning on leaving The Pyre on the morrow, actually, and from the writings and maps I believe that Harrowvale is around a four day journey along the Riverrun. If I'm <text:soft-page-break/>reading the maps r should be in a pass to the south-east of Veragost."</text:p>
            </text:section>
            <text:section text:style-name="Sect3" text:name="yiv0778415720yui_3_16_0_1_1438631465791_30817">
              <text:p text:style-name="P57"><text:bookmark text:name="yiv0778415720yui_3_16_0_1_1438631465791_48449"/>"Now that you mention it, I should get this book into safe hands. I might leave it with a librarian in Veragost, though that would extend my journey about a day or two... That's probably the best thing to do though. Sketching the maps shouldn't delay me though, I can start that tonight."</text:p>
            </text:section>
            <text:p text:style-name="P63">She adjusts her glasses and waves a strand of hair out of her face.</text:p>
            <text:p text:style-name="P63">"So, Georg, what brings <text:span text:style-name="T64">you</text:span> to The Pyre? You're staying in an inn, so you must not be from around here."</text:p>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772">
        <text:p text:style-name="P30"><draw:frame draw:style-name="fr1" draw:name="Frame110" text:anchor-type="char" svg:x="0.1772in" svg:width="0.1665in" draw:z-index="110"><draw:text-box fo:min-height="0.1665in"><text:p text:style-name="Text_20_body"/></draw:text-box></draw:frame><draw:frame draw:style-name="fr1" draw:name="Frame109" text:anchor-type="char" svg:x="0.1772in" svg:width="0.1665in" draw:z-index="111"><draw:text-box fo:min-height="0.1665in"><text:p text:style-name="Text_20_body"/></draw:text-box></draw:frame>Jordan Roth</text:p>
        <text:p text:style-name="P81">To</text:p>
        <text:p text:style-name="P84">Nolan Roth</text:p>
        <text:p text:style-name="P27">Aug 4</text:p>
        <text:section text:style-name="Sect2" text:name="yui_3_16_0_1_1441546565886_17775">
          <text:p text:style-name="P36"/>
          <text:section text:style-name="Sect1" text:name="yiv6387088797">
            <text:p text:style-name="P66">"No, I'm not; I'm currently living in Era. I work in a mercenary's guild called &lt;Queen?&gt; that's stationed there. Of late I've been involved in a rather prolonged job, and I just recently returned from my most recent mission. My employer -- the lord of this castle -- then left for Pike, so I figured that I might as well use a few days to make a trip up here while there was little chance that I would be called upon. Before leaving, my employer offered me a position among a certain order of knights that he plays some role in leading -- since I've &lt;presumably&gt; never been to The Pyre, I decided that it would be a good idea to make myself acquainted with it."</text:p>
            <text:p text:style-name="P62">Barring any further questions that Ferris may have and any particularly notable activity from the other patrons of the inn, I wish Ferris good luck on her quest, walk up the stairs, and fall into my bed, drifting off to sleep.</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735">
        <text:p text:style-name="P30"><draw:frame draw:style-name="fr1" draw:name="Frame112" text:anchor-type="char" svg:x="0.1772in" svg:width="0.1665in" draw:z-index="112"><draw:text-box fo:min-height="0.1665in"><text:p text:style-name="Text_20_body"/></draw:text-box></draw:frame><draw:frame draw:style-name="fr1" draw:name="Frame111" text:anchor-type="char" svg:x="0.1772in" svg:width="0.1665in" draw:z-index="113"><draw:text-box fo:min-height="0.1665in"><text:p text:style-name="Text_20_body"/></draw:text-box></draw:frame>Nolan Roth</text:p>
        <text:p text:style-name="P81">To</text:p>
        <text:p text:style-name="P84">jordanroth2013</text:p>
        <text:p text:style-name="P27">Aug 5</text:p>
        <text:section text:style-name="Sect2" text:name="yui_3_16_0_1_1441546565886_17736">
          <text:p text:style-name="P28"/>
          <text:section text:style-name="Sect1" text:name="yiv6010814778">
            <table:table table:name="Table2" table:style-name="Table2">
              <table:table-column table:style-name="Table2.A"/>
              <table:table-row>
                <table:table-cell office:value-type="string">
                  <text:p text:style-name="P94">You plan to go back to Era, yes? If so, what will you be doing once you get there?</text:p>
                </table:table-cell>
              </table:table-row>
            </table:table>
            <text:p text:style-name="P1"><text:line-break/>I realized that using this email format for dnd would allow for different, more detailed game mechanics like the ones you were thinking up, as the dm does the micro-managing, so the <text:soft-page-break/>players don't need an in depth knowledge of the game. If you take an interest in leading such a game, I would readily play it.</text:p>
            <text:p text:style-name="P1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825">
        <text:p text:style-name="P30"><draw:frame draw:style-name="fr1" draw:name="Frame114" text:anchor-type="char" svg:x="0.1772in" svg:width="0.1665in" draw:z-index="114"><draw:text-box fo:min-height="0.1665in"><text:p text:style-name="Text_20_body"/></draw:text-box></draw:frame><draw:frame draw:style-name="fr1" draw:name="Frame113" text:anchor-type="char" svg:x="0.1772in" svg:width="0.1665in" draw:z-index="115"><draw:text-box fo:min-height="0.1665in"><text:p text:style-name="Text_20_body"/></draw:text-box></draw:frame>Jordan Roth</text:p>
        <text:p text:style-name="P81">To</text:p>
        <text:p text:style-name="P84">Nolan Roth</text:p>
        <text:p text:style-name="P27">Aug 5</text:p>
        <text:section text:style-name="Sect2" text:name="yui_3_16_0_1_1441546565886_17826">
          <text:p text:style-name="P36"/>
          <text:section text:style-name="Sect1" text:name="yiv4207975775">
            <text:p text:style-name="P66">I do indeed. The first thing I'll do is visit the temple of Pelor to check if Amadeo's been back. If not, I'll probably just hang around the guild. My activities there will largely consist of working out in the morning and chatting with fellow guildmembers in the evening. If Amadeo takes more than a week or two to get back, I may develop some sort of hobby. Baking. Fishing. Shooting cats. I might even become active in the local politics, assuming that Era's governmental system allows for that. At any rate, I should probably catch up on current events while I'm chatting with people in the guild. I'll have to stop by the blacksmith to pick up my shield in about a week, assuming that Amadeo hasn't returned by then, and I'll need to remember to change my bandages in . . . six days, I think it was?</text:p>
            <text:p text:style-name="P66"/>
            <text:p text:style-name="P62">&lt;Meta&gt;</text:p>
            <text:p text:style-name="P66"/>
            <text:p text:style-name="P62">I don't actually have a finished alternative rule set prepared. I've been working the last several weeks on getting one banged out, but I got distracted recently -- the distraction is a relatively minor project, however. Anyhow, since my initial attempt I've been paying more attention to making things computationally cheap. The most recent thread even makes wide use of the d6 in order to cut down the rule set.</text:p>
            <text:p text:style-name="P66"/>
            <text:p text:style-name="P62">&lt;/Meta&gt;</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874">
        <text:p text:style-name="P30"><draw:frame draw:style-name="fr1" draw:name="Frame116" text:anchor-type="char" svg:x="0.1772in" svg:width="0.1665in" draw:z-index="116"><draw:text-box fo:min-height="0.1665in"><text:p text:style-name="Text_20_body"/></draw:text-box></draw:frame><draw:frame draw:style-name="fr1" draw:name="Frame115" text:anchor-type="char" svg:x="0.1772in" svg:width="0.1665in" draw:z-index="117"><draw:text-box fo:min-height="0.1665in"><text:p text:style-name="Text_20_body"/></draw:text-box></draw:frame>Nolan Roth</text:p>
        <text:p text:style-name="P81">To</text:p>
        <text:p text:style-name="P84">Jordan Roth</text:p>
        <text:p text:style-name="P27">Aug 5</text:p>
        <text:section text:style-name="Sect2" text:name="yui_3_16_0_1_1441546565886_17875">
          <text:p text:style-name="P36"/>
          <text:section text:style-name="Sect1" text:name="yiv1056356725">
            <text:p text:style-name="P55">&lt;Meta&gt;</text:p>
            <text:p text:style-name="P53">I will type out a response later today. You should elaborate on what your rule set includes! Will there be a balanced economy? Will there be hit points? Will there be leveling? How will armor work? A brief description of combat, if such a description exists?</text:p>
            <text:p text:style-name="P53">&lt;/Meta&gt;</text:p>
            <text:p text:style-name="P57"/>
            <text:p text:style-name="P57"/>
            <text:p text:style-name="P86"><text:soft-page-break/>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7926">
        <text:p text:style-name="P30"><draw:frame draw:style-name="fr1" draw:name="Frame118" text:anchor-type="char" svg:x="0.1772in" svg:width="0.1665in" draw:z-index="118"><draw:text-box fo:min-height="0.1665in"><text:p text:style-name="Text_20_body"/></draw:text-box></draw:frame><draw:frame draw:style-name="fr1" draw:name="Frame117" text:anchor-type="char" svg:x="0.1772in" svg:width="0.1665in" draw:z-index="119"><draw:text-box fo:min-height="0.1665in"><text:p text:style-name="Text_20_body"/></draw:text-box></draw:frame>Nolan Roth</text:p>
        <text:p text:style-name="P81">To</text:p>
        <text:p text:style-name="P84">Jordan Roth</text:p>
        <text:p text:style-name="P27">Aug 5</text:p>
        <text:section text:style-name="Sect2" text:name="yui_3_16_0_1_1441546565886_17927">
          <text:p text:style-name="P36"/>
          <text:section text:style-name="Sect1" text:name="yiv0600807236">
            <text:p text:style-name="P55">Also, do you learn to ride?</text:p>
            <text:p text:style-name="P57"/>
            <text:p text:style-name="P57"/>
            <text:p text:style-name="P57"/>
            <text:p text:style-name="P86"> <text:span text:style-name="T58">Show original message</text:span></text:p>
          </text:section>
        </text:section>
        <text:section text:style-name="Sect1" text:name="yui_3_16_0_1_1441546565886_17932">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ection text:style-name="Sect1" text:name="yui_3_16_0_1_1441546565886_17989">
        <text:p text:style-name="P30"><draw:frame draw:style-name="fr1" draw:name="Frame120" text:anchor-type="char" svg:x="0.1772in" svg:width="0.1665in" draw:z-index="120"><draw:text-box fo:min-height="0.1665in"><text:p text:style-name="Text_20_body"/></draw:text-box></draw:frame><draw:frame draw:style-name="fr1" draw:name="Frame119" text:anchor-type="char" svg:x="0.1772in" svg:width="0.1665in" draw:z-index="121"><draw:text-box fo:min-height="0.1665in"><text:p text:style-name="Text_20_body"/></draw:text-box></draw:frame>Jordan Roth</text:p>
        <text:p text:style-name="P81">To</text:p>
        <text:p text:style-name="P84">Nolan Roth</text:p>
        <text:p text:style-name="P27">Aug 5</text:p>
        <text:section text:style-name="Sect2" text:name="yui_3_16_0_1_1441546565886_17992">
          <text:p text:style-name="P36"/>
          <text:section text:style-name="Sect1" text:name="yiv9052876819">
            <text:p text:style-name="P66">No ride learning.</text:p>
            <text:p text:style-name="P66"/>
            <text:p text:style-name="P62">&lt;Meta&gt;</text:p>
            <text:p text:style-name="P66"/>
            <text:p text:style-name="P62">I haven't put any thought into the economy yet, but that's more of a worldbuilding thing than a mechanics thing in any case. Leveling will not be explicitly supported, but a GM can deem at certain points that the players can upgrade their characters in various manners (e.g. more skill points).</text:p>
            <text:p text:style-name="P66"/>
            <text:p text:style-name="P62">Up until the most recent thread, hitpoints were the primary method of tracking when people die. Armour functioned as damage reduction. The most recent thread is very new, so armour is not yet included. Hitpoints still exist in order to track blood loss (damage stacks), but the primary method of damage-dealing is via a wound system (damage doesn't stack). Three wound classes exist: light, serious, and grievous. A light wound does 1 damage to hitpoints, a serious wound does 2 damage to hitpoints and sets a defence penalty of -1, and a grievous wound incapacitates or kills the target. Defence penalties from multiple serious wounds do not stack.</text:p>
            <text:p text:style-name="P66"/>
            <text:p text:style-name="P62">So far, I've considered four methods of performing an attack. All involve rolling two d6 -- attack and damage dice. In the first (a decoupled system), attack and damage are read off as-is. An attack roll of greater than 3 is required to hit (assuming no modifiers) and damage rolls are mapped to wound type like (1,2)-&gt;light, (3,4)-&gt;serious, (5,6)-&gt;grievous. In the others (coupled systems), the smaller value rolled is taken as the attack and the larger as the damage, and an attack of greater than 2 is required to hit (44% chance to hit). In the first of these (simply coupled), rolls of the damage die are simply mapped onto wound values. In the second (strong overflow), the attack overflow (attack minus 2) is <text:soft-page-break/>added to the damage roll and mapped onto wound values. In the third (weak overflow), half of the attack overflow is added to the damage roll and mapped onto wound values.</text:p>
            <text:p text:style-name="P66"/>
            <text:p text:style-name="P62">I haven't given the decoupled paradigm much thought yet because I would like to see if I can make soem coupled system viable. They have three main advantages. First, I think that it's more realistic: if you aim better (roll higher attack), you'll do more damage. Second, while most attack rolls will be very low, it will be possible to roll quite high -- i.e., it's very difficult to become invincible, but not too hard to get close. Third, you don't need to keep track of which die is for attack and which is for damage -- you just compare them after they're rolled.</text:p>
            <text:p text:style-name="P66"/>
            <text:p text:style-name="P62">I don't like the simply coupled paradigm very much just because there's a 44% chance of rolling damge=6 if you hit the enemy (i.e. attack&gt;2). Because it's imperative in these systems to preserve the high roll/high damage correlation, I'd be forced to accept a 44% chance to insta-kill on any given hit. This seems a bit too deadly; I'd prefer something closer to 30%.</text:p>
            <text:p text:style-name="P66"/>
            <text:p text:style-name="P62">There's no obvious difference at first glance between the strong and weak overflow paradigms. The strong version has a symmetric damage distribution about 7 (assuming attack&gt;2), whereas the weak damage distribution is skewed so as to roll high values more often. Though there are various ways to map rolls to wounds, the ones I've decided are probably the best are light/serious/grievous=19/44/32%(strong)=31/31/37%(weak). Using these mappings, I can get my computer to do a bunch of sample rolls and see how many hits it typically takes to kill people. The results are displayed below -- there are two lines of each color because the lower one doesn't account for the -1 penalty to defence when taking a serious wound, the higher one does. The two colors separate the different paradigms, the number of strikes are displayed on the x-axis, and the probability of the target has been killed is displayed on the y-axis.</text:p>
            <text:p text:style-name="P64"><text:soft-page-break/><draw:frame draw:style-name="fr5" draw:name="graphics1" text:anchor-type="as-char" svg:width="5.2602in" svg:height="5.25in" draw:z-index="122"><draw:image xlink:href="https://us-mg6.mail.yahoo.com/ya/download?mid=2%5F0%5F0%5F1%5F3281102%5FAHTsw0MAABF7VcKO6AP7iImnnb4&amp;m=YaDownload&amp;pid=2&amp;fid=Inbox&amp;inline=1&amp;appid=yahoomail" xlink:type="simple" xlink:show="embed" xlink:actuate="onLoad"/></draw:frame><text:span text:style-name="T48"><text:line-break/>As can be seen, people have about a 50% chance of being dead by 2 hits under the weak paradigm, but it takes about 4 hits for people under the strong paradigm to read the same level. By 4 hits, people under the weak paradigm are nearly at 80%. As a side note, it takes about​ four hits (three to six) for people to bleed to death if they're given 6 hitpoints.</text:span></text:p>
            <text:p text:style-name="P66"/>
            <text:p text:style-name="P62">Paradigms ordered by computational complexity: noncoupled ≈ simply coupled &lt; strong overflow &lt; weak overflow. Because the simply coupled and strong overflow systems don't seem to serve nearly as well as the weak overflow system, I likely won't use them. However, the weakly coupled system is rather complex (worst case two lookups, two comparisons, a subtraction, a division by two, and an addition) compared to the noncoupled system (two lookups and one comparison), so I'll probably just end up going with the latter.</text:p>
            <text:p text:style-name="P66"/>
            <text:p text:style-name="P62">Further qualities to be tested include performance when relatively shifted (e.g. if you're skilled and get +1 defence) and when centrally shifted (e.g. you get +1 defence and your attacker get +1 attack).</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032">
        <text:p text:style-name="P30"><draw:frame draw:style-name="fr1" draw:name="Frame122" text:anchor-type="char" svg:x="0.1772in" svg:width="0.1665in" draw:z-index="123"><draw:text-box fo:min-height="0.1665in"><text:p text:style-name="Text_20_body"/></draw:text-box></draw:frame><draw:frame draw:style-name="fr1" draw:name="Frame121" text:anchor-type="char" svg:x="0.1772in" svg:width="0.1665in" draw:z-index="124"><draw:text-box fo:min-height="0.1665in"><text:p text:style-name="Text_20_body"/></draw:text-box></draw:frame>Nolan Roth</text:p>
        <text:p text:style-name="P81">To</text:p>
        <text:p text:style-name="P84">Jordan Roth</text:p>
        <text:p text:style-name="P27"><text:soft-page-break/>Aug 6</text:p>
        <text:section text:style-name="Sect2" text:name="yui_3_16_0_1_1441546565886_18035">
          <text:p text:style-name="P36"/>
          <text:section text:style-name="Sect1" text:name="yiv3552555485">
            <text:p text:style-name="P57"/>
            <text:section text:style-name="Sect1" text:name="yiv3552555485yui_3_16_0_1_1438875940047_12215">
              <text:p text:style-name="P58">You wake the next morning and head out with Ciel early in the morning. The long walk back to Era was uneventful, save a fantastic sighting of a majestic, and ginormous, grizzly bear. It was huge, and very memorable. You estimate it was possibly seven feet high at the shoulder, and could have stood a towering sixteen feet. Ciel swears it was ten feet at the shoulder though. You reach Era late on the fourth night, going to sleep soon after reaching the guildhouse.</text:p>
            </text:section>
            <text:section text:style-name="Sect1" text:name="yiv3552555485yui_3_16_0_1_1438875940047_12217">
              <text:p text:style-name="P58">The next morning you go into town to check the temple, however your endeavors prove to be unfruitful, as Amadeo has not returned. You decide you shall check again every few days or so, possibly building your spirituality while at the temple. You whittle away the rest of your day exercising and chatting with your guild mates.</text:p>
            </text:section>
            <text:section text:style-name="Sect1" text:name="yiv3552555485yui_3_16_0_1_1438875940047_12219">
              <text:p text:style-name="P58">“I heard that the northmen in Anor have been banding up and raiding our north, even sacking a few villages. They say they have those lynx-folk savages with them, tearing people apart.”</text:p>
            </text:section>
            <text:section text:style-name="Sect1" text:name="yiv3552555485yui_3_16_0_1_1438875940047_12221">
              <text:p text:style-name="P58">“I heard more than that Jos, I heard that the Anorians've got a huge host, and they've got giants ridin' mammoths and men ridin' wolves the size of bears!”</text:p>
            </text:section>
            <text:section text:style-name="Sect1" text:name="yiv3552555485yui_3_16_0_1_1438875940047_12223">
              <text:p text:style-name="P58"><text:bookmark text:name="yiv3552555485yui_3_16_0_1_1438875940047_12225"/><text:line-break/></text:p>
            </text:section>
            <text:section text:style-name="Sect1" text:name="yiv3552555485yui_3_16_0_1_1438875940047_12227">
              <text:p text:style-name="P58">“There's been talk that a Grey City merchant said that the shipyard's down there been building war ships for the elves, and a mightly lot of 'em too.”</text:p>
            </text:section>
            <text:section text:style-name="Sect1" text:name="yiv3552555485yui_3_16_0_1_1438875940047_12229">
              <text:p text:style-name="P58"><text:bookmark text:name="yiv3552555485yui_3_16_0_1_1438875940047_12231"/><text:line-break/></text:p>
            </text:section>
            <text:section text:style-name="Sect1" text:name="yiv3552555485yui_3_16_0_1_1438875940047_12233">
              <text:p text:style-name="P58">“Did you know that the lord's youngest daughter's been married off to an Aster? Wedding is scheduled to be at the turn of the year, and there's to be a huge tourney!”</text:p>
            </text:section>
            <text:section text:style-name="Sect1" text:name="yiv3552555485yui_3_16_0_1_1438875940047_12235">
              <text:p text:style-name="P58">&lt;Meta&gt;</text:p>
            </text:section>
            <text:section text:style-name="Sect1" text:name="yiv3552555485yui_3_16_0_1_1438875940047_12237">
              <text:p text:style-name="P58">The lord of Era is Lord Tivus Telmain of house Telmain. He has three sons, the oldest, Jorold, is heir to Barrishall, the castle in Era, and one daughter, Piya.</text:p>
            </text:section>
            <text:section text:style-name="Sect1" text:name="yiv3552555485yui_3_16_0_1_1438875940047_12239">
              <text:p text:style-name="P58"><text:bookmark text:name="yiv3552555485yui_3_16_0_1_1438875940047_12241"/><text:line-break/></text:p>
            </text:section>
            <text:section text:style-name="Sect1" text:name="yiv3552555485yui_3_16_0_1_1438875940047_12243">
              <text:p text:style-name="P58">The Asters hold Asterhold.</text:p>
            </text:section>
            <text:section text:style-name="Sect1" text:name="yiv3552555485yui_3_16_0_1_1438875940047_12245">
              <text:p text:style-name="P58">&lt;/Meta&gt;</text:p>
            </text:section>
            <text:section text:style-name="Sect1" text:name="yiv3552555485yui_3_16_0_1_1438875940047_12247">
              <text:p text:style-name="P58"><text:bookmark text:name="yiv3552555485yui_3_16_0_1_1438875940047_12249"/><text:line-break/></text:p>
            </text:section>
            <text:section text:style-name="Sect1" text:name="yiv3552555485yui_3_16_0_1_1438875940047_12251">
              <text:p text:style-name="P58">“Raan ran into three liches in a tomb in the mountains on his last job, barely made it out with his life!”</text:p>
            </text:section>
            <text:section text:style-name="Sect1" text:name="yiv3552555485yui_3_16_0_1_1438875940047_12253">
              <text:p text:style-name="P58"><text:bookmark text:name="yiv3552555485yui_3_16_0_1_1438875940047_12255"/><text:line-break/></text:p>
            </text:section>
            <text:section text:style-name="Sect3" text:name="yiv3552555485yui_3_16_0_1_1438875940047_12257">
              <text:p text:style-name="P58">As the week passes, you change your bandages and try to learn how to cook some meals. Your wound looks almost completely healed. You cook with Halifax, a shy warlock who likes to bake, and Mirajane. You go and pick up your shield from Haarold at the end of the week. It is a plain metal kite, but it is nice work and will suit you nicely.<text:line-break/><text:line-break/><text:line-break/><text:line-break/><text:line-break/><text:line-break/><text:line-break/><text:line-break/><text:soft-page-break/>Any interactions thus far?</text:p>
            </text:section>
            <text:section text:style-name="Sect3" text:name="Section49">
              <text:p text:style-name="P58"><text:bookmark text:name="yiv3552555485yui_3_16_0_1_1438875940047_12257"/><text:line-break/></text:p>
            </text:section>
            <text:section text:style-name="Sect3" text:name="Section50">
              <text:p text:style-name="P58"><text:bookmark text:name="yiv3552555485yui_3_16_0_1_1438875940047_122571"/><text:line-break/></text:p>
            </text:section>
            <text:section text:style-name="Sect3" text:name="Section51">
              <text:p text:style-name="P58"><text:bookmark text:name="yiv3552555485yui_3_16_0_1_1438875940047_122572"/><text:line-break/></text:p>
            </text:section>
            <text:section text:style-name="Sect3" text:name="Section52">
              <text:p text:style-name="P58"><text:bookmark text:name="yiv3552555485yui_3_16_0_1_1438875940047_122573"/><text:line-break/></text:p>
            </text:section>
            <text:section text:style-name="Sect3" text:name="Section53">
              <text:p text:style-name="P58"><text:bookmark text:name="yiv3552555485yui_3_16_0_1_1438875940047_122574"/>&lt;Meta&gt;<text:line-break/>I like the sound of those mechanics. Do you have any idea yet how to integrate armour into that newest thread?</text:p>
            </text:section>
            <text:section text:style-name="Sect3" text:name="Section54">
              <text:p text:style-name="P58"><text:bookmark text:name="yiv3552555485yui_3_16_0_1_1438875940047_122575"/>&lt;/Meta&gt;</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093">
        <text:p text:style-name="P30"><draw:frame draw:style-name="fr1" draw:name="Frame124" text:anchor-type="char" svg:x="0.1772in" svg:width="0.1665in" draw:z-index="125"><draw:text-box fo:min-height="0.1665in"><text:p text:style-name="Text_20_body"/></draw:text-box></draw:frame><draw:frame draw:style-name="fr1" draw:name="Frame123" text:anchor-type="char" svg:x="0.1772in" svg:width="0.1665in" draw:z-index="126"><draw:text-box fo:min-height="0.1665in"><text:p text:style-name="Text_20_body"/></draw:text-box></draw:frame>Jordan Roth</text:p>
        <text:p text:style-name="P81">To</text:p>
        <text:p text:style-name="P84">Nolan Roth</text:p>
        <text:p text:style-name="P27">Aug 6</text:p>
        <text:section text:style-name="Sect2" text:name="yui_3_16_0_1_1441546565886_18096">
          <text:p text:style-name="P36"/>
          <text:section text:style-name="Sect1" text:name="yiv8840395360">
            <text:p text:style-name="P66">Describe this extremely memorable grizzy further. How did we come across it? Was it sleeping? Did it attempt to eat us? Did it stare into our eyes as if to say, "you will pass through this forest in peace, ye travellers, for no beast nor man will  disturb the sanctity of my Realm on this night," then turn its back on us and walk away, fading slowly into the shadows?</text:p>
            <text:p text:style-name="P66"/>
            <text:p text:style-name="P62">Anorian agression: on hearing about wolves the size of bears, I immediately relate my extremely memorable story about the sixteen-foot bear we saw in the woods.</text:p>
            <text:p text:style-name="P66"/>
            <text:p text:style-name="P62">War with Erressea: I speak of the rumors I heard in The Pyre of various Eran lords calling their banners and express my enthusiasm for the onset of the potential conflict.</text:p>
            <text:p text:style-name="P66"/>
            <text:p text:style-name="P62">Baking is a proper subset of cooking and typically refers to the production of bread or pastries.</text:p>
            <text:p text:style-name="P66"/>
            <text:p text:style-name="P62">&lt;Meta&gt;</text:p>
            <text:p text:style-name="P66"/>
            <text:p text:style-name="P62">Probably just damage reduction, but I haven't really given any thought to it.</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179">
        <text:p text:style-name="P30"><draw:frame draw:style-name="fr1" draw:name="Frame126" text:anchor-type="char" svg:x="0.1772in" svg:width="0.1665in" draw:z-index="127"><draw:text-box fo:min-height="0.1665in"><text:p text:style-name="Text_20_body"/></draw:text-box></draw:frame><draw:frame draw:style-name="fr1" draw:name="Frame125" text:anchor-type="char" svg:x="0.1772in" svg:width="0.1665in" draw:z-index="128"><draw:text-box fo:min-height="0.1665in"><text:p text:style-name="Text_20_body"/></draw:text-box></draw:frame>Nolan Roth</text:p>
        <text:p text:style-name="P81">To</text:p>
        <text:p text:style-name="P84">jordanroth2013</text:p>
        <text:p text:style-name="P27"><text:soft-page-break/>Aug 7</text:p>
        <text:section text:style-name="Sect2" text:name="yui_3_16_0_1_1441546565886_18182">
          <text:p text:style-name="P28"/>
          <text:section text:style-name="Sect1" text:name="yiv8707345072">
            <table:table table:name="Table3" table:style-name="Table3">
              <table:table-column table:style-name="Table3.A"/>
              <table:table-row>
                <table:table-cell office:value-type="string">
                  <text:p text:style-name="P93">BREADS ARE MEALS TOO...<text:line-break/>if made in enough quantity and variety.<text:line-break/><text:line-break/>The bear did the latermost.</text:p>
                </table:table-cell>
              </table:table-row>
            </table:table>
            <text:p text:style-name="P1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144">
        <text:p text:style-name="P30"><draw:frame draw:style-name="fr1" draw:name="Frame128" text:anchor-type="char" svg:x="0.1772in" svg:width="0.1665in" draw:z-index="129"><draw:text-box fo:min-height="0.1665in"><text:p text:style-name="Text_20_body"/></draw:text-box></draw:frame><draw:frame draw:style-name="fr1" draw:name="Frame127" text:anchor-type="char" svg:x="0.1772in" svg:width="0.1665in" draw:z-index="130"><draw:text-box fo:min-height="0.1665in"><text:p text:style-name="Text_20_body"/></draw:text-box></draw:frame>Nolan Roth</text:p>
        <text:p text:style-name="P81">To</text:p>
        <text:p text:style-name="P84">jordanroth2013</text:p>
        <text:p text:style-name="P27">Aug 9</text:p>
        <text:section text:style-name="Sect2" text:name="yui_3_16_0_1_1441546565886_18145">
          <text:p text:style-name="P36"/>
          <text:section text:style-name="Sect1" text:name="yiv5578479623">
            <text:p text:style-name="P55">I shall respond again once we get back to Nebraska, we are busy with packing n' stoof currently.</text:p>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233">
        <text:p text:style-name="P30"><draw:frame draw:style-name="fr1" draw:name="Frame130" text:anchor-type="char" svg:x="0.1772in" svg:width="0.1665in" draw:z-index="131"><draw:text-box fo:min-height="0.1665in"><text:p text:style-name="Text_20_body"/></draw:text-box></draw:frame><draw:frame draw:style-name="fr1" draw:name="Frame129" text:anchor-type="char" svg:x="0.1772in" svg:width="0.1665in" draw:z-index="132"><draw:text-box fo:min-height="0.1665in"><text:p text:style-name="Text_20_body"/></draw:text-box></draw:frame>Nolan Roth</text:p>
        <text:p text:style-name="P81">To</text:p>
        <text:p text:style-name="P84">jordanroth2013</text:p>
        <text:p text:style-name="P27">Aug 12</text:p>
        <text:section text:style-name="Sect2" text:name="yui_3_16_0_1_1441546565886_18234">
          <text:p text:style-name="P36"/>
          <text:section text:style-name="Sect1" text:name="yiv1501556430">
            <text:p text:style-name="P57"/>
            <text:section text:style-name="Sect3" text:name="yiv1501556430yui_3_16_0_1_1439397432696_16445">
              <text:p text:style-name="P57">You continue your activities over the next week, checking back for Amadeo to no avail. Another week passes, filled with training and baking and other activities, and then another. A fifth and a sixth week pass. During this time, more gossip passes about the elves and Anorians, much of it conflicting or obviously false. At the beginning of the seventh week, a tall, lean man with grizzled features and brown hair streaked with grey enters the guildhouse. He is wearing leather armor over a black mail tunic, and has a long scar across his rough face. His grey eyes pass around the room before he walks to the job board and posts a large piece of parchment-- a job notice. He promptly walks out. You walk over and read the parchment, along with many others. It reads:</text:p>
            </text:section>
            <text:section text:style-name="Sect3" text:name="Section55">
              <text:p text:style-name="P57"><text:bookmark text:name="yiv1501556430yui_3_16_0_1_1439397432696_16445"/><text:line-break/></text:p>
            </text:section>
            <text:section text:style-name="Sect3" text:name="Section56">
              <text:p text:style-name="P57"><text:bookmark text:name="yiv1501556430yui_3_16_0_1_1439397432696_164451"/>"Men and women with specialized skills in combat or espionage wanted. It should be noted that this job is very dangerous, and only the best will be taken. Because of the nature of this assignment, details can not be given on the notice, however it can be said that this job will decide the fate of all of Tirion. <text:soft-page-break/>If interested, report to the Event Guildhall in one week's time."<text:line-break/><text:line-break/>Any actions?</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280">
        <text:p text:style-name="P30"><draw:frame draw:style-name="fr1" draw:name="Frame132" text:anchor-type="char" svg:x="0.1772in" svg:width="0.1665in" draw:z-index="133"><draw:text-box fo:min-height="0.1665in"><text:p text:style-name="Text_20_body"/></draw:text-box></draw:frame><draw:frame draw:style-name="fr1" draw:name="Frame131" text:anchor-type="char" svg:x="0.1772in" svg:width="0.1665in" draw:z-index="134"><draw:text-box fo:min-height="0.1665in"><text:p text:style-name="Text_20_body"/></draw:text-box></draw:frame>Jordan Roth</text:p>
        <text:p text:style-name="P81">To</text:p>
        <text:p text:style-name="P84">Nolan Roth</text:p>
        <text:p text:style-name="P27">Aug 12</text:p>
        <text:section text:style-name="Sect2" text:name="yui_3_16_0_1_1441546565886_18281">
          <text:p text:style-name="P36"/>
          <text:section text:style-name="Sect1" text:name="yiv8987259027">
            <text:p text:style-name="P66">Because I'm probably pretty bored by this point, I think that I'll go to the Guildhall, but I'm dubious. Were this mission really as important as it claims to be, I think that the recruiter would have sought out highly-reputed members of the guild and spoken with them individually. At the very least they could have spoken with the guild-master in order to identify which members of the guild show the most promise. Posting a veritable help-wanted advertisement is going to attract loads of unwanted applicants from which the most fit will have to be sifted, and its entirely possible that the best of the best are kept busy enough by high-paying private contracts that they don't even bother reading the billboards anymore.</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340">
        <text:p text:style-name="P30"><draw:frame draw:style-name="fr1" draw:name="Frame134" text:anchor-type="char" svg:x="0.1772in" svg:width="0.1665in" draw:z-index="135"><draw:text-box fo:min-height="0.1665in"><text:p text:style-name="Text_20_body"/></draw:text-box></draw:frame><draw:frame draw:style-name="fr1" draw:name="Frame133" text:anchor-type="char" svg:x="0.1772in" svg:width="0.1665in" draw:z-index="136"><draw:text-box fo:min-height="0.1665in"><text:p text:style-name="Text_20_body"/></draw:text-box></draw:frame>Nolan Roth</text:p>
        <text:p text:style-name="P81">To</text:p>
        <text:p text:style-name="P84">Jordan Roth</text:p>
        <text:p text:style-name="P27">Aug 12</text:p>
        <text:section text:style-name="Sect2" text:name="yui_3_16_0_1_1441546565886_18343">
          <text:p text:style-name="P36"/>
          <text:section text:style-name="Sect1" text:name="yiv6897633456">
            <text:p text:style-name="P57"/>
            <text:section text:style-name="Sect1" text:name="yiv6897633456yui_3_16_0_1_1439421177765_14238">
              <text:p text:style-name="P57"><text:bookmark text:name="yiv6897633456yui_3_16_0_1_1439421177765_14237"/>Also, forgot to mention that the poster had this as well: "The reward for this job, if complete, will be 100,000 gold pieces split between the team chosen."<text:line-break/><text:line-break/><text:line-break/>This detail excites people the most.</text:p>
            </text:section>
            <text:section text:style-name="Sect1" text:name="Section57">
              <text:p text:style-name="P57"><text:bookmark text:name="yiv6897633456yui_3_16_0_1_1439421177765_14238"/><text:line-break/></text:p>
            </text:section>
            <text:section text:style-name="Sect1" text:name="Section58">
              <text:p text:style-name="P57"><text:bookmark text:name="yiv6897633456yui_3_16_0_1_1439421177765_142381"/><text:bookmark text:name="yiv6897633456yui_3_16_0_1_1439421177765_28609"/>"One hundred thousand gold? Whoever the client is must be nobility!"<text:line-break/>"I'd sure like a hundred thousand gold... I wonder what the job could be?"</text:p>
            </text:section>
            <text:section text:style-name="Sect1" text:name="Section59">
              <text:p text:style-name="P57"><text:bookmark text:name="yiv6897633456yui_3_16_0_1_1439421177765_142382"/>"Ha! I'm sure going!"</text:p>
            </text:section>
            <text:section text:style-name="Sect1" text:name="Section60">
              <text:p text:style-name="P57"><text:bookmark text:name="yiv6897633456yui_3_16_0_1_1439421177765_142383"/><text:line-break/></text:p>
            </text:section>
            <text:section text:style-name="Sect1" text:name="Section61">
              <text:p text:style-name="P57"><text:bookmark text:name="yiv6897633456yui_3_16_0_1_1439421177765_142384"/><text:line-break/><text:soft-page-break/></text:p>
            </text:section>
            <text:section text:style-name="Sect1" text:name="Section62">
              <text:p text:style-name="P57"><text:bookmark text:name="yiv6897633456yui_3_16_0_1_1439421177765_142385"/>The next day, you continue to do as you will, however the talk in the guild is all centered around this posting. </text:p>
            </text:section>
            <text:section text:style-name="Sect1" text:name="Section63">
              <text:p text:style-name="P57"><text:bookmark text:name="yiv6897633456yui_3_16_0_1_1439421177765_142386"/><text:line-break/></text:p>
            </text:section>
            <text:section text:style-name="Sect3" text:name="Section64">
              <text:p text:style-name="P57"><text:bookmark text:name="yiv6897633456yui_3_16_0_1_1439421177765_142387"/>"The same job's been posted in half the guilds in Tirion! The guildhall's going to be loaded! There's probably going to be thousands of people!"</text:p>
            </text:section>
            <text:section text:style-name="Sect3" text:name="Section65">
              <text:p text:style-name="P57"><text:bookmark text:name="yiv6897633456yui_3_16_0_1_1439421177765_142388"/>"This hasn't ever happened before-- somethin' this big. Not in my lifetime at least, and that's sayin' somthing," laughed Raan.</text:p>
            </text:section>
            <text:section text:style-name="Sect3" text:name="Section66">
              <text:p text:style-name="P57"><text:bookmark text:name="yiv6897633456yui_3_16_0_1_1439421177765_142389"/><text:line-break/></text:p>
            </text:section>
            <text:section text:style-name="Sect3" text:name="Section67">
              <text:p text:style-name="P57"><text:bookmark text:name="yiv6897633456yui_3_16_0_1_1439421177765_1423810"/><text:line-break/></text:p>
            </text:section>
            <text:section text:style-name="Sect3" text:name="Section68">
              <text:p text:style-name="P57"><text:bookmark text:name="yiv6897633456yui_3_16_0_1_1439421177765_1423811"/><text:line-break/></text:p>
            </text:section>
            <text:section text:style-name="Sect3" text:name="Section69">
              <text:p text:style-name="P57"><text:bookmark text:name="yiv6897633456yui_3_16_0_1_1439421177765_1423812"/><text:line-break/></text:p>
            </text:section>
            <text:section text:style-name="Sect3" text:name="Section70">
              <text:p text:style-name="P57"><text:bookmark text:name="yiv6897633456yui_3_16_0_1_1439421177765_1423813"/>"Big news," yelled Jos, standing on top of a table late that night, a note in his hand, "The client's released that there's to be a special tourney to pick the best of the best who show up at the guildhall! It's to be held to the south and west of Era!"</text:p>
            </text:section>
            <text:section text:style-name="Sect3" text:name="Section71">
              <text:p text:style-name="P57"><text:bookmark text:name="yiv6897633456yui_3_16_0_1_1439421177765_1423814"/>"There's to be many events, from jousts to melees to lockpicking contests and archery contests to mages matches, and even a mixed magi-melee match!"</text:p>
            </text:section>
            <text:section text:style-name="Sect3" text:name="Section72">
              <text:p text:style-name="P57"><text:bookmark text:name="yiv6897633456yui_3_16_0_1_1439421177765_1423815"/><text:line-break/></text:p>
            </text:section>
            <text:section text:style-name="Sect3" text:name="Section73">
              <text:p text:style-name="P57"><text:bookmark text:name="yiv6897633456yui_3_16_0_1_1439421177765_1423816"/>The room erupted. Shouts, laughs, and boats from many, all wanting to take glory from the tourney.</text:p>
            </text:section>
            <text:section text:style-name="Sect3" text:name="Section74">
              <text:p text:style-name="P57"><text:bookmark text:name="yiv6897633456yui_3_16_0_1_1439421177765_1423817"/>" Hahaha, I'm entering in the mixed match and I'm gunna win it!"</text:p>
            </text:section>
            <text:section text:style-name="Sect3" text:name="Section75">
              <text:p text:style-name="P57"><text:bookmark text:name="yiv6897633456yui_3_16_0_1_1439421177765_1423818"/><text:line-break/></text:p>
            </text:section>
            <text:section text:style-name="Sect3" text:name="Section76">
              <text:p text:style-name="P57"><text:bookmark text:name="yiv6897633456yui_3_16_0_1_1439421177765_1423819"/>It seems only Mirajane, Eomar, and Ciel stay silent about the tourney, Mira laughing and handing out drinks, Eomar still to her studies. Ciel, surprisingly, sits in his chair, sipping his drink and smiling suspiciously.</text:p>
            </text:section>
            <text:section text:style-name="Sect3" text:name="Section77">
              <text:p text:style-name="P57"><text:bookmark text:name="yiv6897633456yui_3_16_0_1_1439421177765_1423820"/><text:line-break/></text:p>
            </text:section>
            <text:section text:style-name="Sect3" text:name="Section78">
              <text:p text:style-name="P57"><text:bookmark text:name="yiv6897633456yui_3_16_0_1_1439421177765_1423821"/>Any special actions on this new info?</text:p>
            </text:section>
            <text:section text:style-name="Sect3" text:name="Section79">
              <text:p text:style-name="P57"><text:bookmark text:name="yiv6897633456yui_3_16_0_1_1439421177765_1423822"/><text:line-break/></text:p>
            </text:section>
            <text:section text:style-name="Sect3" text:name="Section80">
              <text:p text:style-name="P57"><text:bookmark text:name="yiv6897633456yui_3_16_0_1_1439421177765_1423823"/><text:line-break/></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377">
        <text:p text:style-name="P30"><draw:frame draw:style-name="fr1" draw:name="Frame136" text:anchor-type="char" svg:x="0.1772in" svg:width="0.1665in" draw:z-index="137"><draw:text-box fo:min-height="0.1665in"><text:p text:style-name="Text_20_body"/></draw:text-box></draw:frame><draw:frame draw:style-name="fr1" draw:name="Frame135" text:anchor-type="char" svg:x="0.1772in" svg:width="0.1665in" draw:z-index="138"><draw:text-box fo:min-height="0.1665in"><text:p text:style-name="Text_20_body"/></draw:text-box></draw:frame>Jordan Roth</text:p>
        <text:p text:style-name="P81">To</text:p>
        <text:p text:style-name="P84">Nolan Roth</text:p>
        <text:p text:style-name="P27"><text:soft-page-break/>Aug 13</text:p>
        <text:section text:style-name="Sect2" text:name="yui_3_16_0_1_1441546565886_18380">
          <text:p text:style-name="P36"/>
          <text:section text:style-name="Sect1" text:name="yiv8396611220">
            <text:p text:style-name="P66">I go over to where Ciel is sitting and say that, baring any appearance by Amadeo, I will be going to the tourney -- probably to compete in one or two events, at the very least to enjoy the fare. I then ask WHAT ARE YOU SO GOSH-DARN SMILEY ABOUT??</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431">
        <text:p text:style-name="P30"><draw:frame draw:style-name="fr1" draw:name="Frame138" text:anchor-type="char" svg:x="0.1772in" svg:width="0.1665in" draw:z-index="139"><draw:text-box fo:min-height="0.1665in"><text:p text:style-name="Text_20_body"/></draw:text-box></draw:frame><draw:frame draw:style-name="fr1" draw:name="Frame137" text:anchor-type="char" svg:x="0.1772in" svg:width="0.1665in" draw:z-index="140"><draw:text-box fo:min-height="0.1665in"><text:p text:style-name="Text_20_body"/></draw:text-box></draw:frame>Nolan Roth</text:p>
        <text:p text:style-name="P81">To</text:p>
        <text:p text:style-name="P84">Jordan Roth</text:p>
        <text:p text:style-name="P27">Aug 13</text:p>
        <text:section text:style-name="Sect2" text:name="yui_3_16_0_1_1441546565886_18432">
          <text:p text:style-name="P36"/>
          <text:section text:style-name="Sect1" text:name="yiv2738670037">
            <text:p text:style-name="P57"/>
            <text:section text:style-name="Sect1" text:name="yiv2738670037yui_3_16_0_1_1439470151351_5803">
              <text:p text:style-name="P57"><text:bookmark text:name="yiv2738670037yui_3_16_0_1_1439470151351_22703"/>Ciel looks up at you, still smiling, "Well, I'm smiling because I'm mad drunk... but I also have a mind for us to win an event or two."</text:p>
            </text:section>
            <text:section text:style-name="Sect1" text:name="Section81">
              <text:p text:style-name="P57"><text:bookmark text:name="yiv2738670037yui_3_16_0_1_1439470151351_5803"/><text:line-break/></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483">
        <text:p text:style-name="P30"><draw:frame draw:style-name="fr1" draw:name="Frame140" text:anchor-type="char" svg:x="0.1772in" svg:width="0.1665in" draw:z-index="141"><draw:text-box fo:min-height="0.1665in"><text:p text:style-name="Text_20_body"/></draw:text-box></draw:frame><draw:frame draw:style-name="fr1" draw:name="Frame139" text:anchor-type="char" svg:x="0.1772in" svg:width="0.1665in" draw:z-index="142"><draw:text-box fo:min-height="0.1665in"><text:p text:style-name="Text_20_body"/></draw:text-box></draw:frame>Nolan Roth</text:p>
        <text:p text:style-name="P81">To</text:p>
        <text:p text:style-name="P84">Jordan Roth</text:p>
        <text:p text:style-name="P27">Aug 14</text:p>
        <text:section text:style-name="Sect2" text:name="yui_3_16_0_1_1441546565886_18484">
          <text:p text:style-name="P36"/>
          <text:section text:style-name="Sect1" text:name="yiv5105681251">
            <text:p text:style-name="P55">Do you do anything specific, or should I continue?</text:p>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532">
        <text:p text:style-name="P30"><draw:frame draw:style-name="fr1" draw:name="Frame142" text:anchor-type="char" svg:x="0.1772in" svg:width="0.1665in" draw:z-index="143"><draw:text-box fo:min-height="0.1665in"><text:p text:style-name="Text_20_body"/></draw:text-box></draw:frame><draw:frame draw:style-name="fr1" draw:name="Frame141" text:anchor-type="char" svg:x="0.1772in" svg:width="0.1665in" draw:z-index="144"><draw:text-box fo:min-height="0.1665in"><text:p text:style-name="Text_20_body"/></draw:text-box></draw:frame>Jordan Roth</text:p>
        <text:p text:style-name="P81">To</text:p>
        <text:p text:style-name="P84">Nolan Roth</text:p>
        <text:p text:style-name="P27">Aug 14</text:p>
        <text:section text:style-name="Sect2" text:name="yui_3_16_0_1_1441546565886_18533">
          <text:p text:style-name="P40"><text:soft-page-break/></text:p>
          <text:section text:style-name="Sect1" text:name="yui_3_16_0_1_1441546565886_18542">
            <text:p text:style-name="P57"/>
            <text:section text:style-name="Sect1" text:name="yui_3_16_0_1_1441546565886_18541">
              <text:p text:style-name="P57"/>
              <text:section text:style-name="Sect1" text:name="yiv1496905433">
                <text:p text:style-name="P57"/>
                <text:section text:style-name="Sect1" text:name="yui_3_16_0_1_1441546565886_18540">
                  <text:p text:style-name="P57"/>
                  <text:section text:style-name="Sect3" text:name="yui_3_16_0_1_1441546565886_18539">
                    <text:p text:style-name="P57">CONTINYER!</text:p>
                    <text:p text:style-name="P54">I guess could just sit down next to Ciel and stare into the hubbub for the rest of the night.</text:p>
                    <text:p text:style-name="P87"> <text:span text:style-name="T58">Show original message</text:span></text:p>
                  </text:section>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604">
        <text:p text:style-name="P30"><draw:frame draw:style-name="fr1" draw:name="Frame144" text:anchor-type="char" svg:x="0.1772in" svg:width="0.1665in" draw:z-index="145"><draw:text-box fo:min-height="0.1665in"><text:p text:style-name="Text_20_body"/></draw:text-box></draw:frame><draw:frame draw:style-name="fr1" draw:name="Frame143" text:anchor-type="char" svg:x="0.1772in" svg:width="0.1665in" draw:z-index="146"><draw:text-box fo:min-height="0.1665in"><text:p text:style-name="Text_20_body"/></draw:text-box></draw:frame>Nolan Roth</text:p>
        <text:p text:style-name="P81">To</text:p>
        <text:p text:style-name="P84">Jordan Roth</text:p>
        <text:p text:style-name="P27">Aug 14</text:p>
        <text:section text:style-name="Sect2" text:name="yui_3_16_0_1_1441546565886_18607">
          <text:p text:style-name="P36"/>
          <text:section text:style-name="Sect1" text:name="yiv4207694562">
            <text:p text:style-name="P55">GOOOOOOOOOOOOD</text:p>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643">
        <text:p text:style-name="P30"><draw:frame draw:style-name="fr1" draw:name="Frame146" text:anchor-type="char" svg:x="0.1772in" svg:width="0.1665in" draw:z-index="147"><draw:text-box fo:min-height="0.1665in"><text:p text:style-name="Text_20_body"/></draw:text-box></draw:frame><draw:frame draw:style-name="fr1" draw:name="Frame145" text:anchor-type="char" svg:x="0.1772in" svg:width="0.1665in" draw:z-index="148"><draw:text-box fo:min-height="0.1665in"><text:p text:style-name="Text_20_body"/></draw:text-box></draw:frame>Nolan Roth</text:p>
        <text:p text:style-name="P81">To</text:p>
        <text:p text:style-name="P84">Jordan Roth</text:p>
        <text:p text:style-name="P27">Aug 14</text:p>
        <text:section text:style-name="Sect2" text:name="yui_3_16_0_1_1441546565886_18646">
          <text:p text:style-name="P36"/>
          <text:section text:style-name="Sect1" text:name="yiv1003078265">
            <text:p text:style-name="P57"/>
            <text:section text:style-name="Sect3" text:name="yiv1003078265yui_3_16_0_1_1439556806021_26649">
              <text:p text:style-name="P57"><text:bookmark text:name="yiv1003078265yui_3_16_0_1_1439556806021_32859"/>You continue to train over the next week, maybe slightly harder than before, but not OVERLY hard, ya know? Kinda in that middle range of the training spectrum. Yeah.</text:p>
            </text:section>
            <text:section text:style-name="Sect3" text:name="Section82">
              <text:p text:style-name="P57"><text:bookmark text:name="yiv1003078265yui_3_16_0_1_1439556806021_26649"/><text:bookmark text:name="yiv1003078265yui_3_16_0_1_1439556806021_39455"/>Over the next couple of days leading up to the meeting at the Guildhall Era fills up with mercenaries and free-riders from all over Tirion. Inns and brothels are full, the city guard is increased, and merchants are reveling in the business. </text:p>
            </text:section>
            <text:section text:style-name="Sect3" text:name="Section83">
              <text:p text:style-name="P57"><text:bookmark text:name="yiv1003078265yui_3_16_0_1_1439556806021_266491"/><text:bookmark text:name="yiv1003078265yui_3_16_0_1_1439556806021_84300"/>Do you do anything in Era during this time?</text:p>
            </text:section>
            <text:section text:style-name="Sect3" text:name="Section84">
              <text:p text:style-name="P57"><text:bookmark text:name="yiv1003078265yui_3_16_0_1_1439556806021_266492"/><text:line-break/></text:p>
            </text:section>
            <text:section text:style-name="Sect3" text:name="Section85">
              <text:p text:style-name="P57"><text:bookmark text:name="yiv1003078265yui_3_16_0_1_1439556806021_266493"/><text:bookmark text:name="yiv1003078265yui_3_16_0_1_1439556806021_74260"/>When the day arrives, you follow many of your guildmates to the main Event Guildhall in Era. Freshly baked bread and pastries and meats are being sold on stands outside, raking in coins from the sellswords. You see a group of huge, burly men wearing white bearskins and wielding battleaxes, and you see the Leir knight that you saw at The Pyre. Knights ride on huge destriers and a mage with a flapping purple cloak floats above the crowd, showing off his powers.</text:p>
            </text:section>
            <text:section text:style-name="Sect3" text:name="Section86">
              <text:p text:style-name="P57"><text:bookmark text:name="yiv1003078265yui_3_16_0_1_1439556806021_266494"/><text:line-break/></text:p>
            </text:section>
            <text:section text:style-name="Sect3" text:name="Section87">
              <text:p text:style-name="P57"><text:bookmark text:name="yiv1003078265yui_3_16_0_1_1439556806021_266495"/><text:bookmark text:name="yiv1003078265yui_3_16_0_1_1439556806021_132468"/><text:soft-page-break/>Tables are set up around the Guildhall, manned by officials. Signs hang above each table announcing the event that it represents, and the rules of that event. The sign above the melee announces that all weapons used by the competitors will be checked for any magic before the event begins. People line up at the tables to sign up for events. The Queen's group disperses, its members off to sign up for their events. Ciel says that he is going to sign up for the mixed melee. "You should sign up with me; we'd make a pretty nice duo!"</text:p>
            </text:section>
            <text:section text:style-name="Sect3" text:name="Section88">
              <text:p text:style-name="P57"><text:bookmark text:name="yiv1003078265yui_3_16_0_1_1439556806021_266496"/><text:line-break/></text:p>
            </text:section>
            <text:section text:style-name="Sect3" text:name="Section89">
              <text:p text:style-name="P57"><text:bookmark text:name="yiv1003078265yui_3_16_0_1_1439556806021_266497"/><text:bookmark text:name="yiv1003078265yui_3_16_0_1_1439556806021_158052"/>There is also a sign announcing that, like usual tournaments, no dulled weapons are needed because a ward shall be cast around the tournament arenas that makes all wounds non-lethal. </text:p>
            </text:section>
            <text:section text:style-name="Sect3" text:name="Section90">
              <text:p text:style-name="P57"><text:bookmark text:name="yiv1003078265yui_3_16_0_1_1439556806021_266498"/><text:line-break/></text:p>
            </text:section>
            <text:section text:style-name="Sect3" text:name="Section91">
              <text:p text:style-name="P57"><text:bookmark text:name="yiv1003078265yui_3_16_0_1_1439556806021_266499"/>There is an entree fee of 1 copper to sign up for an event, and you can sign up for multiple events.</text:p>
            </text:section>
            <text:section text:style-name="Sect3" text:name="Section92">
              <text:p text:style-name="P57"><text:bookmark text:name="yiv1003078265yui_3_16_0_1_1439556806021_2664910"/><text:line-break/></text:p>
            </text:section>
            <text:section text:style-name="Sect3" text:name="Section93">
              <text:p text:style-name="P57"><text:bookmark text:name="yiv1003078265yui_3_16_0_1_1439556806021_2664911"/>Full listing of events:</text:p>
            </text:section>
            <text:section text:style-name="Sect3" text:name="Section94">
              <text:p text:style-name="P57"><text:bookmark text:name="yiv1003078265yui_3_16_0_1_1439556806021_2664912"/><text:line-break/></text:p>
            </text:section>
            <text:section text:style-name="Sect3" text:name="Section95">
              <text:p text:style-name="P57"><text:bookmark text:name="yiv1003078265yui_3_16_0_1_1439556806021_2664913"/>Mundane Melee</text:p>
            </text:section>
            <text:section text:style-name="Sect3" text:name="Section96">
              <text:p text:style-name="P57"><text:bookmark text:name="yiv1003078265yui_3_16_0_1_1439556806021_2664914"/>Magical Melee</text:p>
            </text:section>
            <text:section text:style-name="Sect3" text:name="Section97">
              <text:p text:style-name="P57"><text:bookmark text:name="yiv1003078265yui_3_16_0_1_1439556806021_2664915"/>Mixed Melee</text:p>
            </text:section>
            <text:section text:style-name="Sect3" text:name="Section98">
              <text:p text:style-name="P57"><text:bookmark text:name="yiv1003078265yui_3_16_0_1_1439556806021_2664916"/>Jousting</text:p>
            </text:section>
            <text:section text:style-name="Sect3" text:name="Section99">
              <text:p text:style-name="P57"><text:bookmark text:name="yiv1003078265yui_3_16_0_1_1439556806021_2664917"/>Lockpicking</text:p>
            </text:section>
            <text:section text:style-name="Sect3" text:name="Section100">
              <text:p text:style-name="P57"><text:bookmark text:name="yiv1003078265yui_3_16_0_1_1439556806021_2664918"/>Unarmed Melee</text:p>
            </text:section>
            <text:section text:style-name="Sect3" text:name="Section101">
              <text:p text:style-name="P57"><text:bookmark text:name="yiv1003078265yui_3_16_0_1_1439556806021_2664919"/>Mundane Archery Contest</text:p>
            </text:section>
            <text:section text:style-name="Sect3" text:name="Section102">
              <text:p text:style-name="P57"><text:bookmark text:name="yiv1003078265yui_3_16_0_1_1439556806021_2664920"/>Magical Archery Contest</text:p>
            </text:section>
            <text:section text:style-name="Sect3" text:name="Section103">
              <text:p text:style-name="P57"><text:bookmark text:name="yiv1003078265yui_3_16_0_1_1439556806021_2664921"/>Knife Throwing</text:p>
            </text:section>
            <text:section text:style-name="Sect3" text:name="Section104">
              <text:p text:style-name="P57"><text:bookmark text:name="yiv1003078265yui_3_16_0_1_1439556806021_2664922"/>Enhanced Melee (To be held in a maze-like obstacle course, with traps and obstructions)</text:p>
            </text:section>
            <text:section text:style-name="Sect3" text:name="Section105">
              <text:p text:style-name="P57"><text:bookmark text:name="yiv1003078265yui_3_16_0_1_1439556806021_2664923"/>Cooking/Baking (For entertainment-- the winners will not be offered a place in The Job, winners will be given a gold reward)</text:p>
            </text:section>
            <text:section text:style-name="Sect3" text:name="Section106">
              <text:p text:style-name="P57"><text:bookmark text:name="yiv1003078265yui_3_16_0_1_1439556806021_2664924"/>Singing/Balladry (Also only for entertainment, winners will be given a gold reward)</text:p>
            </text:section>
            <text:section text:style-name="Sect3" text:name="Section107">
              <text:p text:style-name="P57"><text:bookmark text:name="yiv1003078265yui_3_16_0_1_1439556806021_2664925"/><text:line-break/></text:p>
            </text:section>
            <text:section text:style-name="Sect3" text:name="Section108">
              <text:p text:style-name="P57"><text:bookmark text:name="yiv1003078265yui_3_16_0_1_1439556806021_2664926"/><text:line-break/></text:p>
            </text:section>
            <text:section text:style-name="Sect3" text:name="Section109">
              <text:p text:style-name="P57"><text:bookmark text:name="yiv1003078265yui_3_16_0_1_1439556806021_2664927"/><text:line-break/></text:p>
            </text:section>
            <text:section text:style-name="Sect3" text:name="Section110">
              <text:p text:style-name="P57"><text:bookmark text:name="yiv1003078265yui_3_16_0_1_1439556806021_2664928"/><text:line-break/></text:p>
            </text:section>
            <text:section text:style-name="Sect3" text:name="Section111">
              <text:p text:style-name="P57"><text:bookmark text:name="yiv1003078265yui_3_16_0_1_1439556806021_2664929"/><text:line-break/></text:p>
            </text:section>
            <text:section text:style-name="Sect3" text:name="Section112">
              <text:p text:style-name="P57"><text:bookmark text:name="yiv1003078265yui_3_16_0_1_1439556806021_2664930"/>WHAT DO YOU ENTER?</text:p>
            </text:section>
            <text:section text:style-name="Sect3" text:name="Section113">
              <text:p text:style-name="P57"><text:bookmark text:name="yiv1003078265yui_3_16_0_1_1439556806021_2664931"/><text:line-break/></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705">
        <text:p text:style-name="P30"><draw:frame draw:style-name="fr1" draw:name="Frame148" text:anchor-type="char" svg:x="0.1772in" svg:width="0.1665in" draw:z-index="149"><draw:text-box fo:min-height="0.1665in"><text:p text:style-name="Text_20_body"/></draw:text-box></draw:frame><draw:frame draw:style-name="fr1" draw:name="Frame147" text:anchor-type="char" svg:x="0.1772in" svg:width="0.1665in" draw:z-index="150"><draw:text-box fo:min-height="0.1665in"><text:p text:style-name="Text_20_body"/></draw:text-box></draw:frame><text:soft-page-break/>Jordan Roth</text:p>
        <text:p text:style-name="P81">To</text:p>
        <text:p text:style-name="P84">Nolan Roth</text:p>
        <text:p text:style-name="P27">Aug 14</text:p>
        <text:section text:style-name="Sect2" text:name="yui_3_16_0_1_1441546565886_18708">
          <text:p text:style-name="P40"/>
          <text:section text:style-name="Sect1" text:name="yui_3_16_0_1_1441546565886_18717">
            <text:p text:style-name="P57"/>
            <text:section text:style-name="Sect1" text:name="yui_3_16_0_1_1441546565886_18716">
              <text:p text:style-name="P57"/>
              <text:section text:style-name="Sect1" text:name="yiv6201355208">
                <text:p text:style-name="P57"/>
                <text:section text:style-name="Sect1" text:name="yui_3_16_0_1_1441546565886_18715">
                  <text:p text:style-name="P57"/>
                  <text:section text:style-name="Sect3" text:name="yui_3_16_0_1_1441546565886_18714">
                    <text:p text:style-name="P57">Mixed and Unarmed Melees.</text:p>
                    <text:section text:style-name="Sect1" text:name="yui_3_16_0_1_1441546565886_18713">
                      <text:p text:style-name="P89"> <text:span text:style-name="T52">Show original message</text:span></text:p>
                    </text:section>
                  </text:section>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758">
        <text:p text:style-name="P30"><draw:frame draw:style-name="fr1" draw:name="Frame150" text:anchor-type="char" svg:x="0.1772in" svg:width="0.1665in" draw:z-index="151"><draw:text-box fo:min-height="0.1665in"><text:p text:style-name="Text_20_body"/></draw:text-box></draw:frame><draw:frame draw:style-name="fr1" draw:name="Frame149" text:anchor-type="char" svg:x="0.1772in" svg:width="0.1665in" draw:z-index="152"><draw:text-box fo:min-height="0.1665in"><text:p text:style-name="Text_20_body"/></draw:text-box></draw:frame>Nolan Roth</text:p>
        <text:p text:style-name="P81">To</text:p>
        <text:p text:style-name="P84">Jordan Roth</text:p>
        <text:p text:style-name="P27">Aug 14</text:p>
        <text:section text:style-name="Sect2" text:name="yui_3_16_0_1_1441546565886_18761">
          <text:p text:style-name="P36"/>
          <text:section text:style-name="Sect1" text:name="yiv9003669915">
            <text:p text:style-name="P57"/>
            <text:section text:style-name="Sect1" text:name="Section114">
              <text:p text:style-name="P57"><text:bookmark text:name="yiv9003669915"/></text:p>
              <text:section text:style-name="Sect1" text:name="yiv9003669915yui_3_16_0_1_1439580913672_4824">
                <text:p text:style-name="P57"/>
                <text:section text:style-name="Sect2" text:name="yiv9003669915yui_3_16_0_1_1439580913672_4823">
                  <text:p text:style-name="P57"/>
                  <text:section text:style-name="Sect3" text:name="yiv9003669915yui_3_16_0_1_1439556806021_256518">
                    <text:p text:style-name="P57">The tournament is set for one month's time, just outside Era. Over the month, Era will be alive with activity, as the tourney brings foreign merchants, travelers, and fortune-seekers. Knights bring their ladies to the tourney, their lavish dresses flowing behind them. Warriors train and hone their weapons, mages study and swap spells. </text:p>
                  </text:section>
                  <text:section text:style-name="Sect3" text:name="Section115">
                    <text:p text:style-name="P57"><text:bookmark text:name="yiv9003669915yui_3_16_0_1_1439556806021_256518"/>You train as well. </text:p>
                  </text:section>
                  <text:section text:style-name="Sect3" text:name="Section116">
                    <text:p text:style-name="P57"><text:bookmark text:name="yiv9003669915yui_3_16_0_1_1439556806021_2565181"/><text:line-break/></text:p>
                  </text:section>
                  <text:section text:style-name="Sect3" text:name="Section117">
                    <text:p text:style-name="P57"><text:bookmark text:name="yiv9003669915yui_3_16_0_1_1439556806021_2565182"/><text:bookmark text:name="yiv9003669915yui_3_16_0_1_1439556806021_335476"/><text:bookmark text:name="yiv9003669915yui_3_16_0_1_1439556806021_327015"/>At first light, on the fifth day. At dawn, you look to the East. On the horizon, you see Amadeo, atop his brilliant white horse. You and Ciel await him in the main room. When he enters, he sees you both and beckons you to follow him to the balcony.</text:p>
                  </text:section>
                  <text:section text:style-name="Sect3" text:name="Section118">
                    <text:p text:style-name="P57"><text:bookmark text:name="yiv9003669915yui_3_16_0_1_1439556806021_2565183"/>    He sits down across from you, a small table between you and pushes his hair out of his eyes, sighing. He is dressed in a muddy tunic, his entire left arm is wrapped in a bandage, and he boasts a new scar on his cheek, still pink and raw. He seems aged with stress. "I'm sorry that I am so late to call upon you, matters have escalated far quicker than we anticipated."<text:line-break/></text:p>
                  </text:section>
                  <text:section text:style-name="Sect3" text:name="Section119">
                    <text:p text:style-name="P57"><text:bookmark text:name="yiv9003669915yui_3_16_0_1_1439556806021_2565184"/>He pulls a map from his pack, and spreads it across  the table.</text:p>
                  </text:section>
                  <text:section text:style-name="Sect3" text:name="Section120">
                    <text:p text:style-name="P57"><text:bookmark text:name="yiv9003669915yui_3_16_0_1_1439556806021_2565185"/>"Silmar's demons have popped up everywhere, no longer secluded to the woods south of the Pyre. Not only are they more numerous, but the thralls are now accompanied by more powerful demons, and even corrupt angels."</text:p>
                  </text:section>
                  <text:section text:style-name="Sect3" text:name="Section121">
                    <text:p text:style-name="P57"><text:bookmark text:name="yiv9003669915yui_3_16_0_1_1439556806021_2565186"/><text:soft-page-break/>He points to the plains south and east of the Coldmarch. "Many of Pelor's temples are converting to Silmar, the monks becoming enthralled. The Coldmarch itself has been overrun, the small villages there are being burned, the peoples slaughtered. The lord of Urumhall is mustering his forces, and striking out, however the demons come from everywhere. We believe that a fallen angel is moving with the demons, raising the dead peoples as thralls."</text:p>
                  </text:section>
                  <text:section text:style-name="Sect3" text:name="Section122">
                    <text:p text:style-name="P57"><text:bookmark text:name="yiv9003669915yui_3_16_0_1_1439556806021_2565187"/>    "The Order is stretched thin, many patrol the Oldvale and the woods by Farad, protecting and warning travelers along the road. More have been sent to help the tieflings in the plains, whose villages are also under attack. You probably won't see many northerners, and only a spare few plains-knights at the tourney."<text:line-break/></text:p>
                  </text:section>
                  <text:section text:style-name="Sect3" text:name="Section123">
                    <text:p text:style-name="P57"><text:bookmark text:name="yiv9003669915yui_3_16_0_1_1439556806021_2565188"/>    <text:line-break/></text:p>
                  </text:section>
                  <text:section text:style-name="Sect3" text:name="Section124">
                    <text:p text:style-name="P57"><text:bookmark text:name="yiv9003669915yui_3_16_0_1_1439556806021_2565189"/>"I am in need to call upon your help again. If you can, I would like you to accompany me to the Coldmarch, in search of the fallen angel and it's demons. I remember my offer to you the last time we met, but unfortunately we can not stand on ceremony, we must be off as soon as possible."</text:p>
                  </text:section>
                  <text:section text:style-name="Sect3" text:name="Section125">
                    <text:p text:style-name="P57"><text:bookmark text:name="yiv9003669915yui_3_16_0_1_1439556806021_25651810"/><text:line-break/></text:p>
                  </text:section>
                  <text:section text:style-name="Sect3" text:name="Section126">
                    <text:p text:style-name="P57"><text:bookmark text:name="yiv9003669915yui_3_16_0_1_1439556806021_25651811"/><text:line-break/></text:p>
                  </text:section>
                  <text:section text:style-name="Sect3" text:name="Section127">
                    <text:p text:style-name="P57"><text:bookmark text:name="yiv9003669915yui_3_16_0_1_1439556806021_25651812"/>    "The book that you brought me gave us greater insight into Silmar himself, and has lead us to believe Silmar isn't just corrupted, he's completely fallen. There's no way that we can bring him back to Pelor. We must kill him."<text:line-break/></text:p>
                  </text:section>
                  <text:p text:style-name="P57"/>
                  <text:section text:style-name="Sect1" text:name="yiv9003669915yui_3_16_0_1_1439580913672_4825">
                    <text:p text:style-name="P57">Do you go with Amadeo? If so, I shall continue.<text:line-break/><text:line-break/></text:p>
                  </text:section>
                  <text:section text:style-name="Sect1" text:name="yiv9003669915yqt39812">
                    <text:p text:style-name="P57"/>
                  </text:section>
                </text:section>
              </text:section>
            </text:section>
            <text:p text:style-name="P88"> <text:span text:style-name="T52">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812">
        <text:p text:style-name="P30"><draw:frame draw:style-name="fr1" draw:name="Frame152" text:anchor-type="char" svg:x="0.1772in" svg:width="0.1665in" draw:z-index="153"><draw:text-box fo:min-height="0.1665in"><text:p text:style-name="Text_20_body"/></draw:text-box></draw:frame><draw:frame draw:style-name="fr1" draw:name="Frame151" text:anchor-type="char" svg:x="0.1772in" svg:width="0.1665in" draw:z-index="154"><draw:text-box fo:min-height="0.1665in"><text:p text:style-name="Text_20_body"/></draw:text-box></draw:frame>Jordan Roth</text:p>
        <text:p text:style-name="P81">To</text:p>
        <text:p text:style-name="P84">Nolan Roth</text:p>
        <text:p text:style-name="P27">Aug 14</text:p>
        <text:section text:style-name="Sect2" text:name="yui_3_16_0_1_1441546565886_18813">
          <text:p text:style-name="P36"/>
          <text:section text:style-name="Sect1" text:name="yiv4990485364">
            <text:p text:style-name="P66">I do indeed!</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861">
        <text:p text:style-name="P30"><draw:frame draw:style-name="fr1" draw:name="Frame154" text:anchor-type="char" svg:x="0.1772in" svg:width="0.1665in" draw:z-index="155"><draw:text-box fo:min-height="0.1665in"><text:p text:style-name="Text_20_body"/></draw:text-box></draw:frame><draw:frame draw:style-name="fr1" draw:name="Frame153" text:anchor-type="char" svg:x="0.1772in" svg:width="0.1665in" draw:z-index="156"><draw:text-box fo:min-height="0.1665in"><text:p text:style-name="Text_20_body"/></draw:text-box></draw:frame>Nolan Roth</text:p>
        <text:p text:style-name="P81">To</text:p>
        <text:p text:style-name="P84">jordanroth2013</text:p>
        <text:p text:style-name="P27"><text:soft-page-break/>Aug 15</text:p>
        <text:section text:style-name="Sect2" text:name="yui_3_16_0_1_1441546565886_18862">
          <text:p text:style-name="P36"/>
          <text:section text:style-name="Sect1" text:name="yiv7272119864">
            <text:p text:style-name="P57"/>
            <text:section text:style-name="Sect1" text:name="Section128">
              <text:p text:style-name="P57"><text:bookmark text:name="yiv7272119864"/></text:p>
              <text:section text:style-name="Sect1" text:name="yiv7272119864yui_3_16_0_1_1439641678858_30569">
                <text:p text:style-name="P57"/>
                <text:section text:style-name="Sect2" text:name="yiv7272119864yui_3_16_0_1_1439641678858_30568">
                  <text:p text:style-name="P57"/>
                  <text:section text:style-name="Sect3" text:name="yiv7272119864yui_3_16_0_1_1436487547035_4899">
                    <text:p text:style-name="P57"><text:bookmark text:name="yiv7272119864yui_3_16_0_1_1436487547035_4901"/>This forgot to get sent. This happened shortly before you left for The Pyre.<text:line-break/><text:line-break/><text:line-break/>Here's the Ciel Interlude.<text:line-break/><text:line-break/></text:p>
                  </text:section>
                  <text:section text:style-name="Sect1" text:name="yiv7272119864yui_3_16_0_1_1436487547035_4903">
                    <text:p text:style-name="P57">Ciel</text:p>
                  </text:section>
                  <text:section text:style-name="Sect1" text:name="yiv7272119864yui_3_16_0_1_1436487547035_4905">
                    <text:p text:style-name="P57"><text:bookmark text:name="yiv7272119864yui_3_16_0_1_1436487547035_4907"/><text:line-break/></text:p>
                  </text:section>
                  <text:section text:style-name="Sect1" text:name="yiv7272119864yui_3_16_0_1_1436487547035_4909">
                    <text:p text:style-name="P57"><text:bookmark text:name="yiv7272119864yui_3_16_0_1_1436487547035_4911"/><text:line-break/></text:p>
                  </text:section>
                  <text:section text:style-name="Sect1" text:name="yiv7272119864yui_3_16_0_1_1436487547035_4913">
                    <text:p text:style-name="P57">Ciel awoke late in the morning, he guessed it was a 3 or 4 hours until midday. He stumbled down the stair to the main level, then proceeded to slurp down the soup he had gotten for breakfast.</text:p>
                  </text:section>
                  <text:section text:style-name="Sect1" text:name="yiv7272119864yui_3_16_0_1_1436487547035_4915">
                    <text:p text:style-name="P57">“You look like as grey as a choker, Ciel,” chuckled Jala, sitting down next to him, “You drink too much last night?”</text:p>
                  </text:section>
                  <text:section text:style-name="Sect1" text:name="yiv7272119864yui_3_16_0_1_1436487547035_4917">
                    <text:p text:style-name="P57">“Only as much as Mira would allow,” Ciel murmured.</text:p>
                  </text:section>
                  <text:section text:style-name="Sect1" text:name="yiv7272119864yui_3_16_0_1_1436487547035_4919">
                    <text:p text:style-name="P57">His head throbbed.</text:p>
                  </text:section>
                  <text:section text:style-name="Sect1" text:name="yiv7272119864yui_3_16_0_1_1436487547035_4921">
                    <text:p text:style-name="P57">He realized he had no boots on.</text:p>
                  </text:section>
                  <text:section text:style-name="Sect1" text:name="yiv7272119864yui_3_16_0_1_1436487547035_4923">
                    <text:p text:style-name="P57">He stumbled back up the stairs to his cot and wearily looked around for his boots, but to no avail.</text:p>
                  </text:section>
                  <text:section text:style-name="Sect1" text:name="yiv7272119864yui_3_16_0_1_1436487547035_4925">
                    <text:p text:style-name="P60"><text:bookmark text:name="yiv7272119864yui_3_16_0_1_1436487547035_4927"/>My boots are deserters. I shall have them put to death when they are found. I'd wager they're in Eastmounte by now.</text:p>
                  </text:section>
                  <text:section text:style-name="Sect1" text:name="yiv7272119864yui_3_16_0_1_1436487547035_4929">
                    <text:p text:style-name="P57">His head throbbed. He lay on the bed for a few moments, then decided to start his day, boots or no. He grabbed his sword and wandered down to the training yard. As he stepped opened the door, he realized he had made a horrible mistake. The sunlight burned through his soul, sending shooting pains through his head. His head throbbed.</text:p>
                  </text:section>
                  <text:section text:style-name="Sect1" text:name="yiv7272119864yui_3_16_0_1_1436487547035_4931">
                    <text:p text:style-name="P57"><text:bookmark text:name="yiv7272119864yui_3_16_0_1_1436487547035_4933"/><text:line-break/></text:p>
                  </text:section>
                  <text:section text:style-name="Sect1" text:name="yiv7272119864yui_3_16_0_1_1436487547035_4935">
                    <text:p text:style-name="P57">He went back inside.</text:p>
                  </text:section>
                  <text:section text:style-name="Sect1" text:name="yiv7272119864yui_3_16_0_1_1436487547035_4937">
                    <text:p text:style-name="P57"><text:bookmark text:name="yiv7272119864yui_3_16_0_1_1436487547035_4939"/><text:line-break/></text:p>
                  </text:section>
                  <text:section text:style-name="Sect1" text:name="yiv7272119864yui_3_16_0_1_1436487547035_4941">
                    <text:p text:style-name="P57">Ciel stumbled back up the stairs to his cot, and untied his 3-foot-radius big hat that he named Eric from his backpack. With Eric on his head, Ciel decided to go into Era and look for some new armor, or a new sword... or something. On his way out he saw a pair of sandals by another cot, and slipped them on his feet, leaving a silver piece in compensation for the shoes. His head throbbed.</text:p>
                  </text:section>
                  <text:section text:style-name="Sect1" text:name="yiv7272119864yui_3_16_0_1_1436487547035_4943">
                    <text:p text:style-name="P57">“Nice hat, Ciel. Afraid of the sun?” joked Raan, who, by the look of his deep copper skin, got no lack of sunlight.</text:p>
                  </text:section>
                  <text:section text:style-name="Sect1" text:name="yiv7272119864yui_3_16_0_1_1436487547035_4945">
                    <text:p text:style-name="P57">“Yes,” replied Ciel, “and I shall celebrate the day it burns out with a mighty feast.”</text:p>
                  </text:section>
                  <text:section text:style-name="Sect1" text:name="yiv7272119864yui_3_16_0_1_1436487547035_4947">
                    <text:p text:style-name="P57">Raan laughed his low, hearty laugh in response, and called to Ciel, “And may that day never come, as I would fear that any feast planned by you would have only drink!”</text:p>
                  </text:section>
                  <text:section text:style-name="Sect1" text:name="yiv7272119864yui_3_16_0_1_1436487547035_4949">
                    <text:p text:style-name="P57">As Ciel walked through the door, Eric's brims bending through the frames, he called back, “and would that be a bad thing?”</text:p>
                  </text:section>
                  <text:section text:style-name="Sect1" text:name="yiv7272119864yui_3_16_0_1_1436487547035_4951">
                    <text:p text:style-name="P57"><text:bookmark text:name="yiv7272119864yui_3_16_0_1_1436487547035_4953"/><text:soft-page-break/><text:line-break/></text:p>
                  </text:section>
                  <text:section text:style-name="Sect1" text:name="yiv7272119864yui_3_16_0_1_1436487547035_4955">
                    <text:p text:style-name="P57">Ciel walked along the cobbled road toward Era. <text:bookmark text:name="yiv7272119864yui_3_16_0_1_1436487547035_4957"/><text:span text:style-name="T64">I should learn to ride a horse, as Amadeo said. That would save my feet a lot of pain.</text:span> The city gates stood open, welcoming all travelers into Era. Mottled jesters juggled balls and did silly tricks infront of a crowd of children, and traders haggled over the price of merchandise. A fat baker sold pastries at a stand in the square, and the green-cloaked city guards patrolled the streets. Ciel found the city's most popular blacksmith, black smoke billowing from the multiple forges making the shop visible from multiple streets away.</text:p>
                  </text:section>
                  <text:section text:style-name="Sect1" text:name="yiv7272119864yui_3_16_0_1_1436487547035_4959">
                    <text:p text:style-name="P57">Haarold, the burly head blacksmith greeted him, “Welcome, welcome. What might you be looking for today?” Ciel was about to answer when he caught sight of the blacksmith's enchanter Ordolph.</text:p>
                  </text:section>
                  <text:section text:style-name="Sect1" text:name="yiv7272119864yui_3_16_0_1_1436487547035_4961">
                    <text:p text:style-name="P57">“Actually... I would like to see your enchanter,” and remembering his courtesies, “...if it pleases him.”</text:p>
                  </text:section>
                  <text:section text:style-name="Sect1" text:name="yiv7272119864yui_3_16_0_1_1436487547035_4963">
                    <text:p text:style-name="P57">Haarold smiled kindly, though he would obviously have preferred if Ciel purchased something.</text:p>
                  </text:section>
                  <text:section text:style-name="Sect1" text:name="yiv7272119864yui_3_16_0_1_1436487547035_4965">
                    <text:p text:style-name="P57">“Pardon me, good ser, but I noticed your enchanting, and, well, I became enchanted,” Ciel smiled widely.</text:p>
                  </text:section>
                  <text:section text:style-name="Sect1" text:name="yiv7272119864yui_3_16_0_1_1436487547035_4967">
                    <text:p text:style-name="P57">Ordolph looked up from his work and removed his thick goggles, leaving red circles around his thin sea blue eyes. “Are you interested in buying something? This suit's not for sale, it was specially made for Ser Brindas Greenwater, of the Riverrun.”</text:p>
                  </text:section>
                  <text:section text:style-name="Sect1" text:name="yiv7272119864yui_3_16_0_1_1436487547035_4969">
                    <text:p text:style-name="P57">“No... actually, I was interested in the enchanting itself. I would like to know if you could show me a thing or two about it,” Ciel replied, absentmindedly trying to remember if he had heard of the Greenwater house before.</text:p>
                  </text:section>
                  <text:section text:style-name="Sect1" text:name="yiv7272119864yui_3_16_0_1_1436487547035_4971">
                    <text:p text:style-name="P57">Ordolph turned in his metal stool, “Well first, you need.....”</text:p>
                  </text:section>
                  <text:section text:style-name="Sect1" text:name="yiv7272119864yui_3_16_0_1_1436487547035_4973">
                    <text:p text:style-name="P57"><text:bookmark text:name="yiv7272119864yui_3_16_0_1_1436487547035_4975"/><text:line-break/></text:p>
                  </text:section>
                  <text:section text:style-name="Sect1" text:name="yiv7272119864yui_3_16_0_1_1436487547035_4977">
                    <text:p text:style-name="P57">Ordolph continued on his instructions through the day, showing Ciel the arts of enchanting weapons and armor. Ciel learned actively, loosing track of time until Ordolph enchanted his last sword for the day and packed up his materials. Ciel left a payment of five silver pieces, and promised Haarold that he would return here whenever he was in need of any weapons or armor. As the sun began to set, painting the sky with oranges and purples and pinks, Ciel returned back to the guild, Eric the Wide-Hat sitting comfortably on his blue hair.</text:p>
                  </text:section>
                  <text:section text:style-name="Sect1" text:name="yiv7272119864yui_3_16_0_1_1436487547035_4979">
                    <text:p text:style-name="P57"><text:bookmark text:name="yiv7272119864yui_3_16_0_1_1436487547035_4981"/><text:line-break/></text:p>
                  </text:section>
                  <text:section text:style-name="Sect1" text:name="yiv7272119864yui_3_16_0_1_1436487547035_4983">
                    <text:p text:style-name="P57"><text:bookmark text:name="yiv7272119864yui_3_16_0_1_1436487547035_4985"/><text:line-break/></text:p>
                  </text:section>
                  <text:section text:style-name="Sect1" text:name="yiv7272119864yui_3_16_0_1_1436487547035_4987">
                    <text:p text:style-name="P57"><text:bookmark text:name="yiv7272119864yui_3_16_0_1_1436487547035_4989"/><text:line-break/></text:p>
                  </text:section>
                  <text:section text:style-name="Sect1" text:name="yiv7272119864yui_3_16_0_1_1436487547035_4991">
                    <text:p text:style-name="P57"><text:bookmark text:name="yiv7272119864yui_3_16_0_1_1436487547035_4993"/><text:line-break/></text:p>
                  </text:section>
                  <text:section text:style-name="Sect1" text:name="yiv7272119864yui_3_16_0_1_1436487547035_4995">
                    <text:p text:style-name="P57"><text:bookmark text:name="yiv7272119864yui_3_16_0_1_1436487547035_4997"/><text:line-break/></text:p>
                  </text:section>
                  <text:section text:style-name="Sect1" text:name="yiv7272119864yui_3_16_0_1_1436487547035_4999">
                    <text:p text:style-name="P57"><text:bookmark text:name="yiv7272119864yui_3_16_0_1_1436487547035_5001"/><text:line-break/></text:p>
                  </text:section>
                  <text:section text:style-name="Sect3" text:name="yiv7272119864yui_3_16_0_1_1436487547035_5003">
                    <text:p text:style-name="P57">Ciel got Craft Magic Arms and Armor for his 6<text:bookmark text:name="yiv7272119864yui_3_16_0_1_1436487547035_5005"/>th level feat.</text:p>
                  </text:section>
                  <text:p text:style-name="P57"/>
                  <text:section text:style-name="Sect1" text:name="yiv7272119864yui_3_16_0_1_1439641678858_34780">
                    <text:p text:style-name="P57"><text:line-break/><text:line-break/></text:p>
                  </text:section>
                  <text:section text:style-name="Sect1" text:name="yiv7272119864yqt77261">
                    <text:p text:style-name="P57"/>
                  </text:section>
                </text:section>
              </text:section>
            </text:section>
            <text:p text:style-name="P88"> <text:span text:style-name="T52">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925">
        <text:p text:style-name="P30"><draw:frame draw:style-name="fr1" draw:name="Frame156" text:anchor-type="char" svg:x="0.1772in" svg:width="0.1665in" draw:z-index="158"><draw:text-box fo:min-height="0.1665in"><text:p text:style-name="Text_20_body"/></draw:text-box></draw:frame><draw:frame draw:style-name="fr1" draw:name="Frame155" text:anchor-type="char" svg:x="0.1772in" svg:width="0.1665in" draw:z-index="157"><draw:text-box fo:min-height="0.1665in"><text:p text:style-name="Text_20_body"/></draw:text-box></draw:frame><text:soft-page-break/>Nolan Roth</text:p>
        <text:p text:style-name="P81">To</text:p>
        <text:p text:style-name="P84">Jordan Roth</text:p>
        <text:p text:style-name="P27">Aug 15</text:p>
        <text:section text:style-name="Sect2" text:name="yui_3_16_0_1_1441546565886_18928">
          <text:p text:style-name="P36"/>
          <text:section text:style-name="Sect1" text:name="yiv8198733456">
            <text:p text:style-name="P57"/>
            <text:section text:style-name="Sect1" text:name="Section129">
              <text:p text:style-name="P57"><text:bookmark text:name="yiv8198733456"/></text:p>
              <text:section text:style-name="Sect1" text:name="yiv8198733456yui_3_16_0_1_1439641678858_29957">
                <text:p text:style-name="P57"/>
                <text:section text:style-name="Sect2" text:name="yiv8198733456yui_3_16_0_1_1439641678858_29956">
                  <text:p text:style-name="P57"/>
                  <text:section text:style-name="Sect1" text:name="yiv8198733456yui_3_16_0_1_1439641678858_29960">
                    <text:p text:style-name="P57">20/7/412</text:p>
                  </text:section>
                  <text:section text:style-name="Sect1" text:name="Section130">
                    <text:p text:style-name="P57"><text:bookmark text:name="yiv8198733456yui_3_16_0_1_1439641678858_29960"/><text:line-break/></text:p>
                  </text:section>
                  <text:section text:style-name="Sect1" text:name="Section131">
                    <text:p text:style-name="P57"><text:bookmark text:name="yiv8198733456yui_3_16_0_1_1439641678858_299601"/><text:line-break/></text:p>
                  </text:section>
                  <text:section text:style-name="Sect1" text:name="yiv8198733456yui_3_16_0_1_1439641678858_29959">
                    <text:p text:style-name="P57">Amadeo sees you have no horse, and says that the 360 miles of travel will be a good way to learn. He goes with you and Ciel into Era and buys both of you a light horse. Yours is brown with white socks and a white mane and tail, while Ciel's is dappled white and brown. Neither are trained for combat, but they serve their purpose. </text:p>
                  </text:section>
                  <text:section text:style-name="Sect1" text:name="Section132">
                    <text:p text:style-name="P57"><text:bookmark text:name="yiv8198733456yui_3_16_0_1_1439641678858_29959"/><text:line-break/></text:p>
                  </text:section>
                  <text:section text:style-name="Sect3" text:name="Section133">
                    <text:p text:style-name="P57"><text:bookmark text:name="yiv8198733456yui_3_16_0_1_1439641678858_299591"/>From the map, Amadeo guesses you'll have 8 days of travel. He plans to take you up the Southroad to the Pyre to stay for a night, then continue up to Menefost to board for a night. From there he plans to travel west to the river valleys of the Coldmarch, your destination. What all do you bring with you? Amadeo will cover the cost of the horses, and everything that they will need, like food, bit and bridle, and riding saddle, but you'll have to buy saddlebags if you want them. </text:p>
                  </text:section>
                  <text:section text:style-name="Sect1" text:name="yiv8198733456yui_3_16_0_1_1439641678858_29958">
                    <text:p text:style-name="P57"><text:line-break/></text:p>
                  </text:section>
                  <text:p text:style-name="P57"/>
                  <text:section text:style-name="Sect1" text:name="yiv8198733456yui_3_16_0_1_1439641678858_29955">
                    <text:p text:style-name="P57"><text:line-break/><text:line-break/></text:p>
                  </text:section>
                  <text:section text:style-name="Sect1" text:name="yiv8198733456yqt52586">
                    <text:p text:style-name="P57"/>
                  </text:section>
                </text:section>
              </text:section>
            </text:section>
            <text:p text:style-name="P88"> <text:span text:style-name="T52">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8962">
        <text:p text:style-name="P30"><draw:frame draw:style-name="fr1" draw:name="Frame158" text:anchor-type="char" svg:x="0.1772in" svg:width="0.1665in" draw:z-index="159"><draw:text-box fo:min-height="0.1665in"><text:p text:style-name="Text_20_body"/></draw:text-box></draw:frame><draw:frame draw:style-name="fr1" draw:name="Frame157" text:anchor-type="char" svg:x="0.1772in" svg:width="0.1665in" draw:z-index="160"><draw:text-box fo:min-height="0.1665in"><text:p text:style-name="Text_20_body"/></draw:text-box></draw:frame>Jordan Roth</text:p>
        <text:p text:style-name="P81">To</text:p>
        <text:p text:style-name="P84">Nolan Roth</text:p>
        <text:p text:style-name="P27">Aug 15</text:p>
        <text:section text:style-name="Sect2" text:name="yui_3_16_0_1_1441546565886_18965">
          <text:p text:style-name="P36"/>
          <text:section text:style-name="Sect1" text:name="yiv5912002051">
            <text:p text:style-name="P66">Donkey has plenty of baggage-carrying capabilities; Ms./Mr. Pony will need only carry myself.</text:p>
            <text:p text:style-name="P66"/>
            <text:p text:style-name="P62"><text:soft-page-break/>Aside from the requisite rations, I bring only my standard adventuring equipment along.</text:p>
            <text:p text:style-name="P66"/>
            <text:p text:style-name="P62">While riding, I will carry a spear with me, so long as I can strap it to my back.</text:p>
            <text:p text:style-name="P66"/>
            <text:p text:style-name="P62">&lt;Meta&gt; I'll upgrade Georg either tonight or tomorrow morning . . . . &lt;/Meta&gt;</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029">
        <text:p text:style-name="P30"><draw:frame draw:style-name="fr1" draw:name="Frame160" text:anchor-type="char" svg:x="0.1772in" svg:width="0.1665in" draw:z-index="161"><draw:text-box fo:min-height="0.1665in"><text:p text:style-name="Text_20_body"/></draw:text-box></draw:frame><draw:frame draw:style-name="fr1" draw:name="Frame159" text:anchor-type="char" svg:x="0.1772in" svg:width="0.1665in" draw:z-index="162"><draw:text-box fo:min-height="0.1665in"><text:p text:style-name="Text_20_body"/></draw:text-box></draw:frame>Nolan Roth</text:p>
        <text:p text:style-name="P81">To</text:p>
        <text:p text:style-name="P84">Jordan Roth</text:p>
        <text:p text:style-name="P26"> <text:span text:style-name="T48">Aug 15</text:span></text:p>
        <text:section text:style-name="Sect2" text:name="yui_3_16_0_1_1441546565886_19030">
          <text:p text:style-name="P36"/>
          <text:section text:style-name="Sect1" text:name="yiv1741307141">
            <text:p text:style-name="P57"/>
            <text:section text:style-name="Sect1" text:name="yiv1741307141yui_3_16_0_1_1439650619234_56537">
              <text:p text:style-name="P57"><text:bookmark text:name="yiv1741307141yui_3_16_0_1_1439650619234_134194"/>Then your journey begins. </text:p>
            </text:section>
            <text:section text:style-name="Sect1" text:name="Section134">
              <text:p text:style-name="P57"><text:bookmark text:name="yiv1741307141yui_3_16_0_1_1439650619234_56537"/><text:line-break/></text:p>
            </text:section>
            <text:section text:style-name="Sect3" text:name="Section135">
              <text:p text:style-name="P57"><text:bookmark text:name="yiv1741307141yui_3_16_0_1_1439650619234_565371"/><text:bookmark text:name="yiv1741307141yui_3_16_0_1_1439650619234_76230"/>You set out the next morning on the Southroad, and make it to the fork before you set up camp. You keep a watch out, and you are not disturbed during the night. The next day you ride long, and reach the Pyre soon after nightfall. The next day you meet a patrol group of the Order in the Oldvale. You make camp with them, and they fill you in with more recent details. The patrol informs you that messages have come in from the Coldmarch, listing more towns that have been burned.</text:p>
            </text:section>
            <text:section text:style-name="Sect3" text:name="Section136">
              <text:p text:style-name="P57"><text:bookmark text:name="yiv1741307141yui_3_16_0_1_1439650619234_565372"/><text:bookmark text:name="yiv1741307141yui_3_16_0_1_1439650619234_102114"/>The next day reach the north end of the Oldvale, with little activity along the road. That night, Amadeo decides that we should cut across the plains, instead of heading north to Menegost, then west to the valleys.</text:p>
            </text:section>
            <text:section text:style-name="Sect3" text:name="Section137">
              <text:p text:style-name="P57"><text:bookmark text:name="yiv1741307141yui_3_16_0_1_1439650619234_565373"/><text:bookmark text:name="yiv1741307141yui_3_16_0_1_1439650619234_134187"/>You ride west, into the plains. The sky above you is expansive, spreading out like a painter's canvas, and covered in the gloomy colours of the dusk. You make camp that night in the tall yellow grass, and chat with Amadeo.</text:p>
            </text:section>
            <text:section text:style-name="Sect3" text:name="Section138">
              <text:p text:style-name="P57"><text:bookmark text:name="yiv1741307141yui_3_16_0_1_1439650619234_565374"/><text:bookmark text:name="yiv1741307141yui_3_16_0_1_1439650619234_155575"/>    At noon the next day you find a burned village. It has fully burned out, the charred wood no longer smoking. There are no corpses, only crumbled houses, and pens without animals.<text:line-break/></text:p>
            </text:section>
            <text:section text:style-name="Sect3" text:name="Section139">
              <text:p text:style-name="P57"><text:bookmark text:name="yiv1741307141yui_3_16_0_1_1439650619234_565375"/><text:bookmark text:name="yiv1741307141yui_3_16_0_1_1439650619234_155576"/>    Amadeo looks around the scene, "We should be able to hook onto their trail now. It shouldn't be long before we find them."<text:line-break/></text:p>
            </text:section>
            <text:section text:style-name="Sect3" text:name="Section140">
              <text:p text:style-name="P57"><text:bookmark text:name="yiv1741307141yui_3_16_0_1_1439650619234_565376"/><text:line-break/></text:p>
            </text:section>
            <text:section text:style-name="Sect3" text:name="Section141">
              <text:p text:style-name="P57"><text:bookmark text:name="yiv1741307141yui_3_16_0_1_1439650619234_565377"/>The hills become more prominent as you head west, and by nightfall you stop near the mouth of the east-most river, atop a hill. The night is dark, with no moon. The grass ripples in the breeze, but the night is silent except for it. The torch set out by Amadeo burns with a blue light, eerily illuminating the surroundings.</text:p>
            </text:section>
            <text:section text:style-name="Sect3" text:name="Section142">
              <text:p text:style-name="P57"><text:bookmark text:name="yiv1741307141yui_3_16_0_1_1439650619234_565378"/><text:line-break/></text:p>
            </text:section>
            <text:section text:style-name="Sect3" text:name="Section143">
              <text:p text:style-name="P57"><text:bookmark text:name="yiv1741307141yui_3_16_0_1_1439650619234_565379"/>"Stop. Listen. The breeze... it laughs," whispers Amadeo.</text:p>
            </text:section>
            <text:section text:style-name="Sect3" text:name="Section144">
              <text:p text:style-name="P57"><text:bookmark text:name="yiv1741307141yui_3_16_0_1_1439650619234_5653710"/><text:line-break/></text:p>
            </text:section>
            <text:section text:style-name="Sect3" text:name="Section145">
              <text:p text:style-name="P57"><text:bookmark text:name="yiv1741307141yui_3_16_0_1_1439650619234_5653711"/>You hear it well, once you focus. There is a sinister, quiet, cackling in the breeze, from all around you.</text:p>
            </text:section>
            <text:section text:style-name="Sect3" text:name="Section146">
              <text:p text:style-name="P57"><text:bookmark text:name="yiv1741307141yui_3_16_0_1_1439650619234_5653712"/><text:soft-page-break/><text:line-break/></text:p>
            </text:section>
            <text:section text:style-name="Sect3" text:name="Section147">
              <text:p text:style-name="P57"><text:bookmark text:name="yiv1741307141yui_3_16_0_1_1439650619234_5653713"/>"Get your spear, and Ciel, draw your sword."</text:p>
            </text:section>
            <text:section text:style-name="Sect3" text:name="Section148">
              <text:p text:style-name="P57"><text:bookmark text:name="yiv1741307141yui_3_16_0_1_1439650619234_5653714"/><text:line-break/></text:p>
            </text:section>
            <text:section text:style-name="Sect3" text:name="Section149">
              <text:p text:style-name="P57"><text:bookmark text:name="yiv1741307141yui_3_16_0_1_1439650619234_5653715"/>Blackness rises up infront of you, utter darkness that defies the blue light. It's eyes burn with a dull red glow, and it bat-like wings spread out behind it. The thing stretches out dark claws, each a foot long, and bares it's sharp, shadowy teeth. It's head is crowned by swirling horns, and it's body is made of shadow. The demon stands about forty feet away from you, and hovers in the air.</text:p>
            </text:section>
            <text:section text:style-name="Sect3" text:name="Section150">
              <text:p text:style-name="P57"><text:bookmark text:name="yiv1741307141yui_3_16_0_1_1439650619234_5653716"/><text:line-break/></text:p>
            </text:section>
            <text:section text:style-name="Sect3" text:name="Section151">
              <text:p text:style-name="P57"><text:bookmark text:name="yiv1741307141yui_3_16_0_1_1439650619234_5653717"/>"There's a second one, by me. I'll take it, you handle that one," says Amadeo, seemingly calmly, as he draws his broad-bladed sword.</text:p>
            </text:section>
            <text:section text:style-name="Sect3" text:name="Section152">
              <text:p text:style-name="P57"><text:bookmark text:name="yiv1741307141yui_3_16_0_1_1439650619234_5653718"/><text:line-break/></text:p>
            </text:section>
            <text:section text:style-name="Sect3" text:name="Section153">
              <text:p text:style-name="P57"><text:bookmark text:name="yiv1741307141yui_3_16_0_1_1439650619234_5653719"/>"Cheers for the demon-bane blades, eh, Georg?" Laughs Ciel.</text:p>
            </text:section>
            <text:section text:style-name="Sect3" text:name="Section154">
              <text:p text:style-name="P57"><text:bookmark text:name="yiv1741307141yui_3_16_0_1_1439650619234_5653720"/><text:line-break/></text:p>
            </text:section>
            <text:section text:style-name="Sect3" text:name="Section155">
              <text:p text:style-name="P57"><text:bookmark text:name="yiv1741307141yui_3_16_0_1_1439650619234_5653721"/><text:line-break/></text:p>
            </text:section>
            <text:section text:style-name="Sect3" text:name="Section156">
              <text:p text:style-name="P57"><text:bookmark text:name="yiv1741307141yui_3_16_0_1_1439650619234_5653722"/>What do you do?</text:p>
            </text:section>
            <text:p text:style-name="P86"> <text:span text:style-name="T58">Show original message</text:span></text:p>
          </text:section>
          <text:section text:style-name="Sect1" text:name="yui_3_16_0_1_1441546565886_19144">
            <text:p text:style-name="P91"/>
            <text:section text:style-name="Sect1" text:name="yui_3_16_0_1_1441546565886_19045">
              <text:p text:style-name="P92"/>
              <text:section text:style-name="Sect1" text:name="yui_3_16_0_1_1441546565886_19047">
                <text:p text:style-name="P92"/>
                <text:section text:style-name="Sect2" text:name="yui_3_16_0_1_1441546565886_19056">
                  <text:list xml:id="list7534636705017009451" text:style-name="L16">
                    <text:list-item>
                      <text:p text:style-name="P18">2 Attachments</text:p>
                    </text:list-item>
                    <text:list-item>
                      <text:p text:style-name="P19"><text:a xlink:type="simple" xlink:href="https://us-mg6.mail.yahoo.com/neo/launch#" text:style-name="Internet_20_link" text:visited-style-name="Visited_20_Internet_20_Link"><text:span text:style-name="T36">Download all</text:span></text:a></text:p>
                    </text:list-item>
                  </text:list>
                  <text:section text:style-name="Sect1" text:name="yui_3_16_0_1_1441546565886_19110">
                    <text:p text:style-name="P2"/>
                  </text:section>
                  <text:list xml:id="list3560956822433904280" text:style-name="L18">
                    <text:list-item>
                      <text:p text:style-name="P8"><draw:frame draw:style-name="fr2" draw:name="Frame161" text:anchor-type="paragraph" svg:width="1.6665in" draw:z-index="163"><draw:text-box fo:min-height="0.0161in"><text:p text:style-name="P14">Shadow Demon combat close up</text:p><text:p text:style-name="P14">.AuRX</text:p></draw:text-box></draw:frame><draw:frame draw:style-name="fr3" draw:name="Frame162" text:anchor-type="paragraph" svg:width="2.2917in" draw:z-index="164"><draw:text-box fo:min-height="0.0161in"><text:p text:style-name="P14"><text:a xlink:type="simple" xlink:href="https://us-mg6.mail.yahoo.com/neo/launch#" text:style-name="Internet_20_link" text:visited-style-name="Visited_20_Internet_20_Link"><text:span text:style-name="T59">Download</text:span></text:a></text:p></draw:text-box></draw:frame><draw:frame draw:style-name="fr2" draw:name="Frame163" text:anchor-type="paragraph" svg:width="1.6665in" draw:z-index="165"><draw:text-box fo:min-height="0.0161in"><text:p text:style-name="P14">Shadow Demon combat far</text:p><text:p text:style-name="P14">.AuRX</text:p></draw:text-box></draw:frame><draw:frame draw:style-name="fr3" draw:name="Frame164" text:anchor-type="paragraph" svg:width="2.2917in" draw:z-index="166"><draw:text-box fo:min-height="0.0161in"><text:p text:style-name="P14"><text:a xlink:type="simple" xlink:href="https://us-mg6.mail.yahoo.com/neo/launch#" text:style-name="Internet_20_link" text:visited-style-name="Visited_20_Internet_20_Link"><text:span text:style-name="T59">Download</text:span></text:a></text:p></draw:text-box></draw:frame><text:bookmark text:name="yui_3_16_0_1_1441546565886_19107"/></text:p>
                    </text:list-item>
                  </text:list>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202">
        <text:p text:style-name="P30"><draw:frame draw:style-name="fr1" draw:name="Frame166" text:anchor-type="char" svg:x="0.1772in" svg:width="0.1665in" draw:z-index="167"><draw:text-box fo:min-height="0.1665in"><text:p text:style-name="Text_20_body"/></draw:text-box></draw:frame><draw:frame draw:style-name="fr1" draw:name="Frame165" text:anchor-type="char" svg:x="0.1772in" svg:width="0.1665in" draw:z-index="168"><draw:text-box fo:min-height="0.1665in"><text:p text:style-name="Text_20_body"/></draw:text-box></draw:frame>Jordan Roth</text:p>
        <text:p text:style-name="P81">To</text:p>
        <text:p text:style-name="P84">Nolan Roth</text:p>
        <text:p text:style-name="P27">Aug 16</text:p>
        <text:section text:style-name="Sect2" text:name="yui_3_16_0_1_1441546565886_19203">
          <text:p text:style-name="P36"/>
          <text:section text:style-name="Sect1" text:name="yiv6091824138">
            <text:p text:style-name="P66">How tall are the demons? If they are more than 9 feet tall (not counting floaty-ness), then I am perfectly willing to take a fear penalty no-save. Those things sound scary.</text:p>
            <text:p text:style-name="P66"/>
            <text:p text:style-name="P62">If I don't already have my spear I get it and sling my shield onto my back. Subsequently or otherwise, I hustle over to stand by (not behind or in front of) the torch and ready my spear.</text:p>
            <text:p text:style-name="P66"><text:soft-page-break/></text:p>
            <text:p text:style-name="P62">If the thing charges at me and I am not afraid, I will execute a counter-charge once it enters the torchlight. Subsequently I will use full-round attacks on it whenever able. If it retreats, I will chase it to the edge of the torchlight.</text:p>
            <text:p text:style-name="P66"/>
            <text:p text:style-name="P62">If it doesn't charge or if I am afraid, I will poke at it whenever it gets within range. After the demon has closed, every time it comes to be my turn I will attack it once and then take a five-foot step back, unless I'm at the edge of the torchlight. If it retreats, I will make my way back to the torch and resume my guard.</text:p>
            <text:p text:style-name="P66"/>
            <text:p text:style-name="P62">If it just doesn't do anything and Amadeo seems to be having trouble with his demon I will tell Ciel to go over to help him while I watch our guy.</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268">
        <text:p text:style-name="P30"><draw:frame draw:style-name="fr1" draw:name="Frame168" text:anchor-type="char" svg:x="0.1772in" svg:width="0.1665in" draw:z-index="169"><draw:text-box fo:min-height="0.1665in"><text:p text:style-name="Text_20_body"/></draw:text-box></draw:frame><draw:frame draw:style-name="fr1" draw:name="Frame167" text:anchor-type="char" svg:x="0.1772in" svg:width="0.1665in" draw:z-index="170"><draw:text-box fo:min-height="0.1665in"><text:p text:style-name="Text_20_body"/></draw:text-box></draw:frame>Jordan Roth</text:p>
        <text:p text:style-name="P81">To</text:p>
        <text:p text:style-name="P84">Nolan Roth</text:p>
        <text:p text:style-name="P27">Aug 16</text:p>
        <text:section text:style-name="Sect2" text:name="yui_3_16_0_1_1441546565886_19271">
          <text:p text:style-name="P36"/>
          <text:section text:style-name="Sect1" text:name="yiv6348588803">
            <text:p text:style-name="P37"><text:span text:style-name="T71">&lt;Meta&gt; Oh, and </text:span><text:a xlink:type="simple" xlink:href="https://docs.google.com/document/d/1otsfG6pE-3RVx1BuYcDNDwZdk09r9IjgnvM3GGi9a60/edit?usp=sharing" office:target-frame-name="_blank" xlink:show="new" text:style-name="Internet_20_link" text:visited-style-name="Visited_20_Internet_20_Link"><text:span text:style-name="T62">here</text:span></text:a><text:span text:style-name="T71">'s Georg's charcter sheet post-upgrade. &lt;/Meta&gt;</text:span></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307">
        <text:p text:style-name="P30"><draw:frame draw:style-name="fr1" draw:name="Frame170" text:anchor-type="char" svg:x="0.1772in" svg:width="0.1665in" draw:z-index="171"><draw:text-box fo:min-height="0.1665in"><text:p text:style-name="Text_20_body"/></draw:text-box></draw:frame><draw:frame draw:style-name="fr1" draw:name="Frame169" text:anchor-type="char" svg:x="0.1772in" svg:width="0.1665in" draw:z-index="172"><draw:text-box fo:min-height="0.1665in"><text:p text:style-name="Text_20_body"/></draw:text-box></draw:frame>Nolan Roth</text:p>
        <text:p text:style-name="P81">To</text:p>
        <text:p text:style-name="P84">Jordan Roth</text:p>
        <text:p text:style-name="P27">Aug 16</text:p>
        <text:section text:style-name="Sect2" text:name="yui_3_16_0_1_1441546565886_19310">
          <text:p text:style-name="P36"/>
          <text:section text:style-name="Sect1" text:name="yiv2865251528">
            <text:p text:style-name="P55">I am going to assume that you grabbed your demonbane darkwood spear for this</text:p>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366">
        <text:p text:style-name="P30"><draw:frame draw:style-name="fr1" draw:name="Frame172" text:anchor-type="char" svg:x="0.1772in" svg:width="0.1665in" draw:z-index="173"><draw:text-box fo:min-height="0.1665in"><text:p text:style-name="Text_20_body"/></draw:text-box></draw:frame><draw:frame draw:style-name="fr1" draw:name="Frame171" text:anchor-type="char" svg:x="0.1772in" svg:width="0.1665in" draw:z-index="174"><draw:text-box fo:min-height="0.1665in"><text:p text:style-name="Text_20_body"/></draw:text-box></draw:frame>Nolan Roth</text:p>
        <text:p text:style-name="P81">To</text:p>
        <text:p text:style-name="P84">Jordan Roth</text:p>
        <text:p text:style-name="P27">Aug 16</text:p>
        <text:section text:style-name="Sect2" text:name="yui_3_16_0_1_1441546565886_19367">
          <text:p text:style-name="P36"/>
          <text:section text:style-name="Sect1" text:name="yiv5757438880">
            <text:p text:style-name="P57"><text:soft-page-break/></text:p>
            <text:section text:style-name="Sect1" text:name="yiv5757438880yui_3_16_0_1_1439732215003_27913">
              <text:p text:style-name="P57">&lt;Meta&gt;</text:p>
            </text:section>
            <text:section text:style-name="Sect1" text:name="Section157">
              <text:p text:style-name="P57"><text:bookmark text:name="yiv5757438880yui_3_16_0_1_1439732215003_27913"/> The demons are probably 8 feet or so, it is hard to tell with the shadowy nature of their bodies.</text:p>
            </text:section>
            <text:section text:style-name="Sect3" text:name="Section158">
              <text:p text:style-name="P57"><text:bookmark text:name="yiv5757438880yui_3_16_0_1_1439732215003_279131"/>Also, I would suggest listening to epic mustic whilst you read this. If you want, you can wait to read this in America where you will have acces to my epic music library.</text:p>
            </text:section>
            <text:section text:style-name="Sect3" text:name="Section159">
              <text:p text:style-name="P57"><text:bookmark text:name="yiv5757438880yui_3_16_0_1_1439732215003_279132"/>&lt;/Meta&gt;</text:p>
            </text:section>
            <text:section text:style-name="Sect3" text:name="Section160">
              <text:p text:style-name="P57"><text:bookmark text:name="yiv5757438880yui_3_16_0_1_1439732215003_279133"/><text:bookmark text:name="yiv5757438880yui_3_16_0_1_1439773381197_4051"/><text:line-break/></text:p>
            </text:section>
            <text:section text:style-name="Sect3" text:name="Section161">
              <text:p text:style-name="P57"><text:bookmark text:name="yiv5757438880yui_3_16_0_1_1439732215003_279134"/><text:bookmark text:name="yiv5757438880yui_3_16_0_1_1439773381197_4054"/><text:line-break/></text:p>
            </text:section>
            <text:section text:style-name="Sect3" text:name="Section162">
              <text:p text:style-name="P57"><text:bookmark text:name="yiv5757438880yui_3_16_0_1_1439732215003_279135"/><text:bookmark text:name="yiv5757438880yui_3_16_0_1_1439773381197_4057"/><text:line-break/></text:p>
            </text:section>
            <text:section text:style-name="Sect1" text:name="Section163">
              <text:p text:style-name="P57"><text:bookmark text:name="yiv5757438880yui_3_16_0_1_1439732215003_279136"/><text:bookmark text:name="yiv5757438880yui_3_16_0_1_1439773381197_4060"/><text:line-break/></text:p>
            </text:section>
            <text:section text:style-name="Sect3" text:name="Section164">
              <text:p text:style-name="P57"><text:bookmark text:name="yiv5757438880yui_3_16_0_1_1439732215003_279137"/>    You walk quickly to Donkey, and grab your darkwood spear and your shield, which you sling over your back in one swift motion. You step next to the torch, with Amadeo behind you.<text:bookmark text:name="yiv5757438880yui_3_16_0_1_1439773381197_4063"/><text:line-break/></text:p>
            </text:section>
            <text:section text:style-name="Sect3" text:name="Section165">
              <text:p text:style-name="P57"><text:bookmark text:name="yiv5757438880yui_3_16_0_1_1439732215003_279138"/>The demon in front of you bares it's tar-black teeth in an evil, lipless, smile. Suddenly, the world has shrunk down to a circle fifteen feet in diameter, walled in darkness deeper than black. The torch's light is quelled down to that of a candle's by this darkness, everything beyond is shrouded.</text:p>
            </text:section>
            <text:section text:style-name="Sect3" text:name="Section166">
              <text:p text:style-name="P57"><text:bookmark text:name="yiv5757438880yui_3_16_0_1_1439732215003_279139"/>    "Have courage, and don't falter. These fiends are nothing to fear," reassures Amadeo, his silvery eyes sharp and unerring. <text:bookmark text:name="yiv5757438880yui_3_16_0_1_1439773381197_4067"/><text:line-break/></text:p>
            </text:section>
            <text:section text:style-name="Sect3" text:name="Section167">
              <text:p text:style-name="P57"><text:bookmark text:name="yiv5757438880yui_3_16_0_1_1439732215003_2791310"/>    Ciel strides between you and Amadeo, to the other side of the torch, so that the three of you make a triangle, your backs facing inward. He shoots his hands out and closes his eyes. Glowing sigils move in a circle around him as he sweeps his arms down, and in towards his chest. His hands are fists, with only his pointer and middle finger straight as he casts his spell. Shining armor surrounds him, shining so brightly that the utter darkness is pushed back, the world expanding to a larger circle.<text:bookmark text:name="yiv5757438880yui_3_16_0_1_1439773381197_4070"/><text:line-break/></text:p>
            </text:section>
            <text:section text:style-name="Sect3" text:name="Section168">
              <text:p text:style-name="P57"><text:bookmark text:name="yiv5757438880yui_3_16_0_1_1439732215003_2791311"/>    Amadeo looks around, then turns to you. He holds up the golden sun of Pelor from around his neck, and it glows as he casts a spell on you. <text:bookmark text:name="yiv5757438880yui_3_16_0_1_1439773381197_4073"/><text:line-break/></text:p>
            </text:section>
            <text:section text:style-name="Sect3" text:name="Section169">
              <text:p text:style-name="P57"><text:bookmark text:name="yiv5757438880yui_3_16_0_1_1439732215003_2791312"/>    "May Pelor's light guide your actions against these foes," he mutters, "For I feel we will need it."</text:p>
            </text:section>
            <text:section text:style-name="Sect3" text:name="Section170">
              <text:p text:style-name="P57"><text:bookmark text:name="yiv5757438880yui_3_16_0_1_1439732215003_2791313"/><text:bookmark text:name="yiv5757438880yui_3_16_0_1_1439773381197_4077"/><text:line-break/></text:p>
            </text:section>
            <text:section text:style-name="Sect3" text:name="Section171">
              <text:p text:style-name="P57"><text:bookmark text:name="yiv5757438880yui_3_16_0_1_1439732215003_2791314"/>      The dark walls explode with writhing shadows as both demons fly quickly around your triangle, just outside the circle of light. The demons circle you, spinning, going around and around, sometimes taking eccentric turns, making the dark walls seems afire with the blackness of their bodies.<text:bookmark text:name="yiv5757438880yui_3_16_0_1_1439773381197_4080"/><text:line-break/></text:p>
            </text:section>
            <text:section text:style-name="Sect3" text:name="Section172">
              <text:p text:style-name="P57"><text:bookmark text:name="yiv5757438880yui_3_16_0_1_1439732215003_2791315"/>      Near the base of the circle you spot two wolves, black as night, with glowing red eyes. They slowly pace around the ring of light. Each walks on the opposite side of the circle as the other, a mirror of death.<text:bookmark text:name="yiv5757438880yui_3_16_0_1_1439773381197_4083"/><text:line-break/></text:p>
            </text:section>
            <text:section text:style-name="Sect3" text:name="Section173">
              <text:p text:style-name="P57"><text:bookmark text:name="yiv5757438880yui_3_16_0_1_1439732215003_2791316"/>    You hold your spear ready, prepared to strike at both wolf and demon, should either strike.<text:bookmark text:name="yiv5757438880yui_3_16_0_1_1439773381197_4086"/><text:line-break/></text:p>
            </text:section>
            <text:section text:style-name="Sect3" text:name="Section174">
              <text:p text:style-name="P57"><text:bookmark text:name="yiv5757438880yui_3_16_0_1_1439732215003_2791317"/>    Dull grey armor materializes around you, as Ciel casts a spell.<text:bookmark text:name="yiv5757438880yui_3_16_0_1_1439773381197_4089"/><text:line-break/></text:p>
            </text:section>
            <text:section text:style-name="Sect3" text:name="Section175">
              <text:p text:style-name="P57"><text:bookmark text:name="yiv5757438880yui_3_16_0_1_1439732215003_2791318"/>        "The magical armor will protect you more than any metal against those claws, I feel," says Ciel, grimly."<text:bookmark text:name="yiv5757438880yui_3_16_0_1_1439773381197_4092"/><text:line-break/><text:soft-page-break/></text:p>
            </text:section>
            <text:section text:style-name="Sect3" text:name="Section176">
              <text:p text:style-name="P57"><text:bookmark text:name="yiv5757438880yui_3_16_0_1_1439732215003_2791319"/><text:bookmark text:name="yiv5757438880yui_3_16_0_1_1439773381197_4095"/><text:line-break/></text:p>
            </text:section>
            <text:section text:style-name="Sect3" text:name="Section177">
              <text:p text:style-name="P57"><text:bookmark text:name="yiv5757438880yui_3_16_0_1_1439732215003_2791320"/>    The world becomes a flurry of white and black and blue, as the demons swoop in, leaving black trails in their path. You strike out as one of the demons flies at you, your spear burning a hole in the fiend. It cries in pain, but it's eyes only grow brighter as it rakes at you, it's shadowy claws sharper than knives. You stike out with your spear in a vicious flurry, and you are met with howls of pain from the demon.  The demon flies away from you, but not before you get one last jab at  it. <text:bookmark text:name="yiv5757438880yui_3_16_0_1_1439773381197_4098"/><text:line-break/></text:p>
            </text:section>
            <text:section text:style-name="Sect3" text:name="Section178">
              <text:p text:style-name="P57"><text:bookmark text:name="yiv5757438880yui_3_16_0_1_1439732215003_2791321"/>    You glance back at Amadeo and Ciel. Both wolves lie dead at Amadeo's feet, their black shadowy flesh melting away, seeping into the darkness. They left their marks however; one of Amadeo's calves is bloody, the flesh shredded. As you look, the second demon swoops at Amadeo, charging from the black. Both clawed hands slice into him, but the demons razor-sharp teeth don't find their mark.<text:bookmark text:name="yiv5757438880yui_3_16_0_1_1439773381197_4101"/><text:line-break/></text:p>
            </text:section>
            <text:section text:style-name="Sect3" text:name="Section179">
              <text:p text:style-name="P57"><text:bookmark text:name="yiv5757438880yui_3_16_0_1_1439732215003_2791322"/><text:bookmark text:name="yiv5757438880yui_3_16_0_1_1439773381197_4104"/><text:line-break/></text:p>
            </text:section>
            <text:section text:style-name="Sect3" text:name="Section180">
              <text:p text:style-name="P57"><text:bookmark text:name="yiv5757438880yui_3_16_0_1_1439732215003_2791323"/>    "WATCH OUT!" Yells Ciel, looking up.<text:bookmark text:name="yiv5757438880yui_3_16_0_1_1439773381197_4107"/><text:line-break/></text:p>
            </text:section>
            <text:section text:style-name="Sect3" text:name="Section181">
              <text:p text:style-name="P57"><text:bookmark text:name="yiv5757438880yui_3_16_0_1_1439732215003_2791324"/><text:bookmark text:name="yiv5757438880yui_3_16_0_1_1439773381197_4110"/><text:line-break/></text:p>
            </text:section>
            <text:section text:style-name="Sect3" text:name="Section182">
              <text:p text:style-name="P57"><text:bookmark text:name="yiv5757438880yui_3_16_0_1_1439732215003_2791325"/>    The demon you were battling is hovering above you, it's arms raised towards the sky. A huge ball of black fire is suspended above him. The demon throws its arms down, the fireball falling with them. <text:bookmark text:name="yiv5757438880yui_3_16_0_1_1439773381197_4113"/><text:line-break/></text:p>
            </text:section>
            <text:section text:style-name="Sect3" text:name="Section183">
              <text:p text:style-name="P57"><text:bookmark text:name="yiv5757438880yui_3_16_0_1_1439732215003_2791326"/><text:bookmark text:name="yiv5757438880yui_3_16_0_1_1439773381197_4116"/><text:line-break/></text:p>
            </text:section>
            <text:section text:style-name="Sect3" text:name="Section184">
              <text:p text:style-name="P57"><text:bookmark text:name="yiv5757438880yui_3_16_0_1_1439732215003_2791327"/>    Just before the black fire engulfs the entire area, Amadeo reaches his hand out towards Ciel, green light covering his arm. You duck down, covering your head and turning your back to protect yourself as the fireball explodes into the ground, black fire rushing everywhere. The flame floods over you, the head unbearable, the burning pain blinding. Your shirt under the magic armor is almost disintegrated, your pants are burned up to the knee. Your vision is blurred when you look up at the carnage. What you can see of your tents are afire, and patches of dry grass in the field are burning black. Amadeo's spell transfered most of Ciel's damage to him, leaving him on his knees in the grass. Ciel's armor still shines brightly, but the light highlights the soot and ash in the air.<text:bookmark text:name="yiv5757438880yui_3_16_0_1_1439773381197_4119"/><text:line-break/></text:p>
            </text:section>
            <text:section text:style-name="Sect3" text:name="Section185">
              <text:p text:style-name="P57"><text:bookmark text:name="yiv5757438880yui_3_16_0_1_1439732215003_2791328"/><text:bookmark text:name="yiv5757438880yui_3_16_0_1_1439773381197_4122"/><text:line-break/></text:p>
            </text:section>
            <text:section text:style-name="Sect3" text:name="Section186">
              <text:p text:style-name="P57"><text:bookmark text:name="yiv5757438880yui_3_16_0_1_1439732215003_2791329"/>    You stumble over to your pack, near your burning tent. You dig around in it, and pull out a vial of red liquid-- a healing potion. You uncork it, and down the draught before returning to the blue torch, still alight in the field. The demons have disappeared into the black, leaving only the crackling of fire in their wake, and the utter blackness surrounding you.<text:bookmark text:name="yiv5757438880yui_3_16_0_1_1439773381197_4125"/><text:line-break/></text:p>
            </text:section>
            <text:section text:style-name="Sect3" text:name="Section187">
              <text:p text:style-name="P57"><text:bookmark text:name="yiv5757438880yui_3_16_0_1_1439732215003_2791330"/><text:bookmark text:name="yiv5757438880yui_3_16_0_1_1439773381197_4128"/><text:line-break/></text:p>
            </text:section>
            <text:section text:style-name="Sect3" text:name="Section188">
              <text:p text:style-name="P57"><text:bookmark text:name="yiv5757438880yui_3_16_0_1_1439732215003_2791331"/>    "Don't let your guard down," Amadeo coughs, "they're still here."<text:bookmark text:name="yiv5757438880yui_3_16_0_1_1439773381197_4131"/><text:line-break/></text:p>
            </text:section>
            <text:section text:style-name="Sect3" text:name="Section189">
              <text:p text:style-name="P57"><text:bookmark text:name="yiv5757438880yui_3_16_0_1_1439732215003_2791332"/><text:bookmark text:name="yiv5757438880yui_3_16_0_1_1439773381197_4134"/><text:line-break/></text:p>
            </text:section>
            <text:section text:style-name="Sect3" text:name="Section190">
              <text:p text:style-name="P57"><text:bookmark text:name="yiv5757438880yui_3_16_0_1_1439732215003_2791333"/>Ciel runs his hand over his weapon, his spell assuring it will strike true when it next meets a demon. The three of you return to your triangular formation around the torch, watching the swirling darkness.</text:p>
            </text:section>
            <text:section text:style-name="Sect3" text:name="Section191">
              <text:p text:style-name="P57"><text:bookmark text:name="yiv5757438880yui_3_16_0_1_1439732215003_2791334"/><text:soft-page-break/>    A demon bursts forth in front of Amadeo, but ift finds itself face to face with his holy sword. Amadeo's mighty strike brings his sword slicing through the demon.<text:bookmark text:name="yiv5757438880yui_3_16_0_1_1439773381197_4138"/><text:line-break/></text:p>
            </text:section>
            <text:section text:style-name="Sect3" text:name="Section192">
              <text:p text:style-name="P57"><text:bookmark text:name="yiv5757438880yui_3_16_0_1_1439732215003_2791335"/>    "May Pelor's light find you, and judge you for what you are," he says, as he plunges his now glowing blade through the Shadow Demon's black heart. The demon burns from the inside with holy light, and it's shadowy form flakes away and is carried off into the utter dark, forever gone. <text:bookmark text:name="yiv5757438880yui_3_16_0_1_1439773381197_4141"/><text:line-break/></text:p>
            </text:section>
            <text:section text:style-name="Sect1" text:name="Section193">
              <text:p text:style-name="P57"><text:bookmark text:name="yiv5757438880yui_3_16_0_1_1439732215003_2791336"/><text:bookmark text:name="yiv5757438880yui_3_16_0_1_1439773381197_4144"/><text:line-break/></text:p>
            </text:section>
            <text:section text:style-name="Sect1" text:name="Section194">
              <text:p text:style-name="P57"><text:bookmark text:name="yiv5757438880yui_3_16_0_1_1439732215003_2791337"/>    You hear a demonic muttering in the dark, steadily growing louder.<text:bookmark text:name="yiv5757438880yui_3_16_0_1_1439773381197_4147"/><text:line-break/></text:p>
            </text:section>
            <text:section text:style-name="Sect1" text:name="Section195">
              <text:p text:style-name="P57"><text:bookmark text:name="yiv5757438880yui_3_16_0_1_1439732215003_2791338"/><text:bookmark text:name="yiv5757438880yui_3_16_0_1_1439773381197_4150"/><text:line-break/></text:p>
            </text:section>
            <text:section text:style-name="Sect1" text:name="Section196">
              <text:p text:style-name="P57"><text:bookmark text:name="yiv5757438880yui_3_16_0_1_1439732215003_2791339"/>"The last one's calling out to the Abyss! He's calling for reinforcements!" cries Amadeo.</text:p>
            </text:section>
            <text:section text:style-name="Sect1" text:name="Section197">
              <text:p text:style-name="P57"><text:bookmark text:name="yiv5757438880yui_3_16_0_1_1439732215003_2791340"/><text:bookmark text:name="yiv5757438880yui_3_16_0_1_1439773381197_4154"/><text:line-break/></text:p>
            </text:section>
            <text:section text:style-name="Sect1" text:name="Section198">
              <text:p text:style-name="P57"><text:bookmark text:name="yiv5757438880yui_3_16_0_1_1439732215003_2791341"/>You feel a second presence enter the dark, followed by evil laughter.  The third Shadow demon steps into the circle of light in front of Ciel, as the second one flies in a circle above you, laughing.</text:p>
            </text:section>
            <text:section text:style-name="Sect3" text:name="Section199">
              <text:p text:style-name="P57"><text:bookmark text:name="yiv5757438880yui_3_16_0_1_1439732215003_2791342"/>    You push away the thoughts of fear in your mind, and dig through your mind for any ideas. Inspiration comes to you, and you run to your pack again, this time drawing out a vial of Holy Water. You turn, and aim carefully before hurling it at the flying demon. The vial hits true, smashing into the demon's face. The demon cries out in pain, as the water eats away at its head and shoulders like acid. The crippled demon, unable to stop, is carried by its momentum into the dark.</text:p>
            </text:section>
            <text:section text:style-name="Sect3" text:name="Section200">
              <text:p text:style-name="P57"><text:bookmark text:name="yiv5757438880yui_3_16_0_1_1439732215003_2791343"/>    Amadeo limps over to you after the flying demon disappears, and lays his hands on your most serious wounds, his fingers glowing gold, soothing the wounds better than any salve ever could. He is burned and bloody, his hauberk torn and stained by ash. His chest is covered in gashes, and his side is torn open. <text:bookmark text:name="yiv5757438880yui_3_16_0_1_1439773381197_4159"/><text:line-break/></text:p>
            </text:section>
            <text:section text:style-name="Sect3" text:name="Section201">
              <text:p text:style-name="P57"><text:bookmark text:name="yiv5757438880yui_3_16_0_1_1439732215003_2791344"/>     Suddenly, the flying demon reappears, and summons forth a bolt of black lightning aimed at Amadeo, before retreating into the darkness again. The lord moves his sword faster than you can blink, and the bolt hits the flat of the blade, glancing off and only grazing Amadeo's shoulder.<text:bookmark text:name="yiv5757438880yui_3_16_0_1_1439773381197_4162"/><text:line-break/></text:p>
            </text:section>
            <text:section text:style-name="Sect3" text:name="Section202">
              <text:p text:style-name="P57"><text:bookmark text:name="yiv5757438880yui_3_16_0_1_1439732215003_2791345"/><text:bookmark text:name="yiv5757438880yui_3_16_0_1_1439773381197_4165"/><text:line-break/></text:p>
            </text:section>
            <text:section text:style-name="Sect3" text:name="Section203">
              <text:p text:style-name="P57"><text:bookmark text:name="yiv5757438880yui_3_16_0_1_1439732215003_2791346"/>    A ring of shining blades materialize around Ciel as he stands to meet the new demon. He readies his sword, and meets the demon as it charges forth, as fast as lightning.  Ciel battles the demon, his blade meeting the black claws time and time again, the shimmering swords hovering around Ciel spinning, slicing at the demon. <text:bookmark text:name="yiv5757438880yui_3_16_0_1_1439773381197_4168"/><text:line-break/></text:p>
            </text:section>
            <text:section text:style-name="Sect3" text:name="Section204">
              <text:p text:style-name="P57"><text:bookmark text:name="yiv5757438880yui_3_16_0_1_1439732215003_2791347"/>    <text:bookmark text:name="yiv5757438880yui_3_16_0_1_1439773381197_4171"/><text:line-break/></text:p>
            </text:section>
            <text:section text:style-name="Sect3" text:name="Section205">
              <text:p text:style-name="P57"><text:bookmark text:name="yiv5757438880yui_3_16_0_1_1439732215003_2791348"/>    You hold your spear at the ready, looking into the darkness, waiting for the second demon to reappear.<text:bookmark text:name="yiv5757438880yui_3_16_0_1_1439773381197_4174"/><text:line-break/></text:p>
            </text:section>
            <text:section text:style-name="Sect3" text:name="Section206">
              <text:p text:style-name="P57"><text:bookmark text:name="yiv5757438880yui_3_16_0_1_1439732215003_2791349"/>    As you watch the dark, Amadeo calls upon Pelor, and heals Ciel as he fights the third Shadow Demon. <text:bookmark text:name="yiv5757438880yui_3_16_0_1_1439773381197_4177"/><text:line-break/></text:p>
            </text:section>
            <text:section text:style-name="Sect3" text:name="Section207">
              <text:p text:style-name="P57"><text:bookmark text:name="yiv5757438880yui_3_16_0_1_1439732215003_2791350"/><text:bookmark text:name="yiv5757438880yui_3_16_0_1_1439773381197_4180"/><text:line-break/></text:p>
            </text:section>
            <text:section text:style-name="Sect3" text:name="Section208">
              <text:p text:style-name="P57"><text:bookmark text:name="yiv5757438880yui_3_16_0_1_1439732215003_2791351"/><text:soft-page-break/>    You turn, and see the second demon suddenly appear behind Amadeo, from nowhere. Amadeo only has time to block one of the demon's clawed hands, its teeth and other claws ripping and tearing.<text:bookmark text:name="yiv5757438880yui_3_16_0_1_1439773381197_4183"/><text:line-break/></text:p>
            </text:section>
            <text:section text:style-name="Sect3" text:name="Section209">
              <text:p text:style-name="P57"><text:bookmark text:name="yiv5757438880yui_3_16_0_1_1439732215003_2791352"/><text:bookmark text:name="yiv5757438880yui_3_16_0_1_1439773381197_4186"/><text:line-break/></text:p>
            </text:section>
            <text:section text:style-name="Sect3" text:name="Section210">
              <text:p text:style-name="P57"><text:bookmark text:name="yiv5757438880yui_3_16_0_1_1439732215003_2791353"/>You turn away from Amadeo just in time to see Ciel's demon teleport just in front of you, it's horned head looking down at you, its claws poised to slash. You instinctively lash out, your spear sinking into the demons abdomen, burning away the shadowy flesh. Your spear sprouts from the demon again and again as you jump away from the demon's knives. You see from the corner of your eye Amadeo's sword glowing, and it slicing off the arm, then the head of the second demon. </text:p>
            </text:section>
            <text:section text:style-name="Sect3" text:name="Section211">
              <text:p text:style-name="P57"><text:bookmark text:name="yiv5757438880yui_3_16_0_1_1439732215003_2791354"/>    You look back at the demon in front of you, but it took advantage of your distraction, dodging to your right and jabbing it's claws into your side before moving in and biting your right forearm. You throw it off, and suddenly feel a guidance. Your spear glows with a dim blue hue, and you can hear Ciel call out a spell from behind you. You look again at the last demon, standing before you. You jump foreward, and feint an attack before dodging to the left. The demon slices at your previous position, then twists its body towards you, its eyes widening as your spear fills its vision. You lunge your spear into its mouth, the metal bursting from the back of the demon's head.<text:bookmark text:name="yiv5757438880yui_3_16_0_1_1439773381197_4190"/><text:line-break/></text:p>
            </text:section>
            <text:section text:style-name="Sect3" text:name="Section212">
              <text:p text:style-name="P57"><text:bookmark text:name="yiv5757438880yui_3_16_0_1_1439732215003_2791355"/>    <text:bookmark text:name="yiv5757438880yui_3_16_0_1_1439773381197_4193"/><text:line-break/></text:p>
            </text:section>
            <text:section text:style-name="Sect3" text:name="Section213">
              <text:p text:style-name="P57"><text:bookmark text:name="yiv5757438880yui_3_16_0_1_1439732215003_2791356"/>    The shadowy flesh sloughs away, melting into the dark.<text:bookmark text:name="yiv5757438880yui_3_16_0_1_1439773381197_4196"/><text:line-break/></text:p>
            </text:section>
            <text:section text:style-name="Sect3" text:name="Section214">
              <text:p text:style-name="P57"><text:bookmark text:name="yiv5757438880yui_3_16_0_1_1439732215003_2791357"/><text:bookmark text:name="yiv5757438880yui_3_16_0_1_1439773381197_4199"/><text:line-break/></text:p>
            </text:section>
            <text:section text:style-name="Sect3" text:name="Section215">
              <text:p text:style-name="P57"><text:bookmark text:name="yiv5757438880yui_3_16_0_1_1439732215003_2791358"/><text:bookmark text:name="yiv5757438880yui_3_16_0_1_1439773381197_4202"/><text:line-break/></text:p>
            </text:section>
            <text:section text:style-name="Sect3" text:name="Section216">
              <text:p text:style-name="P57"><text:bookmark text:name="yiv5757438880yui_3_16_0_1_1439732215003_2791359"/><text:bookmark text:name="yiv5757438880yui_3_16_0_1_1439773381197_4205"/><text:line-break/></text:p>
            </text:section>
            <text:section text:style-name="Sect3" text:name="Section217">
              <text:p text:style-name="P57"><text:bookmark text:name="yiv5757438880yui_3_16_0_1_1439732215003_2791360"/>    The darkness around you recedes, and the light of Ciel's armor goes out as the spell ends. The field is filled with blue light, and dancing black fire.</text:p>
            </text:section>
            <text:section text:style-name="Sect3" text:name="Section218">
              <text:p text:style-name="P57"><text:bookmark text:name="yiv5757438880yui_3_16_0_1_1439732215003_2791361"/><text:bookmark text:name="yiv5757438880yui_3_16_0_1_1439773381197_4209"/><text:line-break/></text:p>
            </text:section>
            <text:section text:style-name="Sect3" text:name="Section219">
              <text:p text:style-name="P57"><text:bookmark text:name="yiv5757438880yui_3_16_0_1_1439732215003_2791362"/><text:bookmark text:name="yiv5757438880yui_3_16_0_1_1439773381197_4212"/><text:line-break/></text:p>
            </text:section>
            <text:section text:style-name="Sect3" text:name="Section220">
              <text:p text:style-name="P57"><text:bookmark text:name="yiv5757438880yui_3_16_0_1_1439732215003_2791363"/><text:bookmark text:name="yiv5757438880yui_3_16_0_1_1439773381197_4215"/><text:line-break/></text:p>
            </text:section>
            <text:section text:style-name="Sect3" text:name="Section221">
              <text:p text:style-name="P57"><text:bookmark text:name="yiv5757438880yui_3_16_0_1_1439732215003_2791364"/><text:bookmark text:name="yiv5757438880yui_3_16_0_1_1439773381197_4218"/><text:line-break/></text:p>
            </text:section>
            <text:section text:style-name="Sect3" text:name="Section222">
              <text:p text:style-name="P57"><text:bookmark text:name="yiv5757438880yui_3_16_0_1_1439732215003_2791365"/>&lt;Meta&gt;</text:p>
            </text:section>
            <text:section text:style-name="Sect3" text:name="Section223">
              <text:p text:style-name="P57"><text:bookmark text:name="yiv5757438880yui_3_16_0_1_1439732215003_2791366"/>Attached are the nitty-gritty details. They are messy, and probably hard to read. They probably won't make much sense, but may be entertaining all the same. The Hit Points shown are the final hit points of each of the characters.</text:p>
            </text:section>
            <text:section text:style-name="Sect3" text:name="Section224">
              <text:p text:style-name="P57"><text:bookmark text:name="yiv5757438880yui_3_16_0_1_1439732215003_2791367"/><text:bookmark text:name="yiv5757438880yui_3_16_0_1_1439773381197_4223"/><text:line-break/></text:p>
            </text:section>
            <text:section text:style-name="Sect3" text:name="Section225">
              <text:p text:style-name="P57"><text:bookmark text:name="yiv5757438880yui_3_16_0_1_1439732215003_2791368"/>I am going to wait to detail the aftermath until you read this.</text:p>
            </text:section>
            <text:section text:style-name="Sect3" text:name="Section226">
              <text:p text:style-name="P57"><text:bookmark text:name="yiv5757438880yui_3_16_0_1_1439732215003_2791369"/><text:bookmark text:name="yiv5757438880yui_3_16_0_1_1439773381197_4227"/><text:line-break/></text:p>
            </text:section>
            <text:section text:style-name="Sect3" text:name="Section227">
              <text:p text:style-name="P57"><text:bookmark text:name="yiv5757438880yui_3_16_0_1_1439732215003_2791370"/>You got 4000 XP from that-- you now have 19,240 or so, next level at 21,000. You should put your xp on your character sheet somewhere. This was a pretty epic fight to type up.</text:p>
            </text:section>
            <text:section text:style-name="Sect3" text:name="Section228">
              <text:p text:style-name="P57"><text:bookmark text:name="yiv5757438880yui_3_16_0_1_1439732215003_2791371"/><text:soft-page-break/>&lt;/Meta&gt;</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423">
        <text:p text:style-name="P30"><draw:frame draw:style-name="fr1" draw:name="Frame174" text:anchor-type="char" svg:x="0.1772in" svg:width="0.1665in" draw:z-index="175"><draw:text-box fo:min-height="0.1665in"><text:p text:style-name="Text_20_body"/></draw:text-box></draw:frame><draw:frame draw:style-name="fr1" draw:name="Frame173" text:anchor-type="char" svg:x="0.1772in" svg:width="0.1665in" draw:z-index="176"><draw:text-box fo:min-height="0.1665in"><text:p text:style-name="Text_20_body"/></draw:text-box></draw:frame>Nolan Roth</text:p>
        <text:p text:style-name="P81">To</text:p>
        <text:p text:style-name="P84">Jordan Roth</text:p>
        <text:p text:style-name="P26"> <text:span text:style-name="T48">Aug 17</text:span></text:p>
        <text:section text:style-name="Sect2" text:name="yui_3_16_0_1_1441546565886_19424">
          <text:p text:style-name="P36"/>
          <text:section text:style-name="Sect1" text:name="yiv0472575002">
            <text:p text:style-name="P57"/>
            <text:section text:style-name="Sect1" text:name="Section229">
              <text:p text:style-name="P57"><text:bookmark text:name="yiv0472575002"/></text:p>
              <text:section text:style-name="Sect1" text:name="yiv0472575002yui_3_16_0_1_1439819251270_25516">
                <text:p text:style-name="P57"/>
                <text:section text:style-name="Sect2" text:name="yiv0472575002yui_3_16_0_1_1439819251270_25515">
                  <text:p text:style-name="P57"/>
                  <text:section text:style-name="Sect3" text:name="yiv0472575002yui_3_16_0_1_1439819251270_25514">
                    <text:p text:style-name="P57"><text:line-break/>I typed out and fixed the timeline of events. This accounts for the time it took to recover after missions, which I hadn't accounted for before.</text:p>
                  </text:section>
                  <text:p text:style-name="P63">So, Ciel never said 'I can't believe that happened only a moon ago,' because that's absurd. It happened 8 moons ago. </text:p>
                  <text:section text:style-name="Sect1" text:name="yiv0472575002yqt53818">
                    <text:p text:style-name="P57"/>
                  </text:section>
                </text:section>
              </text:section>
            </text:section>
            <text:p text:style-name="P88"> <text:span text:style-name="T52">Show original message</text:span></text:p>
          </text:section>
          <text:section text:style-name="Sect1" text:name="yui_3_16_0_1_1441546565886_19535">
            <text:p text:style-name="P91"/>
            <text:section text:style-name="Sect1" text:name="yui_3_16_0_1_1441546565886_19436">
              <text:p text:style-name="P92"/>
              <text:section text:style-name="Sect1" text:name="yui_3_16_0_1_1441546565886_19438">
                <text:p text:style-name="P92"/>
                <text:section text:style-name="Sect2" text:name="yui_3_16_0_1_1441546565886_19447">
                  <text:p text:style-name="P2"/>
                  <text:section text:style-name="Sect1" text:name="yui_3_16_0_1_1441546565886_19501">
                    <text:p text:style-name="P2"/>
                  </text:section>
                  <text:list xml:id="list1855457864574479949" text:style-name="L21">
                    <text:list-item>
                      <text:p text:style-name="P9"><draw:frame draw:style-name="fr2" draw:name="Frame175" text:anchor-type="paragraph" svg:width="1.6665in" draw:z-index="177"><draw:text-box fo:min-height="0.0161in"><text:p text:style-name="P14">Guild Timeline</text:p><text:p text:style-name="P14">.odt</text:p></draw:text-box></draw:frame><draw:frame draw:style-name="fr3" draw:name="Frame176" text:anchor-type="paragraph" svg:width="2.2917in" draw:z-index="178"><draw:text-box fo:min-height="0.0161in"><text:p text:style-name="P14"><text:a xlink:type="simple" xlink:href="https://us-mg6.mail.yahoo.com/neo/launch#" text:style-name="Internet_20_link" text:visited-style-name="Visited_20_Internet_20_Link"><text:span text:style-name="T59">Download</text:span></text:a></text:p></draw:text-box></draw:frame><text:bookmark text:name="yui_3_16_0_1_1441546565886_19498"/></text:p>
                    </text:list-item>
                  </text:list>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613">
        <text:p text:style-name="P30"><draw:frame draw:style-name="fr1" draw:name="Frame178" text:anchor-type="char" svg:x="0.1772in" svg:width="0.1665in" draw:z-index="179"><draw:text-box fo:min-height="0.1665in"><text:p text:style-name="Text_20_body"/></draw:text-box></draw:frame><draw:frame draw:style-name="fr1" draw:name="Frame177" text:anchor-type="char" svg:x="0.1772in" svg:width="0.1665in" draw:z-index="180"><draw:text-box fo:min-height="0.1665in"><text:p text:style-name="Text_20_body"/></draw:text-box></draw:frame>Nolan Roth</text:p>
        <text:p text:style-name="P81">To</text:p>
        <text:p text:style-name="P84">Jordan Roth</text:p>
        <text:p text:style-name="P26"> <text:span text:style-name="T48">Aug 17</text:span></text:p>
        <text:section text:style-name="Sect2" text:name="yui_3_16_0_1_1441546565886_19616">
          <text:p text:style-name="P36"/>
          <text:section text:style-name="Sect1" text:name="yiv4873247196">
            <text:p text:style-name="P55">Here are the nitty gritty details that failed to attach to the fight scene.</text:p>
            <text:p text:style-name="P57"/>
            <text:p text:style-name="P57"/>
            <text:p text:style-name="P86"> <text:span text:style-name="T58">Show original message</text:span></text:p>
          </text:section>
          <text:section text:style-name="Sect1" text:name="yui_3_16_0_1_1441546565886_19727">
            <text:p text:style-name="P91"><text:soft-page-break/></text:p>
            <text:section text:style-name="Sect1" text:name="yui_3_16_0_1_1441546565886_19628">
              <text:p text:style-name="P92"/>
              <text:section text:style-name="Sect1" text:name="yui_3_16_0_1_1441546565886_19630">
                <text:p text:style-name="P92"/>
                <text:section text:style-name="Sect2" text:name="yui_3_16_0_1_1441546565886_19639">
                  <text:p text:style-name="P2"/>
                  <text:section text:style-name="Sect1" text:name="yui_3_16_0_1_1441546565886_19693">
                    <text:p text:style-name="P2"/>
                  </text:section>
                  <text:list xml:id="list4161842437105988402" text:style-name="L24">
                    <text:list-item>
                      <text:p text:style-name="P10"><draw:frame draw:style-name="fr2" draw:name="Frame179" text:anchor-type="paragraph" svg:width="1.6665in" draw:z-index="181"><draw:text-box fo:min-height="0.0161in"><text:p text:style-name="P14">Shadow Demon Combat Meta</text:p><text:p text:style-name="P14">.odt</text:p></draw:text-box></draw:frame><draw:frame draw:style-name="fr3" draw:name="Frame180" text:anchor-type="paragraph" svg:width="2.2917in" draw:z-index="182"><draw:text-box fo:min-height="0.0161in"><text:p text:style-name="P14"><text:a xlink:type="simple" xlink:href="https://us-mg6.mail.yahoo.com/neo/launch#" text:style-name="Internet_20_link" text:visited-style-name="Visited_20_Internet_20_Link"><text:span text:style-name="T59">Download</text:span></text:a></text:p></draw:text-box></draw:frame><text:bookmark text:name="yui_3_16_0_1_1441546565886_19690"/></text:p>
                    </text:list-item>
                  </text:list>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772">
        <text:p text:style-name="P30"><draw:frame draw:style-name="fr1" draw:name="Frame182" text:anchor-type="char" svg:x="0.1772in" svg:width="0.1665in" draw:z-index="183"><draw:text-box fo:min-height="0.1665in"><text:p text:style-name="Text_20_body"/></draw:text-box></draw:frame><draw:frame draw:style-name="fr1" draw:name="Frame181" text:anchor-type="char" svg:x="0.1772in" svg:width="0.1665in" draw:z-index="184"><draw:text-box fo:min-height="0.1665in"><text:p text:style-name="Text_20_body"/></draw:text-box></draw:frame>Nolan Roth</text:p>
        <text:p text:style-name="P81">To</text:p>
        <text:p text:style-name="P84">Jordan Roth</text:p>
        <text:p text:style-name="P27">Aug 18</text:p>
        <text:section text:style-name="Sect2" text:name="yui_3_16_0_1_1441546565886_19775">
          <text:p text:style-name="P36"/>
          <text:section text:style-name="Sect1" text:name="yiv1576197376">
            <text:p text:style-name="P57"/>
            <text:section text:style-name="Sect3" text:name="yiv1576197376yui_3_16_0_1_1439917434697_5726">
              <text:p text:style-name="P57"><text:bookmark text:name="yiv1576197376yui_3_16_0_1_1439917434697_16076"/>After you all get your bearings back after the fight, Amadeo starts healing himself, and both you and Ciel.</text:p>
            </text:section>
            <text:section text:style-name="Sect3" text:name="Section230">
              <text:p text:style-name="P57"><text:bookmark text:name="yiv1576197376yui_3_16_0_1_1439917434697_5726"/><text:bookmark text:name="yiv1576197376yui_3_16_0_1_1439917434697_149529"/>    "We'll have to rest tomorrow and the next day, but after that, we should continue." Ciel, after getting a bit of healing, chases down the horses and donkey, and sets up the tents-- or what's left of them. The sky seems to have lit up with stars, surprisingly beautiful after the encounter with the demons. <text:line-break/></text:p>
            </text:section>
            <text:section text:style-name="Sect3" text:name="Section231">
              <text:p text:style-name="P57"><text:bookmark text:name="yiv1576197376yui_3_16_0_1_1439917434697_57261"/><text:bookmark text:name="yiv1576197376yui_3_16_0_1_1439917434697_57399"/>    You and Ciel sleep away the next day, while Amadeo continues his healing, and gets rest as well. <text:line-break/></text:p>
            </text:section>
            <text:section text:style-name="Sect3" text:name="Section232">
              <text:p text:style-name="P57"><text:bookmark text:name="yiv1576197376yui_3_16_0_1_1439917434697_57262"/><text:line-break/></text:p>
            </text:section>
            <text:section text:style-name="Sect3" text:name="Section233">
              <text:p text:style-name="P57"><text:bookmark text:name="yiv1576197376yui_3_16_0_1_1439917434697_57263"/>29-7-412</text:p>
            </text:section>
            <text:section text:style-name="Sect3" text:name="Section234">
              <text:p text:style-name="P57"><text:bookmark text:name="yiv1576197376yui_3_16_0_1_1439917434697_57264"/><text:line-break/></text:p>
            </text:section>
            <text:section text:style-name="Sect3" text:name="Section235">
              <text:p text:style-name="P57"><text:bookmark text:name="yiv1576197376yui_3_16_0_1_1439917434697_57265"/><text:bookmark text:name="yiv1576197376yui_3_16_0_1_1439917434697_90527"/>    You pack up the camp early in the morning, and set out, completely recovered. <text:line-break/></text:p>
            </text:section>
            <text:section text:style-name="Sect3" text:name="Section236">
              <text:p text:style-name="P57"><text:bookmark text:name="yiv1576197376yui_3_16_0_1_1439917434697_57266"/><text:bookmark text:name="yiv1576197376yui_3_16_0_1_1439917434697_90528"/>    "With luck, we'll reach Turmung tonight. Our infiltrators worked to determine any pattern in the destruction, and they decided that she would get to Turmung today or tomorrow. Let's hope that we've come in time. It's less than a day's ride from here, to the north."</text:p>
            </text:section>
            <text:section text:style-name="Sect3" text:name="Section237">
              <text:p text:style-name="P57"><text:bookmark text:name="yiv1576197376yui_3_16_0_1_1439917434697_57267"/><text:line-break/></text:p>
            </text:section>
            <text:section text:style-name="Sect3" text:name="Section238">
              <text:p text:style-name="P57"><text:bookmark text:name="yiv1576197376yui_3_16_0_1_1439917434697_57268"/><text:bookmark text:name="yiv1576197376yui_3_16_0_1_1439917434697_134780"/>You ride quickly, but by noon you see a cloud of smoke on the horizon.</text:p>
            </text:section>
            <text:section text:style-name="Sect3" text:name="Section239">
              <text:p text:style-name="P57"><text:bookmark text:name="yiv1576197376yui_3_16_0_1_1439917434697_57269"/><text:bookmark text:name="yiv1576197376yui_3_16_0_1_1439917434697_153222"/>    "We may be too late," mutters Amadeo, "Come. Let us ride like the wind."<text:line-break/></text:p>
            </text:section>
            <text:section text:style-name="Sect3" text:name="Section240">
              <text:p text:style-name="P57"><text:bookmark text:name="yiv1576197376yui_3_16_0_1_1439917434697_572610"/><text:line-break/></text:p>
            </text:section>
            <text:section text:style-name="Sect3" text:name="Section241">
              <text:p text:style-name="P57"><text:bookmark text:name="yiv1576197376yui_3_16_0_1_1439917434697_572611"/><text:bookmark text:name="yiv1576197376yui_3_16_0_1_1439917434697_116318"/>The red sunset blanketed the town of Turmung like a sheet of blood, dimmly accenting the thick grey storm clouds overhead. Turmung stood on a hill, its great temple rising above the roofs of the buildings. You've stopped your horses about a mile away from the town, but even from here you can see the fires <text:soft-page-break/>engulfing the houses. Smoke billows into the night, mixing with the grey clouds to create a strange swirling vortex.</text:p>
            </text:section>
            <text:section text:style-name="Sect3" text:name="Section242">
              <text:p text:style-name="P57"><text:bookmark text:name="yiv1576197376yui_3_16_0_1_1439917434697_572612"/><text:line-break/></text:p>
            </text:section>
            <text:section text:style-name="Sect3" text:name="Section243">
              <text:p text:style-name="P57"><text:bookmark text:name="yiv1576197376yui_3_16_0_1_1439917434697_572613"/><text:bookmark text:name="yiv1576197376yui_3_16_0_1_1439917434697_157062"/>    "This is where we put on our armour, and pray to the gods for protection," Amadeo said grimly.<text:line-break/></text:p>
            </text:section>
            <text:section text:style-name="Sect3" text:name="Section244">
              <text:p text:style-name="P57"><text:bookmark text:name="yiv1576197376yui_3_16_0_1_1439917434697_572614"/><text:line-break/></text:p>
            </text:section>
            <text:section text:style-name="Sect3" text:name="Section245">
              <text:p text:style-name="P57"><text:bookmark text:name="yiv1576197376yui_3_16_0_1_1439917434697_572615"/>Each of you dismounts, and prepares for combat. </text:p>
            </text:section>
            <text:section text:style-name="Sect3" text:name="Section246">
              <text:p text:style-name="P57"><text:bookmark text:name="yiv1576197376yui_3_16_0_1_1439917434697_572616"/><text:line-break/></text:p>
            </text:section>
            <text:section text:style-name="Sect3" text:name="Section247">
              <text:p text:style-name="P57"><text:bookmark text:name="yiv1576197376yui_3_16_0_1_1439917434697_572617"/>While getting ready, Amadeo pulls a few things from his pack and hands them to you and Ciel. He hands you two &lt;Cure Moderate Wounds&gt; healing potions, and magic &lt;Ring of Protection +1 (+1 AC)&gt; ring.</text:p>
            </text:section>
            <text:section text:style-name="Sect3" text:name="Section248">
              <text:p text:style-name="P57"><text:bookmark text:name="yiv1576197376yui_3_16_0_1_1439917434697_572618"/>He hands Ciel the same. He also digs through his pack and takes from it a small sack, and hands it to you.</text:p>
            </text:section>
            <text:section text:style-name="Sect3" text:name="Section249">
              <text:p text:style-name="P57"><text:bookmark text:name="yiv1576197376yui_3_16_0_1_1439917434697_572619"/>    Inside this bag is the sword you retrieved for me. The angel may be evil, but it is still and angel, and this sword will destroy it. I dare not wield it, for it goes against everything I have ever known, however you should be able to.<text:line-break/></text:p>
            </text:section>
            <text:section text:style-name="Sect3" text:name="Section250">
              <text:p text:style-name="P57"><text:bookmark text:name="yiv1576197376yui_3_16_0_1_1439917434697_572620"/><text:line-break/></text:p>
            </text:section>
            <text:section text:style-name="Sect3" text:name="Section251">
              <text:p text:style-name="P57"><text:bookmark text:name="yiv1576197376yui_3_16_0_1_1439917434697_572621"/>There will probably be weaker demons throughout the village, we'll have to fight to get to the angel. I feel as though she will be in the temple, in the back.</text:p>
            </text:section>
            <text:section text:style-name="Sect3" text:name="Section252">
              <text:p text:style-name="P57"><text:bookmark text:name="yiv1576197376yui_3_16_0_1_1439917434697_572622"/><text:line-break/></text:p>
            </text:section>
            <text:section text:style-name="Sect3" text:name="Section253">
              <text:p text:style-name="P57"><text:bookmark text:name="yiv1576197376yui_3_16_0_1_1439917434697_572623"/>What do you carry on your person, and what is your plan for your donkey?</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828">
        <text:p text:style-name="P30"><draw:frame draw:style-name="fr1" draw:name="Frame184" text:anchor-type="char" svg:x="0.1772in" svg:width="0.1665in" draw:z-index="186"><draw:text-box fo:min-height="0.1665in"><text:p text:style-name="Text_20_body"/></draw:text-box></draw:frame><draw:frame draw:style-name="fr1" draw:name="Frame183" text:anchor-type="char" svg:x="0.1772in" svg:width="0.1665in" draw:z-index="185"><draw:text-box fo:min-height="0.1665in"><text:p text:style-name="Text_20_body"/></draw:text-box></draw:frame>Jordan Roth</text:p>
        <text:p text:style-name="P81">To</text:p>
        <text:p text:style-name="P84">Nolan Roth</text:p>
        <text:p text:style-name="P27">Aug 18</text:p>
        <text:section text:style-name="Sect2" text:name="yui_3_16_0_1_1441546565886_19829">
          <text:p text:style-name="P36"/>
          <text:section text:style-name="Sect1" text:name="yiv0075993503">
            <text:p text:style-name="P66">I motion that we move in closer to get more intel.</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881">
        <text:p text:style-name="P30"><draw:frame draw:style-name="fr1" draw:name="Frame186" text:anchor-type="char" svg:x="0.1772in" svg:width="0.1665in" draw:z-index="187"><draw:text-box fo:min-height="0.1665in"><text:p text:style-name="Text_20_body"/></draw:text-box></draw:frame><draw:frame draw:style-name="fr1" draw:name="Frame185" text:anchor-type="char" svg:x="0.1772in" svg:width="0.1665in" draw:z-index="188"><draw:text-box fo:min-height="0.1665in"><text:p text:style-name="Text_20_body"/></draw:text-box></draw:frame>Jordan Roth</text:p>
        <text:p text:style-name="P81">To</text:p>
        <text:p text:style-name="P84">Nolan Roth</text:p>
        <text:p text:style-name="P27"><text:soft-page-break/>Aug 18</text:p>
        <text:section text:style-name="Sect2" text:name="yui_3_16_0_1_1441546565886_19882">
          <text:p text:style-name="P36"/>
          <text:section text:style-name="Sect1" text:name="yiv7003519857">
            <text:p text:style-name="P66">I take all my weapons except my mundane spears. I also take my remaining holy water. My donkey follows us for now.</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19949">
        <text:p text:style-name="P30"><draw:frame draw:style-name="fr1" draw:name="Frame188" text:anchor-type="char" svg:x="0.1772in" svg:width="0.1665in" draw:z-index="189"><draw:text-box fo:min-height="0.1665in"><text:p text:style-name="Text_20_body"/></draw:text-box></draw:frame><draw:frame draw:style-name="fr1" draw:name="Frame187" text:anchor-type="char" svg:x="0.1772in" svg:width="0.1665in" draw:z-index="190"><draw:text-box fo:min-height="0.1665in"><text:p text:style-name="Text_20_body"/></draw:text-box></draw:frame>Nolan Roth</text:p>
        <text:p text:style-name="P81">To</text:p>
        <text:p text:style-name="P84">Jordan Roth</text:p>
        <text:p text:style-name="P27">Aug 18</text:p>
        <text:section text:style-name="Sect2" text:name="yui_3_16_0_1_1441546565886_19952">
          <text:p text:style-name="P36"/>
          <text:section text:style-name="Sect1" text:name="yiv5819145364">
            <text:p text:style-name="P57"/>
            <text:section text:style-name="Sect1" text:name="yiv5819145364yui_3_16_0_1_1439917434697_293911">
              <text:p text:style-name="P57">"That's a good idea," says Ciel.</text:p>
            </text:section>
            <text:p text:style-name="P57"/>
            <text:section text:style-name="Sect3" text:name="yiv5819145364yui_3_16_0_1_1439917434697_293912">
              <text:p text:style-name="P57">You mount back up and head slowly towards the village, Amadeo and Ciel following behind you. As you approach you make begin to make out the shapes of figures in the streets, spewing fire from their maws, and tearing down buildings. You recognize them as the stoney-skinned corrupt demons that you fought with before. You notice that for every small group of those demons, there are one or two that are wearing clerics' vestments and wielding weapons.</text:p>
            </text:section>
            <text:p text:style-name="P57"/>
            <text:p text:style-name="P57"/>
            <text:p text:style-name="P86">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20039">
        <text:p text:style-name="P30"><draw:frame draw:style-name="fr1" draw:name="Frame190" text:anchor-type="char" svg:x="0.1772in" svg:width="0.1665in" draw:z-index="191"><draw:text-box fo:min-height="0.1665in"><text:p text:style-name="Text_20_body"/></draw:text-box></draw:frame><draw:frame draw:style-name="fr1" draw:name="Frame189" text:anchor-type="char" svg:x="0.1772in" svg:width="0.1665in" draw:z-index="192"><draw:text-box fo:min-height="0.1665in"><text:p text:style-name="Text_20_body"/></draw:text-box></draw:frame>Jordan Roth</text:p>
        <text:p text:style-name="P81">To</text:p>
        <text:p text:style-name="P84">Nolan Roth</text:p>
        <text:p text:style-name="P27">Aug 18</text:p>
        <text:section text:style-name="Sect2" text:name="yui_3_16_0_1_1441546565886_20042">
          <text:p text:style-name="P36"/>
          <text:section text:style-name="Sect1" text:name="yiv5815983421">
            <text:p text:style-name="P66">I motion to go around the town to the main temple in order to find the angel directly.</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20002">
        <text:p text:style-name="P30"><draw:frame draw:style-name="fr1" draw:name="Frame192" text:anchor-type="char" svg:x="0.1772in" svg:width="0.1665in" draw:z-index="193"><draw:text-box fo:min-height="0.1665in"><text:p text:style-name="Text_20_body"/></draw:text-box></draw:frame><draw:frame draw:style-name="fr1" draw:name="Frame191" text:anchor-type="char" svg:x="0.1772in" svg:width="0.1665in" draw:z-index="194"><draw:text-box fo:min-height="0.1665in"><text:p text:style-name="Text_20_body"/></draw:text-box></draw:frame>Nolan Roth</text:p>
        <text:p text:style-name="P81">To</text:p>
        <text:p text:style-name="P84">Jordan Roth</text:p>
        <text:p text:style-name="P27">Aug 18</text:p>
        <text:section text:style-name="Sect2" text:name="yui_3_16_0_1_1441546565886_20003">
          <text:p text:style-name="P40"><text:soft-page-break/></text:p>
          <text:section text:style-name="Sect1" text:name="yui_3_16_0_1_1441546565886_20051">
            <text:p text:style-name="P57"/>
            <text:section text:style-name="Sect1" text:name="yui_3_16_0_1_1441546565886_20050">
              <text:p text:style-name="P57"/>
              <text:section text:style-name="Sect1" text:name="yiv8394677325">
                <text:p text:style-name="P57"/>
                <text:section text:style-name="Sect1" text:name="yui_3_16_0_1_1441546565886_20049">
                  <text:p text:style-name="P57"/>
                  <text:section text:style-name="Sect2" text:name="yui_3_16_0_1_1441546565886_20048">
                    <text:p text:style-name="P57"/>
                    <text:section text:style-name="Sect1" text:name="yiv8394677325yui_3_16_0_1_1439917434697_336339">
                      <text:p text:style-name="P57"><text:bookmark text:name="yiv8394677325yui_3_16_0_1_1439917434697_336338"/>The others agree with you, and you move your horses around the town to the left.  You stand at the bottom of the hill about a third of a mile away from the road leading to the temple. You can see four demonic clerics standing on the dias at the entrance to the temple, and five other fire demons farther down along the road, towards the town.</text:p>
                    </text:section>
                    <text:p text:style-name="P57"/>
                    <text:p text:style-name="P57"/>
                    <text:section text:style-name="Sect1" text:name="yui_3_16_0_1_1441546565886_20047">
                      <text:p text:style-name="P89"> <text:span text:style-name="T52">Show original message</text:span></text:p>
                    </text:section>
                  </text:section>
                </text:section>
              </text:section>
            </text:section>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20102">
        <text:p text:style-name="P30"><draw:frame draw:style-name="fr1" draw:name="Frame194" text:anchor-type="char" svg:x="0.1772in" svg:width="0.1665in" draw:z-index="195"><draw:text-box fo:min-height="0.1665in"><text:p text:style-name="Text_20_body"/></draw:text-box></draw:frame><draw:frame draw:style-name="fr1" draw:name="Frame193" text:anchor-type="char" svg:x="0.1772in" svg:width="0.1665in" draw:z-index="196"><draw:text-box fo:min-height="0.1665in"><text:p text:style-name="Text_20_body"/></draw:text-box></draw:frame>Jordan Roth</text:p>
        <text:p text:style-name="P81">To</text:p>
        <text:p text:style-name="P84">Nolan Roth</text:p>
        <text:p text:style-name="P27">Aug 18</text:p>
        <text:section text:style-name="Sect2" text:name="yui_3_16_0_1_1441546565886_20103">
          <text:p text:style-name="P36"/>
          <text:section text:style-name="Sect1" text:name="yiv5580651152">
            <text:p text:style-name="P66">Do a direct assault on these guys!</text:p>
            <text:p text:style-name="P66"/>
            <text:p text:style-name="P62">Tie the animals up to nearby protrusion.</text:p>
            <text:p text:style-name="P90"> <text:span text:style-name="T58">Show original message</text:span></text:p>
          </text:section>
        </text:section>
        <text:p text:style-name="P34"><text:a xlink:type="simple" xlink:href="https://us-mg6.mail.yahoo.com/neo/launch#" text:style-name="Internet_20_link" text:visited-style-name="Visited_20_Internet_20_Link"><text:span text:style-name="T29">Reply</text:span></text:a><text:span text:style-name="T17">, </text:span><text:a xlink:type="simple" xlink:href="https://us-mg6.mail.yahoo.com/neo/launch#" text:style-name="Internet_20_link" text:visited-style-name="Visited_20_Internet_20_Link"><text:span text:style-name="T29">Reply All</text:span></text:a><text:span text:style-name="T17"> or </text:span><text:a xlink:type="simple" xlink:href="https://us-mg6.mail.yahoo.com/neo/launch#" text:style-name="Internet_20_link" text:visited-style-name="Visited_20_Internet_20_Link"><text:span text:style-name="T29">Forward</text:span></text:a><text:span text:style-name="T17"> | </text:span><text:a xlink:type="simple" xlink:href="https://us-mg6.mail.yahoo.com/neo/launch#" text:style-name="Internet_20_link" text:visited-style-name="Visited_20_Internet_20_Link"><text:span text:style-name="T29">More</text:span></text:a></text:p>
      </text:section>
      <text:section text:style-name="Sect1" text:name="yui_3_16_0_1_1441546565886_9608">
        <text:p text:style-name="P21"/>
        <text:section text:style-name="Sect1" text:name="yui_3_16_0_1_1441546565886_9699">
          <text:p text:style-name="P47"/>
          <text:section text:style-name="Sect1" text:name="yui_3_16_0_1_1441546565886_9698">
            <text:p text:style-name="P31"><draw:frame draw:style-name="fr1" draw:name="Frame196" text:anchor-type="char" svg:x="0.1772in" svg:width="0.1665in" draw:z-index="197"><draw:text-box fo:min-height="0.1665in"><text:p text:style-name="Text_20_body"/></draw:text-box></draw:frame><draw:frame draw:style-name="fr1" draw:name="Frame195" text:anchor-type="char" svg:x="0.1772in" svg:width="0.1665in" draw:z-index="198"><draw:text-box fo:min-height="0.1665in"><text:p text:style-name="Text_20_body"/></draw:text-box></draw:frame>Nolan Roth</text:p>
            <text:p text:style-name="P81">To</text:p>
            <text:p text:style-name="P84">Jordan Roth</text:p>
          </text:section>
          <text:p text:style-name="P46">Aug 18</text:p>
        </text:section>
        <text:section text:style-name="Sect2" text:name="yui_3_16_0_1_1441546565886_9697">
          <text:p text:style-name="P33"/>
          <text:section text:style-name="Sect1" text:name="yui_3_16_0_1_1441546565886_10193">
            <text:p text:style-name="P57"/>
            <text:section text:style-name="Sect1" text:name="yui_3_16_0_1_1441546565886_10192">
              <text:p text:style-name="P57"/>
              <text:section text:style-name="Sect1" text:name="yiv9704335154">
                <text:p text:style-name="P57"/>
                <text:section text:style-name="Sect1" text:name="yui_3_16_0_1_1441546565886_10191">
                  <text:p text:style-name="P57"/>
                  <text:section text:style-name="Sect2" text:name="yui_3_16_0_1_1441546565886_10190">
                    <text:p text:style-name="P57"><text:soft-page-break/></text:p>
                    <text:section text:style-name="Sect1" text:name="Section254">
                      <text:p text:style-name="P57"><text:bookmark text:name="yiv9704335154"/></text:p>
                      <text:section text:style-name="Sect1" text:name="yiv9704335154yui_3_16_0_1_1439945142963_4607">
                        <text:p text:style-name="P57"/>
                        <text:section text:style-name="Sect2" text:name="yiv9704335154yui_3_16_0_1_1439945142963_4606">
                          <text:p text:style-name="P57"/>
                          <text:section text:style-name="Sect1" text:name="yiv9704335154yui_3_16_0_1_1439925642990_5982">
                            <text:p text:style-name="P57"><text:line-break/></text:p>
                          </text:section>
                          <text:p text:style-name="P54">&lt;Meta&gt;</text:p>
                        </text:section>
                        <text:section text:style-name="Sect2" text:name="Section255">
                          <text:p text:style-name="P54"><text:bookmark text:name="yiv9704335154yui_3_16_0_1_1439945142963_4606"/>Important!</text:p>
                        </text:section>
                        <text:section text:style-name="Sect2" text:name="Section256">
                          <text:p text:style-name="P54"><text:bookmark text:name="yiv9704335154yui_3_16_0_1_1439945142963_46061"/>Listen to epic music at the beginning, then once the angel dies listen to first Wolf's Twilight Music Box, then Our Farewell, both by Brunuhville. Then listen to more epic music.</text:p>
                        </text:section>
                        <text:section text:style-name="Sect2" text:name="Section257">
                          <text:p text:style-name="P54"><text:bookmark text:name="yiv9704335154yui_3_16_0_1_1439945142963_46062"/><text:line-break/></text:p>
                        </text:section>
                        <text:section text:style-name="Sect2" text:name="Section258">
                          <text:p text:style-name="P54"><text:bookmark text:name="yiv9704335154yui_3_16_0_1_1439945142963_46063"/>Also, you're from Lorwater now. That is the thorp's name. Yeah.</text:p>
                        </text:section>
                        <text:section text:style-name="Sect2" text:name="Section259">
                          <text:p text:style-name="P54"><text:bookmark text:name="yiv9704335154yui_3_16_0_1_1439945142963_46064"/>&lt;/Meta&gt;</text:p>
                        </text:section>
                        <text:section text:style-name="Sect2" text:name="Section260">
                          <text:p text:style-name="P54"><text:bookmark text:name="yiv9704335154yui_3_16_0_1_1439945142963_46065"/></text:p>
                          <text:section text:style-name="Sect1" text:name="yiv9704335154yui_3_16_0_1_1439945142963_4605">
                            <text:p text:style-name="P57">        You're 120 feet away before they notice you, the demons turning toward you as you run towards them, your spear raised, poised to strike. Light bursts from behind you, as Ciel's glowing armor materializes around him. </text:p>
                          </text:section>
                          <text:section text:style-name="Sect1" text:name="Section261">
                            <text:p text:style-name="P57"><text:bookmark text:name="yiv9704335154yui_3_16_0_1_1439945142963_4605"/>    You plunge your spear into the demon, pull it out, and plunge it in again, turning to the next one as this one falls dead in front of you.<text:line-break/></text:p>
                          </text:section>
                          <text:section text:style-name="Sect1" text:name="Section262">
                            <text:p text:style-name="P57"><text:bookmark text:name="yiv9704335154yui_3_16_0_1_1439945142963_46051"/>        The fiend farthest from you raises its arm and calls out a demonic curse, but you block your mind to it, pushing it away.<text:line-break/></text:p>
                          </text:section>
                          <text:section text:style-name="Sect1" text:name="Section263">
                            <text:p text:style-name="P57"><text:bookmark text:name="yiv9704335154yui_3_16_0_1_1439945142963_46052"/>    To your side Ciel has engaged one of the demons, his sword swinging in wide arcs, blocking and jabbing and slashing. <text:line-break/></text:p>
                          </text:section>
                          <text:section text:style-name="Sect3" text:name="Section264">
                            <text:p text:style-name="P57"><text:bookmark text:name="yiv9704335154yui_3_16_0_1_1439945142963_46053"/>        You feel an unsettling feeling of doom fall over you like a shadow, blocking any hope of prevailing, but you push the thought to the back of your mind as you charge the demon that dared cast a spell on you. You duck under one of the fiend's swinging ranseurs as you barrel into the farthest demon, lifting it and throwing off the stepped dais.<text:line-break/></text:p>
                          </text:section>
                          <text:section text:style-name="Sect1" text:name="Section265">
                            <text:p text:style-name="P57"><text:bookmark text:name="yiv9704335154yui_3_16_0_1_1439945142963_46054"/>    The demon behind you jabs its ranseur into your side as the one you threw stands up, shooting out its arms at you. Fire spews from its fingers, the tongues biting at you, licking at your arms.<text:line-break/></text:p>
                          </text:section>
                          <text:section text:style-name="Sect1" text:name="Section266">
                            <text:p text:style-name="P57"><text:bookmark text:name="yiv9704335154yui_3_16_0_1_1439945142963_46055"/>    Ciel comes into your vision, his glowing armour piercing the night. His sword slices through the demon. You turn and see Amadeo's broad bladed sword slice the other demon clean in two. <text:line-break/></text:p>
                          </text:section>
                          <text:section text:style-name="Sect1" text:name="Section267">
                            <text:p text:style-name="P57"><text:bookmark text:name="yiv9704335154yui_3_16_0_1_1439945142963_46056"/>        The dais clear, you turn and see multiple ash demons rushing towards you from the town, silhouetted by the fires.<text:line-break/></text:p>
                          </text:section>
                          <text:section text:style-name="Sect1" text:name="Section268">
                            <text:p text:style-name="P57"><text:bookmark text:name="yiv9704335154yui_3_16_0_1_1439945142963_46057"/>    You push open the heavy wooden doors of the temple, and bar them shut with a ranseur.<text:line-break/></text:p>
                          </text:section>
                          <text:section text:style-name="Sect1" text:name="Section269">
                            <text:p text:style-name="P57"><text:bookmark text:name="yiv9704335154yui_3_16_0_1_1439945142963_46058"/>    With the doors closed, you inspect the room. The temple entryway seems pillaged, though comparatively tranquil, the red flickering light casting grim shadows on the white marble of the walls. The mosaic on the floor seems untouched, the seven gods looking up at you from the clay tiles, stained red from the blood of the priests. The domed ceiling echoing your footsteps and heavy breaths.<text:line-break/></text:p>
                          </text:section>
                          <text:section text:style-name="Sect1" text:name="Section270">
                            <text:p text:style-name="P57"><text:bookmark text:name="yiv9704335154yui_3_16_0_1_1439945142963_46059"/>    One of the doors at the other side lays broken on the floor, the other open.<text:line-break/></text:p>
                          </text:section>
                          <text:section text:style-name="Sect3" text:name="Section271">
                            <text:p text:style-name="P57"><text:bookmark text:name="yiv9704335154yui_3_16_0_1_1439945142963_460510"/><text:soft-page-break/>        "There she is," whispers Amadeo, "This is what we are here for. May Pelor give us strength."<text:line-break/></text:p>
                          </text:section>
                          <text:section text:style-name="Sect1" text:name="Section272">
                            <text:p text:style-name="P57"><text:bookmark text:name="yiv9704335154yui_3_16_0_1_1439945142963_460511"/><text:line-break/></text:p>
                          </text:section>
                          <text:section text:style-name="Sect3" text:name="Section273">
                            <text:p text:style-name="P57"><text:bookmark text:name="yiv9704335154yui_3_16_0_1_1439945142963_460512"/>    The main chamber is a garden, detached from the world. The walls block the red light from the town, giving the blue of the night dominion. The plants are dyed blue by the light, the center pool's waters crystal clear, even seeming to shine in the dark. Hovering a foot above the pool's waters is the angel, strikingly beautiful. Her feathered wings are wrapped around her, her long dark hair outlining her pale face. She looks up at you with shining golden eyes, golden tears running down her cheeks. She spreads her huge wings, revealing her sharp, lean body and huge flaming greatsword.<text:line-break/></text:p>
                          </text:section>
                          <text:section text:style-name="Sect3" text:name="Section274">
                            <text:p text:style-name="P57"><text:bookmark text:name="yiv9704335154yui_3_16_0_1_1439945142963_460513"/><text:line-break/></text:p>
                          </text:section>
                          <text:section text:style-name="Sect3" text:name="Section275">
                            <text:p text:style-name="P57"><text:bookmark text:name="yiv9704335154yui_3_16_0_1_1439945142963_460514"/>        You open the magic sack, and pull forth Angelkiller, the vile black great sword, holding it in your left hand while you have a spear in your right. You stride forward, towards the angel, and throw your spear at her. <text:line-break/></text:p>
                          </text:section>
                          <text:section text:style-name="Sect3" text:name="Section276">
                            <text:p text:style-name="P57"><text:bookmark text:name="yiv9704335154yui_3_16_0_1_1439945142963_460515"/>    Her fiery broadsword swings up and blocks the spear, the intense heat incinerating the wood. She beats her wings down and shoots up into the cool night air. <text:line-break/></text:p>
                          </text:section>
                          <text:section text:style-name="Sect3" text:name="Section277">
                            <text:p text:style-name="P57"><text:bookmark text:name="yiv9704335154yui_3_16_0_1_1439945142963_460516"/><text:line-break/></text:p>
                          </text:section>
                          <text:section text:style-name="Sect3" text:name="Section278">
                            <text:p text:style-name="P57"><text:bookmark text:name="yiv9704335154yui_3_16_0_1_1439945142963_460517"/>    Angelkiller glows blue, Ciel casting a true-guiding spell on it as he moves to your flank. Amadeo mirrors him to your left flank, his white armor stained with the ash of demons.<text:line-break/></text:p>
                          </text:section>
                          <text:section text:style-name="Sect3" text:name="Section279">
                            <text:p text:style-name="P57"><text:bookmark text:name="yiv9704335154yui_3_16_0_1_1439945142963_460518"/>    The angel points her greatsword towards you and a huge pillar of dark light strikes down upon you an Amadeo before you can dodge, the unholy magic causing burning pain throughout you. You fall to your knees, the world white. You feel a renewed strength, a will to fight against this evil, and you stand.<text:line-break/></text:p>
                          </text:section>
                          <text:section text:style-name="Sect3" text:name="Section280">
                            <text:p text:style-name="P57"><text:bookmark text:name="yiv9704335154yui_3_16_0_1_1439945142963_460519"/>    The angel, still in the air, moves her hands, tracing quick symbols in the air, casting an evil spell. She becomes wreathed in unholy energy, and she looks down at Angelkiller with her knowing golden eyes, aware of the danger of the blade. She swoops down and lands on the soft grass at the other side of the garden, her white feet barely touching the ground, like feathers on the turf.<text:line-break/></text:p>
                          </text:section>
                          <text:section text:style-name="Sect3" text:name="Section281">
                            <text:p text:style-name="P57"><text:bookmark text:name="yiv9704335154yui_3_16_0_1_1439945142963_460520"/>    You move forward, to the edge of the pool. You look in the waters, the crystal clear waters. Your reflection shimmers and drifts, your dull armor appearing silver, your face bathed in blue, Angelkiller still dark as onyx. You feel the blade tremble with power as Amadeo empowers it more with a spell, the blade thirsting for the angel's blood. <text:line-break/></text:p>
                          </text:section>
                          <text:section text:style-name="Sect3" text:name="Section282">
                            <text:p text:style-name="P57"><text:bookmark text:name="yiv9704335154yui_3_16_0_1_1439945142963_460521"/><text:line-break/></text:p>
                          </text:section>
                          <text:section text:style-name="Sect3" text:name="Section283">
                            <text:p text:style-name="P57"><text:bookmark text:name="yiv9704335154yui_3_16_0_1_1439945142963_460522"/>    You splash through the waters, your reflection bursting as your boot breaks the water. You launch off the stone rim of the pool and rush at the angel, her greatsword held ready. She swings it at you faster than you can block it, the blade coming up at your chest. Suddenly, Kazand morphs into human form in front of you, the blade slicing into him instead, his black blood dripping onto the grass. The angel pulls her sword out, the blade stained with black blood. Before you can strike at her, she pops out of existence, appearing again in the waters of the fountain, her feet barely touching the surface of the water, her long hair swirling in the breeze.<text:line-break/></text:p>
                          </text:section>
                          <text:section text:style-name="Sect3" text:name="Section284">
                            <text:p text:style-name="P57"><text:bookmark text:name="yiv9704335154yui_3_16_0_1_1439945142963_460523"/><text:soft-page-break/>    Ciel runs at her, his bastard sword slicing through the air. Her greatsword flies up to meet it with such speed that it shears the blade in half, half of the bastard sword's blade spinning into the water. </text:p>
                          </text:section>
                          <text:section text:style-name="Sect3" text:name="Section285">
                            <text:p text:style-name="P57"><text:bookmark text:name="yiv9704335154yui_3_16_0_1_1439945142963_460524"/>    Amadeo silently slices at the angel from behind, while it is distracted with Ciel. His blade slices into its back, leaving a long, gash, crimson with her blood. The red a striking contrast to her pale skin and dark hair.  You run to the pool, the cool water soaking through your boots. <text:line-break/></text:p>
                          </text:section>
                          <text:section text:style-name="Sect3" text:name="Section286">
                            <text:p text:style-name="P57"><text:bookmark text:name="yiv9704335154yui_3_16_0_1_1439945142963_460525"/>    A wave of energy expands from her body, and you feel the power drain away from Angelkiller, Ciel and Amadeo's enchantments erased. <text:line-break/></text:p>
                          </text:section>
                          <text:section text:style-name="Sect3" text:name="Section287">
                            <text:p text:style-name="P57"><text:bookmark text:name="yiv9704335154yui_3_16_0_1_1439945142963_460526"/>    The angel turns to face the three of you, blocking an attack from the Black Blade, her knees braced against the attacks.<text:line-break/></text:p>
                          </text:section>
                          <text:section text:style-name="Sect3" text:name="Section288">
                            <text:p text:style-name="P57"><text:bookmark text:name="yiv9704335154yui_3_16_0_1_1439945142963_460527"/>    You are locked in combat with the angel, striking and parrying. </text:p>
                          </text:section>
                          <text:section text:style-name="Sect3" text:name="Section289">
                            <text:p text:style-name="P57"><text:bookmark text:name="yiv9704335154yui_3_16_0_1_1439945142963_460528"/><text:line-break/></text:p>
                          </text:section>
                          <text:section text:style-name="Sect3" text:name="Section290">
                            <text:p text:style-name="P57"><text:bookmark text:name="yiv9704335154yui_3_16_0_1_1439945142963_460529"/><text:line-break/></text:p>
                          </text:section>
                          <text:section text:style-name="Sect3" text:name="Section291">
                            <text:p text:style-name="P57"><text:bookmark text:name="yiv9704335154yui_3_16_0_1_1439945142963_460530"/>    You step forward, dodging her fiery blade, and thrust, feeling Angelkiller slide through her body without resistance. </text:p>
                          </text:section>
                          <text:section text:style-name="Sect3" text:name="Section292">
                            <text:p text:style-name="P57"><text:bookmark text:name="yiv9704335154yui_3_16_0_1_1439945142963_460531"/>        Her feet sink into the crystal clear water, now reddening with the blood of the angel. You pull Angelkiller free and let her slide into the water, her golden eyes wide, her face sad, but calm. Her beautiful white wings envelope her as she lays in the pool, the edge feathers scarlet. <text:line-break/></text:p>
                          </text:section>
                          <text:section text:style-name="Sect3" text:name="Section293">
                            <text:p text:style-name="P57"><text:bookmark text:name="yiv9704335154yui_3_16_0_1_1439945142963_460532"/>                Even in death, the angel seems serene, at peace, beautiful.<text:line-break/></text:p>
                          </text:section>
                          <text:section text:style-name="Sect3" text:name="Section294">
                            <text:p text:style-name="P57"><text:bookmark text:name="yiv9704335154yui_3_16_0_1_1439945142963_460533"/><text:line-break/></text:p>
                          </text:section>
                          <text:section text:style-name="Sect3" text:name="Section295">
                            <text:p text:style-name="P57"><text:bookmark text:name="yiv9704335154yui_3_16_0_1_1439945142963_460534"/>"Angel's blood stains. It will never wash away, as a reminder for the crime," Amadeo says, softly, his voice muffled from behind his visor. You can hear the pain in his voice, the sadness.</text:p>
                          </text:section>
                          <text:section text:style-name="Sect3" text:name="Section296">
                            <text:p text:style-name="P57"><text:bookmark text:name="yiv9704335154yui_3_16_0_1_1439945142963_460535"/>   </text:p>
                          </text:section>
                          <text:section text:style-name="Sect3" text:name="Section297">
                            <text:p text:style-name="P57"><text:bookmark text:name="yiv9704335154yui_3_16_0_1_1439945142963_460536"/><text:line-break/></text:p>
                          </text:section>
                          <text:section text:style-name="Sect3" text:name="Section298">
                            <text:p text:style-name="P57"><text:bookmark text:name="yiv9704335154yui_3_16_0_1_1439945142963_460537"/>    Your hear thunder above you, and rain starts to spit down, lightly, pinging off Amadeo's plate armor. The sun is gone, leaving only the dark blue of the night in the sanctuary.</text:p>
                          </text:section>
                          <text:section text:style-name="Sect3" text:name="Section299">
                            <text:p text:style-name="P57"><text:bookmark text:name="yiv9704335154yui_3_16_0_1_1439945142963_460538"/><text:line-break/></text:p>
                          </text:section>
                          <text:section text:style-name="Sect3" text:name="Section300">
                            <text:p text:style-name="P57"><text:bookmark text:name="yiv9704335154yui_3_16_0_1_1439945142963_460539"/>        You go over to where Kazand lays, his blood soaking the grass. Blood oozes from the corners of his mouth, and he clutches the massive gash in his side. You gather him up, and put him in the magic sack as a small mole.<text:line-break/></text:p>
                          </text:section>
                          <text:section text:style-name="Sect3" text:name="Section301">
                            <text:p text:style-name="P57"><text:bookmark text:name="yiv9704335154yui_3_16_0_1_1439945142963_460540"/>  Angelkiller seems lighter, more energetic, craving more, the black blade red with her blood.<text:line-break/></text:p>
                          </text:section>
                          <text:section text:style-name="Sect3" text:name="Section302">
                            <text:p text:style-name="P57"><text:bookmark text:name="yiv9704335154yui_3_16_0_1_1439945142963_460541"/>    From behind you you hear the wood of the temple door shatter, a hole ripped from the upper corner. Ash demons claw at the opening, moaning, fighting to enter.<text:line-break/></text:p>
                          </text:section>
                          <text:section text:style-name="Sect3" text:name="Section303">
                            <text:p text:style-name="P57"><text:bookmark text:name="yiv9704335154yui_3_16_0_1_1439945142963_460542"/><text:line-break/></text:p>
                          </text:section>
                          <text:section text:style-name="Sect3" text:name="Section304">
                            <text:p text:style-name="P57"><text:bookmark text:name="yiv9704335154yui_3_16_0_1_1439945142963_460543"/>"You two go," Amadeo says, motioning towards the door, "I must pray for her."</text:p>
                          </text:section>
                          <text:section text:style-name="Sect3" text:name="Section305">
                            <text:p text:style-name="P57"><text:bookmark text:name="yiv9704335154yui_3_16_0_1_1439945142963_460544"/><text:line-break/><text:soft-page-break/></text:p>
                          </text:section>
                          <text:section text:style-name="Sect3" text:name="Section306">
                            <text:p text:style-name="P57"><text:bookmark text:name="yiv9704335154yui_3_16_0_1_1439945142963_460545"/>    You and Ciel head towards the door. Your heavy steps echo in the domed entryway as you quickly walk towards the door, determined. You don't hesitate, and begin to hack at the demon's heads poking through the hole in the door. You bring the blade up, then down, then up, then down. How many times you don't remember, but the floor is stained with the oozing orange blood of the demons by the time they break through the door. Ciel stands beside you, his broken bastard sword in hand, spinning blades hacking at the demons in the doorway.</text:p>
                          </text:section>
                          <text:section text:style-name="Sect3" text:name="Section307">
                            <text:p text:style-name="P57"><text:bookmark text:name="yiv9704335154yui_3_16_0_1_1439945142963_460546"/><text:line-break/></text:p>
                          </text:section>
                          <text:section text:style-name="Sect3" text:name="Section308">
                            <text:p text:style-name="P57"><text:bookmark text:name="yiv9704335154yui_3_16_0_1_1439945142963_460547"/><text:line-break/></text:p>
                          </text:section>
                          <text:section text:style-name="Sect3" text:name="Section309">
                            <text:p text:style-name="P57"><text:bookmark text:name="yiv9704335154yui_3_16_0_1_1439945142963_460548"/>    You slice through the demons, Ciel at your side, into the darkness. You cannot feel the pain of the ranseurs as the cut into you, or the burning of the demon's claws as they rip at you, only the rain on your face. You sever arms from bodies, heads from chests, Angelkiller splitting the air, singing the song of death.<text:line-break/></text:p>
                          </text:section>
                          <text:section text:style-name="Sect3" text:name="Section310">
                            <text:p text:style-name="P57"><text:bookmark text:name="yiv9704335154yui_3_16_0_1_1439945142963_460549"/>    Corpses pile up around you, but you step over them as you find the next demon. Your steady grasp on Angelkiller never letting up as you spin your deadly dance, the black blade laughing in your mind as you destroy the fiends in front of you. <text:line-break/></text:p>
                          </text:section>
                          <text:section text:style-name="Sect3" text:name="Section311">
                            <text:p text:style-name="P57"><text:bookmark text:name="yiv9704335154yui_3_16_0_1_1439945142963_460550"/>    Ciel's half bastard sword is flung from his hand, but his spinning blades slice through demon flesh just as easily.<text:line-break/></text:p>
                          </text:section>
                          <text:section text:style-name="Sect3" text:name="Section312">
                            <text:p text:style-name="P57"><text:bookmark text:name="yiv9704335154yui_3_16_0_1_1439945142963_460551"/><text:line-break/></text:p>
                          </text:section>
                          <text:section text:style-name="Sect3" text:name="Section313">
                            <text:p text:style-name="P57"><text:bookmark text:name="yiv9704335154yui_3_16_0_1_1439945142963_460552"/>    Ciel ducks as you rush past him, Angelkiller flying over his head, severing the head of the last demon. You stand on the dias, now a field of corpses, orange blood bubbling from the demons, making the marble slippery when it mixes with the rain.<text:line-break/></text:p>
                          </text:section>
                          <text:section text:style-name="Sect3" text:name="Section314">
                            <text:p text:style-name="P57"><text:bookmark text:name="yiv9704335154yui_3_16_0_1_1439945142963_460553"/><text:line-break/></text:p>
                          </text:section>
                          <text:section text:style-name="Sect3" text:name="Section315">
                            <text:p text:style-name="P57"><text:bookmark text:name="yiv9704335154yui_3_16_0_1_1439945142963_460554"/>    You look towards the town, and see demons. More demons than you fought. A horde of demons, rushing towards you through the rain, fiery eyes burning in their unholy skulls.<text:line-break/></text:p>
                          </text:section>
                          <text:section text:style-name="Sect3" text:name="Section316">
                            <text:p text:style-name="P57"><text:bookmark text:name="yiv9704335154yui_3_16_0_1_1439945142963_460555"/>    Wind rushes by you as Amadeo bursts from the temple astride his celestial white horse, his sword held high in a charge towards the demons. He barrels into them trampling the demons, crushing them beneath his horse. From his sword a light explodes forth, a light so bright you have to look away. It lights up the entire hill, a star on Earth. You hear the huge cry of death from the demons as they burn in the holy light, their flesh disintegrated and blown away in the breeze.</text:p>
                          </text:section>
                          <text:section text:style-name="Sect3" text:name="Section317">
                            <text:p text:style-name="P57"><text:bookmark text:name="yiv9704335154yui_3_16_0_1_1439945142963_460556"/><text:line-break/></text:p>
                          </text:section>
                          <text:section text:style-name="Sect3" text:name="Section318">
                            <text:p text:style-name="P57"><text:bookmark text:name="yiv9704335154yui_3_16_0_1_1439945142963_460557"/>    You limp to the front of the dais, to the stone road, then stumble to your knees, Ciel helping you up. You look over the carnage, the burning town illuminated the scene. Demon ash rains from the sky mixed with the rain and soot from the fires. Over twenty dead demons lie behind you, their flesh slowly flaking away into the wind. You are covered in wounds, gashes, cuts, burns. Ciel's light fades as his armor disappears, leaving only his dirty tunic and burned leather armor. He smiles at you and looks out towards the town, towards Amadeo riding back towards you through the field of empty shells, once inhabited by demonic souls. <text:line-break/></text:p>
                          </text:section>
                          <text:section text:style-name="Sect3" text:name="Section319">
                            <text:p text:style-name="P57"><text:bookmark text:name="yiv9704335154yui_3_16_0_1_1439945142963_460558"/><text:soft-page-break/><text:line-break/></text:p>
                          </text:section>
                          <text:section text:style-name="Sect3" text:name="Section320">
                            <text:p text:style-name="P57"><text:bookmark text:name="yiv9704335154yui_3_16_0_1_1439945142963_460559"/>    "I feel as though you've both truly earned a knighthood for your deeds here today, Georg, Ciel, if you would have it," says Amadeo, his helmet held under his arm, his sword still in hand.<text:line-break/></text:p>
                          </text:section>
                          <text:section text:style-name="Sect3" text:name="Section321">
                            <text:p text:style-name="P57"><text:bookmark text:name="yiv9704335154yui_3_16_0_1_1439945142963_460560"/><text:line-break/></text:p>
                          </text:section>
                          <text:section text:style-name="Sect3" text:name="Section322">
                            <text:p text:style-name="P57"><text:bookmark text:name="yiv9704335154yui_3_16_0_1_1439945142963_460561"/>"Yes, I feel as though we could accept that, my lord," says Ciel, kneeling. </text:p>
                          </text:section>
                          <text:section text:style-name="Sect3" text:name="Section323">
                            <text:p text:style-name="P57"><text:bookmark text:name="yiv9704335154yui_3_16_0_1_1439945142963_460562"/>You kneel beside him as Amadeo dismounts his horse.</text:p>
                          </text:section>
                          <text:section text:style-name="Sect3" text:name="Section324">
                            <text:p text:style-name="P57"><text:bookmark text:name="yiv9704335154yui_3_16_0_1_1439945142963_460563"/><text:line-break/></text:p>
                          </text:section>
                          <text:section text:style-name="Sect3" text:name="Section325">
                            <text:p text:style-name="P57"><text:bookmark text:name="yiv9704335154yui_3_16_0_1_1439945142963_460564"/>You feel cold steel tap your right shoulder, then your left. "I dub thee Ser Georg of Lorwater, rise, Ser Knight."</text:p>
                          </text:section>
                          <text:section text:style-name="Sect3" text:name="Section326">
                            <text:p text:style-name="P57"><text:bookmark text:name="yiv9704335154yui_3_16_0_1_1439945142963_460565"/>    "I dub thee Ser Ciel Carroway, rise, Ser Knight."<text:line-break/></text:p>
                          </text:section>
                          <text:section text:style-name="Sect3" text:name="Section327">
                            <text:p text:style-name="P57"><text:bookmark text:name="yiv9704335154yui_3_16_0_1_1439945142963_460566"/><text:line-break/></text:p>
                          </text:section>
                          <text:section text:style-name="Sect3" text:name="Section328">
                            <text:p text:style-name="P57"><text:bookmark text:name="yiv9704335154yui_3_16_0_1_1439945142963_460567"/><text:line-break/></text:p>
                          </text:section>
                          <text:section text:style-name="Sect3" text:name="Section329">
                            <text:p text:style-name="P57"><text:bookmark text:name="yiv9704335154yui_3_16_0_1_1439945142963_460568"/>"We'll have to have a more formal ceremony, but that will have to wait. Come, let us leave this gods forsaken place."</text:p>
                          </text:section>
                          <text:section text:style-name="Sect3" text:name="Section330">
                            <text:p text:style-name="P57"><text:bookmark text:name="yiv9704335154yui_3_16_0_1_1439945142963_460569"/><text:line-break/></text:p>
                          </text:section>
                          <text:section text:style-name="Sect3" text:name="Section331">
                            <text:p text:style-name="P57"><text:bookmark text:name="yiv9704335154yui_3_16_0_1_1439945142963_460570"/><text:line-break/></text:p>
                          </text:section>
                          <text:section text:style-name="Sect3" text:name="Section332">
                            <text:p text:style-name="P57"><text:bookmark text:name="yiv9704335154yui_3_16_0_1_1439945142963_460571"/><text:line-break/></text:p>
                          </text:section>
                          <text:section text:style-name="Sect3" text:name="Section333">
                            <text:p text:style-name="P57"><text:bookmark text:name="yiv9704335154yui_3_16_0_1_1439945142963_460572"/>You stride away from the dais, down the hill of blue grass, and into the endless fields before you.</text:p>
                          </text:section>
                        </text:section>
                      </text:section>
                    </text:section>
                  </text:section>
                </text:section>
              </text:section>
            </text:section>
          </text:section>
        </text:section>
      </text:section>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ndalus" svg:font-family="Andalus, serif"/>
    <style:font-face style:name="Calibri" svg:font-family="Calibri, 'Segoe UI', Meiryo, 'Microsoft YaHei UI', 'Microsoft JhengHei UI', 'Malgun Gothic', sans-serif"/>
    <style:font-face style:name="Helvetica Neue" svg:font-family="'Helvetica Neue', 'Segoe UI', Helvetica, Arial, 'Lucida Grande', sans-serif"/>
    <style:font-face style:name="HelveticaNeue" svg:font-family="HelveticaNeue, 'Helvetica Neue', Helvetica, Arial, 'Lucida Grande', sans-serif"/>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9-06T09:31:54.29</meta:creation-date>
    <meta:document-statistic meta:table-count="3" meta:image-count="1" meta:object-count="0" meta:page-count="72" meta:paragraph-count="1338" meta:word-count="23619" meta:character-count="128605"/>
    <dc:date>2015-09-06T09:47:01.82</dc:date>
    <dc:creator>Nolan Roth</dc:creator>
    <meta:editing-duration>PT15M7S</meta:editing-duration>
    <meta:editing-cycles>1</meta:editing-cycles>
    <meta:generator>OpenOffice/4.1.1$Win32 OpenOffice.org_project/411m6$Build-9775</meta:generator>
  </office:meta>
</office:document-meta>
</file>